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TH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CORTH (mm)</text:p>
          </table:table-cell>
          <table:table-cell table:number-columns-repeated="2"/>
          <table:table-cell office:value-type="string" calcext:value-type="string">
            <text:p>CORTH (mm)</text:p>
          </table:table-cell>
          <table:table-cell table:number-columns-repeated="2"/>
          <table:table-cell office:value-type="string" calcext:value-type="string">
            <text:p>CORTH (mm)</text:p>
          </table:table-cell>
          <table:table-cell/>
          <table:table-cell table:style-name="Default"/>
          <table:table-cell office:value-type="string" calcext:value-type="string">
            <text:p>CORTH (mm)</text:p>
          </table:table-cell>
        </table:table-row>
        <table:table-row table:style-name="ro1">
          <table:table-cell table:style-name="ce1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Fleurey</text:p>
          </table:table-cell>
          <table:table-cell table:number-columns-repeated="2"/>
          <table:table-cell table:style-name="ce2" office:value-type="string" calcext:value-type="string">
            <text:p>Vuillecin</text:p>
          </table:table-cell>
          <table:table-cell table:number-columns-repeated="2"/>
          <table:table-cell table:style-name="ce2" office:value-type="string" calcext:value-type="string">
            <text:p>Chenecey</text:p>
          </table:table-cell>
          <table:table-cell/>
          <table:table-cell table:style-name="Default"/>
          <table:table-cell table:style-name="ce2" office:value-type="string" calcext:value-type="string">
            <text:p>Villiers sur Nohain</text:p>
          </table:table-cell>
        </table:table-row>
        <table:table-row table:style-name="ro1">
          <table:table-cell table:style-name="ce1" office:value-type="date" office:date-value="2014-05-25T00:28:00" calcext:value-type="date">
            <text:p>25/05/14 00: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5-07-01" calcext:value-type="date">
            <text:p>01/07/15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5-08-01" calcext:value-type="date">
            <text:p>01/08/15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2-04-16T12:00:00" calcext:value-type="date">
            <text:p>16/04/72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4-06-05T14:54:00" calcext:value-type="date">
            <text:p>05/06/14 14:54</text:p>
          </table:table-cell>
          <table:table-cell office:value-type="float" office:value="-121" calcext:value-type="float">
            <text:p>-121</text:p>
          </table:table-cell>
          <table:table-cell/>
          <table:table-cell table:style-name="ce1" office:value-type="date" office:date-value="2015-07-21" calcext:value-type="date">
            <text:p>21/07/15 00:00</text:p>
          </table:table-cell>
          <table:table-cell office:value-type="float" office:value="-80" calcext:value-type="float">
            <text:p>-80</text:p>
          </table:table-cell>
          <table:table-cell/>
          <table:table-cell table:style-name="ce1" office:value-type="date" office:date-value="2015-09-02" calcext:value-type="date">
            <text:p>02/09/15 00:0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date" office:date-value="1972-06-08T12:00:00" calcext:value-type="date">
            <text:p>08/06/72 12:00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style-name="ce1" office:value-type="date" office:date-value="2014-06-12T20:54:00" calcext:value-type="date">
            <text:p>12/06/14 20:54</text:p>
          </table:table-cell>
          <table:table-cell office:value-type="float" office:value="-177" calcext:value-type="float">
            <text:p>-177</text:p>
          </table:table-cell>
          <table:table-cell/>
          <table:table-cell table:style-name="ce1" office:value-type="date" office:date-value="2015-08-07" calcext:value-type="date">
            <text:p>07/08/15 00: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" office:value-type="date" office:date-value="2015-10-01" calcext:value-type="date">
            <text:p>01/10/15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2-08-03T12:00:00" calcext:value-type="date">
            <text:p>03/08/72 12:00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style-name="ce1" office:value-type="date" office:date-value="2014-07-01T17:26:00" calcext:value-type="date">
            <text:p>01/07/14 17:26</text:p>
          </table:table-cell>
          <table:table-cell office:value-type="float" office:value="-199" calcext:value-type="float">
            <text:p>-199</text:p>
          </table:table-cell>
          <table:table-cell/>
          <table:table-cell table:style-name="ce1" office:value-type="date" office:date-value="2015-09-01" calcext:value-type="date">
            <text:p>01/09/15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6-08-13" calcext:value-type="date">
            <text:p>13/08/16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2-12-19T12:00:00" calcext:value-type="date">
            <text:p>19/12/72 12:00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style-name="ce1" office:value-type="date" office:date-value="2014-07-10T04:24:00" calcext:value-type="date">
            <text:p>10/07/14 04:24</text:p>
          </table:table-cell>
          <table:table-cell office:value-type="float" office:value="-199" calcext:value-type="float">
            <text:p>-199</text:p>
          </table:table-cell>
          <table:table-cell/>
          <table:table-cell table:style-name="ce1" office:value-type="date" office:date-value="2016-07-01" calcext:value-type="date">
            <text:p>01/07/16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6-08-19" calcext:value-type="date">
            <text:p>19/08/16 00:0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date" office:date-value="1973-01-26T12:00:00" calcext:value-type="date">
            <text:p>26/01/73 12:0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table:style-name="ce1" office:value-type="date" office:date-value="2014-08-06T17:48:00" calcext:value-type="date">
            <text:p>06/08/14 17:48</text:p>
          </table:table-cell>
          <table:table-cell office:value-type="float" office:value="-198" calcext:value-type="float">
            <text:p>-198</text:p>
          </table:table-cell>
          <table:table-cell/>
          <table:table-cell table:style-name="ce1" office:value-type="date" office:date-value="2016-07-29" calcext:value-type="date">
            <text:p>29/07/16 00:00</text:p>
          </table:table-cell>
          <table:table-cell office:value-type="float" office:value="-100" calcext:value-type="float">
            <text:p>-100</text:p>
          </table:table-cell>
          <table:table-cell/>
          <table:table-cell table:style-name="ce1" office:value-type="date" office:date-value="2016-10-24" calcext:value-type="date">
            <text:p>24/10/16 00:0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date" office:date-value="1973-03-08T12:00:00" calcext:value-type="date">
            <text:p>08/03/73 12:0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style-name="ce1" office:value-type="date" office:date-value="2014-10-10T00:50:00" calcext:value-type="date">
            <text:p>10/10/14 00:50</text:p>
          </table:table-cell>
          <table:table-cell office:value-type="float" office:value="-204" calcext:value-type="float">
            <text:p>-204</text:p>
          </table:table-cell>
          <table:table-cell/>
          <table:table-cell table:style-name="ce1" office:value-type="date" office:date-value="2016-09-06" calcext:value-type="date">
            <text:p>06/09/16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6-12-15" calcext:value-type="date">
            <text:p>15/12/16 00:0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date" office:date-value="1973-04-05T12:00:00" calcext:value-type="date">
            <text:p>05/04/73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4-11-05T03:22:00" calcext:value-type="date">
            <text:p>05/11/14 03:22</text:p>
          </table:table-cell>
          <table:table-cell office:value-type="float" office:value="-42" calcext:value-type="float">
            <text:p>-42</text:p>
          </table:table-cell>
          <table:table-cell/>
          <table:table-cell table:style-name="ce1" office:value-type="date" office:date-value="2016-10-20" calcext:value-type="date">
            <text:p>20/10/16 00:00</text:p>
          </table:table-cell>
          <table:table-cell office:value-type="float" office:value="-140" calcext:value-type="float">
            <text:p>-140</text:p>
          </table:table-cell>
          <table:table-cell/>
          <table:table-cell table:style-name="ce1" office:value-type="date" office:date-value="2017-01-01" calcext:value-type="date">
            <text:p>01/01/17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3-06-08T12:00:00" calcext:value-type="date">
            <text:p>08/06/73 12:00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table:style-name="ce1" office:value-type="date" office:date-value="2014-11-09T05:54:00" calcext:value-type="date">
            <text:p>09/11/14 05: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6-11-29" calcext:value-type="date">
            <text:p>29/11/16 00: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" office:value-type="date" office:date-value="2017-08-10" calcext:value-type="date">
            <text:p>10/08/17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3-07-12T12:00:00" calcext:value-type="date">
            <text:p>12/07/73 12:00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table:style-name="ce1" office:value-type="date" office:date-value="2015-06-01T12:05:00" calcext:value-type="date">
            <text:p>01/06/15 12: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6-12-10" calcext:value-type="date">
            <text:p>10/12/16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7-09-12" calcext:value-type="date">
            <text:p>12/09/17 00:0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date" office:date-value="1973-11-09T12:00:00" calcext:value-type="date">
            <text:p>09/11/73 12:0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1" office:value-type="date" office:date-value="2015-07-08T02:38:00" calcext:value-type="date">
            <text:p>08/07/15 02:38</text:p>
          </table:table-cell>
          <table:table-cell office:value-type="float" office:value="-226" calcext:value-type="float">
            <text:p>-226</text:p>
          </table:table-cell>
          <table:table-cell/>
          <table:table-cell table:style-name="ce1" office:value-type="date" office:date-value="2018-07-10" calcext:value-type="date">
            <text:p>10/07/18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7-10-10" calcext:value-type="date">
            <text:p>10/10/17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4-02-06T12:00:00" calcext:value-type="date">
            <text:p>06/02/74 12:0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style-name="ce1" office:value-type="date" office:date-value="2015-10-04T04:55:00" calcext:value-type="date">
            <text:p>04/10/15 04: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8-07-20" calcext:value-type="date">
            <text:p>20/07/18 00:00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1" office:value-type="date" office:date-value="2018-08-14" calcext:value-type="date">
            <text:p>14/08/18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4-04-04T12:00:00" calcext:value-type="date">
            <text:p>04/04/74 12:00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table:style-name="ce1" office:value-type="date" office:date-value="2016-06-29T04:00:00" calcext:value-type="date">
            <text:p>29/06/16 04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8-08-07" calcext:value-type="date">
            <text:p>07/08/18 00:00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" office:value-type="date" office:date-value="2018-08-22" calcext:value-type="date">
            <text:p>22/08/18 00: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date" office:date-value="1974-05-15T12:00:00" calcext:value-type="date">
            <text:p>15/05/74 12:00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table:style-name="ce1" office:value-type="date" office:date-value="2016-08-02T23:17:00" calcext:value-type="date">
            <text:p>02/08/16 23:17</text:p>
          </table:table-cell>
          <table:table-cell office:value-type="float" office:value="-89" calcext:value-type="float">
            <text:p>-89</text:p>
          </table:table-cell>
          <table:table-cell/>
          <table:table-cell table:style-name="ce1" office:value-type="date" office:date-value="2018-08-30" calcext:value-type="date">
            <text:p>30/08/18 00: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" office:value-type="date" office:date-value="2018-09-12" calcext:value-type="date">
            <text:p>12/09/18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4-06-06T12:00:00" calcext:value-type="date">
            <text:p>06/06/74 12:00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table:style-name="ce1" office:value-type="date" office:date-value="2016-10-11T02:25:00" calcext:value-type="date">
            <text:p>11/10/16 02:25</text:p>
          </table:table-cell>
          <table:table-cell office:value-type="float" office:value="-207" calcext:value-type="float">
            <text:p>-207</text:p>
          </table:table-cell>
          <table:table-cell/>
          <table:table-cell table:style-name="ce1" office:value-type="date" office:date-value="2018-09-06" calcext:value-type="date">
            <text:p>06/09/18 00:00</text:p>
          </table:table-cell>
          <table:table-cell office:value-type="float" office:value="-40" calcext:value-type="float">
            <text:p>-40</text:p>
          </table:table-cell>
          <table:table-cell/>
          <table:table-cell table:style-name="ce1" office:value-type="date" office:date-value="2019-03-10T21:53:00" calcext:value-type="date">
            <text:p>10/03/19 21:5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4-06-25T12:00:00" calcext:value-type="date">
            <text:p>25/06/74 12:00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table:style-name="ce1" office:value-type="date" office:date-value="2016-11-17T11:55:00" calcext:value-type="date">
            <text:p>17/11/16 11: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8-10-09" calcext:value-type="date">
            <text:p>09/10/18 00:00</text:p>
          </table:table-cell>
          <table:table-cell office:value-type="float" office:value="-70" calcext:value-type="float">
            <text:p>-70</text:p>
          </table:table-cell>
          <table:table-cell/>
          <table:table-cell table:style-name="ce1" office:value-type="date" office:date-value="2019-07-04T08:26:00" calcext:value-type="date">
            <text:p>04/07/19 08:26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date" office:date-value="1974-08-21T12:00:00" calcext:value-type="date">
            <text:p>21/08/74 12:00</text:p>
          </table:table-cell>
          <table:table-cell office:value-type="float" office:value="-188" calcext:value-type="float">
            <text:p>-188</text:p>
          </table:table-cell>
        </table:table-row>
        <table:table-row table:style-name="ro1">
          <table:table-cell table:style-name="ce1" office:value-type="date" office:date-value="2017-06-16T16:41:00" calcext:value-type="date">
            <text:p>16/06/17 16: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8-11-15" calcext:value-type="date">
            <text:p>15/11/18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9-07-09T10:24:00" calcext:value-type="date">
            <text:p>09/07/19 10:24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date" office:date-value="1974-11-06T12:00:00" calcext:value-type="date">
            <text:p>06/11/74 12:00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table:style-name="ce1" office:value-type="date" office:date-value="2017-07-13T00:45:00" calcext:value-type="date">
            <text:p>13/07/17 00:45</text:p>
          </table:table-cell>
          <table:table-cell office:value-type="float" office:value="-152" calcext:value-type="float">
            <text:p>-152</text:p>
          </table:table-cell>
          <table:table-cell/>
          <table:table-cell table:style-name="ce1" office:value-type="date" office:date-value="2019-04-15T05:54:00" calcext:value-type="date">
            <text:p>15/04/19 05: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9-07-18T02:37:00" calcext:value-type="date">
            <text:p>18/07/19 02:37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date" office:date-value="1974-12-19T12:00:00" calcext:value-type="date">
            <text:p>19/12/7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7-07-26T11:43:00" calcext:value-type="date">
            <text:p>26/07/17 11:43</text:p>
          </table:table-cell>
          <table:table-cell office:value-type="float" office:value="-197" calcext:value-type="float">
            <text:p>-197</text:p>
          </table:table-cell>
          <table:table-cell/>
          <table:table-cell table:style-name="ce1" office:value-type="date" office:date-value="2019-05-07T12:30:00" calcext:value-type="date">
            <text:p>07/05/19 12:30</text:p>
          </table:table-cell>
          <table:table-cell office:value-type="float" office:value="-86" calcext:value-type="float">
            <text:p>-86</text:p>
          </table:table-cell>
          <table:table-cell/>
          <table:table-cell table:style-name="ce1" office:value-type="date" office:date-value="2019-08-19T09:45:00" calcext:value-type="date">
            <text:p>19/08/19 09:45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date" office:date-value="1975-05-14T12:00:00" calcext:value-type="date">
            <text:p>14/05/75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7-09-30T00:04:00" calcext:value-type="date">
            <text:p>30/09/17 00: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9-06-05T12:38:00" calcext:value-type="date">
            <text:p>05/06/19 12:38</text:p>
          </table:table-cell>
          <table:table-cell office:value-type="float" office:value="-115" calcext:value-type="float">
            <text:p>-115</text:p>
          </table:table-cell>
          <table:table-cell/>
          <table:table-cell table:style-name="ce1" office:value-type="date" office:date-value="2019-09-10T05:43:00" calcext:value-type="date">
            <text:p>10/09/19 05:43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date" office:date-value="1975-07-16T12:00:00" calcext:value-type="date">
            <text:p>16/07/75 12:0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table:style-name="ce1" office:value-type="date" office:date-value="2019-06-15T22:35:00" calcext:value-type="date">
            <text:p>15/06/19 22:3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9-07-16T14:38:00" calcext:value-type="date">
            <text:p>16/07/19 14:38</text:p>
          </table:table-cell>
          <table:table-cell office:value-type="float" office:value="-79" calcext:value-type="float">
            <text:p>-79</text:p>
          </table:table-cell>
          <table:table-cell/>
          <table:table-cell table:style-name="ce1" office:value-type="date" office:date-value="2019-10-04T03:56:00" calcext:value-type="date">
            <text:p>04/10/19 03:56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date" office:date-value="1975-09-18T12:00:00" calcext:value-type="date">
            <text:p>18/09/75 12:0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table:style-name="ce1" office:value-type="date" office:date-value="2019-07-11T11:09:00" calcext:value-type="date">
            <text:p>11/07/19 11:09</text:p>
          </table:table-cell>
          <table:table-cell office:value-type="float" office:value="-65" calcext:value-type="float">
            <text:p>-65</text:p>
          </table:table-cell>
          <table:table-cell/>
          <table:table-cell table:style-name="ce1" office:value-type="date" office:date-value="2019-08-13T08:33:00" calcext:value-type="date">
            <text:p>13/08/19 08:33</text:p>
          </table:table-cell>
          <table:table-cell office:value-type="float" office:value="-116" calcext:value-type="float">
            <text:p>-116</text:p>
          </table:table-cell>
          <table:table-cell/>
          <table:table-cell table:style-name="ce1" office:value-type="date" office:date-value="2019-10-24T04:52:00" calcext:value-type="date">
            <text:p>24/10/19 04:5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5-10-21T12:00:00" calcext:value-type="date">
            <text:p>21/10/75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9-25T05:09:00" calcext:value-type="date">
            <text:p>25/09/19 05:09</text:p>
          </table:table-cell>
          <table:table-cell office:value-type="float" office:value="-64" calcext:value-type="float">
            <text:p>-64</text:p>
          </table:table-cell>
          <table:table-cell/>
          <table:table-cell table:style-name="ce1" office:value-type="date" office:date-value="2019-08-27T14:03:00" calcext:value-type="date">
            <text:p>27/08/19 14:03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1" office:value-type="date" office:date-value="2020-04-11T01:58:00" calcext:value-type="date">
            <text:p>11/04/20 01:5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6-04-27T12:00:00" calcext:value-type="date">
            <text:p>27/04/76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10-30T08:15:00" calcext:value-type="date">
            <text:p>30/10/19 08: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9-09-11T06:56:00" calcext:value-type="date">
            <text:p>11/09/19 06:56</text:p>
          </table:table-cell>
          <table:table-cell office:value-type="float" office:value="-77" calcext:value-type="float">
            <text:p>-77</text:p>
          </table:table-cell>
          <table:table-cell/>
          <table:table-cell table:style-name="ce1" office:value-type="date" office:date-value="2020-05-14T05:09:00" calcext:value-type="date">
            <text:p>14/05/20 05:09</text:p>
          </table:table-cell>
          <table:table-cell office:value-type="float" office:value="-139" calcext:value-type="float">
            <text:p>-139</text:p>
          </table:table-cell>
          <table:table-cell/>
          <table:table-cell office:value-type="date" office:date-value="1976-05-18T12:00:00" calcext:value-type="date">
            <text:p>18/05/76 12: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style-name="ce1" office:value-type="date" office:date-value="2020-06-07T11:29:00" calcext:value-type="date">
            <text:p>07/06/20 11: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19-11-06T23:14:00" calcext:value-type="date">
            <text:p>06/11/19 23: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0-07-30T21:39:00" calcext:value-type="date">
            <text:p>30/07/20 21:39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date" office:date-value="1976-07-27T12:00:00" calcext:value-type="date">
            <text:p>27/07/76 12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ce1" office:value-type="date" office:date-value="2020-07-22T07:37:00" calcext:value-type="date">
            <text:p>22/07/20 07:37</text:p>
          </table:table-cell>
          <table:table-cell office:value-type="float" office:value="-179" calcext:value-type="float">
            <text:p>-179</text:p>
          </table:table-cell>
          <table:table-cell/>
          <table:table-cell table:style-name="ce1" office:value-type="date" office:date-value="2020-05-19T03:39:00" calcext:value-type="date">
            <text:p>19/05/20 03:3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0-10-23T03:50:00" calcext:value-type="date">
            <text:p>23/10/20 03:50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date" office:date-value="1976-09-28T12:00:00" calcext:value-type="date">
            <text:p>28/09/76 12:0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1" office:value-type="date" office:date-value="2020-08-04T09:11:00" calcext:value-type="date">
            <text:p>04/08/20 09:11</text:p>
          </table:table-cell>
          <table:table-cell office:value-type="float" office:value="-180" calcext:value-type="float">
            <text:p>-180</text:p>
          </table:table-cell>
          <table:table-cell/>
          <table:table-cell table:style-name="ce1" office:value-type="date" office:date-value="2020-06-05T07:46:00" calcext:value-type="date">
            <text:p>05/06/20 07:46</text:p>
          </table:table-cell>
          <table:table-cell office:value-type="float" office:value="-165" calcext:value-type="float">
            <text:p>-165</text:p>
          </table:table-cell>
          <table:table-cell/>
          <table:table-cell table:style-name="ce1" office:value-type="date" office:date-value="2020-11-01T14:03:00" calcext:value-type="date">
            <text:p>01/11/20 14:0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6-10-26T12:00:00" calcext:value-type="date">
            <text:p>26/10/76 12:0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style-name="ce1" office:value-type="date" office:date-value="2020-09-23T20:45:00" calcext:value-type="date">
            <text:p>23/09/20 20:4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0-08-25T21:28:00" calcext:value-type="date">
            <text:p>25/08/20 21: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2-05-09T12:05:00" calcext:value-type="date">
            <text:p>09/05/22 12:0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6-11-23T12:00:00" calcext:value-type="date">
            <text:p>23/11/76 12:0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1" office:value-type="date" office:date-value="2021-07-13T01:41:00" calcext:value-type="date">
            <text:p>13/07/21 01: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0-10-11T00:05:00" calcext:value-type="date">
            <text:p>11/10/20 00: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2-06-24T01:13:00" calcext:value-type="date">
            <text:p>24/06/22 01:13</text:p>
          </table:table-cell>
          <table:table-cell office:value-type="float" office:value="-83" calcext:value-type="float">
            <text:p>-83</text:p>
          </table:table-cell>
          <table:table-cell/>
          <table:table-cell office:value-type="date" office:date-value="1976-12-15T12:00:00" calcext:value-type="date">
            <text:p>15/12/76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7-16T14:37:00" calcext:value-type="date">
            <text:p>16/07/21 14:37</text:p>
          </table:table-cell>
          <table:table-cell office:value-type="float" office:value="-135" calcext:value-type="float">
            <text:p>-135</text:p>
          </table:table-cell>
          <table:table-cell/>
          <table:table-cell table:style-name="ce1" office:value-type="date" office:date-value="2020-11-10T09:00:00" calcext:value-type="date">
            <text:p>10/11/20 09:00</text:p>
          </table:table-cell>
          <table:table-cell office:value-type="float" office:value="-67" calcext:value-type="float">
            <text:p>-67</text:p>
          </table:table-cell>
          <table:table-cell/>
          <table:table-cell table:style-name="ce1" office:value-type="date" office:date-value="2022-07-20T11:54:00" calcext:value-type="date">
            <text:p>20/07/22 11:54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date" office:date-value="1977-04-01T12:00:00" calcext:value-type="date">
            <text:p>01/04/7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7-20T12:28:00" calcext:value-type="date">
            <text:p>20/07/21 12: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0-11-27T17:31:00" calcext:value-type="date">
            <text:p>27/11/20 17: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2-08-04T07:09:00" calcext:value-type="date">
            <text:p>04/08/22 07:09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date" office:date-value="1977-06-14T12:00:00" calcext:value-type="date">
            <text:p>14/06/77 12:00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table:style-name="ce1" office:value-type="date" office:date-value="2021-08-16T00:39:00" calcext:value-type="date">
            <text:p>16/08/21 00:3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1-04-22T11:43:00" calcext:value-type="date">
            <text:p>22/04/21 11: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2-08-18T09:19:00" calcext:value-type="date">
            <text:p>18/08/22 09:19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date" office:date-value="1977-08-11T12:00:00" calcext:value-type="date">
            <text:p>11/08/77 12:00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table:style-name="ce1" office:value-type="date" office:date-value="2021-09-03T20:02:00" calcext:value-type="date">
            <text:p>03/09/21 20:02</text:p>
          </table:table-cell>
          <table:table-cell office:value-type="float" office:value="-225" calcext:value-type="float">
            <text:p>-225</text:p>
          </table:table-cell>
          <table:table-cell/>
          <table:table-cell table:style-name="ce1" office:value-type="date" office:date-value="2021-05-04T07:13:00" calcext:value-type="date">
            <text:p>04/05/21 07:13</text:p>
          </table:table-cell>
          <table:table-cell office:value-type="float" office:value="-71" calcext:value-type="float">
            <text:p>-71</text:p>
          </table:table-cell>
          <table:table-cell/>
          <table:table-cell table:style-name="ce1" office:value-type="date" office:date-value="2022-09-30T13:46:00" calcext:value-type="date">
            <text:p>30/09/22 13:46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7-12-21T12:00:00" calcext:value-type="date">
            <text:p>21/12/77 12:00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table:style-name="ce1" office:value-type="date" office:date-value="2021-09-28T12:11:00" calcext:value-type="date">
            <text:p>28/09/21 12: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1-06-15T12:56:00" calcext:value-type="date">
            <text:p>15/06/21 12:56</text:p>
          </table:table-cell>
          <table:table-cell office:value-type="float" office:value="-145" calcext:value-type="float">
            <text:p>-145</text:p>
          </table:table-cell>
          <table:table-cell/>
          <table:table-cell table:style-name="ce1" office:value-type="date" office:date-value="2050-12-31" calcext:value-type="date">
            <text:p>31/12/50 00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1978-01-18T12:00:00" calcext:value-type="date">
            <text:p>18/01/78 12:0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1" office:value-type="date" office:date-value="2022-05-19T10:46:00" calcext:value-type="date">
            <text:p>19/05/22 10: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1-09-07T05:48:00" calcext:value-type="date">
            <text:p>07/09/21 05:48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office:value-type="date" office:date-value="1978-06-27T12:00:00" calcext:value-type="date">
            <text:p>27/06/78 12:0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table:style-name="ce1" office:value-type="date" office:date-value="2022-07-05T19:13:00" calcext:value-type="date">
            <text:p>05/07/22 19:13</text:p>
          </table:table-cell>
          <table:table-cell office:value-type="float" office:value="-166" calcext:value-type="float">
            <text:p>-166</text:p>
          </table:table-cell>
          <table:table-cell/>
          <table:table-cell table:style-name="ce1" office:value-type="date" office:date-value="2021-10-28T05:15:00" calcext:value-type="date">
            <text:p>28/10/21 05:15</text:p>
          </table:table-cell>
          <table:table-cell office:value-type="float" office:value="-120" calcext:value-type="float">
            <text:p>-120</text:p>
          </table:table-cell>
          <table:table-cell table:number-columns-repeated="4"/>
          <table:table-cell office:value-type="date" office:date-value="1978-08-10T12:00:00" calcext:value-type="date">
            <text:p>10/08/78 12:00</text:p>
          </table:table-cell>
          <table:table-cell office:value-type="float" office:value="-241" calcext:value-type="float">
            <text:p>-241</text:p>
          </table:table-cell>
        </table:table-row>
        <table:table-row table:style-name="ro1">
          <table:table-cell table:style-name="ce1" office:value-type="date" office:date-value="2022-08-09T06:45:00" calcext:value-type="date">
            <text:p>09/08/22 06:45</text:p>
          </table:table-cell>
          <table:table-cell office:value-type="float" office:value="-184" calcext:value-type="float">
            <text:p>-184</text:p>
          </table:table-cell>
          <table:table-cell/>
          <table:table-cell table:style-name="ce1" office:value-type="date" office:date-value="2021-11-23T22:46:00" calcext:value-type="date">
            <text:p>23/11/21 22: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date" office:date-value="1978-09-07T12:00:00" calcext:value-type="date">
            <text:p>07/09/78 12:00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table:style-name="ce1" office:value-type="date" office:date-value="2022-10-23T17:09:00" calcext:value-type="date">
            <text:p>23/10/22 17:09</text:p>
          </table:table-cell>
          <table:table-cell office:value-type="float" office:value="-106" calcext:value-type="float">
            <text:p>-106</text:p>
          </table:table-cell>
          <table:table-cell/>
          <table:table-cell table:style-name="ce1" office:value-type="date" office:date-value="2022-04-14T16:13:00" calcext:value-type="date">
            <text:p>14/04/22 16: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date" office:date-value="1978-11-23T12:00:00" calcext:value-type="date">
            <text:p>23/11/78 12:00</text:p>
          </table:table-cell>
          <table:table-cell office:value-type="float" office:value="-246" calcext:value-type="float">
            <text:p>-246</text:p>
          </table:table-cell>
        </table:table-row>
        <table:table-row table:style-name="ro1">
          <table:table-cell table:style-name="ce1" office:value-type="date" office:date-value="2022-11-07T03:01:00" calcext:value-type="date">
            <text:p>07/11/22 03: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2-05-05T09:45:00" calcext:value-type="date">
            <text:p>05/05/22 09:45</text:p>
          </table:table-cell>
          <table:table-cell office:value-type="float" office:value="-34" calcext:value-type="float">
            <text:p>-34</text:p>
          </table:table-cell>
          <table:table-cell table:number-columns-repeated="4"/>
          <table:table-cell office:value-type="date" office:date-value="1979-01-11T12:00:00" calcext:value-type="date">
            <text:p>11/01/79 12:0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1" office:value-type="date" office:date-value="2050-12-31" calcext:value-type="date">
            <text:p>31/12/50 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date" office:date-value="2022-07-03T15:45:00" calcext:value-type="date">
            <text:p>03/07/22 15:45</text:p>
          </table:table-cell>
          <table:table-cell office:value-type="float" office:value="-124" calcext:value-type="float">
            <text:p>-124</text:p>
          </table:table-cell>
          <table:table-cell table:number-columns-repeated="4"/>
          <table:table-cell office:value-type="date" office:date-value="1979-02-08T12:00:00" calcext:value-type="date">
            <text:p>08/02/79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date" office:date-value="2022-08-06T04:46:00" calcext:value-type="date">
            <text:p>06/08/22 04:46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office:value-type="date" office:date-value="1979-05-01T12:00:00" calcext:value-type="date">
            <text:p>01/05/79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date" office:date-value="2022-09-22T07:35:00" calcext:value-type="date">
            <text:p>22/09/22 07:35</text:p>
          </table:table-cell>
          <table:table-cell office:value-type="float" office:value="-135" calcext:value-type="float">
            <text:p>-135</text:p>
          </table:table-cell>
          <table:table-cell table:number-columns-repeated="4"/>
          <table:table-cell office:value-type="date" office:date-value="1979-05-23T12:00:00" calcext:value-type="date">
            <text:p>23/05/79 12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3"/>
          <table:table-cell table:style-name="ce1" office:value-type="date" office:date-value="2022-10-19T21:56:00" calcext:value-type="date">
            <text:p>19/10/22 21:56</text:p>
          </table:table-cell>
          <table:table-cell office:value-type="float" office:value="-95" calcext:value-type="float">
            <text:p>-95</text:p>
          </table:table-cell>
          <table:table-cell table:number-columns-repeated="4"/>
          <table:table-cell office:value-type="date" office:date-value="1979-07-04T12:00:00" calcext:value-type="date">
            <text:p>04/07/79 12:0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3"/>
          <table:table-cell table:style-name="ce1" office:value-type="date" office:date-value="2022-11-12T16:31:00" calcext:value-type="date">
            <text:p>12/11/22 16:3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date" office:date-value="1979-09-11T12:00:00" calcext:value-type="date">
            <text:p>11/09/79 12:00</text:p>
          </table:table-cell>
          <table:table-cell office:value-type="float" office:value="-291" calcext:value-type="float">
            <text:p>-291</text:p>
          </table:table-cell>
        </table:table-row>
        <table:table-row table:style-name="ro1">
          <table:table-cell table:number-columns-repeated="3"/>
          <table:table-cell table:style-name="ce1" office:value-type="date" office:date-value="2050-12-31" calcext:value-type="date">
            <text:p>31/12/50 00: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date" office:date-value="1979-10-17T12:00:00" calcext:value-type="date">
            <text:p>17/10/79 12:00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table:number-columns-repeated="9"/>
          <table:table-cell office:value-type="date" office:date-value="1980-01-09T12:00:00" calcext:value-type="date">
            <text:p>09/01/8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0-03-01T12:00:00" calcext:value-type="date">
            <text:p>01/03/8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0-05-14T12:00:00" calcext:value-type="date">
            <text:p>14/05/80 12:00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table:number-columns-repeated="9"/>
          <table:table-cell office:value-type="date" office:date-value="1980-06-26T12:00:00" calcext:value-type="date">
            <text:p>26/06/80 12:00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table:number-columns-repeated="9"/>
          <table:table-cell office:value-type="date" office:date-value="1980-08-26T12:00:00" calcext:value-type="date">
            <text:p>26/08/80 12:00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table:number-columns-repeated="9"/>
          <table:table-cell office:value-type="date" office:date-value="1981-01-13T12:00:00" calcext:value-type="date">
            <text:p>13/01/81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1-05-14T12:00:00" calcext:value-type="date">
            <text:p>14/05/81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1-08-19T12:00:00" calcext:value-type="date">
            <text:p>19/08/81 12:00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table:number-columns-repeated="9"/>
          <table:table-cell office:value-type="date" office:date-value="1981-10-01T12:00:00" calcext:value-type="date">
            <text:p>01/10/81 12:00</text:p>
          </table:table-cell>
          <table:table-cell office:value-type="float" office:value="-163" calcext:value-type="float">
            <text:p>-163</text:p>
          </table:table-cell>
        </table:table-row>
        <table:table-row table:style-name="ro1">
          <table:table-cell table:number-columns-repeated="9"/>
          <table:table-cell office:value-type="date" office:date-value="1982-01-04T12:00:00" calcext:value-type="date">
            <text:p>04/01/82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3-04-20T12:00:00" calcext:value-type="date">
            <text:p>20/04/83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3-08-03T12:00:00" calcext:value-type="date">
            <text:p>03/08/83 12:0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9"/>
          <table:table-cell office:value-type="date" office:date-value="1983-09-27T12:00:00" calcext:value-type="date">
            <text:p>27/09/83 12:00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number-columns-repeated="9"/>
          <table:table-cell office:value-type="date" office:date-value="1983-11-03T12:00:00" calcext:value-type="date">
            <text:p>03/11/83 12:0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9"/>
          <table:table-cell office:value-type="date" office:date-value="1983-12-01T12:00:00" calcext:value-type="date">
            <text:p>01/12/83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4-06-01T12:00:00" calcext:value-type="date">
            <text:p>01/06/8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4-06-18T12:00:00" calcext:value-type="date">
            <text:p>18/06/84 12:0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9"/>
          <table:table-cell office:value-type="date" office:date-value="1984-08-06T12:00:00" calcext:value-type="date">
            <text:p>06/08/84 12:0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table:number-columns-repeated="9"/>
          <table:table-cell office:value-type="date" office:date-value="1984-09-13T12:00:00" calcext:value-type="date">
            <text:p>13/09/84 12:0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9"/>
          <table:table-cell office:value-type="date" office:date-value="1984-11-27T12:00:00" calcext:value-type="date">
            <text:p>27/11/8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5-04-09T12:00:00" calcext:value-type="date">
            <text:p>09/04/85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5-06-27T12:00:00" calcext:value-type="date">
            <text:p>27/06/85 12:0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number-columns-repeated="9"/>
          <table:table-cell office:value-type="date" office:date-value="1985-08-13T12:00:00" calcext:value-type="date">
            <text:p>13/08/85 12:00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number-columns-repeated="9"/>
          <table:table-cell office:value-type="date" office:date-value="1985-09-27T12:00:00" calcext:value-type="date">
            <text:p>27/09/85 12:0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table:number-columns-repeated="9"/>
          <table:table-cell office:value-type="date" office:date-value="1985-12-03T12:00:00" calcext:value-type="date">
            <text:p>03/12/85 12:0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table:number-columns-repeated="9"/>
          <table:table-cell office:value-type="date" office:date-value="1986-04-24T12:00:00" calcext:value-type="date">
            <text:p>24/04/86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6-05-15T12:00:00" calcext:value-type="date">
            <text:p>15/05/86 12:0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  <table:table-cell office:value-type="date" office:date-value="1986-07-15T12:00:00" calcext:value-type="date">
            <text:p>15/07/86 12:00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table:number-columns-repeated="9"/>
          <table:table-cell office:value-type="date" office:date-value="1986-08-05T12:00:00" calcext:value-type="date">
            <text:p>05/08/86 12:00</text:p>
          </table:table-cell>
          <table:table-cell office:value-type="float" office:value="-154" calcext:value-type="float">
            <text:p>-154</text:p>
          </table:table-cell>
        </table:table-row>
        <table:table-row table:style-name="ro1">
          <table:table-cell table:number-columns-repeated="9"/>
          <table:table-cell office:value-type="date" office:date-value="1986-09-16T12:00:00" calcext:value-type="date">
            <text:p>16/09/86 12:00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table:number-columns-repeated="9"/>
          <table:table-cell office:value-type="date" office:date-value="1986-10-27T12:00:00" calcext:value-type="date">
            <text:p>27/10/86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6-11-18T12:00:00" calcext:value-type="date">
            <text:p>18/11/86 12:00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table:number-columns-repeated="9"/>
          <table:table-cell office:value-type="date" office:date-value="1987-01-02T12:00:00" calcext:value-type="date">
            <text:p>02/01/8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7-02-24T12:00:00" calcext:value-type="date">
            <text:p>24/02/8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7-03-31T12:00:00" calcext:value-type="date">
            <text:p>31/03/87 12:00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table:number-columns-repeated="9"/>
          <table:table-cell office:value-type="date" office:date-value="1987-05-26T12:00:00" calcext:value-type="date">
            <text:p>26/05/87 12:00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table:number-columns-repeated="9"/>
          <table:table-cell office:value-type="date" office:date-value="1987-06-25T12:00:00" calcext:value-type="date">
            <text:p>25/06/87 12:00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table:number-columns-repeated="9"/>
          <table:table-cell office:value-type="date" office:date-value="1987-12-02T12:00:00" calcext:value-type="date">
            <text:p>02/12/8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8-03-01T12:00:00" calcext:value-type="date">
            <text:p>01/03/88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88-06-06T12:00:00" calcext:value-type="date">
            <text:p>06/06/88 12: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number-columns-repeated="9"/>
          <table:table-cell office:value-type="date" office:date-value="1988-08-09T12:00:00" calcext:value-type="date">
            <text:p>09/08/88 12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1988-09-26T12:00:00" calcext:value-type="date">
            <text:p>26/09/88 12:00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table:number-columns-repeated="9"/>
          <table:table-cell office:value-type="date" office:date-value="1988-10-29T12:00:00" calcext:value-type="date">
            <text:p>29/10/88 12:0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9"/>
          <table:table-cell office:value-type="date" office:date-value="1989-01-19T12:00:00" calcext:value-type="date">
            <text:p>19/01/89 12:0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table:number-columns-repeated="9"/>
          <table:table-cell office:value-type="date" office:date-value="1989-03-07T12:00:00" calcext:value-type="date">
            <text:p>07/03/89 12:0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9"/>
          <table:table-cell office:value-type="date" office:date-value="1989-05-02T12:00:00" calcext:value-type="date">
            <text:p>02/05/89 12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1989-06-27T12:00:00" calcext:value-type="date">
            <text:p>27/06/89 12:00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number-columns-repeated="9"/>
          <table:table-cell office:value-type="date" office:date-value="1989-08-28T12:00:00" calcext:value-type="date">
            <text:p>28/08/89 12:00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number-columns-repeated="9"/>
          <table:table-cell office:value-type="date" office:date-value="1989-09-12T12:00:00" calcext:value-type="date">
            <text:p>12/09/89 12:0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number-columns-repeated="9"/>
          <table:table-cell office:value-type="date" office:date-value="1989-10-09T12:00:00" calcext:value-type="date">
            <text:p>09/10/89 12:0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table:number-columns-repeated="9"/>
          <table:table-cell office:value-type="date" office:date-value="1989-12-31T12:00:00" calcext:value-type="date">
            <text:p>31/12/89 12: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number-columns-repeated="9"/>
          <table:table-cell office:value-type="date" office:date-value="1990-01-01T12:00:00" calcext:value-type="date">
            <text:p>01/01/90 12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office:value-type="date" office:date-value="1990-01-16T12:00:00" calcext:value-type="date">
            <text:p>16/01/90 12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office:value-type="date" office:date-value="1990-04-03T12:00:00" calcext:value-type="date">
            <text:p>03/04/90 12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9"/>
          <table:table-cell office:value-type="date" office:date-value="1990-04-24T12:00:00" calcext:value-type="date">
            <text:p>24/04/9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0-05-29T12:00:00" calcext:value-type="date">
            <text:p>29/05/90 12:0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  <table:table-cell office:value-type="date" office:date-value="1990-06-25T12:00:00" calcext:value-type="date">
            <text:p>25/06/90 12:0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9"/>
          <table:table-cell office:value-type="date" office:date-value="1990-10-25T12:00:00" calcext:value-type="date">
            <text:p>25/10/90 12:0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9"/>
          <table:table-cell office:value-type="date" office:date-value="1990-12-04T12:00:00" calcext:value-type="date">
            <text:p>04/12/90 12:0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9"/>
          <table:table-cell office:value-type="date" office:date-value="1991-01-15T12:00:00" calcext:value-type="date">
            <text:p>15/01/91 12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office:value-type="date" office:date-value="1991-04-09T12:00:00" calcext:value-type="date">
            <text:p>09/04/91 12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9"/>
          <table:table-cell office:value-type="date" office:date-value="1991-05-16T12:00:00" calcext:value-type="date">
            <text:p>16/05/91 12:0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table:number-columns-repeated="9"/>
          <table:table-cell office:value-type="date" office:date-value="1991-06-28T12:00:00" calcext:value-type="date">
            <text:p>28/06/91 12:0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table:number-columns-repeated="9"/>
          <table:table-cell office:value-type="date" office:date-value="1991-07-10T12:00:00" calcext:value-type="date">
            <text:p>10/07/91 12:0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table:number-columns-repeated="9"/>
          <table:table-cell office:value-type="date" office:date-value="1991-09-10T12:00:00" calcext:value-type="date">
            <text:p>10/09/91 12:00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number-columns-repeated="9"/>
          <table:table-cell office:value-type="date" office:date-value="1991-10-01T12:00:00" calcext:value-type="date">
            <text:p>01/10/91 12: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number-columns-repeated="9"/>
          <table:table-cell office:value-type="date" office:date-value="1991-12-01T12:00:00" calcext:value-type="date">
            <text:p>01/12/91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2-03-26T12:00:00" calcext:value-type="date">
            <text:p>26/03/92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2-05-22T12:00:00" calcext:value-type="date">
            <text:p>22/05/92 12:0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table:number-columns-repeated="9"/>
          <table:table-cell office:value-type="date" office:date-value="1992-07-02T12:00:00" calcext:value-type="date">
            <text:p>02/07/92 12:00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table:number-columns-repeated="9"/>
          <table:table-cell office:value-type="date" office:date-value="1992-08-25T12:00:00" calcext:value-type="date">
            <text:p>25/08/92 12:00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table:number-columns-repeated="9"/>
          <table:table-cell office:value-type="date" office:date-value="1992-10-29T12:00:00" calcext:value-type="date">
            <text:p>29/10/92 12:00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number-columns-repeated="9"/>
          <table:table-cell office:value-type="date" office:date-value="1992-12-01T12:00:00" calcext:value-type="date">
            <text:p>01/12/92 12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number-columns-repeated="9"/>
          <table:table-cell office:value-type="date" office:date-value="1993-01-02T12:00:00" calcext:value-type="date">
            <text:p>02/01/93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4-04-26T12:00:00" calcext:value-type="date">
            <text:p>26/04/9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4-06-27T12:00:00" calcext:value-type="date">
            <text:p>27/06/94 12:0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table:number-columns-repeated="9"/>
          <table:table-cell office:value-type="date" office:date-value="1994-07-29T12:00:00" calcext:value-type="date">
            <text:p>29/07/94 12:0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table:number-columns-repeated="9"/>
          <table:table-cell office:value-type="date" office:date-value="1994-08-01T12:00:00" calcext:value-type="date">
            <text:p>01/08/94 12:0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number-columns-repeated="9"/>
          <table:table-cell office:value-type="date" office:date-value="1994-12-01T12:00:00" calcext:value-type="date">
            <text:p>01/12/9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5-06-26T12:00:00" calcext:value-type="date">
            <text:p>26/06/95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5-07-31T12:00:00" calcext:value-type="date">
            <text:p>31/07/95 12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1995-09-27T12:00:00" calcext:value-type="date">
            <text:p>27/09/95 12:0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9"/>
          <table:table-cell office:value-type="date" office:date-value="1995-09-30T23:59:00" calcext:value-type="date">
            <text:p>30/09/95 23:5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9"/>
          <table:table-cell office:value-type="date" office:date-value="1995-10-01" calcext:value-type="date">
            <text:p>01/10/95 00:00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number-columns-repeated="9"/>
          <table:table-cell office:value-type="date" office:date-value="1995-11-01T12:00:00" calcext:value-type="date">
            <text:p>01/11/95 12:0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number-columns-repeated="9"/>
          <table:table-cell office:value-type="date" office:date-value="1996-02-10T12:00:00" calcext:value-type="date">
            <text:p>10/02/96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6-03-28" calcext:value-type="date">
            <text:p>28/03/96 00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1996-04-29" calcext:value-type="date">
            <text:p>29/04/96 00:0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number-columns-repeated="9"/>
          <table:table-cell office:value-type="date" office:date-value="1996-06-27T12:00:00" calcext:value-type="date">
            <text:p>27/06/96 12:00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number-columns-repeated="9"/>
          <table:table-cell office:value-type="date" office:date-value="1996-07-30T12:00:00" calcext:value-type="date">
            <text:p>30/07/96 12:00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number-columns-repeated="9"/>
          <table:table-cell office:value-type="date" office:date-value="1996-09-15T12:00:00" calcext:value-type="date">
            <text:p>15/09/96 12:0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number-columns-repeated="9"/>
          <table:table-cell office:value-type="date" office:date-value="1996-11-28T12:00:00" calcext:value-type="date">
            <text:p>28/11/96 12:0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number-columns-repeated="9"/>
          <table:table-cell office:value-type="date" office:date-value="1997-01-01T12:00:00" calcext:value-type="date">
            <text:p>01/01/9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7-02-27" calcext:value-type="date">
            <text:p>27/02/97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7-03-27" calcext:value-type="date">
            <text:p>27/03/97 00:0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9"/>
          <table:table-cell office:value-type="date" office:date-value="1997-04-28" calcext:value-type="date">
            <text:p>28/04/97 00:0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table:number-columns-repeated="9"/>
          <table:table-cell office:value-type="date" office:date-value="1997-05-30T12:00:00" calcext:value-type="date">
            <text:p>30/05/97 12:00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table:number-columns-repeated="9"/>
          <table:table-cell office:value-type="date" office:date-value="1997-06-27T12:00:00" calcext:value-type="date">
            <text:p>27/06/97 12:00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table:number-columns-repeated="9"/>
          <table:table-cell office:value-type="date" office:date-value="1997-07-29T12:00:00" calcext:value-type="date">
            <text:p>29/07/97 12:00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table:number-columns-repeated="9"/>
          <table:table-cell office:value-type="date" office:date-value="1997-09-30T12:00:00" calcext:value-type="date">
            <text:p>30/09/97 12:0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number-columns-repeated="9"/>
          <table:table-cell office:value-type="date" office:date-value="1997-10-30T12:00:00" calcext:value-type="date">
            <text:p>30/10/97 12:0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table:number-columns-repeated="9"/>
          <table:table-cell office:value-type="date" office:date-value="1997-12-02T12:00:00" calcext:value-type="date">
            <text:p>02/12/97 12:0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table:number-columns-repeated="9"/>
          <table:table-cell office:value-type="date" office:date-value="1997-12-30T12:00:00" calcext:value-type="date">
            <text:p>30/12/9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8-03-03T12:00:00" calcext:value-type="date">
            <text:p>03/03/98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8-04-01T12:00:00" calcext:value-type="date">
            <text:p>01/04/98 12:0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table:number-columns-repeated="9"/>
          <table:table-cell office:value-type="date" office:date-value="1998-05-04T12:00:00" calcext:value-type="date">
            <text:p>04/05/98 12:00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table:number-columns-repeated="9"/>
          <table:table-cell office:value-type="date" office:date-value="1998-05-29T12:00:00" calcext:value-type="date">
            <text:p>29/05/98 12:0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table:number-columns-repeated="9"/>
          <table:table-cell office:value-type="date" office:date-value="1998-07-21T12:00:00" calcext:value-type="date">
            <text:p>21/07/98 12:0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number-columns-repeated="9"/>
          <table:table-cell office:value-type="date" office:date-value="1998-08-28T12:00:00" calcext:value-type="date">
            <text:p>28/08/98 12:00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number-columns-repeated="9"/>
          <table:table-cell office:value-type="date" office:date-value="1998-09-29T12:00:00" calcext:value-type="date">
            <text:p>29/09/98 12:00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table:number-columns-repeated="9"/>
          <table:table-cell office:value-type="date" office:date-value="1998-11-30T12:00:00" calcext:value-type="date">
            <text:p>30/11/98 12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1999-01-05T12:00:00" calcext:value-type="date">
            <text:p>05/01/99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9-04-01T12:00:00" calcext:value-type="date">
            <text:p>01/04/99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1999-05-04T12:00:00" calcext:value-type="date">
            <text:p>04/05/99 12:0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9"/>
          <table:table-cell office:value-type="date" office:date-value="1999-06-01T12:00:00" calcext:value-type="date">
            <text:p>01/06/99 12:0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number-columns-repeated="9"/>
          <table:table-cell office:value-type="date" office:date-value="1999-07-02T12:00:00" calcext:value-type="date">
            <text:p>02/07/99 12:0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number-columns-repeated="9"/>
          <table:table-cell office:value-type="date" office:date-value="1999-08-03T12:00:00" calcext:value-type="date">
            <text:p>03/08/99 12:00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number-columns-repeated="9"/>
          <table:table-cell office:value-type="date" office:date-value="1999-09-02T12:00:00" calcext:value-type="date">
            <text:p>02/09/99 12:0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table:number-columns-repeated="9"/>
          <table:table-cell office:value-type="date" office:date-value="1999-10-05T12:00:00" calcext:value-type="date">
            <text:p>05/10/99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0-03-02T12:00:00" calcext:value-type="date">
            <text:p>02/03/0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0-04-04T12:00:00" calcext:value-type="date">
            <text:p>04/04/00 12:0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9"/>
          <table:table-cell office:value-type="date" office:date-value="2000-06-05T12:00:00" calcext:value-type="date">
            <text:p>05/06/00 12:00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number-columns-repeated="9"/>
          <table:table-cell office:value-type="date" office:date-value="2000-08-01T12:00:00" calcext:value-type="date">
            <text:p>01/08/00 12:0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9"/>
          <table:table-cell office:value-type="date" office:date-value="2000-09-06T12:00:00" calcext:value-type="date">
            <text:p>06/09/00 12:0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table:number-columns-repeated="9"/>
          <table:table-cell office:value-type="date" office:date-value="2000-11-07T12:00:00" calcext:value-type="date">
            <text:p>07/11/00 12:0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table:number-columns-repeated="9"/>
          <table:table-cell office:value-type="date" office:date-value="2000-12-04T12:00:00" calcext:value-type="date">
            <text:p>04/12/0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1-05-02T12:00:00" calcext:value-type="date">
            <text:p>02/05/01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1-07-03T12:00:00" calcext:value-type="date">
            <text:p>03/07/01 12:0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table:number-columns-repeated="9"/>
          <table:table-cell office:value-type="date" office:date-value="2001-09-04T12:00:00" calcext:value-type="date">
            <text:p>04/09/01 12:0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number-columns-repeated="9"/>
          <table:table-cell office:value-type="date" office:date-value="2001-10-02T12:00:00" calcext:value-type="date">
            <text:p>02/10/01 12:0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table:number-columns-repeated="9"/>
          <table:table-cell office:value-type="date" office:date-value="2001-11-20T12:00:00" calcext:value-type="date">
            <text:p>20/11/01 12:0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number-columns-repeated="9"/>
          <table:table-cell office:value-type="date" office:date-value="2002-02-10T12:00:00" calcext:value-type="date">
            <text:p>10/02/02 12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2002-04-03T12:00:00" calcext:value-type="date">
            <text:p>03/04/02 12:00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table:number-columns-repeated="9"/>
          <table:table-cell office:value-type="date" office:date-value="2002-07-01T12:00:00" calcext:value-type="date">
            <text:p>01/07/02 12:00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table:number-columns-repeated="9"/>
          <table:table-cell office:value-type="date" office:date-value="2002-07-25T12:00:00" calcext:value-type="date">
            <text:p>25/07/02 12:00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table:number-columns-repeated="9"/>
          <table:table-cell office:value-type="date" office:date-value="2002-09-26T12:00:00" calcext:value-type="date">
            <text:p>26/09/02 12:0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9"/>
          <table:table-cell office:value-type="date" office:date-value="2002-10-02T12:00:00" calcext:value-type="date">
            <text:p>02/10/02 12:0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table:number-columns-repeated="9"/>
          <table:table-cell office:value-type="date" office:date-value="2002-12-04T12:00:00" calcext:value-type="date">
            <text:p>04/12/02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3-04-01T12:00:00" calcext:value-type="date">
            <text:p>01/04/03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3-07-02T12:00:00" calcext:value-type="date">
            <text:p>02/07/03 12:00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table:number-columns-repeated="9"/>
          <table:table-cell office:value-type="date" office:date-value="2003-07-29T12:00:00" calcext:value-type="date">
            <text:p>29/07/03 12:0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number-columns-repeated="9"/>
          <table:table-cell office:value-type="date" office:date-value="2003-09-10T12:00:00" calcext:value-type="date">
            <text:p>10/09/03 12:0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table:number-columns-repeated="9"/>
          <table:table-cell office:value-type="date" office:date-value="2004-01-08T12:00:00" calcext:value-type="date">
            <text:p>08/01/0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4-05-05T12:00:00" calcext:value-type="date">
            <text:p>05/05/04 12:00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table:number-columns-repeated="9"/>
          <table:table-cell office:value-type="date" office:date-value="2004-05-27T12:00:00" calcext:value-type="date">
            <text:p>27/05/04 12:0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number-columns-repeated="9"/>
          <table:table-cell office:value-type="date" office:date-value="2004-06-29T12:00:00" calcext:value-type="date">
            <text:p>29/06/04 12:00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number-columns-repeated="9"/>
          <table:table-cell office:value-type="date" office:date-value="2004-08-04T12:00:00" calcext:value-type="date">
            <text:p>04/08/04 12:00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table:number-columns-repeated="9"/>
          <table:table-cell office:value-type="date" office:date-value="2004-10-12T12:00:00" calcext:value-type="date">
            <text:p>12/10/04 12:0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9"/>
          <table:table-cell office:value-type="date" office:date-value="2004-12-08T12:00:00" calcext:value-type="date">
            <text:p>08/12/0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5-02-09T12:00:00" calcext:value-type="date">
            <text:p>09/02/05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5-04-01T12:00:00" calcext:value-type="date">
            <text:p>01/04/05 12:0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2005-05-18T12:00:00" calcext:value-type="date">
            <text:p>18/05/05 12:00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number-columns-repeated="9"/>
          <table:table-cell office:value-type="date" office:date-value="2005-06-22T12:00:00" calcext:value-type="date">
            <text:p>22/06/05 12:00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table:number-columns-repeated="9"/>
          <table:table-cell office:value-type="date" office:date-value="2005-07-20T12:00:00" calcext:value-type="date">
            <text:p>20/07/05 12:00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number-columns-repeated="9"/>
          <table:table-cell office:value-type="date" office:date-value="2005-08-23T12:00:00" calcext:value-type="date">
            <text:p>23/08/05 12:0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number-columns-repeated="9"/>
          <table:table-cell office:value-type="date" office:date-value="2005-09-28T12:00:00" calcext:value-type="date">
            <text:p>28/09/05 12:0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table:number-columns-repeated="9"/>
          <table:table-cell office:value-type="date" office:date-value="2005-11-23T12:00:00" calcext:value-type="date">
            <text:p>23/11/05 12:00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table:number-columns-repeated="9"/>
          <table:table-cell office:value-type="date" office:date-value="2005-12-30T12:00:00" calcext:value-type="date">
            <text:p>30/12/05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6-04-04T12:00:00" calcext:value-type="date">
            <text:p>04/04/06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6-05-03T12:00:00" calcext:value-type="date">
            <text:p>03/05/06 12:0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9"/>
          <table:table-cell office:value-type="date" office:date-value="2006-05-24T12:00:00" calcext:value-type="date">
            <text:p>24/05/06 12:0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table:number-columns-repeated="9"/>
          <table:table-cell office:value-type="date" office:date-value="2006-06-22T12:00:00" calcext:value-type="date">
            <text:p>22/06/06 12:00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table:number-columns-repeated="9"/>
          <table:table-cell office:value-type="date" office:date-value="2006-07-19T12:00:00" calcext:value-type="date">
            <text:p>19/07/06 12:00</text:p>
          </table:table-cell>
          <table:table-cell office:value-type="float" office:value="-196" calcext:value-type="float">
            <text:p>-196</text:p>
          </table:table-cell>
        </table:table-row>
        <table:table-row table:style-name="ro1">
          <table:table-cell table:number-columns-repeated="9"/>
          <table:table-cell office:value-type="date" office:date-value="2006-09-13T12:00:00" calcext:value-type="date">
            <text:p>13/09/06 12:0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number-columns-repeated="9"/>
          <table:table-cell office:value-type="date" office:date-value="2006-10-06T12:00:00" calcext:value-type="date">
            <text:p>06/10/06 12:0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9"/>
          <table:table-cell office:value-type="date" office:date-value="2006-10-24T12:00:00" calcext:value-type="date">
            <text:p>24/10/06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7-02-28T12:00:00" calcext:value-type="date">
            <text:p>28/02/0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7-03-22T12:00:00" calcext:value-type="date">
            <text:p>22/03/07 12:0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9"/>
          <table:table-cell office:value-type="date" office:date-value="2007-05-15T12:00:00" calcext:value-type="date">
            <text:p>15/05/07 12:0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9"/>
          <table:table-cell office:value-type="date" office:date-value="2007-07-07T12:00:00" calcext:value-type="date">
            <text:p>07/07/07 12:00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table:number-columns-repeated="9"/>
          <table:table-cell office:value-type="date" office:date-value="2007-07-25T12:00:00" calcext:value-type="date">
            <text:p>25/07/07 12:00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number-columns-repeated="9"/>
          <table:table-cell office:value-type="date" office:date-value="2007-09-20T12:00:00" calcext:value-type="date">
            <text:p>20/09/07 12:0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table:number-columns-repeated="9"/>
          <table:table-cell office:value-type="date" office:date-value="2007-10-25T12:00:00" calcext:value-type="date">
            <text:p>25/10/07 12:0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table:number-columns-repeated="9"/>
          <table:table-cell office:value-type="date" office:date-value="2007-11-21T12:00:00" calcext:value-type="date">
            <text:p>21/11/07 12:0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9"/>
          <table:table-cell office:value-type="date" office:date-value="2007-12-21T12:00:00" calcext:value-type="date">
            <text:p>21/12/0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8-02-01T12:00:00" calcext:value-type="date">
            <text:p>01/02/08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8-02-18T12:00:00" calcext:value-type="date">
            <text:p>18/02/08 12:0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9"/>
          <table:table-cell office:value-type="date" office:date-value="2008-03-26T12:00:00" calcext:value-type="date">
            <text:p>26/03/08 12:0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9"/>
          <table:table-cell office:value-type="date" office:date-value="2008-04-14T12:00:00" calcext:value-type="date">
            <text:p>14/04/08 12:0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9"/>
          <table:table-cell office:value-type="date" office:date-value="2008-06-25T12:00:00" calcext:value-type="date">
            <text:p>25/06/08 12:00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table:number-columns-repeated="9"/>
          <table:table-cell office:value-type="date" office:date-value="2008-08-28T12:00:00" calcext:value-type="date">
            <text:p>28/08/08 12:00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number-columns-repeated="9"/>
          <table:table-cell office:value-type="date" office:date-value="2008-10-01T12:00:00" calcext:value-type="date">
            <text:p>01/10/08 12:0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table:number-columns-repeated="9"/>
          <table:table-cell office:value-type="date" office:date-value="2008-10-31T12:00:00" calcext:value-type="date">
            <text:p>31/10/08 12:0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table:number-columns-repeated="9"/>
          <table:table-cell office:value-type="date" office:date-value="2008-11-26T12:00:00" calcext:value-type="date">
            <text:p>26/11/08 12: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number-columns-repeated="9"/>
          <table:table-cell office:value-type="date" office:date-value="2008-12-22T12:00:00" calcext:value-type="date">
            <text:p>22/12/08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9-03-02T12:00:00" calcext:value-type="date">
            <text:p>02/03/09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09-04-01T12:00:00" calcext:value-type="date">
            <text:p>01/04/09 12:0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table:number-columns-repeated="9"/>
          <table:table-cell office:value-type="date" office:date-value="2009-04-29T12:00:00" calcext:value-type="date">
            <text:p>29/04/09 12:00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table:number-columns-repeated="9"/>
          <table:table-cell office:value-type="date" office:date-value="2009-05-27T12:00:00" calcext:value-type="date">
            <text:p>27/05/09 12:0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table:number-columns-repeated="9"/>
          <table:table-cell office:value-type="date" office:date-value="2009-07-03T12:00:00" calcext:value-type="date">
            <text:p>03/07/09 12:00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table:number-columns-repeated="9"/>
          <table:table-cell office:value-type="date" office:date-value="2009-08-06T12:00:00" calcext:value-type="date">
            <text:p>06/08/09 12:00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table:number-columns-repeated="9"/>
          <table:table-cell office:value-type="date" office:date-value="2009-08-26T12:00:00" calcext:value-type="date">
            <text:p>26/08/09 12:00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table:number-columns-repeated="9"/>
          <table:table-cell office:value-type="date" office:date-value="2009-09-24T12:00:00" calcext:value-type="date">
            <text:p>24/09/09 12:0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number-columns-repeated="9"/>
          <table:table-cell office:value-type="date" office:date-value="2009-10-22T12:00:00" calcext:value-type="date">
            <text:p>22/10/09 12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number-columns-repeated="9"/>
          <table:table-cell office:value-type="date" office:date-value="2009-11-19T12:00:00" calcext:value-type="date">
            <text:p>19/11/09 12:0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number-columns-repeated="9"/>
          <table:table-cell office:value-type="date" office:date-value="2010-01-06T12:00:00" calcext:value-type="date">
            <text:p>06/01/1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0-02-20T12:00:00" calcext:value-type="date">
            <text:p>20/02/1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0-03-24T12:00:00" calcext:value-type="date">
            <text:p>24/03/10 12:0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number-columns-repeated="9"/>
          <table:table-cell office:value-type="date" office:date-value="2010-04-21T12:00:00" calcext:value-type="date">
            <text:p>21/04/10 12:0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table:number-columns-repeated="9"/>
          <table:table-cell office:value-type="date" office:date-value="2010-05-25T12:00:00" calcext:value-type="date">
            <text:p>25/05/10 12:0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table:number-columns-repeated="9"/>
          <table:table-cell office:value-type="date" office:date-value="2010-06-29T12:00:00" calcext:value-type="date">
            <text:p>29/06/10 12:00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table:number-columns-repeated="9"/>
          <table:table-cell office:value-type="date" office:date-value="2010-07-20T12:00:00" calcext:value-type="date">
            <text:p>20/07/10 12:00</text:p>
          </table:table-cell>
          <table:table-cell office:value-type="float" office:value="-136" calcext:value-type="float">
            <text:p>-136</text:p>
          </table:table-cell>
        </table:table-row>
        <table:table-row table:style-name="ro1">
          <table:table-cell table:number-columns-repeated="9"/>
          <table:table-cell office:value-type="date" office:date-value="2010-08-25T12:00:00" calcext:value-type="date">
            <text:p>25/08/10 12:00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table:number-columns-repeated="9"/>
          <table:table-cell office:value-type="date" office:date-value="2010-09-29T12:00:00" calcext:value-type="date">
            <text:p>29/09/10 12:0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number-columns-repeated="9"/>
          <table:table-cell office:value-type="date" office:date-value="2010-10-21T12:00:00" calcext:value-type="date">
            <text:p>21/10/10 12:0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table:number-columns-repeated="9"/>
          <table:table-cell office:value-type="date" office:date-value="2010-11-23T12:00:00" calcext:value-type="date">
            <text:p>23/11/10 12:0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table:number-columns-repeated="9"/>
          <table:table-cell office:value-type="date" office:date-value="2010-12-10T12:00:00" calcext:value-type="date">
            <text:p>10/12/10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1-03-22T12:00:00" calcext:value-type="date">
            <text:p>22/03/11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1-04-13T12:00:00" calcext:value-type="date">
            <text:p>13/04/11 12:00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table:number-columns-repeated="9"/>
          <table:table-cell office:value-type="date" office:date-value="2011-05-06T12:00:00" calcext:value-type="date">
            <text:p>06/05/11 12:0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table:number-columns-repeated="9"/>
          <table:table-cell office:value-type="date" office:date-value="2011-05-27T12:00:00" calcext:value-type="date">
            <text:p>27/05/11 12:00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number-columns-repeated="9"/>
          <table:table-cell office:value-type="date" office:date-value="2011-06-23T12:00:00" calcext:value-type="date">
            <text:p>23/06/11 12:00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table:number-columns-repeated="9"/>
          <table:table-cell office:value-type="date" office:date-value="2011-08-02T12:00:00" calcext:value-type="date">
            <text:p>02/08/11 12:0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number-columns-repeated="9"/>
          <table:table-cell office:value-type="date" office:date-value="2011-08-23T12:00:00" calcext:value-type="date">
            <text:p>23/08/11 12:0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number-columns-repeated="9"/>
          <table:table-cell office:value-type="date" office:date-value="2011-09-29T12:00:00" calcext:value-type="date">
            <text:p>29/09/11 12:0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  <table:table-cell office:value-type="date" office:date-value="2011-10-21T12:00:00" calcext:value-type="date">
            <text:p>21/10/11 12:0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9"/>
          <table:table-cell office:value-type="date" office:date-value="2011-11-30T12:00:00" calcext:value-type="date">
            <text:p>30/11/11 12:0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9"/>
          <table:table-cell office:value-type="date" office:date-value="2012-01-03T12:00:00" calcext:value-type="date">
            <text:p>03/01/12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2-02-28T12:00:00" calcext:value-type="date">
            <text:p>28/02/12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2-03-29T12:00:00" calcext:value-type="date">
            <text:p>29/03/12 12:0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table:number-columns-repeated="9"/>
          <table:table-cell office:value-type="date" office:date-value="2012-04-25T12:00:00" calcext:value-type="date">
            <text:p>25/04/12 12:0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9"/>
          <table:table-cell office:value-type="date" office:date-value="2012-05-30T12:00:00" calcext:value-type="date">
            <text:p>30/05/12 12:0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table:number-columns-repeated="9"/>
          <table:table-cell office:value-type="date" office:date-value="2012-06-21T12:00:00" calcext:value-type="date">
            <text:p>21/06/12 12:00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table:number-columns-repeated="9"/>
          <table:table-cell office:value-type="date" office:date-value="2012-07-25T12:00:00" calcext:value-type="date">
            <text:p>25/07/12 12:00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table:number-columns-repeated="9"/>
          <table:table-cell office:value-type="date" office:date-value="2012-08-22T12:00:00" calcext:value-type="date">
            <text:p>22/08/12 12:00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number-columns-repeated="9"/>
          <table:table-cell office:value-type="date" office:date-value="2012-09-25T12:00:00" calcext:value-type="date">
            <text:p>25/09/12 12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number-columns-repeated="9"/>
          <table:table-cell office:value-type="date" office:date-value="2012-10-17T12:00:00" calcext:value-type="date">
            <text:p>17/10/12 12:0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  <table:table-cell office:value-type="date" office:date-value="2012-11-22T12:00:00" calcext:value-type="date">
            <text:p>22/11/12 12:0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9"/>
          <table:table-cell office:value-type="date" office:date-value="2012-12-28T12:00:00" calcext:value-type="date">
            <text:p>28/12/12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3-02-28T12:00:00" calcext:value-type="date">
            <text:p>28/02/13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3-04-09T12:00:00" calcext:value-type="date">
            <text:p>09/04/13 12:0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9"/>
          <table:table-cell office:value-type="date" office:date-value="2013-05-16T12:00:00" calcext:value-type="date">
            <text:p>16/05/13 12:0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9"/>
          <table:table-cell office:value-type="date" office:date-value="2013-06-11T12:00:00" calcext:value-type="date">
            <text:p>11/06/13 12:0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table:number-columns-repeated="9"/>
          <table:table-cell office:value-type="date" office:date-value="2013-07-25T12:00:00" calcext:value-type="date">
            <text:p>25/07/13 12:0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table:number-columns-repeated="9"/>
          <table:table-cell office:value-type="date" office:date-value="2013-08-29T12:00:00" calcext:value-type="date">
            <text:p>29/08/13 12:0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  <table:table-cell office:value-type="date" office:date-value="2013-10-10T12:00:00" calcext:value-type="date">
            <text:p>10/10/13 12:0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9"/>
          <table:table-cell office:value-type="date" office:date-value="2013-11-13T12:00:00" calcext:value-type="date">
            <text:p>13/11/13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4-04-08T12:00:00" calcext:value-type="date">
            <text:p>08/04/14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4-05-13T09:00:00" calcext:value-type="date">
            <text:p>13/05/14 09:0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number-columns-repeated="9"/>
          <table:table-cell office:value-type="date" office:date-value="2014-06-04T10:00:00" calcext:value-type="date">
            <text:p>04/06/14 10:0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number-columns-repeated="9"/>
          <table:table-cell office:value-type="date" office:date-value="2014-06-20T13:30:00" calcext:value-type="date">
            <text:p>20/06/14 13:3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9"/>
          <table:table-cell office:value-type="date" office:date-value="2014-07-01T09:32:00" calcext:value-type="date">
            <text:p>01/07/14 09:3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table:number-columns-repeated="9"/>
          <table:table-cell office:value-type="date" office:date-value="2014-07-31T11:32:00" calcext:value-type="date">
            <text:p>31/07/14 11:3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table:number-columns-repeated="9"/>
          <table:table-cell office:value-type="date" office:date-value="2014-08-27T09:58:00" calcext:value-type="date">
            <text:p>27/08/14 09:58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number-columns-repeated="9"/>
          <table:table-cell office:value-type="date" office:date-value="2014-09-24T09:45:00" calcext:value-type="date">
            <text:p>24/09/14 09: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9"/>
          <table:table-cell office:value-type="date" office:date-value="2014-10-23T11:00:00" calcext:value-type="date">
            <text:p>23/10/14 11:0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9"/>
          <table:table-cell office:value-type="date" office:date-value="2014-11-27T10:20:00" calcext:value-type="date">
            <text:p>27/11/14 10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5-01-27T10:25:00" calcext:value-type="date">
            <text:p>27/01/15 10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5-03-05T10:45:00" calcext:value-type="date">
            <text:p>05/03/15 10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5-04-01T09:10:00" calcext:value-type="date">
            <text:p>01/04/15 09:1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9"/>
          <table:table-cell office:value-type="date" office:date-value="2015-04-30T09:10:00" calcext:value-type="date">
            <text:p>30/04/15 09:1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table:number-columns-repeated="9"/>
          <table:table-cell office:value-type="date" office:date-value="2015-05-04T11:30:00" calcext:value-type="date">
            <text:p>04/05/15 11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5-05-28T21:00:00" calcext:value-type="date">
            <text:p>28/05/15 21:0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9"/>
          <table:table-cell office:value-type="date" office:date-value="2015-06-02T12:03:00" calcext:value-type="date">
            <text:p>02/06/15 12:03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9"/>
          <table:table-cell office:value-type="date" office:date-value="2015-06-17T10:20:00" calcext:value-type="date">
            <text:p>17/06/15 10:2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table:number-columns-repeated="9"/>
          <table:table-cell office:value-type="date" office:date-value="2015-06-30T11:48:00" calcext:value-type="date">
            <text:p>30/06/15 11:48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number-columns-repeated="9"/>
          <table:table-cell office:value-type="date" office:date-value="2015-07-17T11:53:00" calcext:value-type="date">
            <text:p>17/07/15 11:53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number-columns-repeated="9"/>
          <table:table-cell office:value-type="date" office:date-value="2015-07-28T09:10:00" calcext:value-type="date">
            <text:p>28/07/15 09:10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number-columns-repeated="9"/>
          <table:table-cell office:value-type="date" office:date-value="2015-08-19T09:00:00" calcext:value-type="date">
            <text:p>19/08/15 09:00</text:p>
          </table:table-cell>
          <table:table-cell office:value-type="float" office:value="-136" calcext:value-type="float">
            <text:p>-136</text:p>
          </table:table-cell>
        </table:table-row>
        <table:table-row table:style-name="ro1">
          <table:table-cell table:number-columns-repeated="9"/>
          <table:table-cell office:value-type="date" office:date-value="2015-09-03T12:00:00" calcext:value-type="date">
            <text:p>03/09/15 12:0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table:number-columns-repeated="9"/>
          <table:table-cell office:value-type="date" office:date-value="2015-09-18T09:30:00" calcext:value-type="date">
            <text:p>18/09/15 09:3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number-columns-repeated="9"/>
          <table:table-cell office:value-type="date" office:date-value="2015-10-22T06:00:00" calcext:value-type="date">
            <text:p>22/10/15 0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5-11-25T10:35:00" calcext:value-type="date">
            <text:p>25/11/15 10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5-12-14T11:38:00" calcext:value-type="date">
            <text:p>14/12/15 11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6-01-19T10:45:00" calcext:value-type="date">
            <text:p>19/01/16 10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6-01-30T16:00:00" calcext:value-type="date">
            <text:p>30/01/16 1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6-02-04T10:40:00" calcext:value-type="date">
            <text:p>04/02/16 10:4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table:number-columns-repeated="9"/>
          <table:table-cell office:value-type="date" office:date-value="2016-03-23T10:23:00" calcext:value-type="date">
            <text:p>23/03/16 10:23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table:number-columns-repeated="9"/>
          <table:table-cell office:value-type="date" office:date-value="2016-04-28T09:05:00" calcext:value-type="date">
            <text:p>28/04/16 09:0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  <table:table-cell office:value-type="date" office:date-value="2016-05-26T11:00:00" calcext:value-type="date">
            <text:p>26/05/16 11:00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table:number-columns-repeated="9"/>
          <table:table-cell office:value-type="date" office:date-value="2016-06-30T09:10:00" calcext:value-type="date">
            <text:p>30/06/16 09:1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number-columns-repeated="9"/>
          <table:table-cell office:value-type="date" office:date-value="2016-08-02T09:34:00" calcext:value-type="date">
            <text:p>02/08/16 09:3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9"/>
          <table:table-cell office:value-type="date" office:date-value="2016-08-10T09:38:00" calcext:value-type="date">
            <text:p>10/08/16 09:38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9"/>
          <table:table-cell office:value-type="date" office:date-value="2016-09-13T08:43:00" calcext:value-type="date">
            <text:p>13/09/16 08:43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9"/>
          <table:table-cell office:value-type="date" office:date-value="2016-10-13T09:48:00" calcext:value-type="date">
            <text:p>13/10/16 09:4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9"/>
          <table:table-cell office:value-type="date" office:date-value="2016-11-25T09:00:00" calcext:value-type="date">
            <text:p>25/11/16 09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7-03-28" calcext:value-type="date">
            <text:p>28/03/17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7-05-03T09:48:00" calcext:value-type="date">
            <text:p>03/05/17 09:48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number-columns-repeated="9"/>
          <table:table-cell office:value-type="date" office:date-value="2017-06-01T09:10:00" calcext:value-type="date">
            <text:p>01/06/17 09:10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table:number-columns-repeated="9"/>
          <table:table-cell office:value-type="date" office:date-value="2017-08-28T09:32:00" calcext:value-type="date">
            <text:p>28/08/17 09:32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table:number-columns-repeated="9"/>
          <table:table-cell office:value-type="date" office:date-value="2017-09-05T10:00:00" calcext:value-type="date">
            <text:p>05/09/17 10:0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table:number-columns-repeated="9"/>
          <table:table-cell office:value-type="date" office:date-value="2017-09-28T09:34:00" calcext:value-type="date">
            <text:p>28/09/17 09:3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number-columns-repeated="9"/>
          <table:table-cell office:value-type="date" office:date-value="2017-11-28T10:15:00" calcext:value-type="date">
            <text:p>28/11/17 10:1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table:number-columns-repeated="9"/>
          <table:table-cell office:value-type="date" office:date-value="2017-12-01" calcext:value-type="date">
            <text:p>01/12/17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8-04-27T09:20:00" calcext:value-type="date">
            <text:p>27/04/18 09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8-05-31T10:53:00" calcext:value-type="date">
            <text:p>31/05/18 10:53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number-columns-repeated="9"/>
          <table:table-cell office:value-type="date" office:date-value="2018-07-04T09:30:00" calcext:value-type="date">
            <text:p>04/07/18 09:3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table:number-columns-repeated="9"/>
          <table:table-cell office:value-type="date" office:date-value="2018-08-01T10:18:00" calcext:value-type="date">
            <text:p>01/08/18 10:18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9"/>
          <table:table-cell office:value-type="date" office:date-value="2018-09-05T09:44:00" calcext:value-type="date">
            <text:p>05/09/18 09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9-04-04T11:24:00" calcext:value-type="date">
            <text:p>04/04/19 11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19-05-07T10:29:00" calcext:value-type="date">
            <text:p>07/05/19 10:29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9"/>
          <table:table-cell office:value-type="date" office:date-value="2019-06-06T09:40:00" calcext:value-type="date">
            <text:p>06/06/19 09:4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number-columns-repeated="9"/>
          <table:table-cell office:value-type="date" office:date-value="2019-07-04T09:12:00" calcext:value-type="date">
            <text:p>04/07/19 09:1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number-columns-repeated="9"/>
          <table:table-cell office:value-type="date" office:date-value="2019-08-06T09:50:00" calcext:value-type="date">
            <text:p>06/08/19 09:5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table:number-columns-repeated="9"/>
          <table:table-cell office:value-type="date" office:date-value="2019-09-04T09:27:00" calcext:value-type="date">
            <text:p>04/09/19 09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20-02-04T11:42:00" calcext:value-type="date">
            <text:p>04/02/20 11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20-03-03T10:25:00" calcext:value-type="date">
            <text:p>03/03/20 10:25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table:number-columns-repeated="9"/>
          <table:table-cell office:value-type="date" office:date-value="2020-06-10T09:14:00" calcext:value-type="date">
            <text:p>10/06/20 09:14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table:number-columns-repeated="9"/>
          <table:table-cell office:value-type="date" office:date-value="2020-07-08T09:37:00" calcext:value-type="date">
            <text:p>08/07/20 09:37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table:number-columns-repeated="9"/>
          <table:table-cell office:value-type="date" office:date-value="2020-08-05T10:40:00" calcext:value-type="date">
            <text:p>05/08/20 10:4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number-columns-repeated="9"/>
          <table:table-cell office:value-type="date" office:date-value="2020-09-08T08:41:00" calcext:value-type="date">
            <text:p>08/09/20 08:4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table:number-columns-repeated="9"/>
          <table:table-cell office:value-type="date" office:date-value="2020-10-06T09:45:00" calcext:value-type="date">
            <text:p>06/10/20 09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21-04-07T10:09:00" calcext:value-type="date">
            <text:p>07/04/21 10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21-05-04T09:53:00" calcext:value-type="date">
            <text:p>04/05/21 09:5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  <table:table-cell office:value-type="date" office:date-value="2021-05-26T09:15:00" calcext:value-type="date">
            <text:p>26/05/21 09:15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number-columns-repeated="9"/>
          <table:table-cell office:value-type="date" office:date-value="2021-06-22T08:41:00" calcext:value-type="date">
            <text:p>22/06/21 08:41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table:number-columns-repeated="9"/>
          <table:table-cell office:value-type="date" office:date-value="2021-07-28T10:14:00" calcext:value-type="date">
            <text:p>28/07/21 10:14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number-columns-repeated="9"/>
          <table:table-cell office:value-type="date" office:date-value="2021-08-31T08:20:00" calcext:value-type="date">
            <text:p>31/08/21 08:2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table:number-columns-repeated="9"/>
          <table:table-cell office:value-type="date" office:date-value="2021-10-05T09:51:00" calcext:value-type="date">
            <text:p>05/10/21 09:5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table:number-columns-repeated="9"/>
          <table:table-cell office:value-type="date" office:date-value="2021-12-01" calcext:value-type="date">
            <text:p>01/12/21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22-03-31T09:11:00" calcext:value-type="date">
            <text:p>31/03/22 09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date" office:date-value="2022-05-05T09:20:00" calcext:value-type="date">
            <text:p>05/05/22 09:2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table:number-columns-repeated="9"/>
          <table:table-cell office:value-type="date" office:date-value="2022-06-09T09:55:00" calcext:value-type="date">
            <text:p>09/06/22 09:55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number-columns-repeated="9"/>
          <table:table-cell office:value-type="date" office:date-value="2022-06-28T09:33:00" calcext:value-type="date">
            <text:p>28/06/22 09:33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table:number-columns-repeated="9"/>
          <table:table-cell office:value-type="date" office:date-value="2022-07-27T10:08:00" calcext:value-type="date">
            <text:p>27/07/22 10:0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table:number-columns-repeated="9"/>
          <table:table-cell office:value-type="date" office:date-value="2022-08-18T10:11:00" calcext:value-type="date">
            <text:p>18/08/22 10:1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number-columns-repeated="9"/>
          <table:table-cell office:value-type="date" office:date-value="2022-09-22T09:07:00" calcext:value-type="date">
            <text:p>22/09/22 09:0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ges" table:style-name="ta1">
        <table:table-column table:style-name="co4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column table:style-name="co4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Fleurey</text:p>
          </table:table-cell>
          <table:table-cell table:number-columns-repeated="3"/>
          <table:table-cell table:style-name="ce2" office:value-type="string" calcext:value-type="string">
            <text:p>Vuillecin</text:p>
          </table:table-cell>
          <table:table-cell table:number-columns-repeated="3"/>
          <table:table-cell table:style-name="ce2" office:value-type="string" calcext:value-type="string">
            <text:p>Chenecey</text:p>
          </table:table-cell>
          <table:table-cell table:number-columns-repeated="3"/>
          <table:table-cell table:style-name="ce2" office:value-type="string" calcext:value-type="string">
            <text:p>Villiers sur Nohai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e-heure de début</text:p>
          </table:table-cell>
          <table:table-cell office:value-type="string" calcext:value-type="string">
            <text:p>Cote retenue (cm)</text:p>
          </table:table-cell>
          <table:table-cell office:value-type="string" calcext:value-type="string">
            <text:p>Débit (m3/s)</text:p>
          </table:table-cell>
          <table:table-cell/>
          <table:table-cell office:value-type="string" calcext:value-type="string">
            <text:p>Date-heure de début</text:p>
          </table:table-cell>
          <table:table-cell office:value-type="string" calcext:value-type="string">
            <text:p>Cote retenue (cm)</text:p>
          </table:table-cell>
          <table:table-cell office:value-type="string" calcext:value-type="string">
            <text:p>Débit (m3/s)</text:p>
          </table:table-cell>
          <table:table-cell/>
          <table:table-cell table:style-name="Default" office:value-type="string" calcext:value-type="string">
            <text:p>Date-heure de début</text:p>
          </table:table-cell>
          <table:table-cell office:value-type="string" calcext:value-type="string">
            <text:p>Cote retenue (cm)</text:p>
          </table:table-cell>
          <table:table-cell office:value-type="string" calcext:value-type="string">
            <text:p>Débit (m3/s)</text:p>
          </table:table-cell>
          <table:table-cell/>
          <table:table-cell table:style-name="Default" office:value-type="string" calcext:value-type="string">
            <text:p>Date-heure de début</text:p>
          </table:table-cell>
          <table:table-cell office:value-type="string" calcext:value-type="string">
            <text:p>Cote retenue (cm)</text:p>
          </table:table-cell>
          <table:table-cell office:value-type="string" calcext:value-type="string">
            <text:p>Débit (m3/s)</text:p>
          </table:table-cell>
        </table:table-row>
        <table:table-row table:style-name="ro1">
          <table:table-cell office:value-type="date" office:date-value="2023-01-10T11:00:00" calcext:value-type="date">
            <text:p>10/01/23 11:00</text:p>
          </table:table-cell>
          <table:table-cell office:value-type="string" calcext:value-type="string">
            <text:p>213.5</text:p>
          </table:table-cell>
          <table:table-cell office:value-type="string" calcext:value-type="string">
            <text:p>70.4</text:p>
          </table:table-cell>
          <table:table-cell/>
          <table:table-cell table:style-name="ce1" office:value-type="date" office:date-value="2023-01-17T11:25:00" calcext:value-type="date">
            <text:p>17/01/23 11:25</text:p>
          </table:table-cell>
          <table:table-cell office:value-type="string" calcext:value-type="string">
            <text:p>110.5</text:p>
          </table:table-cell>
          <table:table-cell office:value-type="string" calcext:value-type="string">
            <text:p>7.37</text:p>
          </table:table-cell>
          <table:table-cell/>
          <table:table-cell office:value-type="date" office:date-value="2023-01-17T09:30:00" calcext:value-type="date">
            <text:p>17/01/23 09:3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00.</text:p>
          </table:table-cell>
          <table:table-cell/>
          <table:table-cell office:value-type="date" office:date-value="2023-01-26T10:24:00" calcext:value-type="date">
            <text:p>26/01/23 10:24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5.41</text:p>
          </table:table-cell>
        </table:table-row>
        <table:table-row table:style-name="ro1">
          <table:table-cell office:value-type="date" office:date-value="2022-12-15T13:00:00" calcext:value-type="date">
            <text:p>15/12/22 13: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7.8</text:p>
          </table:table-cell>
          <table:table-cell/>
          <table:table-cell table:style-name="ce1" office:value-type="date" office:date-value="2022-12-26T11:00:00" calcext:value-type="date">
            <text:p>26/12/22 11:0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20.1</text:p>
          </table:table-cell>
          <table:table-cell/>
          <table:table-cell office:value-type="date" office:date-value="2022-12-27T14:15:00" calcext:value-type="date">
            <text:p>27/12/22 14:15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18.</text:p>
          </table:table-cell>
          <table:table-cell/>
          <table:table-cell office:value-type="date" office:date-value="2022-12-07T11:10:00" calcext:value-type="date">
            <text:p>07/12/22 11:10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2.60</text:p>
          </table:table-cell>
        </table:table-row>
        <table:table-row table:style-name="ro1">
          <table:table-cell office:value-type="date" office:date-value="2022-11-04T11:00:00" calcext:value-type="date">
            <text:p>04/11/22 11:0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6.2</text:p>
          </table:table-cell>
          <table:table-cell/>
          <table:table-cell table:style-name="ce1" office:value-type="date" office:date-value="2022-11-22T10:15:00" calcext:value-type="date">
            <text:p>22/11/22 10:15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6.23</text:p>
          </table:table-cell>
          <table:table-cell/>
          <table:table-cell office:value-type="date" office:date-value="2022-12-13T11:25:00" calcext:value-type="date">
            <text:p>13/12/22 11:25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8.7</text:p>
          </table:table-cell>
          <table:table-cell/>
          <table:table-cell office:value-type="date" office:date-value="2022-10-27T10:10:00" calcext:value-type="date">
            <text:p>27/10/22 10:10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date" office:date-value="2022-10-26T13:55:00" calcext:value-type="date">
            <text:p>26/10/22 13:55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1.2</text:p>
          </table:table-cell>
          <table:table-cell/>
          <table:table-cell table:style-name="ce1" office:value-type="date" office:date-value="2022-10-20T10:25:00" calcext:value-type="date">
            <text:p>20/10/22 10:25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754</text:p>
          </table:table-cell>
          <table:table-cell/>
          <table:table-cell office:value-type="date" office:date-value="2022-11-22T11:15:00" calcext:value-type="date">
            <text:p>22/11/22 11:15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77.7</text:p>
          </table:table-cell>
          <table:table-cell/>
          <table:table-cell office:value-type="date" office:date-value="2022-09-22T09:07:00" calcext:value-type="date">
            <text:p>22/09/22 09:07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date" office:date-value="2022-08-11T13:00:00" calcext:value-type="date">
            <text:p>11/08/22 13:0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5</text:p>
          </table:table-cell>
          <table:table-cell/>
          <table:table-cell table:style-name="ce1" office:value-type="date" office:date-value="2022-09-29T10:40:00" calcext:value-type="date">
            <text:p>29/09/22 10:4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.58</text:p>
          </table:table-cell>
          <table:table-cell/>
          <table:table-cell office:value-type="date" office:date-value="2022-11-04T09:54:00" calcext:value-type="date">
            <text:p>04/11/22 09:54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7.4</text:p>
          </table:table-cell>
          <table:table-cell/>
          <table:table-cell office:value-type="date" office:date-value="2022-08-18T10:11:00" calcext:value-type="date">
            <text:p>18/08/22 10:11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date" office:date-value="2022-07-07T11:00:00" calcext:value-type="date">
            <text:p>07/07/22 11:0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68</text:p>
          </table:table-cell>
          <table:table-cell/>
          <table:table-cell table:style-name="ce1" office:value-type="date" office:date-value="2022-09-22T07:30:00" calcext:value-type="date">
            <text:p>22/09/22 07:30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1.05</text:p>
          </table:table-cell>
          <table:table-cell/>
          <table:table-cell office:value-type="date" office:date-value="2022-09-29T09:10:00" calcext:value-type="date">
            <text:p>29/09/22 09:1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147.</text:p>
          </table:table-cell>
          <table:table-cell/>
          <table:table-cell office:value-type="date" office:date-value="2022-07-27T10:08:00" calcext:value-type="date">
            <text:p>27/07/22 10:08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date" office:date-value="2022-05-17T11:00:00" calcext:value-type="date">
            <text:p>17/05/22 11:0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6.81</text:p>
          </table:table-cell>
          <table:table-cell/>
          <table:table-cell table:style-name="ce1" office:value-type="date" office:date-value="2022-08-11T10:00:00" calcext:value-type="date">
            <text:p>11/08/22 10:0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110</text:p>
          </table:table-cell>
          <table:table-cell/>
          <table:table-cell office:value-type="date" office:date-value="2022-08-18T10:20:00" calcext:value-type="date">
            <text:p>18/08/22 10:2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09</text:p>
          </table:table-cell>
          <table:table-cell/>
          <table:table-cell office:value-type="date" office:date-value="2022-06-28T09:33:00" calcext:value-type="date">
            <text:p>28/06/22 09:33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1.93</text:p>
          </table:table-cell>
        </table:table-row>
        <table:table-row table:style-name="ro1">
          <table:table-cell office:value-type="date" office:date-value="2022-04-05" calcext:value-type="date">
            <text:p>05/04/22 0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9.11</text:p>
          </table:table-cell>
          <table:table-cell/>
          <table:table-cell table:style-name="ce1" office:value-type="date" office:date-value="2022-07-28T11:15:00" calcext:value-type="date">
            <text:p>28/07/22 11:15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137</text:p>
          </table:table-cell>
          <table:table-cell/>
          <table:table-cell office:value-type="date" office:date-value="2022-08-04T07:30:00" calcext:value-type="date">
            <text:p>04/08/22 07:3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30</text:p>
          </table:table-cell>
          <table:table-cell/>
          <table:table-cell office:value-type="date" office:date-value="2022-06-09T09:55:00" calcext:value-type="date">
            <text:p>09/06/22 09:55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date" office:date-value="2022-02-04T12:00:00" calcext:value-type="date">
            <text:p>04/02/22 12:0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38.8</text:p>
          </table:table-cell>
          <table:table-cell/>
          <table:table-cell table:style-name="ce1" office:value-type="date" office:date-value="2022-07-05T11:40:00" calcext:value-type="date">
            <text:p>05/07/22 11:40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0.391</text:p>
          </table:table-cell>
          <table:table-cell/>
          <table:table-cell office:value-type="date" office:date-value="2022-07-20T07:50:00" calcext:value-type="date">
            <text:p>20/07/22 07: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85</text:p>
          </table:table-cell>
          <table:table-cell/>
          <table:table-cell office:value-type="date" office:date-value="2022-05-05T09:20:00" calcext:value-type="date">
            <text:p>05/05/22 09:20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2.60</text:p>
          </table:table-cell>
        </table:table-row>
        <table:table-row table:style-name="ro1">
          <table:table-cell office:value-type="date" office:date-value="2022-01-14T11:45:00" calcext:value-type="date">
            <text:p>14/01/22 11:45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8.9</text:p>
          </table:table-cell>
          <table:table-cell/>
          <table:table-cell table:style-name="ce1" office:value-type="date" office:date-value="2022-05-12T10:10:00" calcext:value-type="date">
            <text:p>12/05/22 10:1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714</text:p>
          </table:table-cell>
          <table:table-cell/>
          <table:table-cell office:value-type="date" office:date-value="2022-06-22T12:00:00" calcext:value-type="date">
            <text:p>22/06/22 12: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44</text:p>
          </table:table-cell>
          <table:table-cell/>
          <table:table-cell office:value-type="date" office:date-value="2022-03-31T09:11:00" calcext:value-type="date">
            <text:p>31/03/22 09:11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3.37</text:p>
          </table:table-cell>
        </table:table-row>
        <table:table-row table:style-name="ro1">
          <table:table-cell office:value-type="date" office:date-value="2021-12-29T09:40:00" calcext:value-type="date">
            <text:p>29/12/21 09:4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71.3</text:p>
          </table:table-cell>
          <table:table-cell/>
          <table:table-cell table:style-name="ce1" office:value-type="date" office:date-value="2022-04-21T13:45:00" calcext:value-type="date">
            <text:p>21/04/22 13:45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.798</text:p>
          </table:table-cell>
          <table:table-cell/>
          <table:table-cell office:value-type="date" office:date-value="2022-05-06T08:48:00" calcext:value-type="date">
            <text:p>06/05/22 08:48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1.5</text:p>
          </table:table-cell>
          <table:table-cell/>
          <table:table-cell office:value-type="date" office:date-value="2022-03-01T10:59:00" calcext:value-type="date">
            <text:p>01/03/22 10:59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3.95</text:p>
          </table:table-cell>
        </table:table-row>
        <table:table-row table:style-name="ro1">
          <table:table-cell office:value-type="date" office:date-value="2021-12-14" calcext:value-type="date">
            <text:p>14/12/21 00:0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4.9</text:p>
          </table:table-cell>
          <table:table-cell/>
          <table:table-cell table:style-name="ce1" office:value-type="date" office:date-value="2022-02-18T11:20:00" calcext:value-type="date">
            <text:p>18/02/22 11:2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13.1</text:p>
          </table:table-cell>
          <table:table-cell/>
          <table:table-cell office:value-type="date" office:date-value="2022-04-15T13:14:00" calcext:value-type="date">
            <text:p>15/04/22 13:14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33.4</text:p>
          </table:table-cell>
          <table:table-cell/>
          <table:table-cell office:value-type="date" office:date-value="2022-01-25T10:25:00" calcext:value-type="date">
            <text:p>25/01/22 10:25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4.88</text:p>
          </table:table-cell>
        </table:table-row>
        <table:table-row table:style-name="ro1">
          <table:table-cell office:value-type="date" office:date-value="2021-11-19T11:25:00" calcext:value-type="date">
            <text:p>19/11/21 11:2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7.72</text:p>
          </table:table-cell>
          <table:table-cell/>
          <table:table-cell table:style-name="ce1" office:value-type="date" office:date-value="2022-01-28T10:00:00" calcext:value-type="date">
            <text:p>28/01/22 10: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750</text:p>
          </table:table-cell>
          <table:table-cell/>
          <table:table-cell office:value-type="date" office:date-value="2022-04-06T09:50:00" calcext:value-type="date">
            <text:p>06/04/22 09:5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8.0</text:p>
          </table:table-cell>
          <table:table-cell/>
          <table:table-cell office:value-type="date" office:date-value="2021-12-22T10:40:00" calcext:value-type="date">
            <text:p>22/12/21 10:40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3.98</text:p>
          </table:table-cell>
        </table:table-row>
        <table:table-row table:style-name="ro1">
          <table:table-cell office:value-type="date" office:date-value="2021-10-06T12:00:00" calcext:value-type="date">
            <text:p>06/10/21 12:0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9.69</text:p>
          </table:table-cell>
          <table:table-cell/>
          <table:table-cell table:style-name="ce1" office:value-type="date" office:date-value="2022-01-25T11:55:00" calcext:value-type="date">
            <text:p>25/01/22 11:55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11</text:p>
          </table:table-cell>
          <table:table-cell/>
          <table:table-cell office:value-type="date" office:date-value="2022-03-23T15:00:00" calcext:value-type="date">
            <text:p>23/03/22 15:0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3.0</text:p>
          </table:table-cell>
          <table:table-cell/>
          <table:table-cell office:value-type="date" office:date-value="2021-11-16T09:57:00" calcext:value-type="date">
            <text:p>16/11/21 09:57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2.11</text:p>
          </table:table-cell>
        </table:table-row>
        <table:table-row table:style-name="ro1">
          <table:table-cell office:value-type="date" office:date-value="2021-09-10T12:00:00" calcext:value-type="date">
            <text:p>10/09/21 12:0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5.50</text:p>
          </table:table-cell>
          <table:table-cell/>
          <table:table-cell table:style-name="ce1" office:value-type="date" office:date-value="2021-12-20T12:10:00" calcext:value-type="date">
            <text:p>20/12/21 12:1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88</text:p>
          </table:table-cell>
          <table:table-cell/>
          <table:table-cell office:value-type="date" office:date-value="2022-01-26T13:19:00" calcext:value-type="date">
            <text:p>26/01/22 13:19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8.1</text:p>
          </table:table-cell>
          <table:table-cell/>
          <table:table-cell office:value-type="date" office:date-value="2021-10-05T09:51:00" calcext:value-type="date">
            <text:p>05/10/21 09:51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.36</text:p>
          </table:table-cell>
        </table:table-row>
        <table:table-row table:style-name="ro1">
          <table:table-cell office:value-type="date" office:date-value="2021-09-01T11:30:00" calcext:value-type="date">
            <text:p>01/09/21 11:3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.63</text:p>
          </table:table-cell>
          <table:table-cell/>
          <table:table-cell table:style-name="ce1" office:value-type="date" office:date-value="2021-11-24T12:45:00" calcext:value-type="date">
            <text:p>24/11/21 12: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623</text:p>
          </table:table-cell>
          <table:table-cell/>
          <table:table-cell office:value-type="date" office:date-value="2022-01-14T12:00:00" calcext:value-type="date">
            <text:p>14/01/22 12: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42.1</text:p>
          </table:table-cell>
          <table:table-cell/>
          <table:table-cell office:value-type="date" office:date-value="2021-08-31T08:20:00" calcext:value-type="date">
            <text:p>31/08/21 08:20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date" office:date-value="2021-07-22T11:15:00" calcext:value-type="date">
            <text:p>22/07/21 11:15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27.2</text:p>
          </table:table-cell>
          <table:table-cell/>
          <table:table-cell table:style-name="ce1" office:value-type="date" office:date-value="2021-10-28T13:30:00" calcext:value-type="date">
            <text:p>28/10/21 13:30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0.507</text:p>
          </table:table-cell>
          <table:table-cell/>
          <table:table-cell office:value-type="date" office:date-value="2021-12-27T10:30:00" calcext:value-type="date">
            <text:p>27/12/21 10:3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68.</text:p>
          </table:table-cell>
          <table:table-cell/>
          <table:table-cell office:value-type="date" office:date-value="2021-07-28T10:14:00" calcext:value-type="date">
            <text:p>28/07/21 10:14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1.79</text:p>
          </table:table-cell>
        </table:table-row>
        <table:table-row table:style-name="ro1">
          <table:table-cell office:value-type="date" office:date-value="2021-07-20T12:00:00" calcext:value-type="date">
            <text:p>20/07/21 12:0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41.8</text:p>
          </table:table-cell>
          <table:table-cell/>
          <table:table-cell table:style-name="ce1" office:value-type="date" office:date-value="2021-09-07T14:20:00" calcext:value-type="date">
            <text:p>07/09/21 14: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546</text:p>
          </table:table-cell>
          <table:table-cell/>
          <table:table-cell office:value-type="date" office:date-value="2021-12-23T09:45:00" calcext:value-type="date">
            <text:p>23/12/21 09:45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2.0</text:p>
          </table:table-cell>
          <table:table-cell/>
          <table:table-cell office:value-type="date" office:date-value="2021-06-22T09:41:00" calcext:value-type="date">
            <text:p>22/06/21 09:41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2.14</text:p>
          </table:table-cell>
        </table:table-row>
        <table:table-row table:style-name="ro1">
          <table:table-cell office:value-type="date" office:date-value="2021-07-16T15:00:00" calcext:value-type="date">
            <text:p>16/07/21 15:0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140.</text:p>
          </table:table-cell>
          <table:table-cell/>
          <table:table-cell table:style-name="ce1" office:value-type="date" office:date-value="2021-08-24T14:30:00" calcext:value-type="date">
            <text:p>24/08/21 14:3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0.838</text:p>
          </table:table-cell>
          <table:table-cell/>
          <table:table-cell office:value-type="date" office:date-value="2021-11-15T09:25:00" calcext:value-type="date">
            <text:p>15/11/21 09:25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6.6</text:p>
          </table:table-cell>
          <table:table-cell/>
          <table:table-cell office:value-type="date" office:date-value="2021-05-26T09:15:00" calcext:value-type="date">
            <text:p>26/05/21 09:15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3.16</text:p>
          </table:table-cell>
        </table:table-row>
        <table:table-row table:style-name="ro1">
          <table:table-cell office:value-type="date" office:date-value="2021-07-13" calcext:value-type="date">
            <text:p>13/07/21 00:0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3.0</text:p>
          </table:table-cell>
          <table:table-cell/>
          <table:table-cell table:style-name="ce1" office:value-type="date" office:date-value="2021-07-01T10:30:00" calcext:value-type="date">
            <text:p>01/07/21 10:3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.71</text:p>
          </table:table-cell>
          <table:table-cell/>
          <table:table-cell office:value-type="date" office:date-value="2021-11-10T12:30:00" calcext:value-type="date">
            <text:p>10/11/21 12:30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4.8</text:p>
          </table:table-cell>
          <table:table-cell/>
          <table:table-cell office:value-type="date" office:date-value="2021-05-04T09:53:00" calcext:value-type="date">
            <text:p>04/05/21 09:5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3.05</text:p>
          </table:table-cell>
        </table:table-row>
        <table:table-row table:style-name="ro1">
          <table:table-cell office:value-type="date" office:date-value="2021-06-09" calcext:value-type="date">
            <text:p>09/06/21 00:0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8.3</text:p>
          </table:table-cell>
          <table:table-cell/>
          <table:table-cell table:style-name="ce1" office:value-type="date" office:date-value="2021-06-29T10:25:00" calcext:value-type="date">
            <text:p>29/06/21 10:25</text:p>
          </table:table-cell>
          <table:table-cell office:value-type="string" calcext:value-type="string">
            <text:p>104.5</text:p>
          </table:table-cell>
          <table:table-cell office:value-type="string" calcext:value-type="string">
            <text:p>2.22</text:p>
          </table:table-cell>
          <table:table-cell/>
          <table:table-cell office:value-type="date" office:date-value="2021-10-05T10:00:00" calcext:value-type="date">
            <text:p>05/10/21 10:00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56.5</text:p>
          </table:table-cell>
          <table:table-cell/>
          <table:table-cell office:value-type="date" office:date-value="2021-04-07T10:09:00" calcext:value-type="date">
            <text:p>07/04/21 10:09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3.82</text:p>
          </table:table-cell>
        </table:table-row>
        <table:table-row table:style-name="ro1">
          <table:table-cell office:value-type="date" office:date-value="2021-05-07" calcext:value-type="date">
            <text:p>07/05/21 00:0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46.1</text:p>
          </table:table-cell>
          <table:table-cell/>
          <table:table-cell table:style-name="ce1" office:value-type="date" office:date-value="2021-05-04" calcext:value-type="date">
            <text:p>04/05/21 00: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.76</text:p>
          </table:table-cell>
          <table:table-cell/>
          <table:table-cell office:value-type="date" office:date-value="2021-08-03T11:00:00" calcext:value-type="date">
            <text:p>03/08/21 11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.6</text:p>
          </table:table-cell>
          <table:table-cell/>
          <table:table-cell office:value-type="date" office:date-value="2021-03-04T10:54:00" calcext:value-type="date">
            <text:p>04/03/21 10:54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date" office:date-value="2021-04-28" calcext:value-type="date">
            <text:p>28/04/21 00: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.84</text:p>
          </table:table-cell>
          <table:table-cell/>
          <table:table-cell table:style-name="ce1" office:value-type="date" office:date-value="2021-04-22" calcext:value-type="date">
            <text:p>22/04/21 00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564</text:p>
          </table:table-cell>
          <table:table-cell/>
          <table:table-cell office:value-type="date" office:date-value="2021-07-21T09:50:00" calcext:value-type="date">
            <text:p>21/07/21 09:5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61.9</text:p>
          </table:table-cell>
          <table:table-cell/>
          <table:table-cell office:value-type="date" office:date-value="2021-02-02T11:02:00" calcext:value-type="date">
            <text:p>02/02/21 11:02</text:p>
          </table:table-cell>
          <table:table-cell office:value-type="string" calcext:value-type="string">
            <text:p>153.8</text:p>
          </table:table-cell>
          <table:table-cell office:value-type="string" calcext:value-type="string">
            <text:p>15.4</text:p>
          </table:table-cell>
        </table:table-row>
        <table:table-row table:style-name="ro1">
          <table:table-cell office:value-type="date" office:date-value="2021-04-15" calcext:value-type="date">
            <text:p>15/04/21 00:00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9.38</text:p>
          </table:table-cell>
          <table:table-cell/>
          <table:table-cell table:style-name="ce1" office:value-type="date" office:date-value="2021-03-10T10:00:00" calcext:value-type="date">
            <text:p>10/03/21 10:00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0.735</text:p>
          </table:table-cell>
          <table:table-cell/>
          <table:table-cell office:value-type="date" office:date-value="2021-07-16T09:30:00" calcext:value-type="date">
            <text:p>16/07/21 09:3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440.</text:p>
          </table:table-cell>
          <table:table-cell/>
          <table:table-cell office:value-type="date" office:date-value="2021-01-05T11:23:00" calcext:value-type="date">
            <text:p>05/01/21 11:23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5.28</text:p>
          </table:table-cell>
        </table:table-row>
        <table:table-row table:style-name="ro1">
          <table:table-cell office:value-type="date" office:date-value="2021-03-09" calcext:value-type="date">
            <text:p>09/03/21 00:0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1.9</text:p>
          </table:table-cell>
          <table:table-cell/>
          <table:table-cell table:style-name="ce1" office:value-type="date" office:date-value="2021-02-23" calcext:value-type="date">
            <text:p>23/02/21 00: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96</text:p>
          </table:table-cell>
          <table:table-cell/>
          <table:table-cell office:value-type="date" office:date-value="2021-06-07T13:15:00" calcext:value-type="date">
            <text:p>07/06/21 13:1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2.8</text:p>
          </table:table-cell>
          <table:table-cell/>
          <table:table-cell office:value-type="date" office:date-value="2020-11-17T10:09:00" calcext:value-type="date">
            <text:p>17/11/20 10:09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.46</text:p>
          </table:table-cell>
        </table:table-row>
        <table:table-row table:style-name="ro1">
          <table:table-cell office:value-type="date" office:date-value="2021-02-11" calcext:value-type="date">
            <text:p>11/02/21 00:0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55.8</text:p>
          </table:table-cell>
          <table:table-cell/>
          <table:table-cell table:style-name="ce1" office:value-type="date" office:date-value="2021-01-30" calcext:value-type="date">
            <text:p>30/01/21 00:0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34.9</text:p>
          </table:table-cell>
          <table:table-cell/>
          <table:table-cell office:value-type="date" office:date-value="2021-05-11T08:40:00" calcext:value-type="date">
            <text:p>11/05/21 08:4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267.</text:p>
          </table:table-cell>
          <table:table-cell/>
          <table:table-cell office:value-type="date" office:date-value="2020-10-06T09:45:00" calcext:value-type="date">
            <text:p>06/10/20 09:4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2.00</text:p>
          </table:table-cell>
        </table:table-row>
        <table:table-row table:style-name="ro1">
          <table:table-cell office:value-type="date" office:date-value="2021-01-28" calcext:value-type="date">
            <text:p>28/01/21 00:0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71.0</text:p>
          </table:table-cell>
          <table:table-cell/>
          <table:table-cell table:style-name="ce1" office:value-type="date" office:date-value="2021-01-27" calcext:value-type="date">
            <text:p>27/01/21 00:00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5.24</text:p>
          </table:table-cell>
          <table:table-cell/>
          <table:table-cell office:value-type="date" office:date-value="2021-04-01" calcext:value-type="date">
            <text:p>01/04/21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3.7</text:p>
          </table:table-cell>
          <table:table-cell/>
          <table:table-cell office:value-type="date" office:date-value="2020-09-08T08:41:00" calcext:value-type="date">
            <text:p>08/09/20 08:41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date" office:date-value="2021-01-06" calcext:value-type="date">
            <text:p>06/01/21 00:0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8.9</text:p>
          </table:table-cell>
          <table:table-cell/>
          <table:table-cell table:style-name="ce1" office:value-type="date" office:date-value="2020-11-10" calcext:value-type="date">
            <text:p>10/11/20 00:0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.23</text:p>
          </table:table-cell>
          <table:table-cell/>
          <table:table-cell office:value-type="date" office:date-value="2021-03-09T09:30:00" calcext:value-type="date">
            <text:p>09/03/21 09:3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4.6</text:p>
          </table:table-cell>
          <table:table-cell/>
          <table:table-cell office:value-type="date" office:date-value="2020-08-05T10:40:00" calcext:value-type="date">
            <text:p>05/08/20 10:40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date" office:date-value="2020-12-22" calcext:value-type="date">
            <text:p>22/12/20 00:00</text:p>
          </table:table-cell>
          <table:table-cell office:value-type="string" calcext:value-type="string">
            <text:p>171.5</text:p>
          </table:table-cell>
          <table:table-cell office:value-type="string" calcext:value-type="string">
            <text:p>57.1</text:p>
          </table:table-cell>
          <table:table-cell/>
          <table:table-cell table:style-name="ce1" office:value-type="date" office:date-value="2020-09-10" calcext:value-type="date">
            <text:p>10/09/20 00:0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189</text:p>
          </table:table-cell>
          <table:table-cell/>
          <table:table-cell office:value-type="date" office:date-value="2021-03-01" calcext:value-type="date">
            <text:p>01/03/21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9.7</text:p>
          </table:table-cell>
          <table:table-cell/>
          <table:table-cell office:value-type="date" office:date-value="2020-07-08T09:37:00" calcext:value-type="date">
            <text:p>08/07/20 09:37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office:value-type="date" office:date-value="2020-12-04" calcext:value-type="date">
            <text:p>04/12/20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9.71</text:p>
          </table:table-cell>
          <table:table-cell/>
          <table:table-cell table:style-name="ce1" office:value-type="date" office:date-value="2020-08-05" calcext:value-type="date">
            <text:p>05/08/20 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.255</text:p>
          </table:table-cell>
          <table:table-cell/>
          <table:table-cell office:value-type="date" office:date-value="2021-01-15T09:40:00" calcext:value-type="date">
            <text:p>15/01/21 09:4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344.</text:p>
          </table:table-cell>
          <table:table-cell/>
          <table:table-cell office:value-type="date" office:date-value="2020-06-10T09:14:00" calcext:value-type="date">
            <text:p>10/06/20 09:14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.39</text:p>
          </table:table-cell>
        </table:table-row>
        <table:table-row table:style-name="ro1">
          <table:table-cell office:value-type="date" office:date-value="2020-11-20" calcext:value-type="date">
            <text:p>20/11/20 00: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5.0</text:p>
          </table:table-cell>
          <table:table-cell/>
          <table:table-cell table:style-name="ce1" office:value-type="date" office:date-value="2020-06-05" calcext:value-type="date">
            <text:p>05/06/20 00:0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0.797</text:p>
          </table:table-cell>
          <table:table-cell/>
          <table:table-cell office:value-type="date" office:date-value="2021-01-13T09:45:00" calcext:value-type="date">
            <text:p>13/01/21 09:45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8.1</text:p>
          </table:table-cell>
          <table:table-cell/>
          <table:table-cell office:value-type="date" office:date-value="2020-05-12T08:10:00" calcext:value-type="date">
            <text:p>12/05/20 08:10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4.19</text:p>
          </table:table-cell>
        </table:table-row>
        <table:table-row table:style-name="ro1">
          <table:table-cell office:value-type="date" office:date-value="2020-09-17" calcext:value-type="date">
            <text:p>17/09/20 00: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17</text:p>
          </table:table-cell>
          <table:table-cell/>
          <table:table-cell table:style-name="ce1" office:value-type="date" office:date-value="2020-03-12" calcext:value-type="date">
            <text:p>12/03/20 00:0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10.2</text:p>
          </table:table-cell>
          <table:table-cell/>
          <table:table-cell office:value-type="date" office:date-value="2020-10-26T11:30:00" calcext:value-type="date">
            <text:p>26/10/20 11:30</text:p>
          </table:table-cell>
          <table:table-cell office:value-type="string" calcext:value-type="string">
            <text:p>168.5</text:p>
          </table:table-cell>
          <table:table-cell office:value-type="string" calcext:value-type="string">
            <text:p>139.</text:p>
          </table:table-cell>
          <table:table-cell/>
          <table:table-cell office:value-type="date" office:date-value="2020-03-03T10:25:00" calcext:value-type="date">
            <text:p>03/03/20 10:25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date" office:date-value="2020-09-03" calcext:value-type="date">
            <text:p>03/09/20 00: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16</text:p>
          </table:table-cell>
          <table:table-cell/>
          <table:table-cell table:style-name="ce1" office:value-type="date" office:date-value="2020-03-03" calcext:value-type="date">
            <text:p>03/03/20 00:0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3.9</text:p>
          </table:table-cell>
          <table:table-cell/>
          <table:table-cell office:value-type="date" office:date-value="2020-10-22" calcext:value-type="date">
            <text:p>22/10/20 00:0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2.7</text:p>
          </table:table-cell>
          <table:table-cell/>
          <table:table-cell office:value-type="date" office:date-value="2020-02-04T11:42:00" calcext:value-type="date">
            <text:p>04/02/20 11:42</text:p>
          </table:table-cell>
          <table:table-cell office:value-type="string" calcext:value-type="string">
            <text:p>105.7</text:p>
          </table:table-cell>
          <table:table-cell office:value-type="string" calcext:value-type="string">
            <text:p>8.17</text:p>
          </table:table-cell>
        </table:table-row>
        <table:table-row table:style-name="ro1">
          <table:table-cell office:value-type="date" office:date-value="2020-08-19T15:00:00" calcext:value-type="date">
            <text:p>19/08/20 15:0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50</text:p>
          </table:table-cell>
          <table:table-cell/>
          <table:table-cell table:style-name="ce1" office:value-type="date" office:date-value="2020-01-21" calcext:value-type="date">
            <text:p>21/01/20 00:0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55</text:p>
          </table:table-cell>
          <table:table-cell/>
          <table:table-cell office:value-type="date" office:date-value="2020-09-29" calcext:value-type="date">
            <text:p>29/09/20 00:0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14.1</text:p>
          </table:table-cell>
          <table:table-cell/>
          <table:table-cell office:value-type="date" office:date-value="2020-01-07T11:08:00" calcext:value-type="date">
            <text:p>07/01/20 11:08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date" office:date-value="2020-08-06" calcext:value-type="date">
            <text:p>06/08/20 00:0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91</text:p>
          </table:table-cell>
          <table:table-cell/>
          <table:table-cell table:style-name="ce1" office:value-type="date" office:date-value="2019-12-23T12:00:00" calcext:value-type="date">
            <text:p>23/12/19 12:0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6.2</text:p>
          </table:table-cell>
          <table:table-cell/>
          <table:table-cell office:value-type="date" office:date-value="2020-09-23" calcext:value-type="date">
            <text:p>23/09/20 00:00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4.19</text:p>
          </table:table-cell>
          <table:table-cell/>
          <table:table-cell office:value-type="date" office:date-value="2019-12-04T10:30:00" calcext:value-type="date">
            <text:p>04/12/19 10:30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4.43</text:p>
          </table:table-cell>
        </table:table-row>
        <table:table-row table:style-name="ro1">
          <table:table-cell office:value-type="date" office:date-value="2020-06-19" calcext:value-type="date">
            <text:p>19/06/20 00: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1.2</text:p>
          </table:table-cell>
          <table:table-cell/>
          <table:table-cell table:style-name="ce1" office:value-type="date" office:date-value="2019-12-11" calcext:value-type="date">
            <text:p>11/12/19 00:0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6.94</text:p>
          </table:table-cell>
          <table:table-cell/>
          <table:table-cell office:value-type="date" office:date-value="2020-08-25" calcext:value-type="date">
            <text:p>25/08/20 00: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4.72</text:p>
          </table:table-cell>
          <table:table-cell/>
          <table:table-cell office:value-type="date" office:date-value="2019-11-06T11:52:00" calcext:value-type="date">
            <text:p>06/11/19 11:52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3.01</text:p>
          </table:table-cell>
        </table:table-row>
        <table:table-row table:style-name="ro1">
          <table:table-cell office:value-type="date" office:date-value="2020-05-19" calcext:value-type="date">
            <text:p>19/05/20 00:0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6.42</text:p>
          </table:table-cell>
          <table:table-cell/>
          <table:table-cell table:style-name="ce1" office:value-type="date" office:date-value="2019-11-20" calcext:value-type="date">
            <text:p>20/11/19 00:0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.08</text:p>
          </table:table-cell>
          <table:table-cell/>
          <table:table-cell office:value-type="date" office:date-value="2020-07-29" calcext:value-type="date">
            <text:p>29/07/20 00: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25</text:p>
          </table:table-cell>
          <table:table-cell/>
          <table:table-cell office:value-type="date" office:date-value="2019-10-01T09:30:00" calcext:value-type="date">
            <text:p>01/10/19 09:30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961</text:p>
          </table:table-cell>
        </table:table-row>
        <table:table-row table:style-name="ro1">
          <table:table-cell office:value-type="date" office:date-value="2020-02-04" calcext:value-type="date">
            <text:p>04/02/20 00:0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8.</text:p>
          </table:table-cell>
          <table:table-cell/>
          <table:table-cell table:style-name="ce1" office:value-type="date" office:date-value="2019-11-07" calcext:value-type="date">
            <text:p>07/11/19 00:0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6.80</text:p>
          </table:table-cell>
          <table:table-cell/>
          <table:table-cell office:value-type="date" office:date-value="2020-06-05T09:56:00" calcext:value-type="date">
            <text:p>05/06/20 09:56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8.0</text:p>
          </table:table-cell>
          <table:table-cell/>
          <table:table-cell office:value-type="date" office:date-value="2019-09-04T09:27:00" calcext:value-type="date">
            <text:p>04/09/19 09:27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877</text:p>
          </table:table-cell>
        </table:table-row>
        <table:table-row table:style-name="ro1">
          <table:table-cell office:value-type="date" office:date-value="2020-01-09" calcext:value-type="date">
            <text:p>09/01/20 00:0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3.5</text:p>
          </table:table-cell>
          <table:table-cell/>
          <table:table-cell table:style-name="ce1" office:value-type="date" office:date-value="2019-09-11T09:45:00" calcext:value-type="date">
            <text:p>11/09/19 09:4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0.169</text:p>
          </table:table-cell>
          <table:table-cell/>
          <table:table-cell office:value-type="date" office:date-value="2020-06-05T09:38:00" calcext:value-type="date">
            <text:p>05/06/20 09:38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7.9</text:p>
          </table:table-cell>
          <table:table-cell/>
          <table:table-cell office:value-type="date" office:date-value="2019-08-06T09:50:00" calcext:value-type="date">
            <text:p>06/08/19 09:5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713</text:p>
          </table:table-cell>
        </table:table-row>
        <table:table-row table:style-name="ro1">
          <table:table-cell office:value-type="date" office:date-value="2019-11-29" calcext:value-type="date">
            <text:p>29/11/19 00:0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3.9</text:p>
          </table:table-cell>
          <table:table-cell/>
          <table:table-cell table:style-name="ce1" office:value-type="date" office:date-value="2019-08-27T14:40:00" calcext:value-type="date">
            <text:p>27/08/19 14:4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429</text:p>
          </table:table-cell>
          <table:table-cell/>
          <table:table-cell office:value-type="date" office:date-value="2020-05-29T10:10:00" calcext:value-type="date">
            <text:p>29/05/20 10:10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13.7</text:p>
          </table:table-cell>
          <table:table-cell/>
          <table:table-cell office:value-type="date" office:date-value="2019-07-04T09:12:00" calcext:value-type="date">
            <text:p>04/07/19 09:12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date" office:date-value="2019-09-27" calcext:value-type="date">
            <text:p>27/09/19 00:0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.88</text:p>
          </table:table-cell>
          <table:table-cell/>
          <table:table-cell table:style-name="ce1" office:value-type="date" office:date-value="2019-08-20T10:00:00" calcext:value-type="date">
            <text:p>20/08/19 10:0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0.750</text:p>
          </table:table-cell>
          <table:table-cell/>
          <table:table-cell office:value-type="date" office:date-value="2020-05-29T09:50:00" calcext:value-type="date">
            <text:p>29/05/20 09:50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13.6</text:p>
          </table:table-cell>
          <table:table-cell/>
          <table:table-cell office:value-type="date" office:date-value="2019-06-06T09:40:00" calcext:value-type="date">
            <text:p>06/06/19 09:40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date" office:date-value="2019-08-23T14:30:00" calcext:value-type="date">
            <text:p>23/08/19 14:3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.74</text:p>
          </table:table-cell>
          <table:table-cell/>
          <table:table-cell table:style-name="ce1" office:value-type="date" office:date-value="2019-08-13T11:45:00" calcext:value-type="date">
            <text:p>13/08/19 11:45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0.440</text:p>
          </table:table-cell>
          <table:table-cell/>
          <table:table-cell office:value-type="date" office:date-value="2020-05-13" calcext:value-type="date">
            <text:p>13/05/20 00:0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8.3</text:p>
          </table:table-cell>
          <table:table-cell/>
          <table:table-cell office:value-type="date" office:date-value="2019-05-07T10:29:00" calcext:value-type="date">
            <text:p>07/05/19 10:29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date" office:date-value="2019-07-16" calcext:value-type="date">
            <text:p>16/07/19 00:0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80</text:p>
          </table:table-cell>
          <table:table-cell/>
          <table:table-cell table:style-name="ce1" office:value-type="date" office:date-value="2019-07-16T11:20:00" calcext:value-type="date">
            <text:p>16/07/19 11:2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0.267</text:p>
          </table:table-cell>
          <table:table-cell/>
          <table:table-cell office:value-type="date" office:date-value="2020-04-29" calcext:value-type="date">
            <text:p>29/04/20 00:0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.79</text:p>
          </table:table-cell>
          <table:table-cell/>
          <table:table-cell office:value-type="date" office:date-value="2019-04-04T11:24:00" calcext:value-type="date">
            <text:p>04/04/19 11:24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2.76</text:p>
          </table:table-cell>
        </table:table-row>
        <table:table-row table:style-name="ro1">
          <table:table-cell office:value-type="date" office:date-value="2019-07-03" calcext:value-type="date">
            <text:p>03/07/19 00:0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83</text:p>
          </table:table-cell>
          <table:table-cell/>
          <table:table-cell table:style-name="ce1" office:value-type="date" office:date-value="2019-06-12T12:00:00" calcext:value-type="date">
            <text:p>12/06/19 12:0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.16</text:p>
          </table:table-cell>
          <table:table-cell/>
          <table:table-cell office:value-type="date" office:date-value="2020-03-03" calcext:value-type="date">
            <text:p>03/03/20 00:0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11.</text:p>
          </table:table-cell>
          <table:table-cell/>
          <table:table-cell office:value-type="date" office:date-value="2019-03-12T10:20:00" calcext:value-type="date">
            <text:p>12/03/19 10:20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3.06</text:p>
          </table:table-cell>
        </table:table-row>
        <table:table-row table:style-name="ro1">
          <table:table-cell office:value-type="date" office:date-value="2019-06-18" calcext:value-type="date">
            <text:p>18/06/19 00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7.72</text:p>
          </table:table-cell>
          <table:table-cell/>
          <table:table-cell table:style-name="ce1" office:value-type="date" office:date-value="2019-06-05T14:30:00" calcext:value-type="date">
            <text:p>05/06/19 14:3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589</text:p>
          </table:table-cell>
          <table:table-cell/>
          <table:table-cell office:value-type="date" office:date-value="2020-02-11" calcext:value-type="date">
            <text:p>11/02/20 00:0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48.6</text:p>
          </table:table-cell>
          <table:table-cell/>
          <table:table-cell office:value-type="date" office:date-value="2019-02-05T10:10:00" calcext:value-type="date">
            <text:p>05/02/19 10:10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3.96</text:p>
          </table:table-cell>
        </table:table-row>
        <table:table-row table:style-name="ro1">
          <table:table-cell office:value-type="date" office:date-value="2019-06-13" calcext:value-type="date">
            <text:p>13/06/19 00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5.0</text:p>
          </table:table-cell>
          <table:table-cell/>
          <table:table-cell table:style-name="ce1" office:value-type="date" office:date-value="2019-05-07T10:00:00" calcext:value-type="date">
            <text:p>07/05/19 10:0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.78</text:p>
          </table:table-cell>
          <table:table-cell/>
          <table:table-cell office:value-type="date" office:date-value="2019-12-23" calcext:value-type="date">
            <text:p>23/12/19 00:0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98.</text:p>
          </table:table-cell>
          <table:table-cell/>
          <table:table-cell office:value-type="date" office:date-value="2019-01-08T10:35:00" calcext:value-type="date">
            <text:p>08/01/19 10:35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2.24</text:p>
          </table:table-cell>
        </table:table-row>
        <table:table-row table:style-name="ro1">
          <table:table-cell office:value-type="date" office:date-value="2019-05-23" calcext:value-type="date">
            <text:p>23/05/19 00:0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4.7</text:p>
          </table:table-cell>
          <table:table-cell/>
          <table:table-cell table:style-name="ce1" office:value-type="date" office:date-value="2019-01-24T14:50:00" calcext:value-type="date">
            <text:p>24/01/19 14:5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.10</text:p>
          </table:table-cell>
          <table:table-cell/>
          <table:table-cell office:value-type="date" office:date-value="2019-12-17" calcext:value-type="date">
            <text:p>17/12/19 00:0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90.0</text:p>
          </table:table-cell>
          <table:table-cell/>
          <table:table-cell office:value-type="date" office:date-value="2018-12-11T10:24:00" calcext:value-type="date">
            <text:p>11/12/18 10:24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2.91</text:p>
          </table:table-cell>
        </table:table-row>
        <table:table-row table:style-name="ro1">
          <table:table-cell office:value-type="date" office:date-value="2019-04-30" calcext:value-type="date">
            <text:p>30/04/19 00:0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4.1</text:p>
          </table:table-cell>
          <table:table-cell/>
          <table:table-cell table:style-name="ce1" office:value-type="date" office:date-value="2018-11-21T14:25:00" calcext:value-type="date">
            <text:p>21/11/18 14:25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153</text:p>
          </table:table-cell>
          <table:table-cell/>
          <table:table-cell office:value-type="date" office:date-value="2019-11-13" calcext:value-type="date">
            <text:p>13/11/19 00: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6.5</text:p>
          </table:table-cell>
          <table:table-cell/>
          <table:table-cell office:value-type="date" office:date-value="2018-11-12T11:24:00" calcext:value-type="date">
            <text:p>12/11/18 11:2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date" office:date-value="2019-04-12" calcext:value-type="date">
            <text:p>12/04/19 00:0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3.7</text:p>
          </table:table-cell>
          <table:table-cell/>
          <table:table-cell table:style-name="ce1" office:value-type="date" office:date-value="2018-10-09T13:35:00" calcext:value-type="date">
            <text:p>09/10/18 13:35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117</text:p>
          </table:table-cell>
          <table:table-cell/>
          <table:table-cell office:value-type="date" office:date-value="2019-10-24T09:15:00" calcext:value-type="date">
            <text:p>24/10/19 09:15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74.5</text:p>
          </table:table-cell>
          <table:table-cell/>
          <table:table-cell office:value-type="date" office:date-value="2018-10-04T09:33:00" calcext:value-type="date">
            <text:p>04/10/18 09:33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56</text:p>
          </table:table-cell>
        </table:table-row>
        <table:table-row table:style-name="ro1">
          <table:table-cell office:value-type="date" office:date-value="2019-03-29" calcext:value-type="date">
            <text:p>29/03/19 00:0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7.4</text:p>
          </table:table-cell>
          <table:table-cell/>
          <table:table-cell table:style-name="ce1" office:value-type="date" office:date-value="2018-09-06" calcext:value-type="date">
            <text:p>06/09/18 00:00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0.174</text:p>
          </table:table-cell>
          <table:table-cell/>
          <table:table-cell office:value-type="date" office:date-value="2019-10-03T14:40:00" calcext:value-type="date">
            <text:p>03/10/19 14: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4.8</text:p>
          </table:table-cell>
          <table:table-cell/>
          <table:table-cell office:value-type="date" office:date-value="2018-09-05T09:44:00" calcext:value-type="date">
            <text:p>05/09/18 09:44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1.83</text:p>
          </table:table-cell>
        </table:table-row>
        <table:table-row table:style-name="ro1">
          <table:table-cell office:value-type="date" office:date-value="2019-02-28" calcext:value-type="date">
            <text:p>28/02/19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1.8</text:p>
          </table:table-cell>
          <table:table-cell/>
          <table:table-cell table:style-name="ce1" office:value-type="date" office:date-value="2018-08-30" calcext:value-type="date">
            <text:p>30/08/18 00: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212</text:p>
          </table:table-cell>
          <table:table-cell/>
          <table:table-cell office:value-type="date" office:date-value="2019-09-10T09:30:00" calcext:value-type="date">
            <text:p>10/09/19 09: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30</text:p>
          </table:table-cell>
          <table:table-cell/>
          <table:table-cell office:value-type="date" office:date-value="2018-08-01T10:18:00" calcext:value-type="date">
            <text:p>01/08/18 10:18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.15</text:p>
          </table:table-cell>
        </table:table-row>
        <table:table-row table:style-name="ro1">
          <table:table-cell office:value-type="date" office:date-value="2019-01-23" calcext:value-type="date">
            <text:p>23/01/19 00:0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9.4</text:p>
          </table:table-cell>
          <table:table-cell/>
          <table:table-cell table:style-name="ce1" office:value-type="date" office:date-value="2018-08-07T09:40:00" calcext:value-type="date">
            <text:p>07/08/18 09:4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179</text:p>
          </table:table-cell>
          <table:table-cell/>
          <table:table-cell office:value-type="date" office:date-value="2019-08-20T14:56:00" calcext:value-type="date">
            <text:p>20/08/19 14:5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4.9</text:p>
          </table:table-cell>
          <table:table-cell/>
          <table:table-cell office:value-type="date" office:date-value="2018-07-04T09:30:00" calcext:value-type="date">
            <text:p>04/07/18 09:30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2.62</text:p>
          </table:table-cell>
        </table:table-row>
        <table:table-row table:style-name="ro1">
          <table:table-cell office:value-type="date" office:date-value="2018-12-14" calcext:value-type="date">
            <text:p>14/12/18 00:0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5.6</text:p>
          </table:table-cell>
          <table:table-cell/>
          <table:table-cell table:style-name="ce1" office:value-type="date" office:date-value="2018-07-20T14:00:00" calcext:value-type="date">
            <text:p>20/07/18 14:0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306</text:p>
          </table:table-cell>
          <table:table-cell/>
          <table:table-cell office:value-type="date" office:date-value="2019-07-23T10:45:00" calcext:value-type="date">
            <text:p>23/07/19 10:4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66</text:p>
          </table:table-cell>
          <table:table-cell/>
          <table:table-cell office:value-type="date" office:date-value="2018-05-31T10:53:00" calcext:value-type="date">
            <text:p>31/05/18 10:53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3.08</text:p>
          </table:table-cell>
        </table:table-row>
        <table:table-row table:style-name="ro1">
          <table:table-cell office:value-type="date" office:date-value="2018-10-24T10:15:00" calcext:value-type="date">
            <text:p>24/10/18 10:1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46</text:p>
          </table:table-cell>
          <table:table-cell/>
          <table:table-cell table:style-name="ce1" office:value-type="date" office:date-value="2018-07-04T12:00:00" calcext:value-type="date">
            <text:p>04/07/18 12:0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.29</text:p>
          </table:table-cell>
          <table:table-cell/>
          <table:table-cell office:value-type="date" office:date-value="2019-07-17T15:00:00" calcext:value-type="date">
            <text:p>17/07/19 15: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.40</text:p>
          </table:table-cell>
          <table:table-cell/>
          <table:table-cell office:value-type="date" office:date-value="2018-04-27T09:20:00" calcext:value-type="date">
            <text:p>27/04/18 09:2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5.11</text:p>
          </table:table-cell>
        </table:table-row>
        <table:table-row table:style-name="ro1">
          <table:table-cell office:value-type="date" office:date-value="2018-08-09" calcext:value-type="date">
            <text:p>09/08/18 00: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48</text:p>
          </table:table-cell>
          <table:table-cell/>
          <table:table-cell table:style-name="ce1" office:value-type="date" office:date-value="2018-06-15" calcext:value-type="date">
            <text:p>15/06/18 00:0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3.03</text:p>
          </table:table-cell>
          <table:table-cell/>
          <table:table-cell office:value-type="date" office:date-value="2019-07-10T10:30:00" calcext:value-type="date">
            <text:p>10/07/19 10:3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19</text:p>
          </table:table-cell>
          <table:table-cell/>
          <table:table-cell office:value-type="date" office:date-value="2018-04-05T09:12:00" calcext:value-type="date">
            <text:p>05/04/18 09:12</text:p>
          </table:table-cell>
          <table:table-cell office:value-type="string" calcext:value-type="string">
            <text:p>110.8</text:p>
          </table:table-cell>
          <table:table-cell office:value-type="string" calcext:value-type="string">
            <text:p>9.83</text:p>
          </table:table-cell>
        </table:table-row>
        <table:table-row table:style-name="ro1">
          <table:table-cell office:value-type="date" office:date-value="2018-08-02T09:27:00" calcext:value-type="date">
            <text:p>02/08/18 09:2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6</text:p>
          </table:table-cell>
          <table:table-cell/>
          <table:table-cell table:style-name="ce1" office:value-type="date" office:date-value="2018-01-05T14:30:00" calcext:value-type="date">
            <text:p>05/01/18 14:3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6.1</text:p>
          </table:table-cell>
          <table:table-cell/>
          <table:table-cell office:value-type="date" office:date-value="2019-07-05" calcext:value-type="date">
            <text:p>05/07/19 00:0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.00</text:p>
          </table:table-cell>
          <table:table-cell/>
          <table:table-cell office:value-type="date" office:date-value="2018-02-06T11:01:00" calcext:value-type="date">
            <text:p>06/02/18 11:01</text:p>
          </table:table-cell>
          <table:table-cell office:value-type="string" calcext:value-type="string">
            <text:p>124.7</text:p>
          </table:table-cell>
          <table:table-cell office:value-type="string" calcext:value-type="string">
            <text:p>11.6</text:p>
          </table:table-cell>
        </table:table-row>
        <table:table-row table:style-name="ro1">
          <table:table-cell office:value-type="date" office:date-value="2018-07-05T11:50:00" calcext:value-type="date">
            <text:p>05/07/18 11: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.35</text:p>
          </table:table-cell>
          <table:table-cell/>
          <table:table-cell table:style-name="ce1" office:value-type="date" office:date-value="2017-11-15T11:50:00" calcext:value-type="date">
            <text:p>15/11/17 11:5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6.62</text:p>
          </table:table-cell>
          <table:table-cell/>
          <table:table-cell office:value-type="date" office:date-value="2019-04-10" calcext:value-type="date">
            <text:p>10/04/19 00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8.1</text:p>
          </table:table-cell>
          <table:table-cell/>
          <table:table-cell office:value-type="date" office:date-value="2018-01-10T10:52:00" calcext:value-type="date">
            <text:p>10/01/18 10:52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9.82</text:p>
          </table:table-cell>
        </table:table-row>
        <table:table-row table:style-name="ro1">
          <table:table-cell office:value-type="date" office:date-value="2018-05-03" calcext:value-type="date">
            <text:p>03/05/18 0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0.3</text:p>
          </table:table-cell>
          <table:table-cell/>
          <table:table-cell table:style-name="ce1" office:value-type="date" office:date-value="2017-10-11T13:15:00" calcext:value-type="date">
            <text:p>11/10/17 13:1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0.450</text:p>
          </table:table-cell>
          <table:table-cell/>
          <table:table-cell office:value-type="date" office:date-value="2019-03-05" calcext:value-type="date">
            <text:p>05/03/19 00: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41.0</text:p>
          </table:table-cell>
          <table:table-cell/>
          <table:table-cell office:value-type="date" office:date-value="2017-11-28T10:15:00" calcext:value-type="date">
            <text:p>28/11/17 10:1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1.49</text:p>
          </table:table-cell>
        </table:table-row>
        <table:table-row table:style-name="ro1">
          <table:table-cell office:value-type="date" office:date-value="2018-03-28" calcext:value-type="date">
            <text:p>28/03/18 00:0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5.6</text:p>
          </table:table-cell>
          <table:table-cell/>
          <table:table-cell table:style-name="ce1" office:value-type="date" office:date-value="2017-08-23T10:20:00" calcext:value-type="date">
            <text:p>23/08/17 10: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274</text:p>
          </table:table-cell>
          <table:table-cell/>
          <table:table-cell office:value-type="date" office:date-value="2019-02-20" calcext:value-type="date">
            <text:p>20/02/19 00:0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3.0</text:p>
          </table:table-cell>
          <table:table-cell/>
          <table:table-cell office:value-type="date" office:date-value="2017-11-02T10:28:00" calcext:value-type="date">
            <text:p>02/11/17 10:28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date" office:date-value="2018-02-14" calcext:value-type="date">
            <text:p>14/02/18 00:0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5.2</text:p>
          </table:table-cell>
          <table:table-cell/>
          <table:table-cell table:style-name="ce1" office:value-type="date" office:date-value="2017-07-20T14:10:00" calcext:value-type="date">
            <text:p>20/07/17 14:1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179</text:p>
          </table:table-cell>
          <table:table-cell/>
          <table:table-cell office:value-type="date" office:date-value="2019-02-08" calcext:value-type="date">
            <text:p>08/02/19 00:0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65.2</text:p>
          </table:table-cell>
          <table:table-cell/>
          <table:table-cell office:value-type="date" office:date-value="2017-09-28T09:24:00" calcext:value-type="date">
            <text:p>28/09/17 09:24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date" office:date-value="2018-02-06" calcext:value-type="date">
            <text:p>06/02/18 00:0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0.2</text:p>
          </table:table-cell>
          <table:table-cell/>
          <table:table-cell table:style-name="ce1" office:value-type="date" office:date-value="2017-05-10T15:45:00" calcext:value-type="date">
            <text:p>10/05/17 15:45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3.08</text:p>
          </table:table-cell>
          <table:table-cell/>
          <table:table-cell office:value-type="date" office:date-value="2018-12-20" calcext:value-type="date">
            <text:p>20/12/18 00:0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3.0</text:p>
          </table:table-cell>
          <table:table-cell/>
          <table:table-cell office:value-type="date" office:date-value="2017-09-05T10:00:00" calcext:value-type="date">
            <text:p>05/09/17 1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date" office:date-value="2018-01-10" calcext:value-type="date">
            <text:p>10/01/18 00:0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62.2</text:p>
          </table:table-cell>
          <table:table-cell/>
          <table:table-cell table:style-name="ce1" office:value-type="date" office:date-value="2017-02-23T14:35:00" calcext:value-type="date">
            <text:p>23/02/17 14:3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63</text:p>
          </table:table-cell>
          <table:table-cell/>
          <table:table-cell office:value-type="date" office:date-value="2018-10-25" calcext:value-type="date">
            <text:p>25/10/18 00:00</text:p>
          </table:table-cell>
          <table:table-cell office:value-type="string" calcext:value-type="string">
            <text:p>-7.3</text:p>
          </table:table-cell>
          <table:table-cell office:value-type="string" calcext:value-type="string">
            <text:p>2.94</text:p>
          </table:table-cell>
          <table:table-cell/>
          <table:table-cell office:value-type="date" office:date-value="2017-08-03T09:32:00" calcext:value-type="date">
            <text:p>03/08/17 09:32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1.61</text:p>
          </table:table-cell>
        </table:table-row>
        <table:table-row table:style-name="ro1">
          <table:table-cell office:value-type="date" office:date-value="2017-12-28" calcext:value-type="date">
            <text:p>28/12/17 00:0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53.3</text:p>
          </table:table-cell>
          <table:table-cell/>
          <table:table-cell table:style-name="ce1" office:value-type="date" office:date-value="2016-11-29T14:50:00" calcext:value-type="date">
            <text:p>29/11/16 14:5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36</text:p>
          </table:table-cell>
          <table:table-cell/>
          <table:table-cell office:value-type="date" office:date-value="2018-10-16T15:10:00" calcext:value-type="date">
            <text:p>16/10/18 15:10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3.29</text:p>
          </table:table-cell>
          <table:table-cell/>
          <table:table-cell office:value-type="date" office:date-value="2017-07-04T09:18:00" calcext:value-type="date">
            <text:p>04/07/17 09:1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2.03</text:p>
          </table:table-cell>
        </table:table-row>
        <table:table-row table:style-name="ro1">
          <table:table-cell office:value-type="date" office:date-value="2017-11-27" calcext:value-type="date">
            <text:p>27/11/17 00:0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51.9</text:p>
          </table:table-cell>
          <table:table-cell/>
          <table:table-cell table:style-name="ce1" office:value-type="date" office:date-value="2016-10-20T13:50:00" calcext:value-type="date">
            <text:p>20/10/16 13:50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0.957</text:p>
          </table:table-cell>
          <table:table-cell/>
          <table:table-cell office:value-type="date" office:date-value="2018-10-11" calcext:value-type="date">
            <text:p>11/10/18 00:00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3.20</text:p>
          </table:table-cell>
          <table:table-cell/>
          <table:table-cell office:value-type="date" office:date-value="2017-06-01T09:10:00" calcext:value-type="date">
            <text:p>01/06/17 09:10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.19</text:p>
          </table:table-cell>
        </table:table-row>
        <table:table-row table:style-name="ro1">
          <table:table-cell office:value-type="date" office:date-value="2017-11-14" calcext:value-type="date">
            <text:p>14/11/17 00:0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5.7</text:p>
          </table:table-cell>
          <table:table-cell/>
          <table:table-cell table:style-name="ce1" office:value-type="date" office:date-value="2016-09-06T10:00:00" calcext:value-type="date">
            <text:p>06/09/16 10: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341</text:p>
          </table:table-cell>
          <table:table-cell/>
          <table:table-cell office:value-type="date" office:date-value="2018-09-12T11:00:00" calcext:value-type="date">
            <text:p>12/09/18 11:0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70</text:p>
          </table:table-cell>
          <table:table-cell/>
          <table:table-cell office:value-type="date" office:date-value="2017-05-03T09:48:00" calcext:value-type="date">
            <text:p>03/05/17 09:48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.78</text:p>
          </table:table-cell>
        </table:table-row>
        <table:table-row table:style-name="ro1">
          <table:table-cell office:value-type="date" office:date-value="2017-10-05" calcext:value-type="date">
            <text:p>05/10/17 00:0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.40</text:p>
          </table:table-cell>
          <table:table-cell/>
          <table:table-cell table:style-name="ce1" office:value-type="date" office:date-value="2016-07-29T14:30:00" calcext:value-type="date">
            <text:p>29/07/16 14:30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0.556</text:p>
          </table:table-cell>
          <table:table-cell/>
          <table:table-cell office:value-type="date" office:date-value="2018-08-22" calcext:value-type="date">
            <text:p>22/08/18 00: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95</text:p>
          </table:table-cell>
          <table:table-cell/>
          <table:table-cell office:value-type="date" office:date-value="2017-03-28T09:00:00" calcext:value-type="date">
            <text:p>28/03/17 09:00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4.27</text:p>
          </table:table-cell>
        </table:table-row>
        <table:table-row table:style-name="ro1">
          <table:table-cell office:value-type="date" office:date-value="2017-09-21" calcext:value-type="date">
            <text:p>21/09/17 00:0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7.21</text:p>
          </table:table-cell>
          <table:table-cell/>
          <table:table-cell table:style-name="ce1" office:value-type="date" office:date-value="2016-06-17T10:06:00" calcext:value-type="date">
            <text:p>17/06/16 10:06</text:p>
          </table:table-cell>
          <table:table-cell office:value-type="string" calcext:value-type="string">
            <text:p>142.5</text:p>
          </table:table-cell>
          <table:table-cell office:value-type="string" calcext:value-type="string">
            <text:p>10.0</text:p>
          </table:table-cell>
          <table:table-cell/>
          <table:table-cell office:value-type="date" office:date-value="2018-08-14" calcext:value-type="date">
            <text:p>14/08/18 00: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6.8</text:p>
          </table:table-cell>
          <table:table-cell/>
          <table:table-cell office:value-type="date" office:date-value="2017-03-01T10:24:00" calcext:value-type="date">
            <text:p>01/03/17 10:24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3.73</text:p>
          </table:table-cell>
        </table:table-row>
        <table:table-row table:style-name="ro1">
          <table:table-cell office:value-type="date" office:date-value="2017-08-30" calcext:value-type="date">
            <text:p>30/08/17 00: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58</text:p>
          </table:table-cell>
          <table:table-cell/>
          <table:table-cell table:style-name="ce1" office:value-type="date" office:date-value="2016-05-19T10:20:00" calcext:value-type="date">
            <text:p>19/05/16 10:2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.71</text:p>
          </table:table-cell>
          <table:table-cell/>
          <table:table-cell office:value-type="date" office:date-value="2018-07-25T10:59:00" calcext:value-type="date">
            <text:p>25/07/18 10:5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.89</text:p>
          </table:table-cell>
          <table:table-cell/>
          <table:table-cell office:value-type="date" office:date-value="2017-02-02T10:32:00" calcext:value-type="date">
            <text:p>02/02/17 10:32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.33</text:p>
          </table:table-cell>
        </table:table-row>
        <table:table-row table:style-name="ro1">
          <table:table-cell office:value-type="date" office:date-value="2017-07-27" calcext:value-type="date">
            <text:p>27/07/17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3.70</text:p>
          </table:table-cell>
          <table:table-cell/>
          <table:table-cell table:style-name="ce1" office:value-type="date" office:date-value="2016-04-07T13:00:00" calcext:value-type="date">
            <text:p>07/04/16 13:00</text:p>
          </table:table-cell>
          <table:table-cell office:value-type="string" calcext:value-type="string">
            <text:p>103.5</text:p>
          </table:table-cell>
          <table:table-cell office:value-type="string" calcext:value-type="string">
            <text:p>6.68</text:p>
          </table:table-cell>
          <table:table-cell/>
          <table:table-cell office:value-type="date" office:date-value="2018-06-06" calcext:value-type="date">
            <text:p>06/06/18 00:0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144.</text:p>
          </table:table-cell>
          <table:table-cell/>
          <table:table-cell office:value-type="date" office:date-value="2017-01-05T10:10:00" calcext:value-type="date">
            <text:p>05/01/17 10:10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2.42</text:p>
          </table:table-cell>
        </table:table-row>
        <table:table-row table:style-name="ro1">
          <table:table-cell office:value-type="date" office:date-value="2017-07-26" calcext:value-type="date">
            <text:p>26/07/17 00:0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.90</text:p>
          </table:table-cell>
          <table:table-cell/>
          <table:table-cell table:style-name="ce1" office:value-type="date" office:date-value="2016-03-24T10:20:00" calcext:value-type="date">
            <text:p>24/03/16 10:2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2.25</text:p>
          </table:table-cell>
          <table:table-cell/>
          <table:table-cell office:value-type="date" office:date-value="2018-05-16" calcext:value-type="date">
            <text:p>16/05/18 00:0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65.8</text:p>
          </table:table-cell>
          <table:table-cell/>
          <table:table-cell office:value-type="date" office:date-value="2016-12-13T11:26:00" calcext:value-type="date">
            <text:p>13/12/16 11:2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2.81</text:p>
          </table:table-cell>
        </table:table-row>
        <table:table-row table:style-name="ro1">
          <table:table-cell office:value-type="date" office:date-value="2017-07-13" calcext:value-type="date">
            <text:p>13/07/17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5.94</text:p>
          </table:table-cell>
          <table:table-cell/>
          <table:table-cell table:style-name="ce1" office:value-type="date" office:date-value="2016-02-01T13:30:00" calcext:value-type="date">
            <text:p>01/02/16 13:3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8.3</text:p>
          </table:table-cell>
          <table:table-cell/>
          <table:table-cell office:value-type="date" office:date-value="2018-04-26" calcext:value-type="date">
            <text:p>26/04/18 00:0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4.0</text:p>
          </table:table-cell>
          <table:table-cell/>
          <table:table-cell office:value-type="date" office:date-value="2016-11-08T11:02:00" calcext:value-type="date">
            <text:p>08/11/16 11:02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2.29</text:p>
          </table:table-cell>
        </table:table-row>
        <table:table-row table:style-name="ro1">
          <table:table-cell office:value-type="date" office:date-value="2017-06-07" calcext:value-type="date">
            <text:p>07/06/17 00: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9.91</text:p>
          </table:table-cell>
          <table:table-cell/>
          <table:table-cell table:style-name="ce1" office:value-type="date" office:date-value="2015-10-20T10:30:00" calcext:value-type="date">
            <text:p>20/10/15 10:30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0.375</text:p>
          </table:table-cell>
          <table:table-cell/>
          <table:table-cell office:value-type="date" office:date-value="2018-03-15" calcext:value-type="date">
            <text:p>15/03/18 00:0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22.</text:p>
          </table:table-cell>
          <table:table-cell/>
          <table:table-cell office:value-type="date" office:date-value="2016-10-13T09:48:00" calcext:value-type="date">
            <text:p>13/10/16 09:48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2.04</text:p>
          </table:table-cell>
        </table:table-row>
        <table:table-row table:style-name="ro1">
          <table:table-cell office:value-type="date" office:date-value="2017-04-26" calcext:value-type="date">
            <text:p>26/04/17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8.41</text:p>
          </table:table-cell>
          <table:table-cell/>
          <table:table-cell table:style-name="ce1" office:value-type="date" office:date-value="2015-09-10T10:05:00" calcext:value-type="date">
            <text:p>10/09/15 10:05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0.169</text:p>
          </table:table-cell>
          <table:table-cell/>
          <table:table-cell office:value-type="date" office:date-value="2018-02-21" calcext:value-type="date">
            <text:p>21/02/18 00:0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69.3</text:p>
          </table:table-cell>
          <table:table-cell/>
          <table:table-cell office:value-type="date" office:date-value="2016-09-13T08:43:00" calcext:value-type="date">
            <text:p>13/09/16 08:43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.19</text:p>
          </table:table-cell>
        </table:table-row>
        <table:table-row table:style-name="ro1">
          <table:table-cell office:value-type="date" office:date-value="2017-03-23" calcext:value-type="date">
            <text:p>23/03/17 00: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3.2</text:p>
          </table:table-cell>
          <table:table-cell/>
          <table:table-cell table:style-name="ce1" office:value-type="date" office:date-value="2015-08-07T10:20:00" calcext:value-type="date">
            <text:p>07/08/15 10:20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0.179</text:p>
          </table:table-cell>
          <table:table-cell/>
          <table:table-cell office:value-type="date" office:date-value="2018-02-16" calcext:value-type="date">
            <text:p>16/02/18 00:0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143.</text:p>
          </table:table-cell>
          <table:table-cell/>
          <table:table-cell office:value-type="date" office:date-value="2016-08-10T09:38:00" calcext:value-type="date">
            <text:p>10/08/16 09:3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2.78</text:p>
          </table:table-cell>
        </table:table-row>
        <table:table-row table:style-name="ro1">
          <table:table-cell office:value-type="date" office:date-value="2017-02-09" calcext:value-type="date">
            <text:p>09/02/17 00:0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39.4</text:p>
          </table:table-cell>
          <table:table-cell/>
          <table:table-cell table:style-name="ce1" office:value-type="date" office:date-value="2015-07-21T11:45:00" calcext:value-type="date">
            <text:p>21/07/15 11:45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166</text:p>
          </table:table-cell>
          <table:table-cell/>
          <table:table-cell office:value-type="date" office:date-value="2017-09-12T14:30:00" calcext:value-type="date">
            <text:p>12/09/17 14:3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60</text:p>
          </table:table-cell>
          <table:table-cell/>
          <table:table-cell office:value-type="date" office:date-value="2016-08-02T09:34:00" calcext:value-type="date">
            <text:p>02/08/16 09:34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3.05</text:p>
          </table:table-cell>
        </table:table-row>
        <table:table-row table:style-name="ro1">
          <table:table-cell office:value-type="date" office:date-value="2017-02-01" calcext:value-type="date">
            <text:p>01/02/17 00:0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2.2</text:p>
          </table:table-cell>
          <table:table-cell/>
          <table:table-cell table:style-name="ce1" office:value-type="date" office:date-value="2015-04-29T13:35:00" calcext:value-type="date">
            <text:p>29/04/15 13:35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.04</text:p>
          </table:table-cell>
          <table:table-cell/>
          <table:table-cell office:value-type="date" office:date-value="2017-05-15" calcext:value-type="date">
            <text:p>15/05/17 00: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2.6</text:p>
          </table:table-cell>
          <table:table-cell/>
          <table:table-cell office:value-type="date" office:date-value="2016-06-30T09:10:00" calcext:value-type="date">
            <text:p>30/06/16 09:10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date" office:date-value="2017-01-12" calcext:value-type="date">
            <text:p>12/01/17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8.92</text:p>
          </table:table-cell>
          <table:table-cell/>
          <table:table-cell table:style-name="ce1" office:value-type="date" office:date-value="2015-03-31T14:11:00" calcext:value-type="date">
            <text:p>31/03/15 14:11</text:p>
          </table:table-cell>
          <table:table-cell office:value-type="string" calcext:value-type="string">
            <text:p>179.5</text:p>
          </table:table-cell>
          <table:table-cell office:value-type="string" calcext:value-type="string">
            <text:p>26.1</text:p>
          </table:table-cell>
          <table:table-cell/>
          <table:table-cell office:value-type="date" office:date-value="2017-03-02" calcext:value-type="date">
            <text:p>02/03/17 00:0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243.</text:p>
          </table:table-cell>
          <table:table-cell/>
          <table:table-cell office:value-type="date" office:date-value="2016-05-26T11:10:00" calcext:value-type="date">
            <text:p>26/05/16 11:10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4.31</text:p>
          </table:table-cell>
        </table:table-row>
        <table:table-row table:style-name="ro1">
          <table:table-cell office:value-type="date" office:date-value="2016-10-27" calcext:value-type="date">
            <text:p>27/10/16 00:0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.78</text:p>
          </table:table-cell>
          <table:table-cell/>
          <table:table-cell table:style-name="ce1" office:value-type="date" office:date-value="2015-03-24T11:25:00" calcext:value-type="date">
            <text:p>24/03/15 11:25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.23</text:p>
          </table:table-cell>
          <table:table-cell/>
          <table:table-cell office:value-type="date" office:date-value="2016-12-15" calcext:value-type="date">
            <text:p>15/12/16 00: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82</text:p>
          </table:table-cell>
          <table:table-cell/>
          <table:table-cell office:value-type="date" office:date-value="2016-04-28T09:05:00" calcext:value-type="date">
            <text:p>28/04/16 09:05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5.39</text:p>
          </table:table-cell>
        </table:table-row>
        <table:table-row table:style-name="ro1">
          <table:table-cell office:value-type="date" office:date-value="2016-10-11" calcext:value-type="date">
            <text:p>11/10/16 00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.92</text:p>
          </table:table-cell>
          <table:table-cell/>
          <table:table-cell table:style-name="ce1" office:value-type="date" office:date-value="2015-03-02T15:20:00" calcext:value-type="date">
            <text:p>02/03/15 15:2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4.9</text:p>
          </table:table-cell>
          <table:table-cell/>
          <table:table-cell office:value-type="date" office:date-value="2016-10-24" calcext:value-type="date">
            <text:p>24/10/16 00: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1.7</text:p>
          </table:table-cell>
          <table:table-cell/>
          <table:table-cell office:value-type="date" office:date-value="2016-03-23T10:23:00" calcext:value-type="date">
            <text:p>23/03/16 10:23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date" office:date-value="2016-09-29" calcext:value-type="date">
            <text:p>29/09/16 00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3.31</text:p>
          </table:table-cell>
          <table:table-cell/>
          <table:table-cell table:style-name="ce1" office:value-type="date" office:date-value="2015-02-25T10:40:00" calcext:value-type="date">
            <text:p>25/02/15 10:4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6.37</text:p>
          </table:table-cell>
          <table:table-cell/>
          <table:table-cell office:value-type="date" office:date-value="2016-08-19" calcext:value-type="date">
            <text:p>19/08/16 00:0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9.93</text:p>
          </table:table-cell>
          <table:table-cell/>
          <table:table-cell office:value-type="date" office:date-value="2016-03-08T10:40:00" calcext:value-type="date">
            <text:p>08/03/16 10:40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14.8</text:p>
          </table:table-cell>
        </table:table-row>
        <table:table-row table:style-name="ro1">
          <table:table-cell office:value-type="date" office:date-value="2016-08-03" calcext:value-type="date">
            <text:p>03/08/16 00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5.53</text:p>
          </table:table-cell>
          <table:table-cell/>
          <table:table-cell table:style-name="ce1" office:value-type="date" office:date-value="2015-01-22T10:20:00" calcext:value-type="date">
            <text:p>22/01/15 10:2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.71</text:p>
          </table:table-cell>
          <table:table-cell/>
          <table:table-cell office:value-type="date" office:date-value="2016-08-18" calcext:value-type="date">
            <text:p>18/08/16 00: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.2</text:p>
          </table:table-cell>
          <table:table-cell/>
          <table:table-cell office:value-type="date" office:date-value="2016-02-25T11:02:00" calcext:value-type="date">
            <text:p>25/02/16 11:02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7.89</text:p>
          </table:table-cell>
        </table:table-row>
        <table:table-row table:style-name="ro1">
          <table:table-cell office:value-type="date" office:date-value="2016-06-13" calcext:value-type="date">
            <text:p>13/06/16 00:0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80.3</text:p>
          </table:table-cell>
          <table:table-cell/>
          <table:table-cell table:style-name="ce1" office:value-type="date" office:date-value="2014-12-17T10:50:00" calcext:value-type="date">
            <text:p>17/12/14 10:5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.91</text:p>
          </table:table-cell>
          <table:table-cell/>
          <table:table-cell office:value-type="date" office:date-value="2016-05-27" calcext:value-type="date">
            <text:p>27/05/16 00:0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7.4</text:p>
          </table:table-cell>
          <table:table-cell/>
          <table:table-cell office:value-type="date" office:date-value="2016-02-04T10:39:00" calcext:value-type="date">
            <text:p>04/02/16 10:39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9.0</text:p>
          </table:table-cell>
          <table:table-cell/>
          <table:table-cell table:style-name="ce1" office:value-type="date" office:date-value="2014-10-23T14:15:00" calcext:value-type="date">
            <text:p>23/10/14 14:15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.32</text:p>
          </table:table-cell>
          <table:table-cell/>
          <table:table-cell office:value-type="date" office:date-value="2016-05-19" calcext:value-type="date">
            <text:p>19/05/16 00:0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90.9</text:p>
          </table:table-cell>
          <table:table-cell/>
          <table:table-cell office:value-type="date" office:date-value="2016-01-19T10:45:00" calcext:value-type="date">
            <text:p>19/01/16 10:45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.20</text:p>
          </table:table-cell>
        </table:table-row>
        <table:table-row table:style-name="ro1">
          <table:table-cell office:value-type="date" office:date-value="2016-04-06" calcext:value-type="date">
            <text:p>06/04/16 00:0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56.2</text:p>
          </table:table-cell>
          <table:table-cell/>
          <table:table-cell table:style-name="ce1" office:value-type="date" office:date-value="2014-09-24T11:05:00" calcext:value-type="date">
            <text:p>24/09/14 11:05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482</text:p>
          </table:table-cell>
          <table:table-cell/>
          <table:table-cell office:value-type="date" office:date-value="2016-05-12" calcext:value-type="date">
            <text:p>12/05/16 00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9.7</text:p>
          </table:table-cell>
          <table:table-cell/>
          <table:table-cell office:value-type="date" office:date-value="2015-12-14T11:49:00" calcext:value-type="date">
            <text:p>14/12/15 11:49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6.9</text:p>
          </table:table-cell>
          <table:table-cell table:number-columns-repeated="5"/>
          <table:table-cell office:value-type="date" office:date-value="2016-04-12" calcext:value-type="date">
            <text:p>12/04/16 00:0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31.7</text:p>
          </table:table-cell>
          <table:table-cell/>
          <table:table-cell office:value-type="date" office:date-value="2015-11-25T10:35:00" calcext:value-type="date">
            <text:p>25/11/15 10:35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office:value-type="date" office:date-value="2016-03-09" calcext:value-type="date">
            <text:p>09/03/16 00:0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60.4</text:p>
          </table:table-cell>
          <table:table-cell table:number-columns-repeated="5"/>
          <table:table-cell office:value-type="date" office:date-value="2016-04-07" calcext:value-type="date">
            <text:p>07/04/16 00:0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06.</text:p>
          </table:table-cell>
          <table:table-cell/>
          <table:table-cell office:value-type="date" office:date-value="2015-10-22T09:31:00" calcext:value-type="date">
            <text:p>22/10/15 09:31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1.70</text:p>
          </table:table-cell>
        </table:table-row>
        <table:table-row table:style-name="ro1">
          <table:table-cell office:value-type="date" office:date-value="2016-01-21" calcext:value-type="date">
            <text:p>21/01/16 00:0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5.5</text:p>
          </table:table-cell>
          <table:table-cell table:number-columns-repeated="5"/>
          <table:table-cell office:value-type="date" office:date-value="2016-02-16" calcext:value-type="date">
            <text:p>16/02/16 00:0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143.</text:p>
          </table:table-cell>
          <table:table-cell/>
          <table:table-cell office:value-type="date" office:date-value="2015-09-18T09:24:00" calcext:value-type="date">
            <text:p>18/09/15 09:24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office:value-type="date" office:date-value="2015-11-26" calcext:value-type="date">
            <text:p>26/11/15 00:0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2.1</text:p>
          </table:table-cell>
          <table:table-cell table:number-columns-repeated="5"/>
          <table:table-cell office:value-type="date" office:date-value="2015-09-02" calcext:value-type="date">
            <text:p>02/09/15 00:0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.75</text:p>
          </table:table-cell>
          <table:table-cell/>
          <table:table-cell office:value-type="date" office:date-value="2015-08-19T09:10:00" calcext:value-type="date">
            <text:p>19/08/15 09:10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1.93</text:p>
          </table:table-cell>
        </table:table-row>
        <table:table-row table:style-name="ro1">
          <table:table-cell office:value-type="date" office:date-value="2015-11-12" calcext:value-type="date">
            <text:p>12/11/15 00: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.04</text:p>
          </table:table-cell>
          <table:table-cell table:number-columns-repeated="5"/>
          <table:table-cell office:value-type="date" office:date-value="2015-03-30" calcext:value-type="date">
            <text:p>30/03/15 00:0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204.</text:p>
          </table:table-cell>
          <table:table-cell/>
          <table:table-cell office:value-type="date" office:date-value="2015-07-28T09:15:00" calcext:value-type="date">
            <text:p>28/07/15 09:1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2.38</text:p>
          </table:table-cell>
        </table:table-row>
        <table:table-row table:style-name="ro1">
          <table:table-cell office:value-type="date" office:date-value="2015-11-05" calcext:value-type="date">
            <text:p>05/11/15 00: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.14</text:p>
          </table:table-cell>
          <table:table-cell table:number-columns-repeated="5"/>
          <table:table-cell office:value-type="date" office:date-value="2015-03-05" calcext:value-type="date">
            <text:p>05/03/15 00:0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9.</text:p>
          </table:table-cell>
          <table:table-cell/>
          <table:table-cell office:value-type="date" office:date-value="2015-07-17T11:53:00" calcext:value-type="date">
            <text:p>17/07/15 11:53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date" office:date-value="2015-09-25" calcext:value-type="date">
            <text:p>25/09/15 00:0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6.61</text:p>
          </table:table-cell>
          <table:table-cell table:number-columns-repeated="5"/>
          <table:table-cell office:value-type="date" office:date-value="2012-10-09T12:30:00" calcext:value-type="date">
            <text:p>09/10/12 12:3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379.</text:p>
          </table:table-cell>
          <table:table-cell/>
          <table:table-cell office:value-type="date" office:date-value="2015-06-30T11:48:00" calcext:value-type="date">
            <text:p>30/06/15 11:4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2.63</text:p>
          </table:table-cell>
        </table:table-row>
        <table:table-row table:style-name="ro1">
          <table:table-cell office:value-type="date" office:date-value="2015-07-08" calcext:value-type="date">
            <text:p>08/07/15 00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.66</text:p>
          </table:table-cell>
          <table:table-cell table:number-columns-repeated="5"/>
          <table:table-cell office:value-type="date" office:date-value="2012-06-13" calcext:value-type="date">
            <text:p>13/06/12 00:00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82.9</text:p>
          </table:table-cell>
          <table:table-cell/>
          <table:table-cell office:value-type="date" office:date-value="2015-06-17T10:20:00" calcext:value-type="date">
            <text:p>17/06/15 10:2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4.08</text:p>
          </table:table-cell>
        </table:table-row>
        <table:table-row table:style-name="ro1">
          <table:table-cell office:value-type="date" office:date-value="2015-03-12" calcext:value-type="date">
            <text:p>12/03/15 00:0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2.6</text:p>
          </table:table-cell>
          <table:table-cell table:number-columns-repeated="5"/>
          <table:table-cell office:value-type="date" office:date-value="2012-01-10T10:00:00" calcext:value-type="date">
            <text:p>10/01/12 10: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0.</text:p>
          </table:table-cell>
          <table:table-cell/>
          <table:table-cell office:value-type="date" office:date-value="2015-06-02T12:03:00" calcext:value-type="date">
            <text:p>02/06/15 12:03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3.96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.14</text:p>
          </table:table-cell>
          <table:table-cell table:number-columns-repeated="5"/>
          <table:table-cell office:value-type="date" office:date-value="2010-08-17T11:00:00" calcext:value-type="date">
            <text:p>17/08/10 11:0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168.</text:p>
          </table:table-cell>
          <table:table-cell/>
          <table:table-cell office:value-type="date" office:date-value="2015-05-04T11:30:00" calcext:value-type="date">
            <text:p>04/05/15 11:30</text:p>
          </table:table-cell>
          <table:table-cell office:value-type="string" calcext:value-type="string">
            <text:p>139.1</text:p>
          </table:table-cell>
          <table:table-cell office:value-type="string" calcext:value-type="string">
            <text:p>14.5</text:p>
          </table:table-cell>
        </table:table-row>
        <table:table-row table:style-name="ro1">
          <table:table-cell office:value-type="date" office:date-value="2015-01-29" calcext:value-type="date">
            <text:p>29/01/15 00:0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51.4</text:p>
          </table:table-cell>
          <table:table-cell table:number-columns-repeated="5"/>
          <table:table-cell office:value-type="date" office:date-value="2009-10-08T14:30:00" calcext:value-type="date">
            <text:p>08/10/09 14:30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3.88</text:p>
          </table:table-cell>
          <table:table-cell/>
          <table:table-cell office:value-type="date" office:date-value="2015-04-30T09:10:00" calcext:value-type="date">
            <text:p>30/04/15 09:10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.02</text:p>
          </table:table-cell>
        </table:table-row>
        <table:table-row table:style-name="ro1">
          <table:table-cell office:value-type="date" office:date-value="2014-12-10T10:55:00" calcext:value-type="date">
            <text:p>10/12/14 10:55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3.2</text:p>
          </table:table-cell>
          <table:table-cell table:number-columns-repeated="5"/>
          <table:table-cell office:value-type="date" office:date-value="2009-09-02T10:30:00" calcext:value-type="date">
            <text:p>02/09/09 10:3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.66</text:p>
          </table:table-cell>
          <table:table-cell/>
          <table:table-cell office:value-type="date" office:date-value="2015-04-01T09:10:00" calcext:value-type="date">
            <text:p>01/04/15 09:1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date" office:date-value="2014-11-05" calcext:value-type="date">
            <text:p>05/11/14 00:0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63.0</text:p>
          </table:table-cell>
          <table:table-cell table:number-columns-repeated="5"/>
          <table:table-cell office:value-type="date" office:date-value="2007-10-18T14:00:00" calcext:value-type="date">
            <text:p>18/10/07 14:0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8.95</text:p>
          </table:table-cell>
          <table:table-cell/>
          <table:table-cell office:value-type="date" office:date-value="2015-03-05T10:45:00" calcext:value-type="date">
            <text:p>05/03/15 10:45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8.52</text:p>
          </table:table-cell>
        </table:table-row>
        <table:table-row table:style-name="ro1">
          <table:table-cell office:value-type="date" office:date-value="2014-10-10" calcext:value-type="date">
            <text:p>10/10/14 00:0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7.30</text:p>
          </table:table-cell>
          <table:table-cell table:number-columns-repeated="5"/>
          <table:table-cell office:value-type="date" office:date-value="2007-08-16T13:30:00" calcext:value-type="date">
            <text:p>16/08/07 13:3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40.3</text:p>
          </table:table-cell>
          <table:table-cell/>
          <table:table-cell office:value-type="date" office:date-value="2015-02-04T15:52:00" calcext:value-type="date">
            <text:p>04/02/15 15:52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8.35</text:p>
          </table:table-cell>
        </table:table-row>
        <table:table-row table:style-name="ro1">
          <table:table-cell office:value-type="date" office:date-value="2014-08-06" calcext:value-type="date">
            <text:p>06/08/14 00:0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1.6</text:p>
          </table:table-cell>
          <table:table-cell table:number-columns-repeated="5"/>
          <table:table-cell office:value-type="date" office:date-value="2007-06-14T14:00:00" calcext:value-type="date">
            <text:p>14/06/07 14:00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47.5</text:p>
          </table:table-cell>
          <table:table-cell/>
          <table:table-cell office:value-type="date" office:date-value="2015-01-07T10:25:00" calcext:value-type="date">
            <text:p>07/01/15 10:25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4.74</text:p>
          </table:table-cell>
        </table:table-row>
        <table:table-row table:style-name="ro1">
          <table:table-cell office:value-type="date" office:date-value="2014-07-09" calcext:value-type="date">
            <text:p>09/07/14 00:0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7.84</text:p>
          </table:table-cell>
          <table:table-cell table:number-columns-repeated="5"/>
          <table:table-cell office:value-type="date" office:date-value="2007-04-05T14:40:00" calcext:value-type="date">
            <text:p>05/04/07 14:4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44.1</text:p>
          </table:table-cell>
          <table:table-cell/>
          <table:table-cell office:value-type="date" office:date-value="2014-11-27T10:20:00" calcext:value-type="date">
            <text:p>27/11/14 10:20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3.6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.79</text:p>
          </table:table-cell>
          <table:table-cell table:number-columns-repeated="5"/>
          <table:table-cell office:value-type="date" office:date-value="2007-01-11T14:20:00" calcext:value-type="date">
            <text:p>11/01/07 14:2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88.2</text:p>
          </table:table-cell>
          <table:table-cell/>
          <table:table-cell office:value-type="date" office:date-value="2014-10-23T11:00:00" calcext:value-type="date">
            <text:p>23/10/14 11:00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3.02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3.37</text:p>
          </table:table-cell>
          <table:table-cell table:number-columns-repeated="5"/>
          <table:table-cell office:value-type="date" office:date-value="2006-11-09T14:30:00" calcext:value-type="date">
            <text:p>09/11/06 14: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.70</text:p>
          </table:table-cell>
          <table:table-cell/>
          <table:table-cell office:value-type="date" office:date-value="2014-09-24T09:45:00" calcext:value-type="date">
            <text:p>24/09/14 09:45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date" office:date-value="2014-06-06" calcext:value-type="date">
            <text:p>06/06/14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5.42</text:p>
          </table:table-cell>
          <table:table-cell table:number-columns-repeated="5"/>
          <table:table-cell office:value-type="date" office:date-value="2006-09-07T14:00:00" calcext:value-type="date">
            <text:p>07/09/06 14:0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9.8</text:p>
          </table:table-cell>
          <table:table-cell/>
          <table:table-cell office:value-type="date" office:date-value="2014-08-27T09:58:00" calcext:value-type="date">
            <text:p>27/08/14 09:58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2.58</text:p>
          </table:table-cell>
        </table:table-row>
        <table:table-row table:style-name="ro1">
          <table:table-cell office:value-type="date" office:date-value="2014-05-14" calcext:value-type="date">
            <text:p>14/05/14 00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1.8</text:p>
          </table:table-cell>
          <table:table-cell table:number-columns-repeated="5"/>
          <table:table-cell office:value-type="date" office:date-value="2006-07-20T13:25:00" calcext:value-type="date">
            <text:p>20/07/06 13:2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39</text:p>
          </table:table-cell>
          <table:table-cell/>
          <table:table-cell office:value-type="date" office:date-value="2014-07-31T11:32:00" calcext:value-type="date">
            <text:p>31/07/14 11:3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date" office:date-value="2014-04-08" calcext:value-type="date">
            <text:p>08/04/14 00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8.29</text:p>
          </table:table-cell>
          <table:table-cell table:number-columns-repeated="5"/>
          <table:table-cell office:value-type="date" office:date-value="2006-05-11T13:15:00" calcext:value-type="date">
            <text:p>11/05/06 13:15</text:p>
          </table:table-cell>
          <table:table-cell office:value-type="string" calcext:value-type="string">
            <text:p>118.5</text:p>
          </table:table-cell>
          <table:table-cell office:value-type="string" calcext:value-type="string">
            <text:p>96.8</text:p>
          </table:table-cell>
          <table:table-cell/>
          <table:table-cell office:value-type="date" office:date-value="2014-07-01T09:32:00" calcext:value-type="date">
            <text:p>01/07/14 09:32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2.16</text:p>
          </table:table-cell>
        </table:table-row>
        <table:table-row table:style-name="ro1">
          <table:table-cell office:value-type="date" office:date-value="2014-01-28T13:00:00" calcext:value-type="date">
            <text:p>28/01/14 13:0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9.4</text:p>
          </table:table-cell>
          <table:table-cell table:number-columns-repeated="5"/>
          <table:table-cell office:value-type="date" office:date-value="2006-03-09T09:30:00" calcext:value-type="date">
            <text:p>09/03/06 09:3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413.</text:p>
          </table:table-cell>
          <table:table-cell/>
          <table:table-cell office:value-type="date" office:date-value="2014-06-20T13:30:00" calcext:value-type="date">
            <text:p>20/06/14 13:30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date" office:date-value="2013-01-31T10:14:00" calcext:value-type="date">
            <text:p>31/01/13 10:14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63.3</text:p>
          </table:table-cell>
          <table:table-cell table:number-columns-repeated="5"/>
          <table:table-cell office:value-type="date" office:date-value="2006-02-02T14:55:00" calcext:value-type="date">
            <text:p>02/02/06 14:5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3.4</text:p>
          </table:table-cell>
          <table:table-cell/>
          <table:table-cell office:value-type="date" office:date-value="2014-06-04T09:45:00" calcext:value-type="date">
            <text:p>04/06/14 09:4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.24</text:p>
          </table:table-cell>
        </table:table-row>
        <table:table-row table:style-name="ro1">
          <table:table-cell office:value-type="date" office:date-value="2011-12-20T11:20:00" calcext:value-type="date">
            <text:p>20/12/11 11:2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51.9</text:p>
          </table:table-cell>
          <table:table-cell table:number-columns-repeated="5"/>
          <table:table-cell office:value-type="date" office:date-value="2005-11-09T11:50:00" calcext:value-type="date">
            <text:p>09/11/05 11:5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9.4</text:p>
          </table:table-cell>
          <table:table-cell/>
          <table:table-cell office:value-type="date" office:date-value="2014-05-13T09:20:00" calcext:value-type="date">
            <text:p>13/05/14 09:2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3.35</text:p>
          </table:table-cell>
        </table:table-row>
        <table:table-row table:style-name="ro1">
          <table:table-cell office:value-type="date" office:date-value="2009-11-19T15:20:00" calcext:value-type="date">
            <text:p>19/11/09 15:2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6.3</text:p>
          </table:table-cell>
          <table:table-cell table:number-columns-repeated="5"/>
          <table:table-cell office:value-type="date" office:date-value="2005-09-22T14:20:00" calcext:value-type="date">
            <text:p>22/09/05 14:2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.33</text:p>
          </table:table-cell>
          <table:table-cell/>
          <table:table-cell office:value-type="date" office:date-value="2014-04-08T10:05:00" calcext:value-type="date">
            <text:p>08/04/14 10:05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 office:value-type="date" office:date-value="2009-09-11T11:00:00" calcext:value-type="date">
            <text:p>11/09/09 11: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.66</text:p>
          </table:table-cell>
          <table:table-cell table:number-columns-repeated="5"/>
          <table:table-cell office:value-type="date" office:date-value="2005-07-12T11:45:00" calcext:value-type="date">
            <text:p>12/07/05 11:45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0.6</text:p>
          </table:table-cell>
          <table:table-cell/>
          <table:table-cell office:value-type="date" office:date-value="2014-03-05T10:50:00" calcext:value-type="date">
            <text:p>05/03/14 10:50</text:p>
          </table:table-cell>
          <table:table-cell office:value-type="string" calcext:value-type="string">
            <text:p>107.6</text:p>
          </table:table-cell>
          <table:table-cell office:value-type="string" calcext:value-type="string">
            <text:p>9.28</text:p>
          </table:table-cell>
        </table:table-row>
        <table:table-row table:style-name="ro1">
          <table:table-cell office:value-type="date" office:date-value="2007-09-20T10:30:00" calcext:value-type="date">
            <text:p>20/09/07 10:3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9.84</text:p>
          </table:table-cell>
          <table:table-cell table:number-columns-repeated="5"/>
          <table:table-cell office:value-type="date" office:date-value="2005-05-26T11:00:00" calcext:value-type="date">
            <text:p>26/05/05 11:0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6.2</text:p>
          </table:table-cell>
          <table:table-cell/>
          <table:table-cell office:value-type="date" office:date-value="2014-02-05T10:30:00" calcext:value-type="date">
            <text:p>05/02/14 10:30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7.24</text:p>
          </table:table-cell>
        </table:table-row>
        <table:table-row table:style-name="ro1">
          <table:table-cell office:value-type="date" office:date-value="2007-07-12T09:50:00" calcext:value-type="date">
            <text:p>12/07/07 09:5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48.3</text:p>
          </table:table-cell>
          <table:table-cell table:number-columns-repeated="5"/>
          <table:table-cell office:value-type="date" office:date-value="2005-04-07T14:45:00" calcext:value-type="date">
            <text:p>07/04/05 14:4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3.7</text:p>
          </table:table-cell>
          <table:table-cell/>
          <table:table-cell office:value-type="date" office:date-value="2014-01-15T09:55:00" calcext:value-type="date">
            <text:p>15/01/14 09:55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date" office:date-value="2007-05-10T10:15:00" calcext:value-type="date">
            <text:p>10/05/07 10:15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9.6</text:p>
          </table:table-cell>
          <table:table-cell table:number-columns-repeated="5"/>
          <table:table-cell office:value-type="date" office:date-value="2005-02-03T14:35:00" calcext:value-type="date">
            <text:p>03/02/05 14:3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5.2</text:p>
          </table:table-cell>
          <table:table-cell/>
          <table:table-cell office:value-type="date" office:date-value="2013-12-05T09:50:00" calcext:value-type="date">
            <text:p>05/12/13 09:5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.79</text:p>
          </table:table-cell>
        </table:table-row>
        <table:table-row table:style-name="ro1">
          <table:table-cell office:value-type="date" office:date-value="2007-02-14T10:30:00" calcext:value-type="date">
            <text:p>14/02/07 10:3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64.7</text:p>
          </table:table-cell>
          <table:table-cell table:number-columns-repeated="5"/>
          <table:table-cell office:value-type="date" office:date-value="2004-11-25T13:50:00" calcext:value-type="date">
            <text:p>25/11/04 13:5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2.8</text:p>
          </table:table-cell>
          <table:table-cell/>
          <table:table-cell office:value-type="date" office:date-value="2013-11-13T11:00:00" calcext:value-type="date">
            <text:p>13/11/13 11:00</text:p>
          </table:table-cell>
          <table:table-cell office:value-type="string" calcext:value-type="string">
            <text:p>93.6</text:p>
          </table:table-cell>
          <table:table-cell office:value-type="string" calcext:value-type="string">
            <text:p>7.48</text:p>
          </table:table-cell>
        </table:table-row>
        <table:table-row table:style-name="ro1">
          <table:table-cell office:value-type="date" office:date-value="2006-12-12T10:10:00" calcext:value-type="date">
            <text:p>12/12/06 10:1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31.3</text:p>
          </table:table-cell>
          <table:table-cell table:number-columns-repeated="5"/>
          <table:table-cell office:value-type="date" office:date-value="2004-09-30T13:45:00" calcext:value-type="date">
            <text:p>30/09/04 13:4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.9</text:p>
          </table:table-cell>
          <table:table-cell/>
          <table:table-cell office:value-type="date" office:date-value="2013-10-17T10:07:00" calcext:value-type="date">
            <text:p>17/10/13 10:07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4.19</text:p>
          </table:table-cell>
        </table:table-row>
        <table:table-row table:style-name="ro1">
          <table:table-cell office:value-type="date" office:date-value="2006-10-12T13:30:00" calcext:value-type="date">
            <text:p>12/10/06 13:3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22.8</text:p>
          </table:table-cell>
          <table:table-cell table:number-columns-repeated="5"/>
          <table:table-cell office:value-type="date" office:date-value="2004-08-19T16:00:00" calcext:value-type="date">
            <text:p>19/08/04 16:0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83.9</text:p>
          </table:table-cell>
          <table:table-cell/>
          <table:table-cell office:value-type="date" office:date-value="2013-10-10T11:23:00" calcext:value-type="date">
            <text:p>10/10/13 11:23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.33</text:p>
          </table:table-cell>
        </table:table-row>
        <table:table-row table:style-name="ro1">
          <table:table-cell office:value-type="date" office:date-value="2006-08-10T10:00:00" calcext:value-type="date">
            <text:p>10/08/06 10:0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67</text:p>
          </table:table-cell>
          <table:table-cell table:number-columns-repeated="5"/>
          <table:table-cell office:value-type="date" office:date-value="2004-07-01T14:35:00" calcext:value-type="date">
            <text:p>01/07/04 14:3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20</text:p>
          </table:table-cell>
          <table:table-cell/>
          <table:table-cell office:value-type="date" office:date-value="2013-09-26T09:35:00" calcext:value-type="date">
            <text:p>26/09/13 09:35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date" office:date-value="2006-05-31T09:40:00" calcext:value-type="date">
            <text:p>31/05/06 09:4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27.2</text:p>
          </table:table-cell>
          <table:table-cell table:number-columns-repeated="5"/>
          <table:table-cell office:value-type="date" office:date-value="2004-04-22T14:40:00" calcext:value-type="date">
            <text:p>22/04/04 14:4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5.4</text:p>
          </table:table-cell>
          <table:table-cell/>
          <table:table-cell office:value-type="date" office:date-value="2013-08-29T09:57:00" calcext:value-type="date">
            <text:p>29/08/13 09:57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2.36</text:p>
          </table:table-cell>
        </table:table-row>
        <table:table-row table:style-name="ro1">
          <table:table-cell office:value-type="date" office:date-value="2006-04-06T17:15:00" calcext:value-type="date">
            <text:p>06/04/06 17:15</text:p>
          </table:table-cell>
          <table:table-cell office:value-type="string" calcext:value-type="string">
            <text:p>186.5</text:p>
          </table:table-cell>
          <table:table-cell office:value-type="string" calcext:value-type="string">
            <text:p>61.1</text:p>
          </table:table-cell>
          <table:table-cell table:number-columns-repeated="5"/>
          <table:table-cell office:value-type="date" office:date-value="2004-04-15T14:00:00" calcext:value-type="date">
            <text:p>15/04/04 14:0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1.7</text:p>
          </table:table-cell>
          <table:table-cell/>
          <table:table-cell office:value-type="date" office:date-value="2013-07-25T11:00:00" calcext:value-type="date">
            <text:p>25/07/13 11:00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2.84</text:p>
          </table:table-cell>
        </table:table-row>
        <table:table-row table:style-name="ro1">
          <table:table-cell office:value-type="date" office:date-value="2006-03-16T10:45:00" calcext:value-type="date">
            <text:p>16/03/06 10:45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44.9</text:p>
          </table:table-cell>
          <table:table-cell table:number-columns-repeated="5"/>
          <table:table-cell office:value-type="date" office:date-value="2004-02-19T14:10:00" calcext:value-type="date">
            <text:p>19/02/04 14:1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3.6</text:p>
          </table:table-cell>
          <table:table-cell/>
          <table:table-cell office:value-type="date" office:date-value="2013-07-04T09:30:00" calcext:value-type="date">
            <text:p>04/07/13 09:30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3.99</text:p>
          </table:table-cell>
        </table:table-row>
        <table:table-row table:style-name="ro1">
          <table:table-cell office:value-type="date" office:date-value="2006-02-02T10:00:00" calcext:value-type="date">
            <text:p>02/02/06 1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9.89</text:p>
          </table:table-cell>
          <table:table-cell table:number-columns-repeated="5"/>
          <table:table-cell office:value-type="date" office:date-value="2003-12-18T10:05:00" calcext:value-type="date">
            <text:p>18/12/03 10:05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7.1</text:p>
          </table:table-cell>
          <table:table-cell/>
          <table:table-cell office:value-type="date" office:date-value="2013-06-11T10:55:00" calcext:value-type="date">
            <text:p>11/06/13 10:55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5.20</text:p>
          </table:table-cell>
        </table:table-row>
        <table:table-row table:style-name="ro1">
          <table:table-cell office:value-type="date" office:date-value="2005-12-01T09:50:00" calcext:value-type="date">
            <text:p>01/12/05 09:5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.13</text:p>
          </table:table-cell>
          <table:table-cell table:number-columns-repeated="5"/>
          <table:table-cell office:value-type="date" office:date-value="2003-10-23T15:00:00" calcext:value-type="date">
            <text:p>23/10/03 15:00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61.1</text:p>
          </table:table-cell>
          <table:table-cell/>
          <table:table-cell office:value-type="date" office:date-value="2013-05-16T10:45:00" calcext:value-type="date">
            <text:p>16/05/13 10:45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date" office:date-value="2005-10-06T10:10:00" calcext:value-type="date">
            <text:p>06/10/05 10:1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.29</text:p>
          </table:table-cell>
          <table:table-cell table:number-columns-repeated="5"/>
          <table:table-cell office:value-type="date" office:date-value="2003-08-28T17:20:00" calcext:value-type="date">
            <text:p>28/08/03 17:20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3.34</text:p>
          </table:table-cell>
          <table:table-cell/>
          <table:table-cell office:value-type="date" office:date-value="2013-04-09T12:00:00" calcext:value-type="date">
            <text:p>09/04/13 12:00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date" office:date-value="2005-07-21T15:50:00" calcext:value-type="date">
            <text:p>21/07/05 15:5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.79</text:p>
          </table:table-cell>
          <table:table-cell table:number-columns-repeated="5"/>
          <table:table-cell office:value-type="date" office:date-value="2003-07-03T14:05:00" calcext:value-type="date">
            <text:p>03/07/03 14:0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6.33</text:p>
          </table:table-cell>
          <table:table-cell/>
          <table:table-cell office:value-type="date" office:date-value="2013-03-29T10:20:00" calcext:value-type="date">
            <text:p>29/03/13 10:20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7.58</text:p>
          </table:table-cell>
        </table:table-row>
        <table:table-row table:style-name="ro1">
          <table:table-cell office:value-type="date" office:date-value="2005-05-26T16:10:00" calcext:value-type="date">
            <text:p>26/05/05 16:1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6.3</text:p>
          </table:table-cell>
          <table:table-cell table:number-columns-repeated="5"/>
          <table:table-cell office:value-type="date" office:date-value="2003-05-22T12:15:00" calcext:value-type="date">
            <text:p>22/05/03 12:15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0.8</text:p>
          </table:table-cell>
          <table:table-cell/>
          <table:table-cell office:value-type="date" office:date-value="2013-02-28T10:00:00" calcext:value-type="date">
            <text:p>28/02/13 10:00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date" office:date-value="2005-04-28T09:00:00" calcext:value-type="date">
            <text:p>28/04/05 09:0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8.4</text:p>
          </table:table-cell>
          <table:table-cell table:number-columns-repeated="5"/>
          <table:table-cell office:value-type="date" office:date-value="2003-03-13T14:35:00" calcext:value-type="date">
            <text:p>13/03/03 14:35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47.9</text:p>
          </table:table-cell>
          <table:table-cell/>
          <table:table-cell office:value-type="date" office:date-value="2013-01-29" calcext:value-type="date">
            <text:p>29/01/13 00:00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7.32</text:p>
          </table:table-cell>
        </table:table-row>
        <table:table-row table:style-name="ro1">
          <table:table-cell office:value-type="date" office:date-value="2005-03-03T10:15:00" calcext:value-type="date">
            <text:p>03/03/05 10:15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4.0</text:p>
          </table:table-cell>
          <table:table-cell table:number-columns-repeated="5"/>
          <table:table-cell office:value-type="date" office:date-value="2003-01-23T14:10:00" calcext:value-type="date">
            <text:p>23/01/03 14:1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95.5</text:p>
          </table:table-cell>
          <table:table-cell/>
          <table:table-cell office:value-type="date" office:date-value="2012-12-28T10:30:00" calcext:value-type="date">
            <text:p>28/12/12 10:30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7.96</text:p>
          </table:table-cell>
        </table:table-row>
        <table:table-row table:style-name="ro1">
          <table:table-cell office:value-type="date" office:date-value="2005-01-13T10:15:00" calcext:value-type="date">
            <text:p>13/01/05 10:15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32.9</text:p>
          </table:table-cell>
          <table:table-cell table:number-columns-repeated="5"/>
          <table:table-cell office:value-type="date" office:date-value="2002-12-05T14:00:00" calcext:value-type="date">
            <text:p>05/12/02 14:0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82.7</text:p>
          </table:table-cell>
          <table:table-cell/>
          <table:table-cell office:value-type="date" office:date-value="2012-11-22T10:40:00" calcext:value-type="date">
            <text:p>22/11/12 10:40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2.49</text:p>
          </table:table-cell>
        </table:table-row>
        <table:table-row table:style-name="ro1">
          <table:table-cell office:value-type="date" office:date-value="2004-11-18T09:25:00" calcext:value-type="date">
            <text:p>18/11/04 09:25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10.7</text:p>
          </table:table-cell>
          <table:table-cell table:number-columns-repeated="5"/>
          <table:table-cell office:value-type="date" office:date-value="2002-10-17T14:25:00" calcext:value-type="date">
            <text:p>17/10/02 14:25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234.</text:p>
          </table:table-cell>
          <table:table-cell/>
          <table:table-cell office:value-type="date" office:date-value="2012-10-17T09:57:00" calcext:value-type="date">
            <text:p>17/10/12 09:57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.82</text:p>
          </table:table-cell>
        </table:table-row>
        <table:table-row table:style-name="ro1">
          <table:table-cell office:value-type="date" office:date-value="2004-09-09T09:45:00" calcext:value-type="date">
            <text:p>09/09/04 09:45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5.04</text:p>
          </table:table-cell>
          <table:table-cell table:number-columns-repeated="5"/>
          <table:table-cell office:value-type="date" office:date-value="2002-08-22T14:55:00" calcext:value-type="date">
            <text:p>22/08/02 14:5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8.08</text:p>
          </table:table-cell>
          <table:table-cell/>
          <table:table-cell office:value-type="date" office:date-value="2012-09-25T10:12:00" calcext:value-type="date">
            <text:p>25/09/12 10:12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date" office:date-value="2004-07-15T10:15:00" calcext:value-type="date">
            <text:p>15/07/04 10:15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5.52</text:p>
          </table:table-cell>
          <table:table-cell table:number-columns-repeated="5"/>
          <table:table-cell office:value-type="date" office:date-value="2002-06-27T14:00:00" calcext:value-type="date">
            <text:p>27/06/02 14: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.00</text:p>
          </table:table-cell>
          <table:table-cell/>
          <table:table-cell office:value-type="date" office:date-value="2012-08-22T09:42:00" calcext:value-type="date">
            <text:p>22/08/12 09:4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date" office:date-value="2004-05-13T10:15:00" calcext:value-type="date">
            <text:p>13/05/04 10:15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1.8</text:p>
          </table:table-cell>
          <table:table-cell table:number-columns-repeated="5"/>
          <table:table-cell office:value-type="date" office:date-value="2002-05-06T13:45:00" calcext:value-type="date">
            <text:p>06/05/02 13:45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59.</text:p>
          </table:table-cell>
          <table:table-cell/>
          <table:table-cell office:value-type="date" office:date-value="2012-07-25T09:57:00" calcext:value-type="date">
            <text:p>25/07/12 09:57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office:value-type="date" office:date-value="2004-03-11T10:00:00" calcext:value-type="date">
            <text:p>11/03/04 10:0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9.83</text:p>
          </table:table-cell>
          <table:table-cell table:number-columns-repeated="5"/>
          <table:table-cell office:value-type="date" office:date-value="2002-02-07T14:45:00" calcext:value-type="date">
            <text:p>07/02/02 14:45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4.7</text:p>
          </table:table-cell>
          <table:table-cell/>
          <table:table-cell office:value-type="date" office:date-value="2012-06-21T09:15:00" calcext:value-type="date">
            <text:p>21/06/12 09:1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2.75</text:p>
          </table:table-cell>
        </table:table-row>
        <table:table-row table:style-name="ro1">
          <table:table-cell office:value-type="date" office:date-value="2004-01-20T11:15:00" calcext:value-type="date">
            <text:p>20/01/04 11:15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85.1</text:p>
          </table:table-cell>
          <table:table-cell table:number-columns-repeated="5"/>
          <table:table-cell office:value-type="date" office:date-value="2001-12-06T14:20:00" calcext:value-type="date">
            <text:p>06/12/01 14:2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9.9</text:p>
          </table:table-cell>
          <table:table-cell/>
          <table:table-cell office:value-type="date" office:date-value="2012-05-30T11:13:00" calcext:value-type="date">
            <text:p>30/05/12 11:13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3.07</text:p>
          </table:table-cell>
        </table:table-row>
        <table:table-row table:style-name="ro1">
          <table:table-cell office:value-type="date" office:date-value="2004-01-15T10:15:00" calcext:value-type="date">
            <text:p>15/01/04 10:15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226.</text:p>
          </table:table-cell>
          <table:table-cell table:number-columns-repeated="5"/>
          <table:table-cell office:value-type="date" office:date-value="2001-10-18T14:00:00" calcext:value-type="date">
            <text:p>18/10/01 14:0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7.5</text:p>
          </table:table-cell>
          <table:table-cell/>
          <table:table-cell office:value-type="date" office:date-value="2012-04-25T10:15:00" calcext:value-type="date">
            <text:p>25/04/12 10:1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3.81</text:p>
          </table:table-cell>
        </table:table-row>
        <table:table-row table:style-name="ro1">
          <table:table-cell office:value-type="date" office:date-value="2004-01-08T11:30:00" calcext:value-type="date">
            <text:p>08/01/04 11:3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9.23</text:p>
          </table:table-cell>
          <table:table-cell table:number-columns-repeated="5"/>
          <table:table-cell office:value-type="date" office:date-value="2001-09-05T11:45:00" calcext:value-type="date">
            <text:p>05/09/01 11:45</text:p>
          </table:table-cell>
          <table:table-cell office:value-type="string" calcext:value-type="string">
            <text:p>114.5</text:p>
          </table:table-cell>
          <table:table-cell office:value-type="string" calcext:value-type="string">
            <text:p>86.5</text:p>
          </table:table-cell>
          <table:table-cell/>
          <table:table-cell office:value-type="date" office:date-value="2012-03-29T09:39:00" calcext:value-type="date">
            <text:p>29/03/12 09:39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2.68</text:p>
          </table:table-cell>
        </table:table-row>
        <table:table-row table:style-name="ro1">
          <table:table-cell office:value-type="date" office:date-value="2003-10-30T11:30:00" calcext:value-type="date">
            <text:p>30/10/03 11:3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.13</text:p>
          </table:table-cell>
          <table:table-cell table:number-columns-repeated="5"/>
          <table:table-cell office:value-type="date" office:date-value="2001-08-14T14:10:00" calcext:value-type="date">
            <text:p>14/08/01 14:1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.06</text:p>
          </table:table-cell>
          <table:table-cell/>
          <table:table-cell office:value-type="date" office:date-value="2012-02-28" calcext:value-type="date">
            <text:p>28/02/12 00:0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.79</text:p>
          </table:table-cell>
        </table:table-row>
        <table:table-row table:style-name="ro1">
          <table:table-cell office:value-type="date" office:date-value="2003-08-21T11:30:00" calcext:value-type="date">
            <text:p>21/08/03 11:3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22</text:p>
          </table:table-cell>
          <table:table-cell table:number-columns-repeated="5"/>
          <table:table-cell office:value-type="date" office:date-value="2001-05-31T15:20:00" calcext:value-type="date">
            <text:p>31/05/01 15:2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6.6</text:p>
          </table:table-cell>
          <table:table-cell/>
          <table:table-cell office:value-type="date" office:date-value="2012-02-01T10:30:00" calcext:value-type="date">
            <text:p>01/02/12 10:30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5.22</text:p>
          </table:table-cell>
        </table:table-row>
        <table:table-row table:style-name="ro1">
          <table:table-cell office:value-type="date" office:date-value="2003-07-31T11:15:00" calcext:value-type="date">
            <text:p>31/07/03 11:1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98</text:p>
          </table:table-cell>
          <table:table-cell table:number-columns-repeated="5"/>
          <table:table-cell office:value-type="date" office:date-value="2001-03-29T14:15:00" calcext:value-type="date">
            <text:p>29/03/01 14:15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64.3</text:p>
          </table:table-cell>
          <table:table-cell/>
          <table:table-cell office:value-type="date" office:date-value="2012-01-03T12:30:00" calcext:value-type="date">
            <text:p>03/01/12 12:30</text:p>
          </table:table-cell>
          <table:table-cell office:value-type="string" calcext:value-type="string">
            <text:p>107.8</text:p>
          </table:table-cell>
          <table:table-cell office:value-type="string" calcext:value-type="string">
            <text:p>9.01</text:p>
          </table:table-cell>
        </table:table-row>
        <table:table-row table:style-name="ro1">
          <table:table-cell office:value-type="date" office:date-value="2003-06-05T11:00:00" calcext:value-type="date">
            <text:p>05/06/03 11:0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4.23</text:p>
          </table:table-cell>
          <table:table-cell table:number-columns-repeated="5"/>
          <table:table-cell office:value-type="date" office:date-value="2001-02-01T14:30:00" calcext:value-type="date">
            <text:p>01/02/01 14:3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2.8</text:p>
          </table:table-cell>
          <table:table-cell/>
          <table:table-cell office:value-type="date" office:date-value="2011-11-30T10:21:00" calcext:value-type="date">
            <text:p>30/11/11 10:21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date" office:date-value="2003-03-27T15:20:00" calcext:value-type="date">
            <text:p>27/03/03 15:2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7.59</text:p>
          </table:table-cell>
          <table:table-cell table:number-columns-repeated="5"/>
          <table:table-cell office:value-type="date" office:date-value="2000-12-12T14:10:00" calcext:value-type="date">
            <text:p>12/12/00 14:1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52.2</text:p>
          </table:table-cell>
          <table:table-cell/>
          <table:table-cell office:value-type="date" office:date-value="2011-10-21T10:12:00" calcext:value-type="date">
            <text:p>21/10/11 10:12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date" office:date-value="2003-02-27T11:00:00" calcext:value-type="date">
            <text:p>27/02/03 11: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2.6</text:p>
          </table:table-cell>
          <table:table-cell table:number-columns-repeated="5"/>
          <table:table-cell office:value-type="date" office:date-value="2000-10-26T14:20:00" calcext:value-type="date">
            <text:p>26/10/00 14:20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18.8</text:p>
          </table:table-cell>
          <table:table-cell/>
          <table:table-cell office:value-type="date" office:date-value="2011-09-29T09:56:00" calcext:value-type="date">
            <text:p>29/09/11 09:56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date" office:date-value="2003-01-22T10:05:00" calcext:value-type="date">
            <text:p>22/01/03 10:05</text:p>
          </table:table-cell>
          <table:table-cell office:value-type="string" calcext:value-type="string">
            <text:p>201.5</text:p>
          </table:table-cell>
          <table:table-cell office:value-type="string" calcext:value-type="string">
            <text:p>69.9</text:p>
          </table:table-cell>
          <table:table-cell table:number-columns-repeated="5"/>
          <table:table-cell office:value-type="date" office:date-value="2000-08-17T14:30:00" calcext:value-type="date">
            <text:p>17/08/00 14:3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9.26</text:p>
          </table:table-cell>
          <table:table-cell/>
          <table:table-cell office:value-type="date" office:date-value="2011-08-23T10:20:00" calcext:value-type="date">
            <text:p>23/08/11 10:2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date" office:date-value="2002-11-21T15:20:00" calcext:value-type="date">
            <text:p>21/11/02 15:2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47.4</text:p>
          </table:table-cell>
          <table:table-cell table:number-columns-repeated="5"/>
          <table:table-cell office:value-type="date" office:date-value="2000-07-12T14:35:00" calcext:value-type="date">
            <text:p>12/07/00 14:35</text:p>
          </table:table-cell>
          <table:table-cell office:value-type="string" calcext:value-type="string">
            <text:p>118.5</text:p>
          </table:table-cell>
          <table:table-cell office:value-type="string" calcext:value-type="string">
            <text:p>83.5</text:p>
          </table:table-cell>
          <table:table-cell/>
          <table:table-cell office:value-type="date" office:date-value="2011-08-02T11:00:00" calcext:value-type="date">
            <text:p>02/08/11 11:00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date" office:date-value="2002-10-24T11:30:00" calcext:value-type="date">
            <text:p>24/10/02 11:30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25.9</text:p>
          </table:table-cell>
          <table:table-cell table:number-columns-repeated="5"/>
          <table:table-cell office:value-type="date" office:date-value="2000-05-31T15:30:00" calcext:value-type="date">
            <text:p>31/05/00 15:3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68.6</text:p>
          </table:table-cell>
          <table:table-cell/>
          <table:table-cell office:value-type="date" office:date-value="2011-06-23T10:32:00" calcext:value-type="date">
            <text:p>23/06/11 10:32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date" office:date-value="2002-08-29T11:30:00" calcext:value-type="date">
            <text:p>29/08/02 11:3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16</text:p>
          </table:table-cell>
          <table:table-cell table:number-columns-repeated="5"/>
          <table:table-cell office:value-type="date" office:date-value="2000-03-30T14:15:00" calcext:value-type="date">
            <text:p>30/03/00 14:15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6.1</text:p>
          </table:table-cell>
          <table:table-cell/>
          <table:table-cell office:value-type="date" office:date-value="2011-05-27T09:55:00" calcext:value-type="date">
            <text:p>27/05/11 09:5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date" office:date-value="2002-07-03T10:30:00" calcext:value-type="date">
            <text:p>03/07/02 10: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6</text:p>
          </table:table-cell>
          <table:table-cell table:number-columns-repeated="5"/>
          <table:table-cell office:value-type="date" office:date-value="2000-02-17T14:50:00" calcext:value-type="date">
            <text:p>17/02/00 14:50</text:p>
          </table:table-cell>
          <table:table-cell office:value-type="string" calcext:value-type="string">
            <text:p>168.5</text:p>
          </table:table-cell>
          <table:table-cell office:value-type="string" calcext:value-type="string">
            <text:p>155.</text:p>
          </table:table-cell>
          <table:table-cell/>
          <table:table-cell office:value-type="date" office:date-value="2011-05-06T09:50:00" calcext:value-type="date">
            <text:p>06/05/11 09:50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date" office:date-value="2002-05-23T11:05:00" calcext:value-type="date">
            <text:p>23/05/02 11:05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8.78</text:p>
          </table:table-cell>
          <table:table-cell table:number-columns-repeated="5"/>
          <table:table-cell office:value-type="date" office:date-value="1999-12-23T13:25:00" calcext:value-type="date">
            <text:p>23/12/99 13:25</text:p>
          </table:table-cell>
          <table:table-cell office:value-type="string" calcext:value-type="string">
            <text:p>109.5</text:p>
          </table:table-cell>
          <table:table-cell office:value-type="string" calcext:value-type="string">
            <text:p>79.2</text:p>
          </table:table-cell>
          <table:table-cell/>
          <table:table-cell office:value-type="date" office:date-value="2011-04-13T09:40:00" calcext:value-type="date">
            <text:p>13/04/11 09:40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2.36</text:p>
          </table:table-cell>
        </table:table-row>
        <table:table-row table:style-name="ro1">
          <table:table-cell office:value-type="date" office:date-value="2002-03-28T14:00:00" calcext:value-type="date">
            <text:p>28/03/02 14:0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9.5</text:p>
          </table:table-cell>
          <table:table-cell table:number-columns-repeated="5"/>
          <table:table-cell office:value-type="date" office:date-value="1999-10-25T14:45:00" calcext:value-type="date">
            <text:p>25/10/99 14:45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548.</text:p>
          </table:table-cell>
          <table:table-cell/>
          <table:table-cell office:value-type="date" office:date-value="2011-03-22T10:26:00" calcext:value-type="date">
            <text:p>22/03/11 10:26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2.77</text:p>
          </table:table-cell>
        </table:table-row>
        <table:table-row table:style-name="ro1">
          <table:table-cell office:value-type="date" office:date-value="2002-01-16T16:45:00" calcext:value-type="date">
            <text:p>16/01/02 16:45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3.6</text:p>
          </table:table-cell>
          <table:table-cell table:number-columns-repeated="5"/>
          <table:table-cell office:value-type="date" office:date-value="1999-10-05T13:10:00" calcext:value-type="date">
            <text:p>05/10/99 13:1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35.</text:p>
          </table:table-cell>
          <table:table-cell/>
          <table:table-cell office:value-type="date" office:date-value="2011-02-22T10:30:00" calcext:value-type="date">
            <text:p>22/02/11 10:30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3.39</text:p>
          </table:table-cell>
        </table:table-row>
        <table:table-row table:style-name="ro1">
          <table:table-cell office:value-type="date" office:date-value="2001-11-22T10:40:00" calcext:value-type="date">
            <text:p>22/11/01 10:4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1.9</text:p>
          </table:table-cell>
          <table:table-cell table:number-columns-repeated="5"/>
          <table:table-cell office:value-type="date" office:date-value="1999-08-19T14:10:00" calcext:value-type="date">
            <text:p>19/08/99 14:1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6</text:p>
          </table:table-cell>
          <table:table-cell/>
          <table:table-cell office:value-type="date" office:date-value="2011-01-27T10:40:00" calcext:value-type="date">
            <text:p>27/01/11 10:40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date" office:date-value="2001-10-09T15:35:00" calcext:value-type="date">
            <text:p>09/10/01 15:35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41.6</text:p>
          </table:table-cell>
          <table:table-cell table:number-columns-repeated="5"/>
          <table:table-cell office:value-type="date" office:date-value="1999-07-15T14:30:00" calcext:value-type="date">
            <text:p>15/07/99 14:3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03.</text:p>
          </table:table-cell>
          <table:table-cell/>
          <table:table-cell office:value-type="date" office:date-value="2011-01-06T10:10:00" calcext:value-type="date">
            <text:p>06/01/11 10:1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5.03</text:p>
          </table:table-cell>
        </table:table-row>
        <table:table-row table:style-name="ro1">
          <table:table-cell office:value-type="date" office:date-value="2001-08-30T17:20:00" calcext:value-type="date">
            <text:p>30/08/01 17:2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.26</text:p>
          </table:table-cell>
          <table:table-cell table:number-columns-repeated="5"/>
          <table:table-cell office:value-type="date" office:date-value="1999-05-27T11:05:00" calcext:value-type="date">
            <text:p>27/05/99 11:05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2.2</text:p>
          </table:table-cell>
          <table:table-cell/>
          <table:table-cell office:value-type="date" office:date-value="2010-12-10T10:25:00" calcext:value-type="date">
            <text:p>10/12/10 10:25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date" office:date-value="2001-07-20T17:05:00" calcext:value-type="date">
            <text:p>20/07/01 17:05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.89</text:p>
          </table:table-cell>
          <table:table-cell table:number-columns-repeated="5"/>
          <table:table-cell office:value-type="date" office:date-value="1999-03-25T11:45:00" calcext:value-type="date">
            <text:p>25/03/99 11:4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6.0</text:p>
          </table:table-cell>
          <table:table-cell/>
          <table:table-cell office:value-type="date" office:date-value="2010-11-23T11:41:00" calcext:value-type="date">
            <text:p>23/11/10 11:41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date" office:date-value="2001-06-07T14:10:00" calcext:value-type="date">
            <text:p>07/06/01 14:1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.0</text:p>
          </table:table-cell>
          <table:table-cell table:number-columns-repeated="5"/>
          <table:table-cell office:value-type="date" office:date-value="1999-02-18T14:30:00" calcext:value-type="date">
            <text:p>18/02/99 14:30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48.0</text:p>
          </table:table-cell>
          <table:table-cell/>
          <table:table-cell office:value-type="date" office:date-value="2010-10-21T09:58:00" calcext:value-type="date">
            <text:p>21/10/10 09:58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date" office:date-value="2001-03-14T12:00:00" calcext:value-type="date">
            <text:p>14/03/01 12:0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183.</text:p>
          </table:table-cell>
          <table:table-cell table:number-columns-repeated="5"/>
          <table:table-cell office:value-type="date" office:date-value="1998-12-17T12:10:00" calcext:value-type="date">
            <text:p>17/12/98 12:1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64.0</text:p>
          </table:table-cell>
          <table:table-cell/>
          <table:table-cell office:value-type="date" office:date-value="2010-09-29T10:07:00" calcext:value-type="date">
            <text:p>29/09/10 10:07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date" office:date-value="2001-03-01T16:55:00" calcext:value-type="date">
            <text:p>01/03/01 16:55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7.2</text:p>
          </table:table-cell>
          <table:table-cell table:number-columns-repeated="5"/>
          <table:table-cell office:value-type="date" office:date-value="1998-10-15T14:20:00" calcext:value-type="date">
            <text:p>15/10/98 14: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8.4</text:p>
          </table:table-cell>
          <table:table-cell/>
          <table:table-cell office:value-type="date" office:date-value="2010-08-25T08:24:00" calcext:value-type="date">
            <text:p>25/08/10 08:2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date" office:date-value="2001-01-18T13:40:00" calcext:value-type="date">
            <text:p>18/01/01 13:4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5.2</text:p>
          </table:table-cell>
          <table:table-cell table:number-columns-repeated="5"/>
          <table:table-cell office:value-type="date" office:date-value="1998-08-27T14:00:00" calcext:value-type="date">
            <text:p>27/08/98 14:0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2.3</text:p>
          </table:table-cell>
          <table:table-cell/>
          <table:table-cell office:value-type="date" office:date-value="2010-07-20T09:38:00" calcext:value-type="date">
            <text:p>20/07/10 09:38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date" office:date-value="2000-11-30T15:50:00" calcext:value-type="date">
            <text:p>30/11/00 15:50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37.6</text:p>
          </table:table-cell>
          <table:table-cell table:number-columns-repeated="5"/>
          <table:table-cell office:value-type="date" office:date-value="1998-07-02T14:10:00" calcext:value-type="date">
            <text:p>02/07/98 14:1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7.71</text:p>
          </table:table-cell>
          <table:table-cell/>
          <table:table-cell office:value-type="date" office:date-value="2010-06-29T12:45:00" calcext:value-type="date">
            <text:p>29/06/10 12:45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90</text:p>
          </table:table-cell>
        </table:table-row>
        <table:table-row table:style-name="ro1">
          <table:table-cell office:value-type="date" office:date-value="2000-10-19T10:55:00" calcext:value-type="date">
            <text:p>19/10/00 10:55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4.3</text:p>
          </table:table-cell>
          <table:table-cell table:number-columns-repeated="5"/>
          <table:table-cell office:value-type="date" office:date-value="1998-05-14T13:40:00" calcext:value-type="date">
            <text:p>14/05/98 13:4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3.1</text:p>
          </table:table-cell>
          <table:table-cell/>
          <table:table-cell office:value-type="date" office:date-value="2010-05-25T10:30:00" calcext:value-type="date">
            <text:p>25/05/10 10:30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2.30</text:p>
          </table:table-cell>
        </table:table-row>
        <table:table-row table:style-name="ro1">
          <table:table-cell office:value-type="date" office:date-value="2000-08-10T12:15:00" calcext:value-type="date">
            <text:p>10/08/00 12:15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7.35</text:p>
          </table:table-cell>
          <table:table-cell table:number-columns-repeated="5"/>
          <table:table-cell office:value-type="date" office:date-value="1998-04-02T13:50:00" calcext:value-type="date">
            <text:p>02/04/98 13: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1</text:p>
          </table:table-cell>
          <table:table-cell/>
          <table:table-cell office:value-type="date" office:date-value="2010-04-21T08:40:00" calcext:value-type="date">
            <text:p>21/04/10 08:40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3.19</text:p>
          </table:table-cell>
        </table:table-row>
        <table:table-row table:style-name="ro1">
          <table:table-cell office:value-type="date" office:date-value="2000-06-22T10:30:00" calcext:value-type="date">
            <text:p>22/06/00 10:3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.32</text:p>
          </table:table-cell>
          <table:table-cell table:number-columns-repeated="5"/>
          <table:table-cell office:value-type="date" office:date-value="1998-02-19T17:30:00" calcext:value-type="date">
            <text:p>19/02/98 17:3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9.1</text:p>
          </table:table-cell>
          <table:table-cell/>
          <table:table-cell office:value-type="date" office:date-value="2010-03-24T10:40:00" calcext:value-type="date">
            <text:p>24/03/10 10:4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office:value-type="date" office:date-value="2000-04-27T10:30:00" calcext:value-type="date">
            <text:p>27/04/00 10:3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2.0</text:p>
          </table:table-cell>
          <table:table-cell table:number-columns-repeated="5"/>
          <table:table-cell office:value-type="date" office:date-value="1998-01-15T14:05:00" calcext:value-type="date">
            <text:p>15/01/98 14:05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5.9</text:p>
          </table:table-cell>
          <table:table-cell/>
          <table:table-cell office:value-type="date" office:date-value="2010-03-04T11:00:00" calcext:value-type="date">
            <text:p>04/03/10 11:00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office:value-type="date" office:date-value="2000-02-24T10:20:00" calcext:value-type="date">
            <text:p>24/02/00 10:2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42.8</text:p>
          </table:table-cell>
          <table:table-cell table:number-columns-repeated="5"/>
          <table:table-cell office:value-type="date" office:date-value="1997-11-06" calcext:value-type="date">
            <text:p>06/11/97 00:0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9.3</text:p>
          </table:table-cell>
          <table:table-cell/>
          <table:table-cell office:value-type="date" office:date-value="2010-02-09T10:40:00" calcext:value-type="date">
            <text:p>09/02/10 10:4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3.80</text:p>
          </table:table-cell>
        </table:table-row>
        <table:table-row table:style-name="ro1">
          <table:table-cell office:value-type="date" office:date-value="2000-01-13T10:45:00" calcext:value-type="date">
            <text:p>13/01/00 10:45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32.8</text:p>
          </table:table-cell>
          <table:table-cell table:number-columns-repeated="5"/>
          <table:table-cell office:value-type="date" office:date-value="1997-10-01" calcext:value-type="date">
            <text:p>01/10/97 00: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.00</text:p>
          </table:table-cell>
          <table:table-cell/>
          <table:table-cell office:value-type="date" office:date-value="2010-01-06T11:15:00" calcext:value-type="date">
            <text:p>06/01/10 11:15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2.87</text:p>
          </table:table-cell>
        </table:table-row>
        <table:table-row table:style-name="ro1">
          <table:table-cell office:value-type="date" office:date-value="1999-10-26T13:15:00" calcext:value-type="date">
            <text:p>26/10/99 13:15</text:p>
          </table:table-cell>
          <table:table-cell office:value-type="string" calcext:value-type="string">
            <text:p>232.5</text:p>
          </table:table-cell>
          <table:table-cell office:value-type="string" calcext:value-type="string">
            <text:p>203.</text:p>
          </table:table-cell>
          <table:table-cell table:number-columns-repeated="5"/>
          <table:table-cell office:value-type="date" office:date-value="1997-09-11T14:10:00" calcext:value-type="date">
            <text:p>11/09/97 14:1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7.96</text:p>
          </table:table-cell>
          <table:table-cell/>
          <table:table-cell office:value-type="date" office:date-value="2009-11-19T10:50:00" calcext:value-type="date">
            <text:p>19/11/09 10:50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date" office:date-value="1999-10-21T09:50:00" calcext:value-type="date">
            <text:p>21/10/99 09:5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0.4</text:p>
          </table:table-cell>
          <table:table-cell table:number-columns-repeated="5"/>
          <table:table-cell office:value-type="date" office:date-value="1997-07-24T14:35:00" calcext:value-type="date">
            <text:p>24/07/97 14:3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4.4</text:p>
          </table:table-cell>
          <table:table-cell/>
          <table:table-cell office:value-type="date" office:date-value="2009-10-22T09:55:00" calcext:value-type="date">
            <text:p>22/10/09 09:55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date" office:date-value="1999-08-05T17:45:00" calcext:value-type="date">
            <text:p>05/08/99 17:45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5.50</text:p>
          </table:table-cell>
          <table:table-cell table:number-columns-repeated="5"/>
          <table:table-cell office:value-type="date" office:date-value="1997-06-12T13:45:00" calcext:value-type="date">
            <text:p>12/06/97 13:4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.67</text:p>
          </table:table-cell>
          <table:table-cell/>
          <table:table-cell office:value-type="date" office:date-value="2009-10-01T08:50:00" calcext:value-type="date">
            <text:p>01/10/09 08:50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date" office:date-value="1999-06-10T11:40:00" calcext:value-type="date">
            <text:p>10/06/99 11:40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20.3</text:p>
          </table:table-cell>
          <table:table-cell table:number-columns-repeated="5"/>
          <table:table-cell office:value-type="date" office:date-value="1997-04-24T13:35:00" calcext:value-type="date">
            <text:p>24/04/97 13:3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6.54</text:p>
          </table:table-cell>
          <table:table-cell/>
          <table:table-cell office:value-type="date" office:date-value="2009-09-24T09:45:00" calcext:value-type="date">
            <text:p>24/09/09 09:45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date" office:date-value="1999-03-31T11:20:00" calcext:value-type="date">
            <text:p>31/03/99 11:2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32.3</text:p>
          </table:table-cell>
          <table:table-cell table:number-columns-repeated="5"/>
          <table:table-cell office:value-type="date" office:date-value="1997-03-06T14:30:00" calcext:value-type="date">
            <text:p>06/03/97 14:3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7.9</text:p>
          </table:table-cell>
          <table:table-cell/>
          <table:table-cell office:value-type="date" office:date-value="2009-08-26T08:30:00" calcext:value-type="date">
            <text:p>26/08/09 08:30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date" office:date-value="1999-01-21T11:30:00" calcext:value-type="date">
            <text:p>21/01/99 11:3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8.4</text:p>
          </table:table-cell>
          <table:table-cell table:number-columns-repeated="5"/>
          <table:table-cell office:value-type="date" office:date-value="1997-01-23T13:45:00" calcext:value-type="date">
            <text:p>23/01/97 13:45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106.</text:p>
          </table:table-cell>
          <table:table-cell/>
          <table:table-cell office:value-type="date" office:date-value="2009-08-06T09:10:00" calcext:value-type="date">
            <text:p>06/08/09 09:10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date" office:date-value="1998-12-03T11:10:00" calcext:value-type="date">
            <text:p>03/12/98 11:1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7.0</text:p>
          </table:table-cell>
          <table:table-cell table:number-columns-repeated="5"/>
          <table:table-cell office:value-type="date" office:date-value="1996-09-19T17:10:00" calcext:value-type="date">
            <text:p>19/09/96 17:1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7.58</text:p>
          </table:table-cell>
          <table:table-cell/>
          <table:table-cell office:value-type="date" office:date-value="2009-07-28T09:35:00" calcext:value-type="date">
            <text:p>28/07/09 09:35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0.489</text:p>
          </table:table-cell>
        </table:table-row>
        <table:table-row table:style-name="ro1">
          <table:table-cell office:value-type="date" office:date-value="1998-08-13T16:05:00" calcext:value-type="date">
            <text:p>13/08/98 16:0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.61</text:p>
          </table:table-cell>
          <table:table-cell table:number-columns-repeated="5"/>
          <table:table-cell office:value-type="date" office:date-value="1996-08-01T14:20:00" calcext:value-type="date">
            <text:p>01/08/96 14: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.45</text:p>
          </table:table-cell>
          <table:table-cell/>
          <table:table-cell office:value-type="date" office:date-value="2009-07-03T10:30:00" calcext:value-type="date">
            <text:p>03/07/09 10:30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1.56</text:p>
          </table:table-cell>
        </table:table-row>
        <table:table-row table:style-name="ro1">
          <table:table-cell office:value-type="date" office:date-value="1998-07-23T10:25:00" calcext:value-type="date">
            <text:p>23/07/98 10:2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.51</text:p>
          </table:table-cell>
          <table:table-cell table:number-columns-repeated="5"/>
          <table:table-cell office:value-type="date" office:date-value="1996-06-27T13:45:00" calcext:value-type="date">
            <text:p>27/06/96 13:4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4</text:p>
          </table:table-cell>
          <table:table-cell/>
          <table:table-cell office:value-type="date" office:date-value="2009-05-27T09:45:00" calcext:value-type="date">
            <text:p>27/05/09 09:45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2.32</text:p>
          </table:table-cell>
        </table:table-row>
        <table:table-row table:style-name="ro1">
          <table:table-cell office:value-type="date" office:date-value="1998-06-11T11:00:00" calcext:value-type="date">
            <text:p>11/06/98 11:00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17.8</text:p>
          </table:table-cell>
          <table:table-cell table:number-columns-repeated="5"/>
          <table:table-cell office:value-type="date" office:date-value="1996-05-23T14:35:00" calcext:value-type="date">
            <text:p>23/05/96 14:35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3.3</text:p>
          </table:table-cell>
          <table:table-cell/>
          <table:table-cell office:value-type="date" office:date-value="2009-04-29T09:15:00" calcext:value-type="date">
            <text:p>29/04/09 09:1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date" office:date-value="1998-04-29T16:45:00" calcext:value-type="date">
            <text:p>29/04/98 16:45</text:p>
          </table:table-cell>
          <table:table-cell office:value-type="string" calcext:value-type="string">
            <text:p>151.5</text:p>
          </table:table-cell>
          <table:table-cell office:value-type="string" calcext:value-type="string">
            <text:p>48.7</text:p>
          </table:table-cell>
          <table:table-cell table:number-columns-repeated="5"/>
          <table:table-cell office:value-type="date" office:date-value="1996-04-04T13:50:00" calcext:value-type="date">
            <text:p>04/04/96 13:50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17.5</text:p>
          </table:table-cell>
          <table:table-cell/>
          <table:table-cell office:value-type="date" office:date-value="2009-04-01T11:40:00" calcext:value-type="date">
            <text:p>01/04/09 11:4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2.98</text:p>
          </table:table-cell>
        </table:table-row>
        <table:table-row table:style-name="ro1">
          <table:table-cell office:value-type="date" office:date-value="1998-03-19T11:10:00" calcext:value-type="date">
            <text:p>19/03/98 11:1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2.5</text:p>
          </table:table-cell>
          <table:table-cell table:number-columns-repeated="5"/>
          <table:table-cell office:value-type="date" office:date-value="1996-02-08T09:40:00" calcext:value-type="date">
            <text:p>08/02/96 09: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.3</text:p>
          </table:table-cell>
          <table:table-cell/>
          <table:table-cell office:value-type="date" office:date-value="2009-02-02T11:30:00" calcext:value-type="date">
            <text:p>02/02/09 11:30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date" office:date-value="1998-01-29T15:50:00" calcext:value-type="date">
            <text:p>29/01/98 15: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5.0</text:p>
          </table:table-cell>
          <table:table-cell table:number-columns-repeated="5"/>
          <table:table-cell office:value-type="date" office:date-value="1996-01-04T15:20:00" calcext:value-type="date">
            <text:p>04/01/96 15:2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10.</text:p>
          </table:table-cell>
          <table:table-cell/>
          <table:table-cell office:value-type="date" office:date-value="2008-12-22T12:40:00" calcext:value-type="date">
            <text:p>22/12/08 12:40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3.86</text:p>
          </table:table-cell>
        </table:table-row>
        <table:table-row table:style-name="ro1">
          <table:table-cell office:value-type="date" office:date-value="1997-12-11T15:50:00" calcext:value-type="date">
            <text:p>11/12/97 15:5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0.0</text:p>
          </table:table-cell>
          <table:table-cell table:number-columns-repeated="5"/>
          <table:table-cell office:value-type="date" office:date-value="1995-10-24T13:50:00" calcext:value-type="date">
            <text:p>24/10/95 13: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.09</text:p>
          </table:table-cell>
          <table:table-cell/>
          <table:table-cell office:value-type="date" office:date-value="2008-11-26T10:00:00" calcext:value-type="date">
            <text:p>26/11/08 10:00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2.66</text:p>
          </table:table-cell>
        </table:table-row>
        <table:table-row table:style-name="ro1">
          <table:table-cell office:value-type="date" office:date-value="1997-11-20T15:30:00" calcext:value-type="date">
            <text:p>20/11/97 15:3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7.8</text:p>
          </table:table-cell>
          <table:table-cell table:number-columns-repeated="5"/>
          <table:table-cell office:value-type="date" office:date-value="1995-09-14T14:45:00" calcext:value-type="date">
            <text:p>14/09/95 14:45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93.</text:p>
          </table:table-cell>
          <table:table-cell/>
          <table:table-cell office:value-type="date" office:date-value="2008-10-31T10:35:00" calcext:value-type="date">
            <text:p>31/10/08 10:35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date" office:date-value="1997-11-20T13:55:00" calcext:value-type="date">
            <text:p>20/11/97 13:55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8.5</text:p>
          </table:table-cell>
          <table:table-cell table:number-columns-repeated="5"/>
          <table:table-cell office:value-type="date" office:date-value="1995-07-06T14:15:00" calcext:value-type="date">
            <text:p>06/07/95 14:1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5.1</text:p>
          </table:table-cell>
          <table:table-cell/>
          <table:table-cell office:value-type="date" office:date-value="2008-10-01T09:30:00" calcext:value-type="date">
            <text:p>01/10/08 09:30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1.57</text:p>
          </table:table-cell>
        </table:table-row>
        <table:table-row table:style-name="ro1">
          <table:table-cell office:value-type="date" office:date-value="1997-10-09T12:40:00" calcext:value-type="date">
            <text:p>09/10/97 12:4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.74</text:p>
          </table:table-cell>
          <table:table-cell table:number-columns-repeated="5"/>
          <table:table-cell office:value-type="date" office:date-value="1995-06-01T15:05:00" calcext:value-type="date">
            <text:p>01/06/95 15:05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250.</text:p>
          </table:table-cell>
          <table:table-cell/>
          <table:table-cell office:value-type="date" office:date-value="2008-08-28T13:05:00" calcext:value-type="date">
            <text:p>28/08/08 13:05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date" office:date-value="1997-09-04T13:40:00" calcext:value-type="date">
            <text:p>04/09/97 13:4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.56</text:p>
          </table:table-cell>
          <table:table-cell table:number-columns-repeated="5"/>
          <table:table-cell office:value-type="date" office:date-value="1995-03-30T13:55:00" calcext:value-type="date">
            <text:p>30/03/95 13:55</text:p>
          </table:table-cell>
          <table:table-cell office:value-type="string" calcext:value-type="string">
            <text:p>157.5</text:p>
          </table:table-cell>
          <table:table-cell office:value-type="string" calcext:value-type="string">
            <text:p>137.</text:p>
          </table:table-cell>
          <table:table-cell/>
          <table:table-cell office:value-type="date" office:date-value="2008-07-25T10:40:00" calcext:value-type="date">
            <text:p>25/07/08 10:40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97</text:p>
          </table:table-cell>
        </table:table-row>
        <table:table-row table:style-name="ro1">
          <table:table-cell office:value-type="date" office:date-value="1997-08-13T11:45:00" calcext:value-type="date">
            <text:p>13/08/97 11:45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.60</text:p>
          </table:table-cell>
          <table:table-cell table:number-columns-repeated="5"/>
          <table:table-cell office:value-type="date" office:date-value="1995-01-19T15:25:00" calcext:value-type="date">
            <text:p>19/01/95 15:25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12.</text:p>
          </table:table-cell>
          <table:table-cell/>
          <table:table-cell office:value-type="date" office:date-value="2008-06-25T08:00:00" calcext:value-type="date">
            <text:p>25/06/08 08:00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date" office:date-value="1997-06-26T11:00:00" calcext:value-type="date">
            <text:p>26/06/97 11:0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1.7</text:p>
          </table:table-cell>
          <table:table-cell table:number-columns-repeated="5"/>
          <table:table-cell office:value-type="date" office:date-value="1994-12-22T15:05:00" calcext:value-type="date">
            <text:p>22/12/94 15:0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4.2</text:p>
          </table:table-cell>
          <table:table-cell/>
          <table:table-cell office:value-type="date" office:date-value="2008-04-28T09:30:00" calcext:value-type="date">
            <text:p>28/04/08 09:3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date" office:date-value="1997-05-14T11:15:00" calcext:value-type="date">
            <text:p>14/05/97 11:15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0.7</text:p>
          </table:table-cell>
          <table:table-cell table:number-columns-repeated="5"/>
          <table:table-cell office:value-type="date" office:date-value="1994-11-17T14:40:00" calcext:value-type="date">
            <text:p>17/11/94 14:40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32.3</text:p>
          </table:table-cell>
          <table:table-cell/>
          <table:table-cell office:value-type="date" office:date-value="2008-04-14T10:45:00" calcext:value-type="date">
            <text:p>14/04/08 10:45</text:p>
          </table:table-cell>
          <table:table-cell office:value-type="string" calcext:value-type="string">
            <text:p>115.6</text:p>
          </table:table-cell>
          <table:table-cell office:value-type="string" calcext:value-type="string">
            <text:p>9.35</text:p>
          </table:table-cell>
        </table:table-row>
        <table:table-row table:style-name="ro1">
          <table:table-cell office:value-type="date" office:date-value="1997-03-27T11:30:00" calcext:value-type="date">
            <text:p>27/03/97 11:3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.2</text:p>
          </table:table-cell>
          <table:table-cell table:number-columns-repeated="5"/>
          <table:table-cell office:value-type="date" office:date-value="1994-10-13T14:55:00" calcext:value-type="date">
            <text:p>13/10/94 14:5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4.6</text:p>
          </table:table-cell>
          <table:table-cell/>
          <table:table-cell office:value-type="date" office:date-value="2008-03-26T11:35:00" calcext:value-type="date">
            <text:p>26/03/08 11:35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date" office:date-value="1997-02-06T11:20:00" calcext:value-type="date">
            <text:p>06/02/97 11:2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27.2</text:p>
          </table:table-cell>
          <table:table-cell table:number-columns-repeated="5"/>
          <table:table-cell office:value-type="date" office:date-value="1994-08-18T16:40:00" calcext:value-type="date">
            <text:p>18/08/94 16:4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.41</text:p>
          </table:table-cell>
          <table:table-cell/>
          <table:table-cell office:value-type="date" office:date-value="2008-02-19T12:30:00" calcext:value-type="date">
            <text:p>19/02/08 12:3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.61</text:p>
          </table:table-cell>
        </table:table-row>
        <table:table-row table:style-name="ro1">
          <table:table-cell office:value-type="date" office:date-value="1996-10-03T11:35:00" calcext:value-type="date">
            <text:p>03/10/96 11:35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65</text:p>
          </table:table-cell>
          <table:table-cell table:number-columns-repeated="5"/>
          <table:table-cell office:value-type="date" office:date-value="1994-06-23T14:20:00" calcext:value-type="date">
            <text:p>23/06/94 14:20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9.9</text:p>
          </table:table-cell>
          <table:table-cell/>
          <table:table-cell office:value-type="date" office:date-value="2007-12-21T11:15:00" calcext:value-type="date">
            <text:p>21/12/07 11:15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2.66</text:p>
          </table:table-cell>
        </table:table-row>
        <table:table-row table:style-name="ro1">
          <table:table-cell office:value-type="date" office:date-value="1996-08-13T14:15:00" calcext:value-type="date">
            <text:p>13/08/96 14:15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6.32</text:p>
          </table:table-cell>
          <table:table-cell table:number-columns-repeated="5"/>
          <table:table-cell office:value-type="date" office:date-value="1994-04-14T14:55:00" calcext:value-type="date">
            <text:p>14/04/94 14:55</text:p>
          </table:table-cell>
          <table:table-cell office:value-type="string" calcext:value-type="string">
            <text:p>156.5</text:p>
          </table:table-cell>
          <table:table-cell office:value-type="string" calcext:value-type="string">
            <text:p>132.</text:p>
          </table:table-cell>
          <table:table-cell/>
          <table:table-cell office:value-type="date" office:date-value="2007-11-21T11:20:00" calcext:value-type="date">
            <text:p>21/11/07 11:20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1.90</text:p>
          </table:table-cell>
        </table:table-row>
        <table:table-row table:style-name="ro1">
          <table:table-cell office:value-type="date" office:date-value="1996-06-20T14:55:00" calcext:value-type="date">
            <text:p>20/06/96 14:55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.58</text:p>
          </table:table-cell>
          <table:table-cell table:number-columns-repeated="5"/>
          <table:table-cell office:value-type="date" office:date-value="1994-03-10T15:00:00" calcext:value-type="date">
            <text:p>10/03/94 15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31.7</text:p>
          </table:table-cell>
          <table:table-cell/>
          <table:table-cell office:value-type="date" office:date-value="2007-10-25T10:20:00" calcext:value-type="date">
            <text:p>25/10/07 10:20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office:value-type="date" office:date-value="1996-05-14T10:45:00" calcext:value-type="date">
            <text:p>14/05/96 10:45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3.56</text:p>
          </table:table-cell>
          <table:table-cell table:number-columns-repeated="5"/>
          <table:table-cell office:value-type="date" office:date-value="1994-01-20T15:15:00" calcext:value-type="date">
            <text:p>20/01/94 15:15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47.0</text:p>
          </table:table-cell>
          <table:table-cell/>
          <table:table-cell office:value-type="date" office:date-value="2007-09-20T10:30:00" calcext:value-type="date">
            <text:p>20/09/07 10:3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45</text:p>
          </table:table-cell>
        </table:table-row>
        <table:table-row table:style-name="ro1">
          <table:table-cell office:value-type="date" office:date-value="1996-03-28T11:30:00" calcext:value-type="date">
            <text:p>28/03/96 11:3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6.53</text:p>
          </table:table-cell>
          <table:table-cell table:number-columns-repeated="5"/>
          <table:table-cell office:value-type="date" office:date-value="1993-12-16T14:55:00" calcext:value-type="date">
            <text:p>16/12/93 14:55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30.</text:p>
          </table:table-cell>
          <table:table-cell/>
          <table:table-cell office:value-type="date" office:date-value="2007-07-25T11:15:00" calcext:value-type="date">
            <text:p>25/07/07 11:15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date" office:date-value="1996-02-01T11:25:00" calcext:value-type="date">
            <text:p>01/02/96 11:25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7.84</text:p>
          </table:table-cell>
          <table:table-cell table:number-columns-repeated="5"/>
          <table:table-cell office:value-type="date" office:date-value="1993-11-04T15:05:00" calcext:value-type="date">
            <text:p>04/11/93 15:05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8.1</text:p>
          </table:table-cell>
          <table:table-cell/>
          <table:table-cell office:value-type="date" office:date-value="2007-07-07T10:15:00" calcext:value-type="date">
            <text:p>07/07/07 10:15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2.24</text:p>
          </table:table-cell>
        </table:table-row>
        <table:table-row table:style-name="ro1">
          <table:table-cell office:value-type="date" office:date-value="1995-12-19T10:55:00" calcext:value-type="date">
            <text:p>19/12/95 10:55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6.51</text:p>
          </table:table-cell>
          <table:table-cell table:number-columns-repeated="5"/>
          <table:table-cell office:value-type="date" office:date-value="1993-10-06T13:25:00" calcext:value-type="date">
            <text:p>06/10/93 13:25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370.</text:p>
          </table:table-cell>
          <table:table-cell/>
          <table:table-cell office:value-type="date" office:date-value="2007-05-15T10:10:00" calcext:value-type="date">
            <text:p>15/05/07 10:10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2.64</text:p>
          </table:table-cell>
        </table:table-row>
        <table:table-row table:style-name="ro1">
          <table:table-cell office:value-type="date" office:date-value="1995-11-02T11:35:00" calcext:value-type="date">
            <text:p>02/11/95 11:35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7.72</text:p>
          </table:table-cell>
          <table:table-cell table:number-columns-repeated="5"/>
          <table:table-cell office:value-type="date" office:date-value="1993-09-02T15:20:00" calcext:value-type="date">
            <text:p>02/09/93 15:20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0.5</text:p>
          </table:table-cell>
          <table:table-cell/>
          <table:table-cell office:value-type="date" office:date-value="2007-03-22T12:00:00" calcext:value-type="date">
            <text:p>22/03/07 12:00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5.85</text:p>
          </table:table-cell>
        </table:table-row>
        <table:table-row table:style-name="ro1">
          <table:table-cell office:value-type="date" office:date-value="1995-08-31T11:20:00" calcext:value-type="date">
            <text:p>31/08/95 11:20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4.21</text:p>
          </table:table-cell>
          <table:table-cell table:number-columns-repeated="5"/>
          <table:table-cell office:value-type="date" office:date-value="1993-07-01T15:00:00" calcext:value-type="date">
            <text:p>01/07/93 15:00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7.2</text:p>
          </table:table-cell>
          <table:table-cell/>
          <table:table-cell office:value-type="date" office:date-value="2006-11-29T10:40:00" calcext:value-type="date">
            <text:p>29/11/06 10:4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.56</text:p>
          </table:table-cell>
        </table:table-row>
        <table:table-row table:style-name="ro1">
          <table:table-cell office:value-type="date" office:date-value="1995-07-12T11:30:00" calcext:value-type="date">
            <text:p>12/07/95 11:3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9.24</text:p>
          </table:table-cell>
          <table:table-cell table:number-columns-repeated="5"/>
          <table:table-cell office:value-type="date" office:date-value="1993-05-19T14:05:00" calcext:value-type="date">
            <text:p>19/05/93 14:0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.2</text:p>
          </table:table-cell>
          <table:table-cell/>
          <table:table-cell office:value-type="date" office:date-value="2006-10-24T11:00:00" calcext:value-type="date">
            <text:p>24/10/06 11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.84</text:p>
          </table:table-cell>
        </table:table-row>
        <table:table-row table:style-name="ro1">
          <table:table-cell office:value-type="date" office:date-value="1995-06-01T11:00:00" calcext:value-type="date">
            <text:p>01/06/95 11:00</text:p>
          </table:table-cell>
          <table:table-cell office:value-type="string" calcext:value-type="string">
            <text:p>140.5</text:p>
          </table:table-cell>
          <table:table-cell office:value-type="string" calcext:value-type="string">
            <text:p>40.8</text:p>
          </table:table-cell>
          <table:table-cell table:number-columns-repeated="5"/>
          <table:table-cell office:value-type="date" office:date-value="1993-04-15T14:45:00" calcext:value-type="date">
            <text:p>15/04/93 14:4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41.9</text:p>
          </table:table-cell>
          <table:table-cell/>
          <table:table-cell office:value-type="date" office:date-value="2006-10-06T10:20:00" calcext:value-type="date">
            <text:p>06/10/06 10: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date" office:date-value="1995-04-20T12:15:00" calcext:value-type="date">
            <text:p>20/04/95 12:15</text:p>
          </table:table-cell>
          <table:table-cell office:value-type="string" calcext:value-type="string">
            <text:p>124.5</text:p>
          </table:table-cell>
          <table:table-cell office:value-type="string" calcext:value-type="string">
            <text:p>36.2</text:p>
          </table:table-cell>
          <table:table-cell table:number-columns-repeated="5"/>
          <table:table-cell office:value-type="date" office:date-value="1993-03-04T14:50:00" calcext:value-type="date">
            <text:p>04/03/93 14: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.55</text:p>
          </table:table-cell>
          <table:table-cell/>
          <table:table-cell office:value-type="date" office:date-value="2006-09-13T12:00:00" calcext:value-type="date">
            <text:p>13/09/06 12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date" office:date-value="1995-03-09T11:45:00" calcext:value-type="date">
            <text:p>09/03/95 11:45</text:p>
          </table:table-cell>
          <table:table-cell office:value-type="string" calcext:value-type="string">
            <text:p>124.5</text:p>
          </table:table-cell>
          <table:table-cell office:value-type="string" calcext:value-type="string">
            <text:p>34.3</text:p>
          </table:table-cell>
          <table:table-cell table:number-columns-repeated="5"/>
          <table:table-cell office:value-type="date" office:date-value="1993-02-04T13:45:00" calcext:value-type="date">
            <text:p>04/02/93 13:45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0.2</text:p>
          </table:table-cell>
          <table:table-cell/>
          <table:table-cell office:value-type="date" office:date-value="2006-07-19T10:30:00" calcext:value-type="date">
            <text:p>19/07/06 10:30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date" office:date-value="1995-02-09T10:35:00" calcext:value-type="date">
            <text:p>09/02/95 10:35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52.8</text:p>
          </table:table-cell>
          <table:table-cell table:number-columns-repeated="5"/>
          <table:table-cell office:value-type="date" office:date-value="1993-01-07T11:35:00" calcext:value-type="date">
            <text:p>07/01/93 11: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.6</text:p>
          </table:table-cell>
          <table:table-cell/>
          <table:table-cell office:value-type="date" office:date-value="2006-06-22T10:20:00" calcext:value-type="date">
            <text:p>22/06/06 10:20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1.76</text:p>
          </table:table-cell>
        </table:table-row>
        <table:table-row table:style-name="ro1">
          <table:table-cell office:value-type="date" office:date-value="1995-01-12T11:15:00" calcext:value-type="date">
            <text:p>12/01/95 11:15</text:p>
          </table:table-cell>
          <table:table-cell office:value-type="string" calcext:value-type="string">
            <text:p>223.5</text:p>
          </table:table-cell>
          <table:table-cell office:value-type="string" calcext:value-type="string">
            <text:p>116.</text:p>
          </table:table-cell>
          <table:table-cell table:number-columns-repeated="5"/>
          <table:table-cell office:value-type="date" office:date-value="1992-12-10T14:55:00" calcext:value-type="date">
            <text:p>10/12/92 14:55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88.5</text:p>
          </table:table-cell>
          <table:table-cell/>
          <table:table-cell office:value-type="date" office:date-value="2006-05-24T09:00:00" calcext:value-type="date">
            <text:p>24/05/06 09:00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2.63</text:p>
          </table:table-cell>
        </table:table-row>
        <table:table-row table:style-name="ro1">
          <table:table-cell office:value-type="date" office:date-value="1994-12-08T10:30:00" calcext:value-type="date">
            <text:p>08/12/94 10:3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2.6</text:p>
          </table:table-cell>
          <table:table-cell table:number-columns-repeated="5"/>
          <table:table-cell office:value-type="date" office:date-value="1992-11-12T15:40:00" calcext:value-type="date">
            <text:p>12/11/92 15:4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138.</text:p>
          </table:table-cell>
          <table:table-cell/>
          <table:table-cell office:value-type="date" office:date-value="2006-05-03T09:30:00" calcext:value-type="date">
            <text:p>03/05/06 09:30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3.16</text:p>
          </table:table-cell>
        </table:table-row>
        <table:table-row table:style-name="ro1">
          <table:table-cell office:value-type="date" office:date-value="1994-11-08T10:40:00" calcext:value-type="date">
            <text:p>08/11/94 10:4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9.10</text:p>
          </table:table-cell>
          <table:table-cell table:number-columns-repeated="5"/>
          <table:table-cell office:value-type="date" office:date-value="1992-10-01T15:45:00" calcext:value-type="date">
            <text:p>01/10/92 15:4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9.85</text:p>
          </table:table-cell>
          <table:table-cell/>
          <table:table-cell office:value-type="date" office:date-value="2006-04-04T10:15:00" calcext:value-type="date">
            <text:p>04/04/06 10:15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5.48</text:p>
          </table:table-cell>
        </table:table-row>
        <table:table-row table:style-name="ro1">
          <table:table-cell office:value-type="date" office:date-value="1994-10-20T12:00:00" calcext:value-type="date">
            <text:p>20/10/94 12:00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.31</text:p>
          </table:table-cell>
          <table:table-cell table:number-columns-repeated="5"/>
          <table:table-cell office:value-type="date" office:date-value="1992-08-27T14:30:00" calcext:value-type="date">
            <text:p>27/08/92 14: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75</text:p>
          </table:table-cell>
          <table:table-cell/>
          <table:table-cell office:value-type="date" office:date-value="2006-03-13" calcext:value-type="date">
            <text:p>13/03/06 00:00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8.71</text:p>
          </table:table-cell>
        </table:table-row>
        <table:table-row table:style-name="ro1">
          <table:table-cell office:value-type="date" office:date-value="1994-09-22T10:45:00" calcext:value-type="date">
            <text:p>22/09/94 10:45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4.4</text:p>
          </table:table-cell>
          <table:table-cell table:number-columns-repeated="5"/>
          <table:table-cell office:value-type="date" office:date-value="1992-07-30T14:45:00" calcext:value-type="date">
            <text:p>30/07/92 14:4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.7</text:p>
          </table:table-cell>
          <table:table-cell/>
          <table:table-cell office:value-type="date" office:date-value="2006-02-15T10:30:00" calcext:value-type="date">
            <text:p>15/02/06 10:30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date" office:date-value="1994-08-11T11:00:00" calcext:value-type="date">
            <text:p>11/08/94 11:0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.71</text:p>
          </table:table-cell>
          <table:table-cell table:number-columns-repeated="5"/>
          <table:table-cell office:value-type="date" office:date-value="1992-06-10T14:05:00" calcext:value-type="date">
            <text:p>10/06/92 14:05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79.0</text:p>
          </table:table-cell>
          <table:table-cell/>
          <table:table-cell office:value-type="date" office:date-value="2005-11-23T11:15:00" calcext:value-type="date">
            <text:p>23/11/05 11:1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date" office:date-value="1994-05-26T11:15:00" calcext:value-type="date">
            <text:p>26/05/94 11:15</text:p>
          </table:table-cell>
          <table:table-cell office:value-type="string" calcext:value-type="string">
            <text:p>108.5</text:p>
          </table:table-cell>
          <table:table-cell office:value-type="string" calcext:value-type="string">
            <text:p>25.7</text:p>
          </table:table-cell>
          <table:table-cell table:number-columns-repeated="5"/>
          <table:table-cell office:value-type="date" office:date-value="1992-04-16T14:15:00" calcext:value-type="date">
            <text:p>16/04/92 14:15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48.4</text:p>
          </table:table-cell>
          <table:table-cell/>
          <table:table-cell office:value-type="date" office:date-value="2005-09-28T09:30:00" calcext:value-type="date">
            <text:p>28/09/05 09:3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date" office:date-value="1994-04-13T10:15:00" calcext:value-type="date">
            <text:p>13/04/94 10:15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49.5</text:p>
          </table:table-cell>
          <table:table-cell table:number-columns-repeated="5"/>
          <table:table-cell office:value-type="date" office:date-value="1992-03-18T11:05:00" calcext:value-type="date">
            <text:p>18/03/92 11:05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90.5</text:p>
          </table:table-cell>
          <table:table-cell/>
          <table:table-cell office:value-type="date" office:date-value="2005-08-23T11:35:00" calcext:value-type="date">
            <text:p>23/08/05 11:35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date" office:date-value="1994-03-03T11:30:00" calcext:value-type="date">
            <text:p>03/03/94 11:3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51.4</text:p>
          </table:table-cell>
          <table:table-cell table:number-columns-repeated="5"/>
          <table:table-cell office:value-type="date" office:date-value="1992-02-20T14:45:00" calcext:value-type="date">
            <text:p>20/02/92 14:45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49.3</text:p>
          </table:table-cell>
          <table:table-cell/>
          <table:table-cell office:value-type="date" office:date-value="2005-07-20T10:30:00" calcext:value-type="date">
            <text:p>20/07/05 10:30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date" office:date-value="1994-01-20T10:50:00" calcext:value-type="date">
            <text:p>20/01/94 10:5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3.4</text:p>
          </table:table-cell>
          <table:table-cell table:number-columns-repeated="5"/>
          <table:table-cell office:value-type="date" office:date-value="1992-01-16T14:30:00" calcext:value-type="date">
            <text:p>16/01/92 14:3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7.2</text:p>
          </table:table-cell>
          <table:table-cell/>
          <table:table-cell office:value-type="date" office:date-value="2005-06-22T11:30:00" calcext:value-type="date">
            <text:p>22/06/05 11:3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date" office:date-value="1993-12-16T11:40:00" calcext:value-type="date">
            <text:p>16/12/93 11:4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59.3</text:p>
          </table:table-cell>
          <table:table-cell table:number-columns-repeated="5"/>
          <table:table-cell office:value-type="date" office:date-value="1991-12-19" calcext:value-type="date">
            <text:p>19/12/91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6.3</text:p>
          </table:table-cell>
          <table:table-cell/>
          <table:table-cell office:value-type="date" office:date-value="2005-05-18T12:20:00" calcext:value-type="date">
            <text:p>18/05/05 12:2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 office:value-type="date" office:date-value="1993-11-18T10:45:00" calcext:value-type="date">
            <text:p>18/11/93 10:45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8.4</text:p>
          </table:table-cell>
          <table:table-cell table:number-columns-repeated="5"/>
          <table:table-cell office:value-type="date" office:date-value="1991-10-17" calcext:value-type="date">
            <text:p>17/10/91 00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1.7</text:p>
          </table:table-cell>
          <table:table-cell/>
          <table:table-cell office:value-type="date" office:date-value="2005-04-01T13:40:00" calcext:value-type="date">
            <text:p>01/04/05 13:4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4.72</text:p>
          </table:table-cell>
        </table:table-row>
        <table:table-row table:style-name="ro1">
          <table:table-cell office:value-type="date" office:date-value="1993-10-14T10:00:00" calcext:value-type="date">
            <text:p>14/10/93 10:0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88.8</text:p>
          </table:table-cell>
          <table:table-cell table:number-columns-repeated="5"/>
          <table:table-cell office:value-type="date" office:date-value="1991-04-04" calcext:value-type="date">
            <text:p>04/04/91 0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2.8</text:p>
          </table:table-cell>
          <table:table-cell/>
          <table:table-cell office:value-type="date" office:date-value="2005-02-09T11:15:00" calcext:value-type="date">
            <text:p>09/02/05 11:15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4.08</text:p>
          </table:table-cell>
        </table:table-row>
        <table:table-row table:style-name="ro1">
          <table:table-cell office:value-type="date" office:date-value="1993-09-02T10:35:00" calcext:value-type="date">
            <text:p>02/09/93 10:3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.37</text:p>
          </table:table-cell>
          <table:table-cell table:number-columns-repeated="5"/>
          <table:table-cell office:value-type="date" office:date-value="1991-02-28" calcext:value-type="date">
            <text:p>28/02/91 00:0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65.6</text:p>
          </table:table-cell>
          <table:table-cell/>
          <table:table-cell office:value-type="date" office:date-value="2004-12-08T10:45:00" calcext:value-type="date">
            <text:p>08/12/04 10:45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 office:value-type="date" office:date-value="1993-07-08T12:10:00" calcext:value-type="date">
            <text:p>08/07/93 12:1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5.12</text:p>
          </table:table-cell>
          <table:table-cell table:number-columns-repeated="5"/>
          <table:table-cell office:value-type="date" office:date-value="1991-01-17" calcext:value-type="date">
            <text:p>17/01/91 00:00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39.8</text:p>
          </table:table-cell>
          <table:table-cell/>
          <table:table-cell office:value-type="date" office:date-value="2004-11-03" calcext:value-type="date">
            <text:p>03/11/04 00:00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2.10</text:p>
          </table:table-cell>
        </table:table-row>
        <table:table-row table:style-name="ro1">
          <table:table-cell office:value-type="date" office:date-value="1993-06-10T17:35:00" calcext:value-type="date">
            <text:p>10/06/93 17:3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.30</text:p>
          </table:table-cell>
          <table:table-cell table:number-columns-repeated="5"/>
          <table:table-cell office:value-type="date" office:date-value="1990-10-25" calcext:value-type="date">
            <text:p>25/10/90 00: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31</text:p>
          </table:table-cell>
          <table:table-cell/>
          <table:table-cell office:value-type="date" office:date-value="2004-10-12T14:10:00" calcext:value-type="date">
            <text:p>12/10/04 14:1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.02</text:p>
          </table:table-cell>
        </table:table-row>
        <table:table-row table:style-name="ro1">
          <table:table-cell office:value-type="date" office:date-value="1993-04-29T10:10:00" calcext:value-type="date">
            <text:p>29/04/93 10:10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6.86</text:p>
          </table:table-cell>
          <table:table-cell table:number-columns-repeated="5"/>
          <table:table-cell office:value-type="date" office:date-value="1990-09-06" calcext:value-type="date">
            <text:p>06/09/90 00: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18</text:p>
          </table:table-cell>
          <table:table-cell/>
          <table:table-cell office:value-type="date" office:date-value="2004-08-04T10:00:00" calcext:value-type="date">
            <text:p>04/08/04 10:0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90</text:p>
          </table:table-cell>
        </table:table-row>
        <table:table-row table:style-name="ro1">
          <table:table-cell office:value-type="date" office:date-value="1993-03-25T10:20:00" calcext:value-type="date">
            <text:p>25/03/93 10:2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8.93</text:p>
          </table:table-cell>
          <table:table-cell table:number-columns-repeated="5"/>
          <table:table-cell office:value-type="date" office:date-value="1990-08-16" calcext:value-type="date">
            <text:p>16/08/90 00: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8.13</text:p>
          </table:table-cell>
          <table:table-cell/>
          <table:table-cell office:value-type="date" office:date-value="2004-06-29T11:10:00" calcext:value-type="date">
            <text:p>29/06/04 11:1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.07</text:p>
          </table:table-cell>
        </table:table-row>
        <table:table-row table:style-name="ro1">
          <table:table-cell office:value-type="date" office:date-value="1993-02-18T11:25:00" calcext:value-type="date">
            <text:p>18/02/93 11:25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1.6</text:p>
          </table:table-cell>
          <table:table-cell table:number-columns-repeated="5"/>
          <table:table-cell office:value-type="date" office:date-value="1990-06-28" calcext:value-type="date">
            <text:p>28/06/90 00:00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39.4</text:p>
          </table:table-cell>
          <table:table-cell/>
          <table:table-cell office:value-type="date" office:date-value="2004-05-27T11:30:00" calcext:value-type="date">
            <text:p>27/05/04 11:3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.68</text:p>
          </table:table-cell>
        </table:table-row>
        <table:table-row table:style-name="ro1">
          <table:table-cell office:value-type="date" office:date-value="1993-01-20T10:25:00" calcext:value-type="date">
            <text:p>20/01/93 10:25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5.0</text:p>
          </table:table-cell>
          <table:table-cell table:number-columns-repeated="5"/>
          <table:table-cell office:value-type="date" office:date-value="1990-04-04" calcext:value-type="date">
            <text:p>04/04/90 0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4.0</text:p>
          </table:table-cell>
          <table:table-cell/>
          <table:table-cell office:value-type="date" office:date-value="2004-05-05T12:51:00" calcext:value-type="date">
            <text:p>05/05/04 12:51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4.51</text:p>
          </table:table-cell>
        </table:table-row>
        <table:table-row table:style-name="ro1">
          <table:table-cell office:value-type="date" office:date-value="1992-12-03T10:30:00" calcext:value-type="date">
            <text:p>03/12/92 10:3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60.5</text:p>
          </table:table-cell>
          <table:table-cell table:number-columns-repeated="5"/>
          <table:table-cell office:value-type="date" office:date-value="1990-03-01" calcext:value-type="date">
            <text:p>01/03/90 00:0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84.</text:p>
          </table:table-cell>
          <table:table-cell/>
          <table:table-cell office:value-type="date" office:date-value="2004-03-17T09:35:00" calcext:value-type="date">
            <text:p>17/03/04 09:35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date" office:date-value="1992-11-12T10:50:00" calcext:value-type="date">
            <text:p>12/11/92 10:5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63.0</text:p>
          </table:table-cell>
          <table:table-cell table:number-columns-repeated="5"/>
          <table:table-cell office:value-type="date" office:date-value="1990-01-04" calcext:value-type="date">
            <text:p>04/01/90 00:0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4.6</text:p>
          </table:table-cell>
          <table:table-cell/>
          <table:table-cell office:value-type="date" office:date-value="2004-01-08T11:04:00" calcext:value-type="date">
            <text:p>08/01/04 11:04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date" office:date-value="1992-10-01T12:25:00" calcext:value-type="date">
            <text:p>01/10/92 12:25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3.82</text:p>
          </table:table-cell>
          <table:table-cell table:number-columns-repeated="5"/>
          <table:table-cell office:value-type="date" office:date-value="1989-11-30" calcext:value-type="date">
            <text:p>30/11/89 00: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42</text:p>
          </table:table-cell>
          <table:table-cell/>
          <table:table-cell office:value-type="date" office:date-value="2003-09-10T11:13:00" calcext:value-type="date">
            <text:p>10/09/03 11:13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date" office:date-value="1992-08-20T10:45:00" calcext:value-type="date">
            <text:p>20/08/92 10:45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3.42</text:p>
          </table:table-cell>
          <table:table-cell table:number-columns-repeated="5"/>
          <table:table-cell office:value-type="date" office:date-value="1989-10-26" calcext:value-type="date">
            <text:p>26/10/89 00:00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5.56</text:p>
          </table:table-cell>
          <table:table-cell/>
          <table:table-cell office:value-type="date" office:date-value="2003-07-29T12:50:00" calcext:value-type="date">
            <text:p>29/07/03 12:50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date" office:date-value="1992-07-09T19:40:00" calcext:value-type="date">
            <text:p>09/07/92 19:4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.70</text:p>
          </table:table-cell>
          <table:table-cell table:number-columns-repeated="5"/>
          <table:table-cell office:value-type="date" office:date-value="1989-10-12" calcext:value-type="date">
            <text:p>12/10/89 00: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6.7</text:p>
          </table:table-cell>
          <table:table-cell/>
          <table:table-cell office:value-type="date" office:date-value="2003-07-02T10:45:00" calcext:value-type="date">
            <text:p>02/07/03 10:45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74</text:p>
          </table:table-cell>
        </table:table-row>
        <table:table-row table:style-name="ro1">
          <table:table-cell office:value-type="date" office:date-value="1992-06-04T18:35:00" calcext:value-type="date">
            <text:p>04/06/92 18:3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8.25</text:p>
          </table:table-cell>
          <table:table-cell table:number-columns-repeated="5"/>
          <table:table-cell office:value-type="date" office:date-value="1989-08-17" calcext:value-type="date">
            <text:p>17/08/89 00:0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57</text:p>
          </table:table-cell>
          <table:table-cell/>
          <table:table-cell office:value-type="date" office:date-value="2003-05-05T11:30:00" calcext:value-type="date">
            <text:p>05/05/03 11:3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3.49</text:p>
          </table:table-cell>
        </table:table-row>
        <table:table-row table:style-name="ro1">
          <table:table-cell office:value-type="date" office:date-value="1992-05-14T13:00:00" calcext:value-type="date">
            <text:p>14/05/92 13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1.5</text:p>
          </table:table-cell>
          <table:table-cell table:number-columns-repeated="5"/>
          <table:table-cell office:value-type="date" office:date-value="1989-06-29" calcext:value-type="date">
            <text:p>29/06/89 00:0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8.17</text:p>
          </table:table-cell>
          <table:table-cell/>
          <table:table-cell office:value-type="date" office:date-value="2003-04-01T11:56:00" calcext:value-type="date">
            <text:p>01/04/03 11:5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3.49</text:p>
          </table:table-cell>
        </table:table-row>
        <table:table-row table:style-name="ro1">
          <table:table-cell office:value-type="date" office:date-value="1992-04-09T18:35:00" calcext:value-type="date">
            <text:p>09/04/92 18:35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27.3</text:p>
          </table:table-cell>
          <table:table-cell table:number-columns-repeated="5"/>
          <table:table-cell office:value-type="date" office:date-value="1989-06-01" calcext:value-type="date">
            <text:p>01/06/89 00:0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5.7</text:p>
          </table:table-cell>
          <table:table-cell/>
          <table:table-cell office:value-type="date" office:date-value="2003-02-05T11:45:00" calcext:value-type="date">
            <text:p>05/02/03 11:45</text:p>
          </table:table-cell>
          <table:table-cell office:value-type="string" calcext:value-type="string">
            <text:p>130.5</text:p>
          </table:table-cell>
          <table:table-cell office:value-type="string" calcext:value-type="string">
            <text:p>12.9</text:p>
          </table:table-cell>
        </table:table-row>
        <table:table-row table:style-name="ro1">
          <table:table-cell office:value-type="date" office:date-value="1992-03-19T18:30:00" calcext:value-type="date">
            <text:p>19/03/92 18:3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40.1</text:p>
          </table:table-cell>
          <table:table-cell table:number-columns-repeated="5"/>
          <table:table-cell office:value-type="date" office:date-value="1989-05-02" calcext:value-type="date">
            <text:p>02/05/89 00: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.8</text:p>
          </table:table-cell>
          <table:table-cell/>
          <table:table-cell office:value-type="date" office:date-value="2002-12-04T10:30:00" calcext:value-type="date">
            <text:p>04/12/02 10:3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3.87</text:p>
          </table:table-cell>
        </table:table-row>
        <table:table-row table:style-name="ro1">
          <table:table-cell office:value-type="date" office:date-value="1992-02-13T09:35:00" calcext:value-type="date">
            <text:p>13/02/92 09:35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64.5</text:p>
          </table:table-cell>
          <table:table-cell table:number-columns-repeated="5"/>
          <table:table-cell office:value-type="date" office:date-value="1989-03-16" calcext:value-type="date">
            <text:p>16/03/89 00:00</text:p>
          </table:table-cell>
          <table:table-cell office:value-type="string" calcext:value-type="string">
            <text:p>128.5</text:p>
          </table:table-cell>
          <table:table-cell office:value-type="string" calcext:value-type="string">
            <text:p>97.1</text:p>
          </table:table-cell>
          <table:table-cell/>
          <table:table-cell office:value-type="date" office:date-value="2002-10-02T12:15:00" calcext:value-type="date">
            <text:p>02/10/02 12:15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date" office:date-value="1991-11-21" calcext:value-type="date">
            <text:p>21/11/91 00:0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6.7</text:p>
          </table:table-cell>
          <table:table-cell table:number-columns-repeated="5"/>
          <table:table-cell office:value-type="date" office:date-value="1988-12-22" calcext:value-type="date">
            <text:p>22/12/88 00:0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49.8</text:p>
          </table:table-cell>
          <table:table-cell/>
          <table:table-cell office:value-type="date" office:date-value="2002-09-26T12:30:00" calcext:value-type="date">
            <text:p>26/09/02 12:3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date" office:date-value="1991-09-26" calcext:value-type="date">
            <text:p>26/09/91 00:0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9.56</text:p>
          </table:table-cell>
          <table:table-cell table:number-columns-repeated="5"/>
          <table:table-cell office:value-type="date" office:date-value="1988-11-09" calcext:value-type="date">
            <text:p>09/11/88 00: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0.3</text:p>
          </table:table-cell>
          <table:table-cell/>
          <table:table-cell office:value-type="date" office:date-value="2002-07-25T15:20:00" calcext:value-type="date">
            <text:p>25/07/02 15:2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47</text:p>
          </table:table-cell>
        </table:table-row>
        <table:table-row table:style-name="ro1">
          <table:table-cell office:value-type="date" office:date-value="1991-06-20" calcext:value-type="date">
            <text:p>20/06/91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.06</text:p>
          </table:table-cell>
          <table:table-cell table:number-columns-repeated="5"/>
          <table:table-cell office:value-type="date" office:date-value="1988-09-09" calcext:value-type="date">
            <text:p>09/09/88 00:0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.7</text:p>
          </table:table-cell>
          <table:table-cell/>
          <table:table-cell office:value-type="date" office:date-value="2002-07-01T11:50:00" calcext:value-type="date">
            <text:p>01/07/02 11:5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68</text:p>
          </table:table-cell>
        </table:table-row>
        <table:table-row table:style-name="ro1">
          <table:table-cell office:value-type="date" office:date-value="1991-05-23" calcext:value-type="date">
            <text:p>23/05/91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.28</text:p>
          </table:table-cell>
          <table:table-cell table:number-columns-repeated="5"/>
          <table:table-cell office:value-type="date" office:date-value="1988-07-12" calcext:value-type="date">
            <text:p>12/07/88 00: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9.4</text:p>
          </table:table-cell>
          <table:table-cell/>
          <table:table-cell office:value-type="date" office:date-value="2002-04-03T11:30:00" calcext:value-type="date">
            <text:p>03/04/02 11:3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.56</text:p>
          </table:table-cell>
        </table:table-row>
        <table:table-row table:style-name="ro1">
          <table:table-cell office:value-type="date" office:date-value="1991-04-18" calcext:value-type="date">
            <text:p>18/04/91 00: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7.74</text:p>
          </table:table-cell>
          <table:table-cell table:number-columns-repeated="5"/>
          <table:table-cell office:value-type="date" office:date-value="1988-05-20" calcext:value-type="date">
            <text:p>20/05/88 00:0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47.2</text:p>
          </table:table-cell>
          <table:table-cell/>
          <table:table-cell office:value-type="date" office:date-value="2002-03-05T11:40:00" calcext:value-type="date">
            <text:p>05/03/02 11:40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date" office:date-value="1991-03-28" calcext:value-type="date">
            <text:p>28/03/91 00: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0.5</text:p>
          </table:table-cell>
          <table:table-cell table:number-columns-repeated="5"/>
          <table:table-cell office:value-type="date" office:date-value="1988-04-07" calcext:value-type="date">
            <text:p>07/04/88 00: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1.0</text:p>
          </table:table-cell>
          <table:table-cell/>
          <table:table-cell office:value-type="date" office:date-value="2002-02-05T11:50:00" calcext:value-type="date">
            <text:p>05/02/02 11:5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.29</text:p>
          </table:table-cell>
        </table:table-row>
        <table:table-row table:style-name="ro1">
          <table:table-cell office:value-type="date" office:date-value="1991-01-31" calcext:value-type="date">
            <text:p>31/01/91 00:0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0.2</text:p>
          </table:table-cell>
          <table:table-cell table:number-columns-repeated="5"/>
          <table:table-cell office:value-type="date" office:date-value="1988-02-25" calcext:value-type="date">
            <text:p>25/02/88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6.0</text:p>
          </table:table-cell>
          <table:table-cell/>
          <table:table-cell office:value-type="date" office:date-value="2001-12-04T00:51:00" calcext:value-type="date">
            <text:p>04/12/01 00:51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4.54</text:p>
          </table:table-cell>
        </table:table-row>
        <table:table-row table:style-name="ro1">
          <table:table-cell office:value-type="date" office:date-value="1991-01-03T15:00:00" calcext:value-type="date">
            <text:p>03/01/91 15:0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155.</text:p>
          </table:table-cell>
          <table:table-cell table:number-columns-repeated="5"/>
          <table:table-cell office:value-type="date" office:date-value="1988-01-19" calcext:value-type="date">
            <text:p>19/01/88 00: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8.9</text:p>
          </table:table-cell>
          <table:table-cell/>
          <table:table-cell office:value-type="date" office:date-value="2001-11-07T11:41:00" calcext:value-type="date">
            <text:p>07/11/01 11:4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.99</text:p>
          </table:table-cell>
        </table:table-row>
        <table:table-row table:style-name="ro1">
          <table:table-cell office:value-type="date" office:date-value="1991-01-03" calcext:value-type="date">
            <text:p>03/01/91 00:0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155.</text:p>
          </table:table-cell>
          <table:table-cell table:number-columns-repeated="5"/>
          <table:table-cell office:value-type="date" office:date-value="1987-12-23" calcext:value-type="date">
            <text:p>23/12/87 00: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1.3</text:p>
          </table:table-cell>
          <table:table-cell/>
          <table:table-cell office:value-type="date" office:date-value="2001-10-02T12:30:00" calcext:value-type="date">
            <text:p>02/10/01 12:3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.83</text:p>
          </table:table-cell>
        </table:table-row>
        <table:table-row table:style-name="ro1">
          <table:table-cell office:value-type="date" office:date-value="1990-11-29" calcext:value-type="date">
            <text:p>29/11/90 00:0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27.6</text:p>
          </table:table-cell>
          <table:table-cell table:number-columns-repeated="5"/>
          <table:table-cell office:value-type="date" office:date-value="1987-11-20" calcext:value-type="date">
            <text:p>20/11/87 00:0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80.0</text:p>
          </table:table-cell>
          <table:table-cell/>
          <table:table-cell office:value-type="date" office:date-value="2001-09-04T11:30:00" calcext:value-type="date">
            <text:p>04/09/01 11:30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3.04</text:p>
          </table:table-cell>
        </table:table-row>
        <table:table-row table:style-name="ro1">
          <table:table-cell office:value-type="date" office:date-value="1990-10-04" calcext:value-type="date">
            <text:p>04/10/90 00:0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6.66</text:p>
          </table:table-cell>
          <table:table-cell table:number-columns-repeated="5"/>
          <table:table-cell office:value-type="date" office:date-value="1987-10-14" calcext:value-type="date">
            <text:p>14/10/87 00:00</text:p>
          </table:table-cell>
          <table:table-cell office:value-type="string" calcext:value-type="string">
            <text:p>142.5</text:p>
          </table:table-cell>
          <table:table-cell office:value-type="string" calcext:value-type="string">
            <text:p>113.</text:p>
          </table:table-cell>
          <table:table-cell/>
          <table:table-cell office:value-type="date" office:date-value="2001-08-08" calcext:value-type="date">
            <text:p>08/08/01 00:0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.65</text:p>
          </table:table-cell>
        </table:table-row>
        <table:table-row table:style-name="ro1">
          <table:table-cell office:value-type="date" office:date-value="1990-09-13" calcext:value-type="date">
            <text:p>13/09/90 00:0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52</text:p>
          </table:table-cell>
          <table:table-cell table:number-columns-repeated="5"/>
          <table:table-cell office:value-type="date" office:date-value="1987-09-24" calcext:value-type="date">
            <text:p>24/09/87 00:0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.74</text:p>
          </table:table-cell>
          <table:table-cell/>
          <table:table-cell office:value-type="date" office:date-value="2001-07-03T10:35:00" calcext:value-type="date">
            <text:p>03/07/01 10:3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3.25</text:p>
          </table:table-cell>
        </table:table-row>
        <table:table-row table:style-name="ro1">
          <table:table-cell office:value-type="date" office:date-value="1990-08-02" calcext:value-type="date">
            <text:p>02/08/90 00:0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.30</text:p>
          </table:table-cell>
          <table:table-cell table:number-columns-repeated="5"/>
          <table:table-cell office:value-type="date" office:date-value="1987-08-06" calcext:value-type="date">
            <text:p>06/08/87 00:00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3.0</text:p>
          </table:table-cell>
          <table:table-cell/>
          <table:table-cell office:value-type="date" office:date-value="2001-05-02T12:10:00" calcext:value-type="date">
            <text:p>02/05/01 12:10</text:p>
          </table:table-cell>
          <table:table-cell office:value-type="string" calcext:value-type="string">
            <text:p>138.5</text:p>
          </table:table-cell>
          <table:table-cell office:value-type="string" calcext:value-type="string">
            <text:p>13.7</text:p>
          </table:table-cell>
        </table:table-row>
        <table:table-row table:style-name="ro1">
          <table:table-cell office:value-type="date" office:date-value="1990-06-28" calcext:value-type="date">
            <text:p>28/06/90 00:0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7.62</text:p>
          </table:table-cell>
          <table:table-cell table:number-columns-repeated="5"/>
          <table:table-cell office:value-type="date" office:date-value="1987-06-19" calcext:value-type="date">
            <text:p>19/06/87 00:00</text:p>
          </table:table-cell>
          <table:table-cell office:value-type="string" calcext:value-type="string">
            <text:p>200.5</text:p>
          </table:table-cell>
          <table:table-cell office:value-type="string" calcext:value-type="string">
            <text:p>195.</text:p>
          </table:table-cell>
          <table:table-cell/>
          <table:table-cell office:value-type="date" office:date-value="2001-04-02T13:20:00" calcext:value-type="date">
            <text:p>02/04/01 13:2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1.5</text:p>
          </table:table-cell>
        </table:table-row>
        <table:table-row table:style-name="ro1">
          <table:table-cell office:value-type="date" office:date-value="1990-05-11" calcext:value-type="date">
            <text:p>11/05/90 00:0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9.86</text:p>
          </table:table-cell>
          <table:table-cell table:number-columns-repeated="5"/>
          <table:table-cell office:value-type="date" office:date-value="1987-04-17" calcext:value-type="date">
            <text:p>17/04/87 00:0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9.7</text:p>
          </table:table-cell>
          <table:table-cell/>
          <table:table-cell office:value-type="date" office:date-value="2001-02-27T12:45:00" calcext:value-type="date">
            <text:p>27/02/01 12:45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4.65</text:p>
          </table:table-cell>
        </table:table-row>
        <table:table-row table:style-name="ro1">
          <table:table-cell office:value-type="date" office:date-value="1990-04-26" calcext:value-type="date">
            <text:p>26/04/90 00:0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9.7</text:p>
          </table:table-cell>
          <table:table-cell table:number-columns-repeated="5"/>
          <table:table-cell office:value-type="date" office:date-value="1987-03-12" calcext:value-type="date">
            <text:p>12/03/87 00:00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36.7</text:p>
          </table:table-cell>
          <table:table-cell/>
          <table:table-cell office:value-type="date" office:date-value="2001-02-06T13:50:00" calcext:value-type="date">
            <text:p>06/02/01 13:5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8.49</text:p>
          </table:table-cell>
        </table:table-row>
        <table:table-row table:style-name="ro1">
          <table:table-cell office:value-type="date" office:date-value="1990-03-09" calcext:value-type="date">
            <text:p>09/03/90 00:0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3.3</text:p>
          </table:table-cell>
          <table:table-cell table:number-columns-repeated="5"/>
          <table:table-cell office:value-type="date" office:date-value="1987-01-30" calcext:value-type="date">
            <text:p>30/01/87 00:0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.48</text:p>
          </table:table-cell>
          <table:table-cell/>
          <table:table-cell office:value-type="date" office:date-value="2001-01-04T11:30:00" calcext:value-type="date">
            <text:p>04/01/01 11:30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5.21</text:p>
          </table:table-cell>
        </table:table-row>
        <table:table-row table:style-name="ro1">
          <table:table-cell office:value-type="date" office:date-value="1990-03-08" calcext:value-type="date">
            <text:p>08/03/90 00:00</text:p>
          </table:table-cell>
          <table:table-cell office:value-type="string" calcext:value-type="string">
            <text:p>111.5</text:p>
          </table:table-cell>
          <table:table-cell office:value-type="string" calcext:value-type="string">
            <text:p>28.3</text:p>
          </table:table-cell>
          <table:table-cell table:number-columns-repeated="5"/>
          <table:table-cell office:value-type="date" office:date-value="1986-11-20" calcext:value-type="date">
            <text:p>20/11/86 00: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9.53</text:p>
          </table:table-cell>
          <table:table-cell/>
          <table:table-cell office:value-type="date" office:date-value="2000-12-19T13:00:00" calcext:value-type="date">
            <text:p>19/12/00 13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5.17</text:p>
          </table:table-cell>
        </table:table-row>
        <table:table-row table:style-name="ro1">
          <table:table-cell office:value-type="date" office:date-value="1990-02-01" calcext:value-type="date">
            <text:p>01/02/90 00:0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28.3</text:p>
          </table:table-cell>
          <table:table-cell table:number-columns-repeated="5"/>
          <table:table-cell office:value-type="date" office:date-value="1986-10-31" calcext:value-type="date">
            <text:p>31/10/86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5.8</text:p>
          </table:table-cell>
          <table:table-cell/>
          <table:table-cell office:value-type="date" office:date-value="2000-12-04T13:45:00" calcext:value-type="date">
            <text:p>04/12/00 13:45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date" office:date-value="1990-01-11" calcext:value-type="date">
            <text:p>11/01/90 00:0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8.39</text:p>
          </table:table-cell>
          <table:table-cell table:number-columns-repeated="5"/>
          <table:table-cell office:value-type="date" office:date-value="1986-09-05" calcext:value-type="date">
            <text:p>05/09/86 00:0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8.01</text:p>
          </table:table-cell>
          <table:table-cell/>
          <table:table-cell office:value-type="date" office:date-value="2000-11-07T11:40:00" calcext:value-type="date">
            <text:p>07/11/00 11:40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3.96</text:p>
          </table:table-cell>
        </table:table-row>
        <table:table-row table:style-name="ro1">
          <table:table-cell office:value-type="date" office:date-value="1989-12-14" calcext:value-type="date">
            <text:p>14/12/89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4.1</text:p>
          </table:table-cell>
          <table:table-cell table:number-columns-repeated="5"/>
          <table:table-cell office:value-type="date" office:date-value="1986-07-23" calcext:value-type="date">
            <text:p>23/07/86 00: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.46</text:p>
          </table:table-cell>
          <table:table-cell/>
          <table:table-cell office:value-type="date" office:date-value="2000-10-03T12:10:00" calcext:value-type="date">
            <text:p>03/10/00 12:1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 office:value-type="date" office:date-value="1989-11-16" calcext:value-type="date">
            <text:p>16/11/89 00:0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.30</text:p>
          </table:table-cell>
          <table:table-cell table:number-columns-repeated="5"/>
          <table:table-cell office:value-type="date" office:date-value="1986-05-30" calcext:value-type="date">
            <text:p>30/05/86 00:00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58.3</text:p>
          </table:table-cell>
          <table:table-cell/>
          <table:table-cell office:value-type="date" office:date-value="2000-09-06" calcext:value-type="date">
            <text:p>06/09/00 00: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.06</text:p>
          </table:table-cell>
        </table:table-row>
        <table:table-row table:style-name="ro1">
          <table:table-cell office:value-type="date" office:date-value="1989-10-19" calcext:value-type="date">
            <text:p>19/10/89 00:0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.39</text:p>
          </table:table-cell>
          <table:table-cell table:number-columns-repeated="5"/>
          <table:table-cell office:value-type="date" office:date-value="1986-04-11" calcext:value-type="date">
            <text:p>11/04/86 00: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4</text:p>
          </table:table-cell>
          <table:table-cell/>
          <table:table-cell office:value-type="date" office:date-value="2000-08-01T11:30:00" calcext:value-type="date">
            <text:p>01/08/00 11:3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2.65</text:p>
          </table:table-cell>
        </table:table-row>
        <table:table-row table:style-name="ro1">
          <table:table-cell office:value-type="date" office:date-value="1989-09-21" calcext:value-type="date">
            <text:p>21/09/89 00:00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.19</text:p>
          </table:table-cell>
          <table:table-cell table:number-columns-repeated="5"/>
          <table:table-cell office:value-type="date" office:date-value="1985-12-04" calcext:value-type="date">
            <text:p>04/12/85 00:0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2.5</text:p>
          </table:table-cell>
          <table:table-cell/>
          <table:table-cell office:value-type="date" office:date-value="2000-07-04T11:45:00" calcext:value-type="date">
            <text:p>04/07/00 11:4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date" office:date-value="1989-07-27" calcext:value-type="date">
            <text:p>27/07/89 00:00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.24</text:p>
          </table:table-cell>
          <table:table-cell table:number-columns-repeated="5"/>
          <table:table-cell office:value-type="date" office:date-value="1985-10-17" calcext:value-type="date">
            <text:p>17/10/85 00:00</text:p>
          </table:table-cell>
          <table:table-cell office:value-type="string" calcext:value-type="string">
            <text:p>-3.5</text:p>
          </table:table-cell>
          <table:table-cell office:value-type="string" calcext:value-type="string">
            <text:p>5.56</text:p>
          </table:table-cell>
          <table:table-cell/>
          <table:table-cell office:value-type="date" office:date-value="2000-06-05T11:30:00" calcext:value-type="date">
            <text:p>05/06/00 11:3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.81</text:p>
          </table:table-cell>
        </table:table-row>
        <table:table-row table:style-name="ro1">
          <table:table-cell office:value-type="date" office:date-value="1989-06-22" calcext:value-type="date">
            <text:p>22/06/89 00:00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.24</text:p>
          </table:table-cell>
          <table:table-cell table:number-columns-repeated="5"/>
          <table:table-cell office:value-type="date" office:date-value="1985-07-24" calcext:value-type="date">
            <text:p>24/07/85 00: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3.1</text:p>
          </table:table-cell>
          <table:table-cell/>
          <table:table-cell office:value-type="date" office:date-value="2000-05-02T12:20:00" calcext:value-type="date">
            <text:p>02/05/00 12:2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4.94</text:p>
          </table:table-cell>
        </table:table-row>
        <table:table-row table:style-name="ro1">
          <table:table-cell office:value-type="date" office:date-value="1989-05-18" calcext:value-type="date">
            <text:p>18/05/89 00:0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0.0</text:p>
          </table:table-cell>
          <table:table-cell table:number-columns-repeated="5"/>
          <table:table-cell office:value-type="date" office:date-value="1985-01-27" calcext:value-type="date">
            <text:p>27/01/85 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32.0</text:p>
          </table:table-cell>
          <table:table-cell/>
          <table:table-cell office:value-type="date" office:date-value="2000-04-04T12:05:00" calcext:value-type="date">
            <text:p>04/04/00 12:05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date" office:date-value="1989-03-09" calcext:value-type="date">
            <text:p>09/03/89 00:0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32.5</text:p>
          </table:table-cell>
          <table:table-cell table:number-columns-repeated="5"/>
          <table:table-cell office:value-type="date" office:date-value="1984-11-16" calcext:value-type="date">
            <text:p>16/11/84 00:0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7.1</text:p>
          </table:table-cell>
          <table:table-cell/>
          <table:table-cell office:value-type="date" office:date-value="2000-03-02T12:00:00" calcext:value-type="date">
            <text:p>02/03/00 12:0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9.68</text:p>
          </table:table-cell>
        </table:table-row>
        <table:table-row table:style-name="ro1">
          <table:table-cell office:value-type="date" office:date-value="1989-01-19" calcext:value-type="date">
            <text:p>19/01/89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3.8</text:p>
          </table:table-cell>
          <table:table-cell table:number-columns-repeated="5"/>
          <table:table-cell office:value-type="date" office:date-value="1984-09-21" calcext:value-type="date">
            <text:p>21/09/84 00:0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4.2</text:p>
          </table:table-cell>
          <table:table-cell/>
          <table:table-cell office:value-type="date" office:date-value="2000-02-01T11:15:00" calcext:value-type="date">
            <text:p>01/02/00 11:15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4.59</text:p>
          </table:table-cell>
        </table:table-row>
        <table:table-row table:style-name="ro1">
          <table:table-cell office:value-type="date" office:date-value="1988-12-15" calcext:value-type="date">
            <text:p>15/12/88 00:00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45.5</text:p>
          </table:table-cell>
          <table:table-cell table:number-columns-repeated="5"/>
          <table:table-cell office:value-type="date" office:date-value="1984-06-07" calcext:value-type="date">
            <text:p>07/06/84 00:0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65.5</text:p>
          </table:table-cell>
          <table:table-cell/>
          <table:table-cell office:value-type="date" office:date-value="2000-01-04T12:40:00" calcext:value-type="date">
            <text:p>04/01/00 12:4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0.6</text:p>
          </table:table-cell>
        </table:table-row>
        <table:table-row table:style-name="ro1">
          <table:table-cell office:value-type="date" office:date-value="1988-11-24" calcext:value-type="date">
            <text:p>24/11/88 00:0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.90</text:p>
          </table:table-cell>
          <table:table-cell table:number-columns-repeated="5"/>
          <table:table-cell office:value-type="date" office:date-value="1984-04-19" calcext:value-type="date">
            <text:p>19/04/84 00:0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6.2</text:p>
          </table:table-cell>
          <table:table-cell/>
          <table:table-cell office:value-type="date" office:date-value="1999-12-02T12:25:00" calcext:value-type="date">
            <text:p>02/12/99 12:2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2.13</text:p>
          </table:table-cell>
        </table:table-row>
        <table:table-row table:style-name="ro1">
          <table:table-cell office:value-type="date" office:date-value="1988-10-20" calcext:value-type="date">
            <text:p>20/10/88 00:0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64.1</text:p>
          </table:table-cell>
          <table:table-cell table:number-columns-repeated="5"/>
          <table:table-cell office:value-type="date" office:date-value="1984-02-24" calcext:value-type="date">
            <text:p>24/02/84 00:0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9.5</text:p>
          </table:table-cell>
          <table:table-cell/>
          <table:table-cell office:value-type="date" office:date-value="1999-11-03T12:55:00" calcext:value-type="date">
            <text:p>03/11/99 12:5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.72</text:p>
          </table:table-cell>
        </table:table-row>
        <table:table-row table:style-name="ro1">
          <table:table-cell office:value-type="date" office:date-value="1988-08-04" calcext:value-type="date">
            <text:p>04/08/88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.03</text:p>
          </table:table-cell>
          <table:table-cell table:number-columns-repeated="5"/>
          <table:table-cell office:value-type="date" office:date-value="1983-12-22" calcext:value-type="date">
            <text:p>22/12/83 00:0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74.7</text:p>
          </table:table-cell>
          <table:table-cell/>
          <table:table-cell office:value-type="date" office:date-value="1999-10-05T12:30:00" calcext:value-type="date">
            <text:p>05/10/99 12:3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.83</text:p>
          </table:table-cell>
        </table:table-row>
        <table:table-row table:style-name="ro1">
          <table:table-cell office:value-type="date" office:date-value="1988-06-30" calcext:value-type="date">
            <text:p>30/06/88 00: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.95</text:p>
          </table:table-cell>
          <table:table-cell table:number-columns-repeated="5"/>
          <table:table-cell office:value-type="date" office:date-value="1983-11-15" calcext:value-type="date">
            <text:p>15/11/83 00:0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3</text:p>
          </table:table-cell>
          <table:table-cell/>
          <table:table-cell office:value-type="date" office:date-value="1999-09-02T11:30:00" calcext:value-type="date">
            <text:p>02/09/99 11:3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date" office:date-value="1988-05-26" calcext:value-type="date">
            <text:p>26/05/88 00:00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4.7</text:p>
          </table:table-cell>
          <table:table-cell table:number-columns-repeated="5"/>
          <table:table-cell office:value-type="date" office:date-value="1983-10-11" calcext:value-type="date">
            <text:p>11/10/83 00: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2.1</text:p>
          </table:table-cell>
          <table:table-cell/>
          <table:table-cell office:value-type="date" office:date-value="1999-08-03T11:50:00" calcext:value-type="date">
            <text:p>03/08/99 11:50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date" office:date-value="1988-04-13" calcext:value-type="date">
            <text:p>13/04/88 00:0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9.8</text:p>
          </table:table-cell>
          <table:table-cell table:number-columns-repeated="5"/>
          <table:table-cell office:value-type="date" office:date-value="1983-06-03" calcext:value-type="date">
            <text:p>03/06/83 00:00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44.5</text:p>
          </table:table-cell>
          <table:table-cell/>
          <table:table-cell office:value-type="date" office:date-value="1999-07-02T11:50:00" calcext:value-type="date">
            <text:p>02/07/99 11:50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2.07</text:p>
          </table:table-cell>
        </table:table-row>
        <table:table-row table:style-name="ro1">
          <table:table-cell office:value-type="date" office:date-value="1988-03-18" calcext:value-type="date">
            <text:p>18/03/88 00:0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89.2</text:p>
          </table:table-cell>
          <table:table-cell table:number-columns-repeated="5"/>
          <table:table-cell office:value-type="date" office:date-value="1983-01-28" calcext:value-type="date">
            <text:p>28/01/83 00:00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1.6</text:p>
          </table:table-cell>
          <table:table-cell/>
          <table:table-cell office:value-type="date" office:date-value="1999-06-01T13:40:00" calcext:value-type="date">
            <text:p>01/06/99 13:40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2.93</text:p>
          </table:table-cell>
        </table:table-row>
        <table:table-row table:style-name="ro1">
          <table:table-cell office:value-type="date" office:date-value="1988-03-03" calcext:value-type="date">
            <text:p>03/03/88 00: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9.1</text:p>
          </table:table-cell>
          <table:table-cell table:number-columns-repeated="5"/>
          <table:table-cell office:value-type="date" office:date-value="1982-12-02" calcext:value-type="date">
            <text:p>02/12/82 00:00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42.1</text:p>
          </table:table-cell>
          <table:table-cell/>
          <table:table-cell office:value-type="date" office:date-value="1999-05-04T11:50:00" calcext:value-type="date">
            <text:p>04/05/99 11:50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3.71</text:p>
          </table:table-cell>
        </table:table-row>
        <table:table-row table:style-name="ro1">
          <table:table-cell office:value-type="date" office:date-value="1988-02-11" calcext:value-type="date">
            <text:p>11/02/88 00:0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67.8</text:p>
          </table:table-cell>
          <table:table-cell table:number-columns-repeated="5"/>
          <table:table-cell office:value-type="date" office:date-value="1982-10-01" calcext:value-type="date">
            <text:p>01/10/82 00:0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40.2</text:p>
          </table:table-cell>
          <table:table-cell/>
          <table:table-cell office:value-type="date" office:date-value="1999-04-01T12:30:00" calcext:value-type="date">
            <text:p>01/04/99 12:30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5.93</text:p>
          </table:table-cell>
        </table:table-row>
        <table:table-row table:style-name="ro1">
          <table:table-cell office:value-type="date" office:date-value="1987-12-10" calcext:value-type="date">
            <text:p>10/12/87 00:0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27.6</text:p>
          </table:table-cell>
          <table:table-cell table:number-columns-repeated="5"/>
          <table:table-cell office:value-type="date" office:date-value="1982-08-31" calcext:value-type="date">
            <text:p>31/08/82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6.4</text:p>
          </table:table-cell>
          <table:table-cell/>
          <table:table-cell office:value-type="date" office:date-value="1999-03-02T11:30:00" calcext:value-type="date">
            <text:p>02/03/99 11:3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7.96</text:p>
          </table:table-cell>
        </table:table-row>
        <table:table-row table:style-name="ro1">
          <table:table-cell office:value-type="date" office:date-value="1987-10-23" calcext:value-type="date">
            <text:p>23/10/87 00:00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3.0</text:p>
          </table:table-cell>
          <table:table-cell table:number-columns-repeated="5"/>
          <table:table-cell office:value-type="date" office:date-value="1982-05-18" calcext:value-type="date">
            <text:p>18/05/82 00: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.3</text:p>
          </table:table-cell>
          <table:table-cell/>
          <table:table-cell office:value-type="date" office:date-value="1999-01-29T12:00:00" calcext:value-type="date">
            <text:p>29/01/99 12:0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5.68</text:p>
          </table:table-cell>
        </table:table-row>
        <table:table-row table:style-name="ro1">
          <table:table-cell office:value-type="date" office:date-value="1987-09-24" calcext:value-type="date">
            <text:p>24/09/87 00:0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5.0</text:p>
          </table:table-cell>
          <table:table-cell table:number-columns-repeated="5"/>
          <table:table-cell office:value-type="date" office:date-value="1982-02-19" calcext:value-type="date">
            <text:p>19/02/82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2.2</text:p>
          </table:table-cell>
          <table:table-cell/>
          <table:table-cell office:value-type="date" office:date-value="1999-01-05T11:45:00" calcext:value-type="date">
            <text:p>05/01/99 11:45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2.83</text:p>
          </table:table-cell>
        </table:table-row>
        <table:table-row table:style-name="ro1">
          <table:table-cell office:value-type="date" office:date-value="1987-07-23" calcext:value-type="date">
            <text:p>23/07/87 00:0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23.6</text:p>
          </table:table-cell>
          <table:table-cell table:number-columns-repeated="5"/>
          <table:table-cell office:value-type="date" office:date-value="1981-10-23" calcext:value-type="date">
            <text:p>23/10/81 00:0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66.2</text:p>
          </table:table-cell>
          <table:table-cell/>
          <table:table-cell office:value-type="date" office:date-value="1998-11-30T12:10:00" calcext:value-type="date">
            <text:p>30/11/98 12:1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3.19</text:p>
          </table:table-cell>
        </table:table-row>
        <table:table-row table:style-name="ro1">
          <table:table-cell office:value-type="date" office:date-value="1987-06-11" calcext:value-type="date">
            <text:p>11/06/87 00:0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33.2</text:p>
          </table:table-cell>
          <table:table-cell table:number-columns-repeated="5"/>
          <table:table-cell office:value-type="date" office:date-value="1981-08-21" calcext:value-type="date">
            <text:p>21/08/81 00:0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.4</text:p>
          </table:table-cell>
          <table:table-cell/>
          <table:table-cell office:value-type="date" office:date-value="1998-10-29T11:30:00" calcext:value-type="date">
            <text:p>29/10/98 11:30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2.10</text:p>
          </table:table-cell>
        </table:table-row>
        <table:table-row table:style-name="ro1">
          <table:table-cell office:value-type="date" office:date-value="1987-05-21" calcext:value-type="date">
            <text:p>21/05/87 00:0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6.0</text:p>
          </table:table-cell>
          <table:table-cell table:number-columns-repeated="5"/>
          <table:table-cell office:value-type="date" office:date-value="1981-05-20" calcext:value-type="date">
            <text:p>20/05/81 00:0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5.0</text:p>
          </table:table-cell>
          <table:table-cell/>
          <table:table-cell office:value-type="date" office:date-value="1998-09-29T11:35:00" calcext:value-type="date">
            <text:p>29/09/98 11:35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date" office:date-value="1987-04-09" calcext:value-type="date">
            <text:p>09/04/87 00:0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26.0</text:p>
          </table:table-cell>
          <table:table-cell table:number-columns-repeated="5"/>
          <table:table-cell office:value-type="date" office:date-value="1981-01-30" calcext:value-type="date">
            <text:p>30/01/81 0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2.2</text:p>
          </table:table-cell>
          <table:table-cell/>
          <table:table-cell office:value-type="date" office:date-value="1998-08-28T10:35:00" calcext:value-type="date">
            <text:p>28/08/98 10:35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date" office:date-value="1987-03-13" calcext:value-type="date">
            <text:p>13/03/87 00: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1.5</text:p>
          </table:table-cell>
          <table:table-cell table:number-columns-repeated="5"/>
          <table:table-cell office:value-type="date" office:date-value="1980-10-30" calcext:value-type="date">
            <text:p>30/10/80 00:00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41.0</text:p>
          </table:table-cell>
          <table:table-cell/>
          <table:table-cell office:value-type="date" office:date-value="1998-08-05T11:45:00" calcext:value-type="date">
            <text:p>05/08/98 11:45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77</text:p>
          </table:table-cell>
        </table:table-row>
        <table:table-row table:style-name="ro1">
          <table:table-cell office:value-type="date" office:date-value="1987-02-12" calcext:value-type="date">
            <text:p>12/02/87 00:0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45.8</text:p>
          </table:table-cell>
          <table:table-cell table:number-columns-repeated="5"/>
          <table:table-cell office:value-type="date" office:date-value="1980-06-12" calcext:value-type="date">
            <text:p>12/06/80 00:0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40.3</text:p>
          </table:table-cell>
          <table:table-cell/>
          <table:table-cell office:value-type="date" office:date-value="1998-07-02T11:35:00" calcext:value-type="date">
            <text:p>02/07/98 11:35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.26</text:p>
          </table:table-cell>
        </table:table-row>
        <table:table-row table:style-name="ro1">
          <table:table-cell office:value-type="date" office:date-value="1987-01-29" calcext:value-type="date">
            <text:p>29/01/87 00:0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0.9</text:p>
          </table:table-cell>
          <table:table-cell table:number-columns-repeated="5"/>
          <table:table-cell office:value-type="date" office:date-value="1980-02-15" calcext:value-type="date">
            <text:p>15/02/80 00:0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53.3</text:p>
          </table:table-cell>
          <table:table-cell/>
          <table:table-cell office:value-type="date" office:date-value="1998-05-29T12:50:00" calcext:value-type="date">
            <text:p>29/05/98 12:50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3.50</text:p>
          </table:table-cell>
        </table:table-row>
        <table:table-row table:style-name="ro1">
          <table:table-cell office:value-type="date" office:date-value="1986-12-23" calcext:value-type="date">
            <text:p>23/12/86 00:0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57.8</text:p>
          </table:table-cell>
          <table:table-cell table:number-columns-repeated="5"/>
          <table:table-cell office:value-type="date" office:date-value="1980-01-17" calcext:value-type="date">
            <text:p>17/01/80 00:00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2.4</text:p>
          </table:table-cell>
          <table:table-cell/>
          <table:table-cell office:value-type="date" office:date-value="1998-05-04T14:10:00" calcext:value-type="date">
            <text:p>04/05/98 14:1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.87</text:p>
          </table:table-cell>
        </table:table-row>
        <table:table-row table:style-name="ro1">
          <table:table-cell office:value-type="date" office:date-value="1986-11-18" calcext:value-type="date">
            <text:p>18/11/86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4.4</text:p>
          </table:table-cell>
          <table:table-cell table:number-columns-repeated="5"/>
          <table:table-cell office:value-type="date" office:date-value="1979-10-19" calcext:value-type="date">
            <text:p>19/10/79 00:0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4.6</text:p>
          </table:table-cell>
          <table:table-cell/>
          <table:table-cell office:value-type="date" office:date-value="1998-04-01T12:20:00" calcext:value-type="date">
            <text:p>01/04/98 12:20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.46</text:p>
          </table:table-cell>
        </table:table-row>
        <table:table-row table:style-name="ro1">
          <table:table-cell office:value-type="date" office:date-value="1986-10-16" calcext:value-type="date">
            <text:p>16/10/86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5.82</text:p>
          </table:table-cell>
          <table:table-cell table:number-columns-repeated="5"/>
          <table:table-cell office:value-type="date" office:date-value="1979-08-23" calcext:value-type="date">
            <text:p>23/08/79 00:0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5.3</text:p>
          </table:table-cell>
          <table:table-cell/>
          <table:table-cell office:value-type="date" office:date-value="1998-03-03T11:40:00" calcext:value-type="date">
            <text:p>03/03/98 11:4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.22</text:p>
          </table:table-cell>
        </table:table-row>
        <table:table-row table:style-name="ro1">
          <table:table-cell office:value-type="date" office:date-value="1986-09-04" calcext:value-type="date">
            <text:p>04/09/86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.17</text:p>
          </table:table-cell>
          <table:table-cell table:number-columns-repeated="5"/>
          <table:table-cell office:value-type="date" office:date-value="1979-06-21" calcext:value-type="date">
            <text:p>21/06/79 00:0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2.5</text:p>
          </table:table-cell>
          <table:table-cell/>
          <table:table-cell office:value-type="date" office:date-value="1998-02-02T11:30:00" calcext:value-type="date">
            <text:p>02/02/98 11:3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date" office:date-value="1986-07-31" calcext:value-type="date">
            <text:p>31/07/86 00:00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.81</text:p>
          </table:table-cell>
          <table:table-cell table:number-columns-repeated="5"/>
          <table:table-cell office:value-type="date" office:date-value="1979-05-11" calcext:value-type="date">
            <text:p>11/05/79 00:00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37.5</text:p>
          </table:table-cell>
          <table:table-cell/>
          <table:table-cell office:value-type="date" office:date-value="1997-12-30T11:35:00" calcext:value-type="date">
            <text:p>30/12/97 11:35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.54</text:p>
          </table:table-cell>
        </table:table-row>
        <table:table-row table:style-name="ro1">
          <table:table-cell office:value-type="date" office:date-value="1986-06-24" calcext:value-type="date">
            <text:p>24/06/86 00:0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0.4</text:p>
          </table:table-cell>
          <table:table-cell table:number-columns-repeated="5"/>
          <table:table-cell office:value-type="date" office:date-value="1979-03-16" calcext:value-type="date">
            <text:p>16/03/79 00:0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20.</text:p>
          </table:table-cell>
          <table:table-cell/>
          <table:table-cell office:value-type="date" office:date-value="1997-12-02T12:25:00" calcext:value-type="date">
            <text:p>02/12/97 12:2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.36</text:p>
          </table:table-cell>
        </table:table-row>
        <table:table-row table:style-name="ro1">
          <table:table-cell office:value-type="date" office:date-value="1986-05-22" calcext:value-type="date">
            <text:p>22/05/86 00:0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7.1</text:p>
          </table:table-cell>
          <table:table-cell table:number-columns-repeated="5"/>
          <table:table-cell office:value-type="date" office:date-value="1979-01-19" calcext:value-type="date">
            <text:p>19/01/79 00:0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8.9</text:p>
          </table:table-cell>
          <table:table-cell/>
          <table:table-cell office:value-type="date" office:date-value="1997-10-30T14:40:00" calcext:value-type="date">
            <text:p>30/10/97 14:4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date" office:date-value="1986-03-14" calcext:value-type="date">
            <text:p>14/03/86 00:00</text:p>
          </table:table-cell>
          <table:table-cell office:value-type="string" calcext:value-type="string">
            <text:p>141.5</text:p>
          </table:table-cell>
          <table:table-cell office:value-type="string" calcext:value-type="string">
            <text:p>43.5</text:p>
          </table:table-cell>
          <table:table-cell table:number-columns-repeated="5"/>
          <table:table-cell office:value-type="date" office:date-value="1978-11-22" calcext:value-type="date">
            <text:p>22/11/78 00: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9</text:p>
          </table:table-cell>
          <table:table-cell/>
          <table:table-cell office:value-type="date" office:date-value="1997-09-30T14:50:00" calcext:value-type="date">
            <text:p>30/09/97 14:5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date" office:date-value="1985-12-27" calcext:value-type="date">
            <text:p>27/12/85 00:00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20.8</text:p>
          </table:table-cell>
          <table:table-cell table:number-columns-repeated="5"/>
          <table:table-cell office:value-type="date" office:date-value="1978-09-29" calcext:value-type="date">
            <text:p>29/09/78 00:0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9.34</text:p>
          </table:table-cell>
          <table:table-cell/>
          <table:table-cell office:value-type="date" office:date-value="1997-07-29T14:20:00" calcext:value-type="date">
            <text:p>29/07/97 14:20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date" office:date-value="1985-11-14" calcext:value-type="date">
            <text:p>14/11/85 00:0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9.40</text:p>
          </table:table-cell>
          <table:table-cell table:number-columns-repeated="5"/>
          <table:table-cell office:value-type="date" office:date-value="1978-06-01" calcext:value-type="date">
            <text:p>01/06/78 0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2.0</text:p>
          </table:table-cell>
          <table:table-cell/>
          <table:table-cell office:value-type="date" office:date-value="1997-06-27T09:45:00" calcext:value-type="date">
            <text:p>27/06/97 09:45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date" office:date-value="1985-10-03" calcext:value-type="date">
            <text:p>03/10/85 00:0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.82</text:p>
          </table:table-cell>
          <table:table-cell table:number-columns-repeated="5"/>
          <table:table-cell office:value-type="date" office:date-value="1978-03-31" calcext:value-type="date">
            <text:p>31/03/78 00:00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92.8</text:p>
          </table:table-cell>
          <table:table-cell/>
          <table:table-cell office:value-type="date" office:date-value="1997-05-30T11:35:00" calcext:value-type="date">
            <text:p>30/05/97 11:35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1.78</text:p>
          </table:table-cell>
        </table:table-row>
        <table:table-row table:style-name="ro1">
          <table:table-cell office:value-type="date" office:date-value="1985-07-30" calcext:value-type="date">
            <text:p>30/07/85 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57</text:p>
          </table:table-cell>
          <table:table-cell table:number-columns-repeated="5"/>
          <table:table-cell office:value-type="date" office:date-value="1978-02-20" calcext:value-type="date">
            <text:p>20/02/78 00:0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346.</text:p>
          </table:table-cell>
          <table:table-cell/>
          <table:table-cell office:value-type="date" office:date-value="1997-04-28T13:20:00" calcext:value-type="date">
            <text:p>28/04/97 13:2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date" office:date-value="1985-06-07" calcext:value-type="date">
            <text:p>07/06/85 00:00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9.27</text:p>
          </table:table-cell>
          <table:table-cell table:number-columns-repeated="5"/>
          <table:table-cell office:value-type="date" office:date-value="1977-12-28" calcext:value-type="date">
            <text:p>28/12/77 00:00</text:p>
          </table:table-cell>
          <table:table-cell office:value-type="string" calcext:value-type="string">
            <text:p>186.5</text:p>
          </table:table-cell>
          <table:table-cell office:value-type="string" calcext:value-type="string">
            <text:p>173.</text:p>
          </table:table-cell>
          <table:table-cell/>
          <table:table-cell office:value-type="date" office:date-value="1997-03-27T14:00:00" calcext:value-type="date">
            <text:p>27/03/97 14:00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3.10</text:p>
          </table:table-cell>
        </table:table-row>
        <table:table-row table:style-name="ro1">
          <table:table-cell office:value-type="date" office:date-value="1985-03-22" calcext:value-type="date">
            <text:p>22/03/85 00:0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4.4</text:p>
          </table:table-cell>
          <table:table-cell table:number-columns-repeated="5"/>
          <table:table-cell office:value-type="date" office:date-value="1977-10-07" calcext:value-type="date">
            <text:p>07/10/77 00: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9.35</text:p>
          </table:table-cell>
          <table:table-cell/>
          <table:table-cell office:value-type="date" office:date-value="1997-02-27T14:25:00" calcext:value-type="date">
            <text:p>27/02/97 14:2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5.40</text:p>
          </table:table-cell>
        </table:table-row>
        <table:table-row table:style-name="ro1">
          <table:table-cell office:value-type="date" office:date-value="1985-02-07" calcext:value-type="date">
            <text:p>07/02/85 00:0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38.6</text:p>
          </table:table-cell>
          <table:table-cell table:number-columns-repeated="5"/>
          <table:table-cell office:value-type="date" office:date-value="1977-07-28" calcext:value-type="date">
            <text:p>28/07/77 00:0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44.7</text:p>
          </table:table-cell>
          <table:table-cell/>
          <table:table-cell office:value-type="date" office:date-value="1997-01-30T13:50:00" calcext:value-type="date">
            <text:p>30/01/97 13:50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3.24</text:p>
          </table:table-cell>
        </table:table-row>
        <table:table-row table:style-name="ro1">
          <table:table-cell office:value-type="date" office:date-value="1984-12-06" calcext:value-type="date">
            <text:p>06/12/84 00:0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6.0</text:p>
          </table:table-cell>
          <table:table-cell table:number-columns-repeated="5"/>
          <table:table-cell office:value-type="date" office:date-value="1977-06-17" calcext:value-type="date">
            <text:p>17/06/77 00:0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6.5</text:p>
          </table:table-cell>
          <table:table-cell/>
          <table:table-cell office:value-type="date" office:date-value="1996-11-28T14:00:00" calcext:value-type="date">
            <text:p>28/11/96 14:00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4.48</text:p>
          </table:table-cell>
        </table:table-row>
        <table:table-row table:style-name="ro1">
          <table:table-cell office:value-type="date" office:date-value="1984-10-04" calcext:value-type="date">
            <text:p>04/10/84 00:0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6.5</text:p>
          </table:table-cell>
          <table:table-cell table:number-columns-repeated="5"/>
          <table:table-cell office:value-type="date" office:date-value="1977-03-18" calcext:value-type="date">
            <text:p>18/03/77 00:0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3.7</text:p>
          </table:table-cell>
          <table:table-cell/>
          <table:table-cell office:value-type="date" office:date-value="1996-09-30T13:10:00" calcext:value-type="date">
            <text:p>30/09/96 13:10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date" office:date-value="1984-08-02" calcext:value-type="date">
            <text:p>02/08/84 00:0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.70</text:p>
          </table:table-cell>
          <table:table-cell table:number-columns-repeated="5"/>
          <table:table-cell office:value-type="date" office:date-value="1976-12-22" calcext:value-type="date">
            <text:p>22/12/76 00:0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34.0</text:p>
          </table:table-cell>
          <table:table-cell/>
          <table:table-cell office:value-type="date" office:date-value="1996-09-10T10:45:00" calcext:value-type="date">
            <text:p>10/09/96 10:4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date" office:date-value="1984-06-21" calcext:value-type="date">
            <text:p>21/06/84 00:0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8.22</text:p>
          </table:table-cell>
          <table:table-cell table:number-columns-repeated="5"/>
          <table:table-cell office:value-type="date" office:date-value="1976-10-14" calcext:value-type="date">
            <text:p>14/10/76 00:0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5.0</text:p>
          </table:table-cell>
          <table:table-cell/>
          <table:table-cell office:value-type="date" office:date-value="1996-07-30T13:15:00" calcext:value-type="date">
            <text:p>30/07/96 13:1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date" office:date-value="1984-04-18" calcext:value-type="date">
            <text:p>18/04/84 00:0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13.6</text:p>
          </table:table-cell>
          <table:table-cell table:number-columns-repeated="5"/>
          <table:table-cell office:value-type="date" office:date-value="1976-06-22" calcext:value-type="date">
            <text:p>22/06/76 00: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  <table:table-cell/>
          <table:table-cell office:value-type="date" office:date-value="1996-06-27T12:35:00" calcext:value-type="date">
            <text:p>27/06/96 12:3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.54</text:p>
          </table:table-cell>
        </table:table-row>
        <table:table-row table:style-name="ro1">
          <table:table-cell office:value-type="date" office:date-value="1984-03-09" calcext:value-type="date">
            <text:p>09/03/84 00:0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0.6</text:p>
          </table:table-cell>
          <table:table-cell table:number-columns-repeated="5"/>
          <table:table-cell office:value-type="date" office:date-value="1976-05-25" calcext:value-type="date">
            <text:p>25/05/76 00: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.1</text:p>
          </table:table-cell>
          <table:table-cell/>
          <table:table-cell office:value-type="date" office:date-value="1996-04-29T14:15:00" calcext:value-type="date">
            <text:p>29/04/96 14:15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.52</text:p>
          </table:table-cell>
        </table:table-row>
        <table:table-row table:style-name="ro1">
          <table:table-cell office:value-type="date" office:date-value="1984-02-02" calcext:value-type="date">
            <text:p>02/02/84 00:0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79.8</text:p>
          </table:table-cell>
          <table:table-cell table:number-columns-repeated="5"/>
          <table:table-cell office:value-type="date" office:date-value="1976-02-20" calcext:value-type="date">
            <text:p>20/02/76 00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40.6</text:p>
          </table:table-cell>
          <table:table-cell/>
          <table:table-cell office:value-type="date" office:date-value="1996-03-28T13:10:00" calcext:value-type="date">
            <text:p>28/03/96 13:10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3.39</text:p>
          </table:table-cell>
        </table:table-row>
        <table:table-row table:style-name="ro1">
          <table:table-cell office:value-type="date" office:date-value="1983-12-07" calcext:value-type="date">
            <text:p>07/12/83 00:0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14.0</text:p>
          </table:table-cell>
          <table:table-cell table:number-columns-repeated="5"/>
          <table:table-cell office:value-type="date" office:date-value="1975-12-23" calcext:value-type="date">
            <text:p>23/12/75 00:00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7.8</text:p>
          </table:table-cell>
          <table:table-cell/>
          <table:table-cell office:value-type="date" office:date-value="1996-02-29T15:10:00" calcext:value-type="date">
            <text:p>29/02/96 15:10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date" office:date-value="1983-11-15" calcext:value-type="date">
            <text:p>15/11/83 00:0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4.25</text:p>
          </table:table-cell>
          <table:table-cell table:number-columns-repeated="5"/>
          <table:table-cell office:value-type="date" office:date-value="1975-10-22" calcext:value-type="date">
            <text:p>22/10/75 00:0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9.5</text:p>
          </table:table-cell>
          <table:table-cell/>
          <table:table-cell office:value-type="date" office:date-value="1996-01-28T13:50:00" calcext:value-type="date">
            <text:p>28/01/96 13:50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4.40</text:p>
          </table:table-cell>
        </table:table-row>
        <table:table-row table:style-name="ro1">
          <table:table-cell office:value-type="date" office:date-value="1983-09-23" calcext:value-type="date">
            <text:p>23/09/83 00:00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5.73</text:p>
          </table:table-cell>
          <table:table-cell table:number-columns-repeated="5"/>
          <table:table-cell office:value-type="date" office:date-value="1975-08-21" calcext:value-type="date">
            <text:p>21/08/75 00:0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7.7</text:p>
          </table:table-cell>
          <table:table-cell/>
          <table:table-cell office:value-type="date" office:date-value="1995-11-30T12:55:00" calcext:value-type="date">
            <text:p>30/11/95 12:55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.10</text:p>
          </table:table-cell>
        </table:table-row>
        <table:table-row table:style-name="ro1">
          <table:table-cell office:value-type="date" office:date-value="1983-06-30" calcext:value-type="date">
            <text:p>30/06/83 00: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8.90</text:p>
          </table:table-cell>
          <table:table-cell table:number-columns-repeated="5"/>
          <table:table-cell office:value-type="date" office:date-value="1975-07-11" calcext:value-type="date">
            <text:p>11/07/75 00:0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5.2</text:p>
          </table:table-cell>
          <table:table-cell/>
          <table:table-cell office:value-type="date" office:date-value="1995-09-27T10:40:00" calcext:value-type="date">
            <text:p>27/09/95 10:4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89</text:p>
          </table:table-cell>
        </table:table-row>
        <table:table-row table:style-name="ro1">
          <table:table-cell office:value-type="date" office:date-value="1983-05-09" calcext:value-type="date">
            <text:p>09/05/83 00:0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7.7</text:p>
          </table:table-cell>
          <table:table-cell table:number-columns-repeated="5"/>
          <table:table-cell office:value-type="date" office:date-value="1975-04-04" calcext:value-type="date">
            <text:p>04/04/75 00:0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8.9</text:p>
          </table:table-cell>
          <table:table-cell/>
          <table:table-cell office:value-type="date" office:date-value="1995-07-31T11:40:00" calcext:value-type="date">
            <text:p>31/07/95 11:40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2.04</text:p>
          </table:table-cell>
        </table:table-row>
        <table:table-row table:style-name="ro1">
          <table:table-cell office:value-type="date" office:date-value="1983-03-23" calcext:value-type="date">
            <text:p>23/03/83 00:0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37.8</text:p>
          </table:table-cell>
          <table:table-cell table:number-columns-repeated="5"/>
          <table:table-cell office:value-type="date" office:date-value="1975-02-20" calcext:value-type="date">
            <text:p>20/02/75 00:0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4.1</text:p>
          </table:table-cell>
          <table:table-cell/>
          <table:table-cell office:value-type="date" office:date-value="1995-06-29T11:30:00" calcext:value-type="date">
            <text:p>29/06/95 11:30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2.69</text:p>
          </table:table-cell>
        </table:table-row>
        <table:table-row table:style-name="ro1">
          <table:table-cell office:value-type="date" office:date-value="1983-01-20" calcext:value-type="date">
            <text:p>20/01/83 00:0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52.3</text:p>
          </table:table-cell>
          <table:table-cell table:number-columns-repeated="5"/>
          <table:table-cell office:value-type="date" office:date-value="1974-12-13" calcext:value-type="date">
            <text:p>13/12/74 00:00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64.1</text:p>
          </table:table-cell>
          <table:table-cell/>
          <table:table-cell office:value-type="date" office:date-value="1995-06-01T12:00:00" calcext:value-type="date">
            <text:p>01/06/95 12:00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4.28</text:p>
          </table:table-cell>
        </table:table-row>
        <table:table-row table:style-name="ro1">
          <table:table-cell office:value-type="date" office:date-value="1982-11-09" calcext:value-type="date">
            <text:p>09/11/82 00:0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46.6</text:p>
          </table:table-cell>
          <table:table-cell table:number-columns-repeated="5"/>
          <table:table-cell office:value-type="date" office:date-value="1974-10-11" calcext:value-type="date">
            <text:p>11/10/74 00:00</text:p>
          </table:table-cell>
          <table:table-cell office:value-type="string" calcext:value-type="string">
            <text:p>167.5</text:p>
          </table:table-cell>
          <table:table-cell office:value-type="string" calcext:value-type="string">
            <text:p>148.</text:p>
          </table:table-cell>
          <table:table-cell/>
          <table:table-cell office:value-type="date" office:date-value="1995-01-30T12:40:00" calcext:value-type="date">
            <text:p>30/01/95 12:4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4.1</text:p>
          </table:table-cell>
        </table:table-row>
        <table:table-row table:style-name="ro1">
          <table:table-cell office:value-type="date" office:date-value="1982-09-16" calcext:value-type="date">
            <text:p>16/09/82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.60</text:p>
          </table:table-cell>
          <table:table-cell table:number-columns-repeated="5"/>
          <table:table-cell office:value-type="date" office:date-value="1974-08-01" calcext:value-type="date">
            <text:p>01/08/74 00: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9</text:p>
          </table:table-cell>
          <table:table-cell/>
          <table:table-cell office:value-type="date" office:date-value="1994-08-30T11:10:00" calcext:value-type="date">
            <text:p>30/08/94 11:10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1.76</text:p>
          </table:table-cell>
        </table:table-row>
        <table:table-row table:style-name="ro1">
          <table:table-cell office:value-type="date" office:date-value="1982-08-12" calcext:value-type="date">
            <text:p>12/08/82 00:0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5.9</text:p>
          </table:table-cell>
          <table:table-cell table:number-columns-repeated="5"/>
          <table:table-cell office:value-type="date" office:date-value="1974-06-27" calcext:value-type="date">
            <text:p>27/06/74 00: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9.77</text:p>
          </table:table-cell>
          <table:table-cell/>
          <table:table-cell office:value-type="date" office:date-value="1994-07-29T12:00:00" calcext:value-type="date">
            <text:p>29/07/94 12:00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date" office:date-value="1982-07-09" calcext:value-type="date">
            <text:p>09/07/82 00:0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7.53</text:p>
          </table:table-cell>
          <table:table-cell table:number-columns-repeated="5"/>
          <table:table-cell office:value-type="date" office:date-value="1974-04-30" calcext:value-type="date">
            <text:p>30/04/74 00: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80</text:p>
          </table:table-cell>
          <table:table-cell/>
          <table:table-cell office:value-type="date" office:date-value="1994-06-27T12:15:00" calcext:value-type="date">
            <text:p>27/06/94 12:15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3.25</text:p>
          </table:table-cell>
        </table:table-row>
        <table:table-row table:style-name="ro1">
          <table:table-cell office:value-type="date" office:date-value="1982-05-14" calcext:value-type="date">
            <text:p>14/05/82 00:00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8.92</text:p>
          </table:table-cell>
          <table:table-cell table:number-columns-repeated="5"/>
          <table:table-cell office:value-type="date" office:date-value="1974-02-21" calcext:value-type="date">
            <text:p>21/02/74 00:0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0.8</text:p>
          </table:table-cell>
          <table:table-cell/>
          <table:table-cell office:value-type="date" office:date-value="1994-05-26T12:20:00" calcext:value-type="date">
            <text:p>26/05/94 12:20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4.36</text:p>
          </table:table-cell>
        </table:table-row>
        <table:table-row table:style-name="ro1">
          <table:table-cell office:value-type="date" office:date-value="1982-04-02" calcext:value-type="date">
            <text:p>02/04/82 00:0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35.4</text:p>
          </table:table-cell>
          <table:table-cell table:number-columns-repeated="5"/>
          <table:table-cell office:value-type="date" office:date-value="1973-12-21" calcext:value-type="date">
            <text:p>21/12/73 00:0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42.4</text:p>
          </table:table-cell>
          <table:table-cell/>
          <table:table-cell office:value-type="date" office:date-value="1994-04-26T12:35:00" calcext:value-type="date">
            <text:p>26/04/94 12:35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5.44</text:p>
          </table:table-cell>
        </table:table-row>
        <table:table-row table:style-name="ro1">
          <table:table-cell office:value-type="date" office:date-value="1982-02-25" calcext:value-type="date">
            <text:p>25/02/82 00: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.7</text:p>
          </table:table-cell>
          <table:table-cell table:number-columns-repeated="5"/>
          <table:table-cell office:value-type="date" office:date-value="1973-10-10" calcext:value-type="date">
            <text:p>10/10/73 00:0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0.2</text:p>
          </table:table-cell>
          <table:table-cell/>
          <table:table-cell office:value-type="date" office:date-value="1994-03-29T11:15:00" calcext:value-type="date">
            <text:p>29/03/94 11:15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4.67</text:p>
          </table:table-cell>
        </table:table-row>
        <table:table-row table:style-name="ro1">
          <table:table-cell office:value-type="date" office:date-value="1981-11-26" calcext:value-type="date">
            <text:p>26/11/81 00: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0.8</text:p>
          </table:table-cell>
          <table:table-cell table:number-columns-repeated="5"/>
          <table:table-cell office:value-type="date" office:date-value="1973-08-24" calcext:value-type="date">
            <text:p>24/08/73 00: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9.84</text:p>
          </table:table-cell>
          <table:table-cell/>
          <table:table-cell office:value-type="date" office:date-value="1994-02-28T12:50:00" calcext:value-type="date">
            <text:p>28/02/94 12:50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7.49</text:p>
          </table:table-cell>
        </table:table-row>
        <table:table-row table:style-name="ro1">
          <table:table-cell office:value-type="date" office:date-value="1981-10-01" calcext:value-type="date">
            <text:p>01/10/81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4.0</text:p>
          </table:table-cell>
          <table:table-cell table:number-columns-repeated="5"/>
          <table:table-cell office:value-type="date" office:date-value="1973-06-07" calcext:value-type="date">
            <text:p>07/06/73 00:0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3.9</text:p>
          </table:table-cell>
          <table:table-cell/>
          <table:table-cell office:value-type="date" office:date-value="1994-01-27T13:30:00" calcext:value-type="date">
            <text:p>27/01/94 13:3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9.61</text:p>
          </table:table-cell>
        </table:table-row>
        <table:table-row table:style-name="ro1">
          <table:table-cell office:value-type="date" office:date-value="1981-08-26" calcext:value-type="date">
            <text:p>26/08/81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5.00</text:p>
          </table:table-cell>
          <table:table-cell table:number-columns-repeated="5"/>
          <table:table-cell office:value-type="date" office:date-value="1973-04-06" calcext:value-type="date">
            <text:p>06/04/73 00:0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66.9</text:p>
          </table:table-cell>
          <table:table-cell/>
          <table:table-cell office:value-type="date" office:date-value="1994-01-27T07:12:00" calcext:value-type="date">
            <text:p>27/01/94 07:12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9.61</text:p>
          </table:table-cell>
        </table:table-row>
        <table:table-row table:style-name="ro1">
          <table:table-cell office:value-type="date" office:date-value="1981-07-30" calcext:value-type="date">
            <text:p>30/07/81 00:0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1.7</text:p>
          </table:table-cell>
          <table:table-cell table:number-columns-repeated="5"/>
          <table:table-cell office:value-type="date" office:date-value="1973-02-27" calcext:value-type="date">
            <text:p>27/02/73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5.6</text:p>
          </table:table-cell>
          <table:table-cell/>
          <table:table-cell office:value-type="date" office:date-value="1994-01-13T12:45:00" calcext:value-type="date">
            <text:p>13/01/94 12:45</text:p>
          </table:table-cell>
          <table:table-cell office:value-type="string" calcext:value-type="string">
            <text:p>111.5</text:p>
          </table:table-cell>
          <table:table-cell office:value-type="string" calcext:value-type="string">
            <text:p>9.02</text:p>
          </table:table-cell>
        </table:table-row>
        <table:table-row table:style-name="ro1">
          <table:table-cell office:value-type="date" office:date-value="1981-07-10" calcext:value-type="date">
            <text:p>10/07/81 00:0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6.00</text:p>
          </table:table-cell>
          <table:table-cell table:number-columns-repeated="5"/>
          <table:table-cell office:value-type="date" office:date-value="1972-10-17" calcext:value-type="date">
            <text:p>17/10/72 00:00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3.25</text:p>
          </table:table-cell>
          <table:table-cell/>
          <table:table-cell office:value-type="date" office:date-value="1993-10-26T10:20:00" calcext:value-type="date">
            <text:p>26/10/93 10:20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.52</text:p>
          </table:table-cell>
        </table:table-row>
        <table:table-row table:style-name="ro1">
          <table:table-cell office:value-type="date" office:date-value="1981-06-12" calcext:value-type="date">
            <text:p>12/06/81 00:0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30.4</text:p>
          </table:table-cell>
          <table:table-cell table:number-columns-repeated="5"/>
          <table:table-cell office:value-type="date" office:date-value="1972-09-01" calcext:value-type="date">
            <text:p>01/09/72 00: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45</text:p>
          </table:table-cell>
          <table:table-cell/>
          <table:table-cell office:value-type="date" office:date-value="1993-09-30T13:10:00" calcext:value-type="date">
            <text:p>30/09/93 13:10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2.53</text:p>
          </table:table-cell>
        </table:table-row>
        <table:table-row table:style-name="ro1">
          <table:table-cell office:value-type="date" office:date-value="1981-05-07" calcext:value-type="date">
            <text:p>07/05/81 00:00</text:p>
          </table:table-cell>
          <table:table-cell office:value-type="string" calcext:value-type="string">
            <text:p>120.5</text:p>
          </table:table-cell>
          <table:table-cell office:value-type="string" calcext:value-type="string">
            <text:p>30.9</text:p>
          </table:table-cell>
          <table:table-cell table:number-columns-repeated="5"/>
          <table:table-cell office:value-type="date" office:date-value="1972-06-07" calcext:value-type="date">
            <text:p>07/06/72 00:0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0.3</text:p>
          </table:table-cell>
          <table:table-cell/>
          <table:table-cell office:value-type="date" office:date-value="1993-08-26T11:45:00" calcext:value-type="date">
            <text:p>26/08/93 11:45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0.839</text:p>
          </table:table-cell>
        </table:table-row>
        <table:table-row table:style-name="ro1">
          <table:table-cell office:value-type="date" office:date-value="1981-02-06" calcext:value-type="date">
            <text:p>06/02/81 00:0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38.0</text:p>
          </table:table-cell>
          <table:table-cell table:number-columns-repeated="5"/>
          <table:table-cell office:value-type="date" office:date-value="1972-04-12" calcext:value-type="date">
            <text:p>12/04/72 00:00</text:p>
          </table:table-cell>
          <table:table-cell office:value-type="string" calcext:value-type="string">
            <text:p>120.5</text:p>
          </table:table-cell>
          <table:table-cell office:value-type="string" calcext:value-type="string">
            <text:p>89.7</text:p>
          </table:table-cell>
          <table:table-cell/>
          <table:table-cell office:value-type="date" office:date-value="1993-07-22T12:40:00" calcext:value-type="date">
            <text:p>22/07/93 12:40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date" office:date-value="1981-01-28" calcext:value-type="date">
            <text:p>28/01/81 00:0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24.7</text:p>
          </table:table-cell>
          <table:table-cell table:number-columns-repeated="5"/>
          <table:table-cell office:value-type="date" office:date-value="1972-03-15" calcext:value-type="date">
            <text:p>15/03/72 00:00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20.7</text:p>
          </table:table-cell>
          <table:table-cell/>
          <table:table-cell office:value-type="date" office:date-value="1993-06-28T13:10:00" calcext:value-type="date">
            <text:p>28/06/93 13:10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date" office:date-value="1980-10-15" calcext:value-type="date">
            <text:p>15/10/80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5.6</text:p>
          </table:table-cell>
          <table:table-cell table:number-columns-repeated="5"/>
          <table:table-cell office:value-type="date" office:date-value="1972-01-06" calcext:value-type="date">
            <text:p>06/01/72 00:00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2.1</text:p>
          </table:table-cell>
          <table:table-cell/>
          <table:table-cell office:value-type="date" office:date-value="1993-05-27T13:00:00" calcext:value-type="date">
            <text:p>27/05/93 13:00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date" office:date-value="1980-09-16" calcext:value-type="date">
            <text:p>16/09/80 00:00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9.11</text:p>
          </table:table-cell>
          <table:table-cell table:number-columns-repeated="5"/>
          <table:table-cell office:value-type="date" office:date-value="1971-09-30" calcext:value-type="date">
            <text:p>30/09/71 00:0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4.49</text:p>
          </table:table-cell>
          <table:table-cell/>
          <table:table-cell office:value-type="date" office:date-value="1993-04-26T13:40:00" calcext:value-type="date">
            <text:p>26/04/93 13:4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73</text:p>
          </table:table-cell>
        </table:table-row>
        <table:table-row table:style-name="ro1">
          <table:table-cell office:value-type="date" office:date-value="1980-07-08" calcext:value-type="date">
            <text:p>08/07/80 00:00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26.6</text:p>
          </table:table-cell>
          <table:table-cell table:number-columns-repeated="5"/>
          <table:table-cell office:value-type="date" office:date-value="1971-08-06" calcext:value-type="date">
            <text:p>06/08/71 00: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25</text:p>
          </table:table-cell>
          <table:table-cell/>
          <table:table-cell office:value-type="date" office:date-value="1993-03-26T12:15:00" calcext:value-type="date">
            <text:p>26/03/93 12:15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date" office:date-value="1980-05-07" calcext:value-type="date">
            <text:p>07/05/80 00: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0.4</text:p>
          </table:table-cell>
          <table:table-cell table:number-columns-repeated="5"/>
          <table:table-cell office:value-type="date" office:date-value="1971-06-29" calcext:value-type="date">
            <text:p>29/06/71 00:00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62.7</text:p>
          </table:table-cell>
          <table:table-cell/>
          <table:table-cell office:value-type="date" office:date-value="1993-03-26T12:10:00" calcext:value-type="date">
            <text:p>26/03/93 12:10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date" office:date-value="1980-04-15" calcext:value-type="date">
            <text:p>15/04/80 00:0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2.3</text:p>
          </table:table-cell>
          <table:table-cell table:number-columns-repeated="5"/>
          <table:table-cell office:value-type="date" office:date-value="1971-05-05" calcext:value-type="date">
            <text:p>05/05/71 00:0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2.7</text:p>
          </table:table-cell>
          <table:table-cell/>
          <table:table-cell office:value-type="date" office:date-value="1993-02-23T10:10:00" calcext:value-type="date">
            <text:p>23/02/93 10:10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2.43</text:p>
          </table:table-cell>
        </table:table-row>
        <table:table-row table:style-name="ro1">
          <table:table-cell office:value-type="date" office:date-value="1980-03-12" calcext:value-type="date">
            <text:p>12/03/80 00:0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3.1</text:p>
          </table:table-cell>
          <table:table-cell table:number-columns-repeated="5"/>
          <table:table-cell office:value-type="date" office:date-value="1971-03-26" calcext:value-type="date">
            <text:p>26/03/71 00:0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8.6</text:p>
          </table:table-cell>
          <table:table-cell/>
          <table:table-cell office:value-type="date" office:date-value="1993-02-23T10:00:00" calcext:value-type="date">
            <text:p>23/02/93 10:00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2.43</text:p>
          </table:table-cell>
        </table:table-row>
        <table:table-row table:style-name="ro1">
          <table:table-cell office:value-type="date" office:date-value="1980-01-09" calcext:value-type="date">
            <text:p>09/01/80 00:0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52.5</text:p>
          </table:table-cell>
          <table:table-cell table:number-columns-repeated="5"/>
          <table:table-cell office:value-type="date" office:date-value="1971-02-05" calcext:value-type="date">
            <text:p>05/02/71 00:00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22.3</text:p>
          </table:table-cell>
          <table:table-cell/>
          <table:table-cell office:value-type="date" office:date-value="1992-12-01T11:25:00" calcext:value-type="date">
            <text:p>01/12/92 11:25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4.14</text:p>
          </table:table-cell>
        </table:table-row>
        <table:table-row table:style-name="ro1">
          <table:table-cell office:value-type="date" office:date-value="1979-11-16" calcext:value-type="date">
            <text:p>16/11/79 00:0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57.9</text:p>
          </table:table-cell>
          <table:table-cell table:number-columns-repeated="5"/>
          <table:table-cell office:value-type="date" office:date-value="1970-11-25" calcext:value-type="date">
            <text:p>25/11/70 00:0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6.1</text:p>
          </table:table-cell>
          <table:table-cell/>
          <table:table-cell office:value-type="date" office:date-value="1992-10-29" calcext:value-type="date">
            <text:p>29/10/92 00:00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date" office:date-value="1979-10-16" calcext:value-type="date">
            <text:p>16/10/79 00:0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0.7</text:p>
          </table:table-cell>
          <table:table-cell table:number-columns-repeated="5"/>
          <table:table-cell office:value-type="date" office:date-value="1970-08-06" calcext:value-type="date">
            <text:p>06/08/70 00:0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3.7</text:p>
          </table:table-cell>
          <table:table-cell/>
          <table:table-cell office:value-type="date" office:date-value="1992-08-25T15:10:00" calcext:value-type="date">
            <text:p>25/08/92 15:1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697</text:p>
          </table:table-cell>
        </table:table-row>
        <table:table-row table:style-name="ro1">
          <table:table-cell office:value-type="date" office:date-value="1979-09-26" calcext:value-type="date">
            <text:p>26/09/79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.56</text:p>
          </table:table-cell>
          <table:table-cell table:number-columns-repeated="5"/>
          <table:table-cell office:value-type="date" office:date-value="1970-05-21" calcext:value-type="date">
            <text:p>21/05/70 00:00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7.1</text:p>
          </table:table-cell>
          <table:table-cell/>
          <table:table-cell office:value-type="date" office:date-value="1992-07-31" calcext:value-type="date">
            <text:p>31/07/92 00:0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697</text:p>
          </table:table-cell>
        </table:table-row>
        <table:table-row table:style-name="ro1">
          <table:table-cell office:value-type="date" office:date-value="1979-08-28" calcext:value-type="date">
            <text:p>28/08/79 00:0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20.7</text:p>
          </table:table-cell>
          <table:table-cell table:number-columns-repeated="5"/>
          <table:table-cell office:value-type="date" office:date-value="1970-04-02" calcext:value-type="date">
            <text:p>02/04/70 00:0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12.</text:p>
          </table:table-cell>
          <table:table-cell/>
          <table:table-cell office:value-type="date" office:date-value="1992-07-02T12:35:00" calcext:value-type="date">
            <text:p>02/07/92 12:3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date" office:date-value="1979-06-27" calcext:value-type="date">
            <text:p>27/06/79 00: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.74</text:p>
          </table:table-cell>
          <table:table-cell table:number-columns-repeated="5"/>
          <table:table-cell office:value-type="date" office:date-value="1969-11-27" calcext:value-type="date">
            <text:p>27/11/69 00:0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52.7</text:p>
          </table:table-cell>
          <table:table-cell/>
          <table:table-cell office:value-type="date" office:date-value="1992-05-22T11:45:00" calcext:value-type="date">
            <text:p>22/05/92 11:45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870</text:p>
          </table:table-cell>
        </table:table-row>
        <table:table-row table:style-name="ro1">
          <table:table-cell office:value-type="date" office:date-value="1979-05-31" calcext:value-type="date">
            <text:p>31/05/79 00:0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.2</text:p>
          </table:table-cell>
          <table:table-cell table:number-columns-repeated="5"/>
          <table:table-cell office:value-type="date" office:date-value="1969-11-05" calcext:value-type="date">
            <text:p>05/11/69 00: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95</text:p>
          </table:table-cell>
          <table:table-cell/>
          <table:table-cell office:value-type="date" office:date-value="1992-03-26T12:20:00" calcext:value-type="date">
            <text:p>26/03/92 12:20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date" office:date-value="1979-04-19" calcext:value-type="date">
            <text:p>19/04/79 00: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6.0</text:p>
          </table:table-cell>
          <table:table-cell table:number-columns-repeated="5"/>
          <table:table-cell office:value-type="date" office:date-value="1969-10-03" calcext:value-type="date">
            <text:p>03/10/69 00: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82</text:p>
          </table:table-cell>
          <table:table-cell/>
          <table:table-cell office:value-type="date" office:date-value="1992-02-27T10:20:00" calcext:value-type="date">
            <text:p>27/02/92 10:2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45</text:p>
          </table:table-cell>
        </table:table-row>
        <table:table-row table:style-name="ro1">
          <table:table-cell office:value-type="date" office:date-value="1979-03-21" calcext:value-type="date">
            <text:p>21/03/79 00:0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57.6</text:p>
          </table:table-cell>
          <table:table-cell table:number-columns-repeated="5"/>
          <table:table-cell office:value-type="date" office:date-value="1969-08-27" calcext:value-type="date">
            <text:p>27/08/69 00:0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7.0</text:p>
          </table:table-cell>
          <table:table-cell/>
          <table:table-cell office:value-type="date" office:date-value="1992-01-28T11:50:00" calcext:value-type="date">
            <text:p>28/01/92 11:5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date" office:date-value="1979-02-28" calcext:value-type="date">
            <text:p>28/02/79 00: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0.2</text:p>
          </table:table-cell>
          <table:table-cell table:number-columns-repeated="5"/>
          <table:table-cell office:value-type="date" office:date-value="1969-07-18" calcext:value-type="date">
            <text:p>18/07/69 00:0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7.0</text:p>
          </table:table-cell>
          <table:table-cell/>
          <table:table-cell office:value-type="date" office:date-value="1991-11-22" calcext:value-type="date">
            <text:p>22/11/91 00:0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.01</text:p>
          </table:table-cell>
        </table:table-row>
        <table:table-row table:style-name="ro1">
          <table:table-cell office:value-type="date" office:date-value="1979-01-11" calcext:value-type="date">
            <text:p>11/01/79 00:0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46.9</text:p>
          </table:table-cell>
          <table:table-cell table:number-columns-repeated="5"/>
          <table:table-cell office:value-type="date" office:date-value="1969-04-11" calcext:value-type="date">
            <text:p>11/04/69 00:0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2.4</text:p>
          </table:table-cell>
          <table:table-cell/>
          <table:table-cell office:value-type="date" office:date-value="1991-10-30T14:40:00" calcext:value-type="date">
            <text:p>30/10/91 14:40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date" office:date-value="1978-12-07" calcext:value-type="date">
            <text:p>07/12/78 00:0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4.88</text:p>
          </table:table-cell>
          <table:table-cell table:number-columns-repeated="5"/>
          <table:table-cell office:value-type="date" office:date-value="1969-03-06" calcext:value-type="date">
            <text:p>06/03/69 00:0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2.5</text:p>
          </table:table-cell>
          <table:table-cell/>
          <table:table-cell office:value-type="date" office:date-value="1991-09-23T12:15:00" calcext:value-type="date">
            <text:p>23/09/91 12:15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847</text:p>
          </table:table-cell>
        </table:table-row>
        <table:table-row table:style-name="ro1">
          <table:table-cell office:value-type="date" office:date-value="1978-11-14" calcext:value-type="date">
            <text:p>14/11/78 00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5.75</text:p>
          </table:table-cell>
          <table:table-cell table:number-columns-repeated="5"/>
          <table:table-cell office:value-type="date" office:date-value="1968-05-30" calcext:value-type="date">
            <text:p>30/05/68 00:0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1.7</text:p>
          </table:table-cell>
          <table:table-cell/>
          <table:table-cell office:value-type="date" office:date-value="1991-08-29" calcext:value-type="date">
            <text:p>29/08/91 00:00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0.734</text:p>
          </table:table-cell>
        </table:table-row>
        <table:table-row table:style-name="ro1">
          <table:table-cell office:value-type="date" office:date-value="1978-10-18" calcext:value-type="date">
            <text:p>18/10/78 00:0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9.65</text:p>
          </table:table-cell>
          <table:table-cell table:number-columns-repeated="5"/>
          <table:table-cell office:value-type="date" office:date-value="1968-03-14" calcext:value-type="date">
            <text:p>14/03/68 00:0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4.2</text:p>
          </table:table-cell>
          <table:table-cell/>
          <table:table-cell office:value-type="date" office:date-value="1991-07-10" calcext:value-type="date">
            <text:p>10/07/91 00:00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date" office:date-value="1978-09-27" calcext:value-type="date">
            <text:p>27/09/78 00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4.98</text:p>
          </table:table-cell>
          <table:table-cell table:number-columns-repeated="5"/>
          <table:table-cell office:value-type="date" office:date-value="1967-08-03" calcext:value-type="date">
            <text:p>03/08/67 00:0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6.52</text:p>
          </table:table-cell>
          <table:table-cell/>
          <table:table-cell office:value-type="date" office:date-value="1991-06-28T12:20:00" calcext:value-type="date">
            <text:p>28/06/91 12:2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.46</text:p>
          </table:table-cell>
        </table:table-row>
        <table:table-row table:style-name="ro1">
          <table:table-cell office:value-type="date" office:date-value="1978-08-28" calcext:value-type="date">
            <text:p>28/08/78 00:0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9.77</text:p>
          </table:table-cell>
          <table:table-cell table:number-columns-repeated="5"/>
          <table:table-cell office:value-type="date" office:date-value="1967-02-17" calcext:value-type="date">
            <text:p>17/02/67 00:0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4.4</text:p>
          </table:table-cell>
          <table:table-cell/>
          <table:table-cell office:value-type="date" office:date-value="1991-05-16T13:00:00" calcext:value-type="date">
            <text:p>16/05/91 13:00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2.06</text:p>
          </table:table-cell>
        </table:table-row>
        <table:table-row table:style-name="ro1">
          <table:table-cell office:value-type="date" office:date-value="1978-07-25" calcext:value-type="date">
            <text:p>25/07/78 00:0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9.17</text:p>
          </table:table-cell>
          <table:table-cell table:number-columns-repeated="5"/>
          <table:table-cell office:value-type="date" office:date-value="1966-10-10" calcext:value-type="date">
            <text:p>10/10/66 00: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9.12</text:p>
          </table:table-cell>
          <table:table-cell/>
          <table:table-cell office:value-type="date" office:date-value="1991-04-09T12:50:00" calcext:value-type="date">
            <text:p>09/04/91 12:5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.55</text:p>
          </table:table-cell>
        </table:table-row>
        <table:table-row table:style-name="ro1">
          <table:table-cell office:value-type="date" office:date-value="1978-06-28" calcext:value-type="date">
            <text:p>28/06/78 00: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1.0</text:p>
          </table:table-cell>
          <table:table-cell table:number-columns-repeated="5"/>
          <table:table-cell office:value-type="date" office:date-value="1966-07-01" calcext:value-type="date">
            <text:p>01/07/66 00:0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7.3</text:p>
          </table:table-cell>
          <table:table-cell/>
          <table:table-cell office:value-type="date" office:date-value="1991-01-15T12:10:00" calcext:value-type="date">
            <text:p>15/01/91 12:10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5.25</text:p>
          </table:table-cell>
        </table:table-row>
        <table:table-row table:style-name="ro1">
          <table:table-cell office:value-type="date" office:date-value="1978-05-19" calcext:value-type="date">
            <text:p>19/05/78 00:0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6.8</text:p>
          </table:table-cell>
          <table:table-cell table:number-columns-repeated="5"/>
          <table:table-cell office:value-type="date" office:date-value="1966-03-14" calcext:value-type="date">
            <text:p>14/03/66 00:0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6.4</text:p>
          </table:table-cell>
          <table:table-cell/>
          <table:table-cell office:value-type="date" office:date-value="1990-12-04T14:10:00" calcext:value-type="date">
            <text:p>04/12/90 14:10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2.15</text:p>
          </table:table-cell>
        </table:table-row>
        <table:table-row table:style-name="ro1">
          <table:table-cell office:value-type="date" office:date-value="1978-04-24" calcext:value-type="date">
            <text:p>24/04/78 00:0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5.6</text:p>
          </table:table-cell>
          <table:table-cell table:number-columns-repeated="5"/>
          <table:table-cell office:value-type="date" office:date-value="1965-09-17" calcext:value-type="date">
            <text:p>17/09/65 00:00</text:p>
          </table:table-cell>
          <table:table-cell office:value-type="string" calcext:value-type="string">
            <text:p>171.5</text:p>
          </table:table-cell>
          <table:table-cell office:value-type="string" calcext:value-type="string">
            <text:p>56.0</text:p>
          </table:table-cell>
          <table:table-cell/>
          <table:table-cell office:value-type="date" office:date-value="1990-10-25T13:05:00" calcext:value-type="date">
            <text:p>25/10/90 13:05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887</text:p>
          </table:table-cell>
        </table:table-row>
        <table:table-row table:style-name="ro1">
          <table:table-cell office:value-type="date" office:date-value="1978-03-01" calcext:value-type="date">
            <text:p>01/03/78 00:0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57.8</text:p>
          </table:table-cell>
          <table:table-cell table:number-columns-repeated="5"/>
          <table:table-cell office:value-type="date" office:date-value="1965-08-18" calcext:value-type="date">
            <text:p>18/08/65 00:00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12.2</text:p>
          </table:table-cell>
          <table:table-cell/>
          <table:table-cell office:value-type="date" office:date-value="1990-09-24T11:25:00" calcext:value-type="date">
            <text:p>24/09/90 11:2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0.861</text:p>
          </table:table-cell>
        </table:table-row>
        <table:table-row table:style-name="ro1">
          <table:table-cell office:value-type="date" office:date-value="1978-01-12" calcext:value-type="date">
            <text:p>12/01/78 00:0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7.2</text:p>
          </table:table-cell>
          <table:table-cell table:number-columns-repeated="5"/>
          <table:table-cell office:value-type="date" office:date-value="1964-08-25" calcext:value-type="date">
            <text:p>25/08/64 00:00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4.16</text:p>
          </table:table-cell>
          <table:table-cell/>
          <table:table-cell office:value-type="date" office:date-value="1990-08-29T11:05:00" calcext:value-type="date">
            <text:p>29/08/90 11:05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0.845</text:p>
          </table:table-cell>
        </table:table-row>
        <table:table-row table:style-name="ro1">
          <table:table-cell office:value-type="date" office:date-value="1977-11-23" calcext:value-type="date">
            <text:p>23/11/77 00:0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51.8</text:p>
          </table:table-cell>
          <table:table-cell table:number-columns-repeated="5"/>
          <table:table-cell office:value-type="date" office:date-value="1963-06-11" calcext:value-type="date">
            <text:p>11/06/63 00:00</text:p>
          </table:table-cell>
          <table:table-cell office:value-type="string" calcext:value-type="string">
            <text:p>239.5</text:p>
          </table:table-cell>
          <table:table-cell office:value-type="string" calcext:value-type="string">
            <text:p>132.</text:p>
          </table:table-cell>
          <table:table-cell/>
          <table:table-cell office:value-type="date" office:date-value="1990-08-22" calcext:value-type="date">
            <text:p>22/08/90 00:00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689</text:p>
          </table:table-cell>
        </table:table-row>
        <table:table-row table:style-name="ro1">
          <table:table-cell office:value-type="date" office:date-value="1977-09-21" calcext:value-type="date">
            <text:p>21/09/77 00:0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4.50</text:p>
          </table:table-cell>
          <table:table-cell table:number-columns-repeated="5"/>
          <table:table-cell office:value-type="date" office:date-value="1963-04-10" calcext:value-type="date">
            <text:p>10/04/63 00:0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40.3</text:p>
          </table:table-cell>
          <table:table-cell/>
          <table:table-cell office:value-type="date" office:date-value="1990-08-13" calcext:value-type="date">
            <text:p>13/08/90 00:00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632</text:p>
          </table:table-cell>
        </table:table-row>
        <table:table-row table:style-name="ro1">
          <table:table-cell office:value-type="date" office:date-value="1977-08-03" calcext:value-type="date">
            <text:p>03/08/77 00:0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9.58</text:p>
          </table:table-cell>
          <table:table-cell table:number-columns-repeated="5"/>
          <table:table-cell office:value-type="date" office:date-value="1962-07-05" calcext:value-type="date">
            <text:p>05/07/62 00:00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7.42</text:p>
          </table:table-cell>
          <table:table-cell/>
          <table:table-cell office:value-type="date" office:date-value="1990-07-24" calcext:value-type="date">
            <text:p>24/07/90 00:00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778</text:p>
          </table:table-cell>
        </table:table-row>
        <table:table-row table:style-name="ro1">
          <table:table-cell office:value-type="date" office:date-value="1977-05-17" calcext:value-type="date">
            <text:p>17/05/77 00:0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0.7</text:p>
          </table:table-cell>
          <table:table-cell table:number-columns-repeated="5"/>
          <table:table-cell office:value-type="date" office:date-value="1962-02-09" calcext:value-type="date">
            <text:p>09/02/62 00:00</text:p>
          </table:table-cell>
          <table:table-cell office:value-type="string" calcext:value-type="string">
            <text:p>168.5</text:p>
          </table:table-cell>
          <table:table-cell office:value-type="string" calcext:value-type="string">
            <text:p>56.5</text:p>
          </table:table-cell>
          <table:table-cell/>
          <table:table-cell office:value-type="date" office:date-value="1990-06-25T12:25:00" calcext:value-type="date">
            <text:p>25/06/90 12:25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date" office:date-value="1977-03-16" calcext:value-type="date">
            <text:p>16/03/77 00:00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20.9</text:p>
          </table:table-cell>
          <table:table-cell table:number-columns-repeated="5"/>
          <table:table-cell office:value-type="date" office:date-value="1961-04-11" calcext:value-type="date">
            <text:p>11/04/61 00:0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1.5</text:p>
          </table:table-cell>
          <table:table-cell/>
          <table:table-cell office:value-type="date" office:date-value="1990-05-29T12:25:00" calcext:value-type="date">
            <text:p>29/05/90 12:2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date" office:date-value="1976-12-10" calcext:value-type="date">
            <text:p>10/12/76 00:0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66.3</text:p>
          </table:table-cell>
          <table:table-cell table:number-columns-repeated="5"/>
          <table:table-cell office:value-type="date" office:date-value="1960-09-29" calcext:value-type="date">
            <text:p>29/09/60 00:0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55.0</text:p>
          </table:table-cell>
          <table:table-cell/>
          <table:table-cell office:value-type="date" office:date-value="1990-04-24T15:20:00" calcext:value-type="date">
            <text:p>24/04/90 15:20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94</text:p>
          </table:table-cell>
        </table:table-row>
        <table:table-row table:style-name="ro1">
          <table:table-cell office:value-type="date" office:date-value="1976-11-10" calcext:value-type="date">
            <text:p>10/11/76 00: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6.8</text:p>
          </table:table-cell>
          <table:table-cell table:number-columns-repeated="5"/>
          <table:table-cell office:value-type="date" office:date-value="1959-09-08T12:00:00" calcext:value-type="date">
            <text:p>08/09/59 12:0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74</text:p>
          </table:table-cell>
          <table:table-cell/>
          <table:table-cell office:value-type="date" office:date-value="1990-04-03" calcext:value-type="date">
            <text:p>03/04/90 00:0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80</text:p>
          </table:table-cell>
        </table:table-row>
        <table:table-row table:style-name="ro1">
          <table:table-cell office:value-type="date" office:date-value="1976-09-29" calcext:value-type="date">
            <text:p>29/09/76 00:00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19.2</text:p>
          </table:table-cell>
          <table:table-cell table:number-columns-repeated="5"/>
          <table:table-cell office:value-type="date" office:date-value="1959-09-08" calcext:value-type="date">
            <text:p>08/09/59 00:0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5.76</text:p>
          </table:table-cell>
          <table:table-cell/>
          <table:table-cell office:value-type="date" office:date-value="1990-01-16T11:20:00" calcext:value-type="date">
            <text:p>16/01/90 11:2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date" office:date-value="1976-07-16" calcext:value-type="date">
            <text:p>16/07/76 00:00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.59</text:p>
          </table:table-cell>
          <table:table-cell table:number-columns-repeated="5"/>
          <table:table-cell office:value-type="date" office:date-value="1955-01-13" calcext:value-type="date">
            <text:p>13/01/55 00:0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410.</text:p>
          </table:table-cell>
          <table:table-cell/>
          <table:table-cell office:value-type="date" office:date-value="1989-10-09T11:45:00" calcext:value-type="date">
            <text:p>09/10/89 11:4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date" office:date-value="1976-06-14" calcext:value-type="date">
            <text:p>14/06/76 00:0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3.26</text:p>
          </table:table-cell>
          <table:table-cell table:number-columns-repeated="5"/>
          <table:table-cell office:value-type="date" office:date-value="1954-12-03" calcext:value-type="date">
            <text:p>03/12/54 00:00</text:p>
          </table:table-cell>
          <table:table-cell office:value-type="string" calcext:value-type="string">
            <text:p>176.5</text:p>
          </table:table-cell>
          <table:table-cell office:value-type="string" calcext:value-type="string">
            <text:p>64.5</text:p>
          </table:table-cell>
          <table:table-cell/>
          <table:table-cell office:value-type="date" office:date-value="1989-09-28T14:00:00" calcext:value-type="date">
            <text:p>28/09/89 14:0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date" office:date-value="1976-05-26" calcext:value-type="date">
            <text:p>26/05/76 00:0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6.00</text:p>
          </table:table-cell>
          <table:table-cell table:number-columns-repeated="5"/>
          <table:table-cell office:value-type="date" office:date-value="1954-08-25" calcext:value-type="date">
            <text:p>25/08/54 00:0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56.</text:p>
          </table:table-cell>
          <table:table-cell/>
          <table:table-cell office:value-type="date" office:date-value="1989-09-12T13:50:00" calcext:value-type="date">
            <text:p>12/09/89 13: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date" office:date-value="1976-03-19" calcext:value-type="date">
            <text:p>19/03/76 00:00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2.4</text:p>
          </table:table-cell>
          <table:table-cell table:number-columns-repeated="5"/>
          <table:table-cell office:value-type="date" office:date-value="1954-04-15" calcext:value-type="date">
            <text:p>15/04/54 00: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2.8</text:p>
          </table:table-cell>
          <table:table-cell/>
          <table:table-cell office:value-type="date" office:date-value="1989-08-28T12:30:00" calcext:value-type="date">
            <text:p>28/08/89 12:3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date" office:date-value="1976-01-06" calcext:value-type="date">
            <text:p>06/01/76 00:0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9.0</text:p>
          </table:table-cell>
          <table:table-cell table:number-columns-repeated="5"/>
          <table:table-cell office:value-type="date" office:date-value="1954-03-04" calcext:value-type="date">
            <text:p>04/03/54 00:0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63.1</text:p>
          </table:table-cell>
          <table:table-cell/>
          <table:table-cell office:value-type="date" office:date-value="1989-08-09" calcext:value-type="date">
            <text:p>09/08/89 00:0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date" office:date-value="1975-12-11" calcext:value-type="date">
            <text:p>11/12/75 00: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0.9</text:p>
          </table:table-cell>
          <table:table-cell table:number-columns-repeated="5"/>
          <table:table-cell office:value-type="date" office:date-value="1953-11-24" calcext:value-type="date">
            <text:p>24/11/53 00: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1.6</text:p>
          </table:table-cell>
          <table:table-cell/>
          <table:table-cell office:value-type="date" office:date-value="1989-08-01T12:50:00" calcext:value-type="date">
            <text:p>01/08/89 12:5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date" office:date-value="1975-11-18" calcext:value-type="date">
            <text:p>18/11/75 00:0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59.4</text:p>
          </table:table-cell>
          <table:table-cell table:number-columns-repeated="5"/>
          <table:table-cell office:value-type="date" office:date-value="1953-03-27" calcext:value-type="date">
            <text:p>27/03/53 00:0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81.2</text:p>
          </table:table-cell>
          <table:table-cell/>
          <table:table-cell office:value-type="date" office:date-value="1989-07-13T09:45:00" calcext:value-type="date">
            <text:p>13/07/89 09:4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87</text:p>
          </table:table-cell>
        </table:table-row>
        <table:table-row table:style-name="ro1">
          <table:table-cell office:value-type="date" office:date-value="1975-10-01" calcext:value-type="date">
            <text:p>01/10/75 00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0.6</text:p>
          </table:table-cell>
          <table:table-cell table:number-columns-repeated="5"/>
          <table:table-cell office:value-type="date" office:date-value="1952-11-28" calcext:value-type="date">
            <text:p>28/11/52 00:00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222.</text:p>
          </table:table-cell>
          <table:table-cell/>
          <table:table-cell office:value-type="date" office:date-value="1989-06-27T13:10:00" calcext:value-type="date">
            <text:p>27/06/89 13:1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date" office:date-value="1975-08-20" calcext:value-type="date">
            <text:p>20/08/75 00:0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5.59</text:p>
          </table:table-cell>
          <table:table-cell table:number-columns-repeated="5"/>
          <table:table-cell office:value-type="date" office:date-value="1952-11-06" calcext:value-type="date">
            <text:p>06/11/52 00:0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139.</text:p>
          </table:table-cell>
          <table:table-cell/>
          <table:table-cell office:value-type="date" office:date-value="1989-05-02" calcext:value-type="date">
            <text:p>02/05/89 00:00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.31</text:p>
          </table:table-cell>
        </table:table-row>
        <table:table-row table:style-name="ro1">
          <table:table-cell office:value-type="date" office:date-value="1975-07-09" calcext:value-type="date">
            <text:p>09/07/75 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.8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9-03-07" calcext:value-type="date">
            <text:p>07/03/89 00:0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.04</text:p>
          </table:table-cell>
        </table:table-row>
        <table:table-row table:style-name="ro1">
          <table:table-cell office:value-type="date" office:date-value="1975-06-24" calcext:value-type="date">
            <text:p>24/06/75 00:00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8.7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9-01-19" calcext:value-type="date">
            <text:p>19/01/89 00: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80</text:p>
          </table:table-cell>
        </table:table-row>
        <table:table-row table:style-name="ro1">
          <table:table-cell office:value-type="date" office:date-value="1975-05-02" calcext:value-type="date">
            <text:p>02/05/75 00:0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2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8-09-26T13:50:00" calcext:value-type="date">
            <text:p>26/09/88 13:5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64</text:p>
          </table:table-cell>
        </table:table-row>
        <table:table-row table:style-name="ro1">
          <table:table-cell office:value-type="date" office:date-value="1975-03-07" calcext:value-type="date">
            <text:p>07/03/75 00:0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3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8-08-09T14:00:00" calcext:value-type="date">
            <text:p>09/08/88 14:0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70</text:p>
          </table:table-cell>
        </table:table-row>
        <table:table-row table:style-name="ro1">
          <table:table-cell office:value-type="date" office:date-value="1975-02-05" calcext:value-type="date">
            <text:p>05/02/75 00:0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6.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8-06-21T12:35:00" calcext:value-type="date">
            <text:p>21/06/88 12:3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.71</text:p>
          </table:table-cell>
        </table:table-row>
        <table:table-row table:style-name="ro1">
          <table:table-cell office:value-type="date" office:date-value="1975-01-03" calcext:value-type="date">
            <text:p>03/01/75 00:00</text:p>
          </table:table-cell>
          <table:table-cell office:value-type="string" calcext:value-type="string">
            <text:p>151.5</text:p>
          </table:table-cell>
          <table:table-cell office:value-type="string" calcext:value-type="string">
            <text:p>44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8-06-06T12:10:00" calcext:value-type="date">
            <text:p>06/06/88 12:1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95</text:p>
          </table:table-cell>
        </table:table-row>
        <table:table-row table:style-name="ro1">
          <table:table-cell office:value-type="date" office:date-value="1974-11-21" calcext:value-type="date">
            <text:p>21/11/74 00:0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33.9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8-01-20T12:15:00" calcext:value-type="date">
            <text:p>20/01/88 12:15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date" office:date-value="1974-10-17" calcext:value-type="date">
            <text:p>17/10/74 00:0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23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7-12-02T12:40:00" calcext:value-type="date">
            <text:p>02/12/87 12:4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date" office:date-value="1974-08-28" calcext:value-type="date">
            <text:p>28/08/74 00:00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.0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7-09-23T13:30:00" calcext:value-type="date">
            <text:p>23/09/87 13:3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office:value-type="date" office:date-value="1974-07-09" calcext:value-type="date">
            <text:p>09/07/74 00: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.5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7-06-25T12:30:00" calcext:value-type="date">
            <text:p>25/06/87 12:3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.63</text:p>
          </table:table-cell>
        </table:table-row>
        <table:table-row table:style-name="ro1">
          <table:table-cell office:value-type="date" office:date-value="1974-05-15" calcext:value-type="date">
            <text:p>15/05/74 00:0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.7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7-05-26T12:55:00" calcext:value-type="date">
            <text:p>26/05/87 12:55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47</text:p>
          </table:table-cell>
        </table:table-row>
        <table:table-row table:style-name="ro1">
          <table:table-cell office:value-type="date" office:date-value="1974-04-26" calcext:value-type="date">
            <text:p>26/04/74 00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.9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7-03-31T12:40:00" calcext:value-type="date">
            <text:p>31/03/87 12:4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.90</text:p>
          </table:table-cell>
        </table:table-row>
        <table:table-row table:style-name="ro1">
          <table:table-cell office:value-type="date" office:date-value="1974-02-27" calcext:value-type="date">
            <text:p>27/02/74 00:0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4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7-02-24T13:05:00" calcext:value-type="date">
            <text:p>24/02/87 13:0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.71</text:p>
          </table:table-cell>
        </table:table-row>
        <table:table-row table:style-name="ro1">
          <table:table-cell office:value-type="date" office:date-value="1973-12-14" calcext:value-type="date">
            <text:p>14/12/73 00:0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55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6-11-18T13:15:00" calcext:value-type="date">
            <text:p>18/11/86 13:1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68</text:p>
          </table:table-cell>
        </table:table-row>
        <table:table-row table:style-name="ro1">
          <table:table-cell office:value-type="date" office:date-value="1973-10-30" calcext:value-type="date">
            <text:p>30/10/73 00:0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9.4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6-09-16T12:35:00" calcext:value-type="date">
            <text:p>16/09/86 12:3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.14</text:p>
          </table:table-cell>
        </table:table-row>
        <table:table-row table:style-name="ro1">
          <table:table-cell office:value-type="date" office:date-value="1973-09-19" calcext:value-type="date">
            <text:p>19/09/73 00:0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.8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6-08-05T12:20:00" calcext:value-type="date">
            <text:p>05/08/86 12:2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.03</text:p>
          </table:table-cell>
        </table:table-row>
        <table:table-row table:style-name="ro1">
          <table:table-cell office:value-type="date" office:date-value="1973-08-14" calcext:value-type="date">
            <text:p>14/08/73 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.8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6-07-15T12:50:00" calcext:value-type="date">
            <text:p>15/07/86 12:5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.18</text:p>
          </table:table-cell>
        </table:table-row>
        <table:table-row table:style-name="ro1">
          <table:table-cell office:value-type="date" office:date-value="1973-07-12" calcext:value-type="date">
            <text:p>12/07/73 00:0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.5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6-05-15T12:40:00" calcext:value-type="date">
            <text:p>15/05/86 12:4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4.24</text:p>
          </table:table-cell>
        </table:table-row>
        <table:table-row table:style-name="ro1">
          <table:table-cell office:value-type="date" office:date-value="1973-06-19" calcext:value-type="date">
            <text:p>19/06/73 00:00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4.2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6-04-24T13:10:00" calcext:value-type="date">
            <text:p>24/04/86 13:1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7.45</text:p>
          </table:table-cell>
        </table:table-row>
        <table:table-row table:style-name="ro1">
          <table:table-cell office:value-type="date" office:date-value="1973-05-14" calcext:value-type="date">
            <text:p>14/05/73 00:0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32.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6-01-27T13:35:00" calcext:value-type="date">
            <text:p>27/01/86 13:3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.07</text:p>
          </table:table-cell>
        </table:table-row>
        <table:table-row table:style-name="ro1">
          <table:table-cell office:value-type="date" office:date-value="1973-03-14" calcext:value-type="date">
            <text:p>14/03/73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2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12-03T11:30:00" calcext:value-type="date">
            <text:p>03/12/85 11:3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date" office:date-value="1973-02-14" calcext:value-type="date">
            <text:p>14/02/73 00:0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38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10-23T12:20:00" calcext:value-type="date">
            <text:p>23/10/85 12: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46</text:p>
          </table:table-cell>
        </table:table-row>
        <table:table-row table:style-name="ro1">
          <table:table-cell office:value-type="date" office:date-value="1972-12-06" calcext:value-type="date">
            <text:p>06/12/72 00:0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25.9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09-27T11:05:00" calcext:value-type="date">
            <text:p>27/09/85 11:05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58</text:p>
          </table:table-cell>
        </table:table-row>
        <table:table-row table:style-name="ro1">
          <table:table-cell office:value-type="date" office:date-value="1972-10-06" calcext:value-type="date">
            <text:p>06/10/72 00:0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.4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08-13T12:30:00" calcext:value-type="date">
            <text:p>13/08/85 12:3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13</text:p>
          </table:table-cell>
        </table:table-row>
        <table:table-row table:style-name="ro1">
          <table:table-cell office:value-type="date" office:date-value="1972-09-11" calcext:value-type="date">
            <text:p>11/09/72 00:0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.9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07-16T13:15:00" calcext:value-type="date">
            <text:p>16/07/85 13:1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office:value-type="date" office:date-value="1972-08-29" calcext:value-type="date">
            <text:p>29/08/72 00:0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6.2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06-27T12:35:00" calcext:value-type="date">
            <text:p>27/06/85 12:3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.00</text:p>
          </table:table-cell>
        </table:table-row>
        <table:table-row table:style-name="ro1">
          <table:table-cell office:value-type="date" office:date-value="1972-07-26" calcext:value-type="date">
            <text:p>26/07/72 00: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9.6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04-09T12:35:00" calcext:value-type="date">
            <text:p>09/04/85 12:35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date" office:date-value="1972-06-28" calcext:value-type="date">
            <text:p>28/06/72 00: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6.1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03-12T12:20:00" calcext:value-type="date">
            <text:p>12/03/85 12:2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4.42</text:p>
          </table:table-cell>
        </table:table-row>
        <table:table-row table:style-name="ro1">
          <table:table-cell office:value-type="date" office:date-value="1972-05-26" calcext:value-type="date">
            <text:p>26/05/72 00:0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9.5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5-02-05T13:30:00" calcext:value-type="date">
            <text:p>05/02/85 13:3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date" office:date-value="1972-04-21" calcext:value-type="date">
            <text:p>21/04/72 00: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0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11-27T13:35:00" calcext:value-type="date">
            <text:p>27/11/84 13:3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5.36</text:p>
          </table:table-cell>
        </table:table-row>
        <table:table-row table:style-name="ro1">
          <table:table-cell office:value-type="date" office:date-value="1972-03-08" calcext:value-type="date">
            <text:p>08/03/72 00:0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2.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09-13T11:25:00" calcext:value-type="date">
            <text:p>13/09/84 11:25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office:value-type="date" office:date-value="1972-02-15" calcext:value-type="date">
            <text:p>15/02/72 00:0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33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08-06T11:50:00" calcext:value-type="date">
            <text:p>06/08/84 11:5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office:value-type="date" office:date-value="1972-01-05" calcext:value-type="date">
            <text:p>05/01/72 00:0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4.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06-18T13:10:00" calcext:value-type="date">
            <text:p>18/06/84 13:1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3.31</text:p>
          </table:table-cell>
        </table:table-row>
        <table:table-row table:style-name="ro1">
          <table:table-cell office:value-type="date" office:date-value="1971-12-08" calcext:value-type="date">
            <text:p>08/12/71 00:0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7.0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05-10T11:35:00" calcext:value-type="date">
            <text:p>10/05/84 11:3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67</text:p>
          </table:table-cell>
        </table:table-row>
        <table:table-row table:style-name="ro1">
          <table:table-cell office:value-type="date" office:date-value="1971-10-07" calcext:value-type="date">
            <text:p>07/10/71 00:0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3.3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03-27T13:10:00" calcext:value-type="date">
            <text:p>27/03/84 13: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.30</text:p>
          </table:table-cell>
        </table:table-row>
        <table:table-row table:style-name="ro1">
          <table:table-cell office:value-type="date" office:date-value="1971-07-20" calcext:value-type="date">
            <text:p>20/07/71 00:00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7.0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02-29T13:20:00" calcext:value-type="date">
            <text:p>29/02/84 13:2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.52</text:p>
          </table:table-cell>
        </table:table-row>
        <table:table-row table:style-name="ro1">
          <table:table-cell office:value-type="date" office:date-value="1971-06-08" calcext:value-type="date">
            <text:p>08/06/71 00: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.5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4-01-26T13:30:00" calcext:value-type="date">
            <text:p>26/01/84 13:3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date" office:date-value="1971-05-12" calcext:value-type="date">
            <text:p>12/05/71 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5.7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3-11-03T11:55:00" calcext:value-type="date">
            <text:p>03/11/83 11:5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.06</text:p>
          </table:table-cell>
        </table:table-row>
        <table:table-row table:style-name="ro1">
          <table:table-cell office:value-type="date" office:date-value="1971-03-31" calcext:value-type="date">
            <text:p>31/03/71 00:0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8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3-09-27T13:10:00" calcext:value-type="date">
            <text:p>27/09/83 13: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date" office:date-value="1971-03-05" calcext:value-type="date">
            <text:p>05/03/71 00: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.6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3-08-03T12:30:00" calcext:value-type="date">
            <text:p>03/08/83 12: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.98</text:p>
          </table:table-cell>
        </table:table-row>
        <table:table-row table:style-name="ro1">
          <table:table-cell office:value-type="date" office:date-value="1971-02-03" calcext:value-type="date">
            <text:p>03/02/71 00: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9.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3-04-20T12:15:00" calcext:value-type="date">
            <text:p>20/04/83 12:15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3.3</text:p>
          </table:table-cell>
        </table:table-row>
        <table:table-row table:style-name="ro1">
          <table:table-cell office:value-type="date" office:date-value="1970-12-08" calcext:value-type="date">
            <text:p>08/12/70 00:0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40.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3-04-13T11:45:00" calcext:value-type="date">
            <text:p>13/04/83 11:45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7.8</text:p>
          </table:table-cell>
        </table:table-row>
        <table:table-row table:style-name="ro1">
          <table:table-cell office:value-type="date" office:date-value="1970-11-24" calcext:value-type="date">
            <text:p>24/11/70 00:00</text:p>
          </table:table-cell>
          <table:table-cell office:value-type="string" calcext:value-type="string">
            <text:p>129.5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3-04-07T12:10:00" calcext:value-type="date">
            <text:p>07/04/83 12:10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9.80</text:p>
          </table:table-cell>
        </table:table-row>
        <table:table-row table:style-name="ro1">
          <table:table-cell office:value-type="date" office:date-value="1970-10-28" calcext:value-type="date">
            <text:p>28/10/70 00:0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6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3-03-10T15:40:00" calcext:value-type="date">
            <text:p>10/03/83 15:4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date" office:date-value="1970-09-01" calcext:value-type="date">
            <text:p>01/09/70 00:0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.6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12-28T12:00:00" calcext:value-type="date">
            <text:p>28/12/82 12:0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7.93</text:p>
          </table:table-cell>
        </table:table-row>
        <table:table-row table:style-name="ro1">
          <table:table-cell office:value-type="date" office:date-value="1970-07-10" calcext:value-type="date">
            <text:p>10/07/70 00:00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16.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11-25T10:55:00" calcext:value-type="date">
            <text:p>25/11/82 10:5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.65</text:p>
          </table:table-cell>
        </table:table-row>
        <table:table-row table:style-name="ro1">
          <table:table-cell office:value-type="date" office:date-value="1970-06-04" calcext:value-type="date">
            <text:p>04/06/70 00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0.9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10-27T10:10:00" calcext:value-type="date">
            <text:p>27/10/82 10:1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44</text:p>
          </table:table-cell>
        </table:table-row>
        <table:table-row table:style-name="ro1">
          <table:table-cell office:value-type="date" office:date-value="1970-05-05" calcext:value-type="date">
            <text:p>05/05/70 00:0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44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09-02T11:40:00" calcext:value-type="date">
            <text:p>02/09/82 11:40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68</text:p>
          </table:table-cell>
        </table:table-row>
        <table:table-row table:style-name="ro1">
          <table:table-cell office:value-type="date" office:date-value="1970-03-25" calcext:value-type="date">
            <text:p>25/03/70 00:0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58.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08-11T11:20:00" calcext:value-type="date">
            <text:p>11/08/82 11:2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97</text:p>
          </table:table-cell>
        </table:table-row>
        <table:table-row table:style-name="ro1">
          <table:table-cell office:value-type="date" office:date-value="1969-09-02" calcext:value-type="date">
            <text:p>02/09/69 00:0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9.0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06-03T11:00:00" calcext:value-type="date">
            <text:p>03/06/82 11:0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.62</text:p>
          </table:table-cell>
        </table:table-row>
        <table:table-row table:style-name="ro1">
          <table:table-cell office:value-type="date" office:date-value="1969-08-07" calcext:value-type="date">
            <text:p>07/08/69 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.9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04-27T11:30:00" calcext:value-type="date">
            <text:p>27/04/82 11:3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.70</text:p>
          </table:table-cell>
        </table:table-row>
        <table:table-row table:style-name="ro1">
          <table:table-cell office:value-type="date" office:date-value="1969-07-11" calcext:value-type="date">
            <text:p>11/07/69 00:0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3.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03-25T12:00:00" calcext:value-type="date">
            <text:p>25/03/82 12:0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.35</text:p>
          </table:table-cell>
        </table:table-row>
        <table:table-row table:style-name="ro1">
          <table:table-cell office:value-type="date" office:date-value="1969-05-28" calcext:value-type="date">
            <text:p>28/05/69 00:0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4.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02-25T12:00:00" calcext:value-type="date">
            <text:p>25/02/82 12:0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5.70</text:p>
          </table:table-cell>
        </table:table-row>
        <table:table-row table:style-name="ro1">
          <table:table-cell office:value-type="date" office:date-value="1969-04-30" calcext:value-type="date">
            <text:p>30/04/69 00:0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78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2-01-14T13:45:00" calcext:value-type="date">
            <text:p>14/01/82 13:45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5.8</text:p>
          </table:table-cell>
        </table:table-row>
        <table:table-row table:style-name="ro1">
          <table:table-cell office:value-type="date" office:date-value="1969-03-31" calcext:value-type="date">
            <text:p>31/03/69 00:00</text:p>
          </table:table-cell>
          <table:table-cell office:value-type="string" calcext:value-type="string">
            <text:p>110.5</text:p>
          </table:table-cell>
          <table:table-cell office:value-type="string" calcext:value-type="string">
            <text:p>27.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1-10-01T10:00:00" calcext:value-type="date">
            <text:p>01/10/81 10:0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.93</text:p>
          </table:table-cell>
        </table:table-row>
        <table:table-row table:style-name="ro1">
          <table:table-cell office:value-type="date" office:date-value="1969-03-04" calcext:value-type="date">
            <text:p>04/03/69 00: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0.4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1-08-19T18:30:00" calcext:value-type="date">
            <text:p>19/08/81 18:3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.67</text:p>
          </table:table-cell>
        </table:table-row>
        <table:table-row table:style-name="ro1">
          <table:table-cell office:value-type="date" office:date-value="1969-01-07" calcext:value-type="date">
            <text:p>07/01/69 00:00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21.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1-05-14T15:30:00" calcext:value-type="date">
            <text:p>14/05/81 15:3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9.94</text:p>
          </table:table-cell>
        </table:table-row>
        <table:table-row table:style-name="ro1">
          <table:table-cell office:value-type="date" office:date-value="1968-12-06" calcext:value-type="date">
            <text:p>06/12/68 00:0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3.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1-02-18T16:30:00" calcext:value-type="date">
            <text:p>18/02/81 16:3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date" office:date-value="1968-10-11" calcext:value-type="date">
            <text:p>11/10/68 00:0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6.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1-01-13T12:00:00" calcext:value-type="date">
            <text:p>13/01/81 12:0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8.89</text:p>
          </table:table-cell>
        </table:table-row>
        <table:table-row table:style-name="ro1">
          <table:table-cell office:value-type="date" office:date-value="1968-09-04" calcext:value-type="date">
            <text:p>04/09/68 00:0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36.9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0-08-26T12:00:00" calcext:value-type="date">
            <text:p>26/08/80 12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date" office:date-value="1968-07-24" calcext:value-type="date">
            <text:p>24/07/68 00: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.7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0-06-26T12:10:00" calcext:value-type="date">
            <text:p>26/06/80 12:1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.82</text:p>
          </table:table-cell>
        </table:table-row>
        <table:table-row table:style-name="ro1">
          <table:table-cell office:value-type="date" office:date-value="1968-06-25" calcext:value-type="date">
            <text:p>25/06/68 00:0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5.7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0-05-14T10:45:00" calcext:value-type="date">
            <text:p>14/05/80 10:45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.05</text:p>
          </table:table-cell>
        </table:table-row>
        <table:table-row table:style-name="ro1">
          <table:table-cell office:value-type="date" office:date-value="1968-05-21" calcext:value-type="date">
            <text:p>21/05/68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0.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0-02-07T12:30:00" calcext:value-type="date">
            <text:p>07/02/80 12:3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5.4</text:p>
          </table:table-cell>
        </table:table-row>
        <table:table-row table:style-name="ro1">
          <table:table-cell office:value-type="date" office:date-value="1968-04-17" calcext:value-type="date">
            <text:p>17/04/68 00:0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9.4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80-01-09T12:00:00" calcext:value-type="date">
            <text:p>09/01/80 12:0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date" office:date-value="1968-03-19" calcext:value-type="date">
            <text:p>19/03/68 00:0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37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10-17T11:15:00" calcext:value-type="date">
            <text:p>17/10/79 11:15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.03</text:p>
          </table:table-cell>
        </table:table-row>
        <table:table-row table:style-name="ro1">
          <table:table-cell office:value-type="date" office:date-value="1967-11-06" calcext:value-type="date">
            <text:p>06/11/67 00:0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71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9-11" calcext:value-type="date">
            <text:p>11/09/79 00:0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.09</text:p>
          </table:table-cell>
        </table:table-row>
        <table:table-row table:style-name="ro1">
          <table:table-cell office:value-type="date" office:date-value="1967-10-26" calcext:value-type="date">
            <text:p>26/10/67 00:0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1.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7-04" calcext:value-type="date">
            <text:p>04/07/79 00:0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 office:value-type="date" office:date-value="1967-08-11" calcext:value-type="date">
            <text:p>11/08/67 00:00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.1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5-23T10:50:00" calcext:value-type="date">
            <text:p>23/05/79 10:5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5.37</text:p>
          </table:table-cell>
        </table:table-row>
        <table:table-row table:style-name="ro1">
          <table:table-cell office:value-type="date" office:date-value="1967-07-10" calcext:value-type="date">
            <text:p>10/07/67 00:0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6.8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4-23" calcext:value-type="date">
            <text:p>23/04/79 00:0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7.48</text:p>
          </table:table-cell>
        </table:table-row>
        <table:table-row table:style-name="ro1">
          <table:table-cell office:value-type="date" office:date-value="1967-06-16" calcext:value-type="date">
            <text:p>16/06/67 00: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7.4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3-29" calcext:value-type="date">
            <text:p>29/03/79 00:0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16.6</text:p>
          </table:table-cell>
        </table:table-row>
        <table:table-row table:style-name="ro1">
          <table:table-cell office:value-type="date" office:date-value="1967-05-25" calcext:value-type="date">
            <text:p>25/05/67 00:0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1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2-15T11:00:00" calcext:value-type="date">
            <text:p>15/02/79 11:0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3.1</text:p>
          </table:table-cell>
        </table:table-row>
        <table:table-row table:style-name="ro1">
          <table:table-cell office:value-type="date" office:date-value="1967-04-26" calcext:value-type="date">
            <text:p>26/04/67 00:0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2.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2-08" calcext:value-type="date">
            <text:p>08/02/79 00:0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9.45</text:p>
          </table:table-cell>
        </table:table-row>
        <table:table-row table:style-name="ro1">
          <table:table-cell office:value-type="date" office:date-value="1967-04-04" calcext:value-type="date">
            <text:p>04/04/67 00:0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22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9-01-11T14:00:00" calcext:value-type="date">
            <text:p>11/01/79 14:0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5.21</text:p>
          </table:table-cell>
        </table:table-row>
        <table:table-row table:style-name="ro1">
          <table:table-cell office:value-type="date" office:date-value="1967-02-01" calcext:value-type="date">
            <text:p>01/02/67 00: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9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11-23T12:15:00" calcext:value-type="date">
            <text:p>23/11/78 12:15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47</text:p>
          </table:table-cell>
        </table:table-row>
        <table:table-row table:style-name="ro1">
          <table:table-cell office:value-type="date" office:date-value="1966-12-02" calcext:value-type="date">
            <text:p>02/12/66 00:00</text:p>
          </table:table-cell>
          <table:table-cell office:value-type="string" calcext:value-type="string">
            <text:p>185.5</text:p>
          </table:table-cell>
          <table:table-cell office:value-type="string" calcext:value-type="string">
            <text:p>61.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10-11T14:30:00" calcext:value-type="date">
            <text:p>11/10/78 14:3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59</text:p>
          </table:table-cell>
        </table:table-row>
        <table:table-row table:style-name="ro1">
          <table:table-cell office:value-type="date" office:date-value="1966-11-25" calcext:value-type="date">
            <text:p>25/11/66 00:0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1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9-07T11:15:00" calcext:value-type="date">
            <text:p>07/09/78 11:1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date" office:date-value="1966-10-26" calcext:value-type="date">
            <text:p>26/10/66 00:0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6.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8-10T11:15:00" calcext:value-type="date">
            <text:p>10/08/78 11:1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.47</text:p>
          </table:table-cell>
        </table:table-row>
        <table:table-row table:style-name="ro1">
          <table:table-cell office:value-type="date" office:date-value="1966-08-30" calcext:value-type="date">
            <text:p>30/08/66 00:0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9.8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6-27T11:15:00" calcext:value-type="date">
            <text:p>27/06/78 11:1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.26</text:p>
          </table:table-cell>
        </table:table-row>
        <table:table-row table:style-name="ro1">
          <table:table-cell office:value-type="date" office:date-value="1966-07-13" calcext:value-type="date">
            <text:p>13/07/66 00: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.5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6-08T11:30:00" calcext:value-type="date">
            <text:p>08/06/78 11:3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.63</text:p>
          </table:table-cell>
        </table:table-row>
        <table:table-row table:style-name="ro1">
          <table:table-cell office:value-type="date" office:date-value="1966-06-03" calcext:value-type="date">
            <text:p>03/06/66 00:0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1.6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4-20" calcext:value-type="date">
            <text:p>20/04/78 00:0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8.98</text:p>
          </table:table-cell>
        </table:table-row>
        <table:table-row table:style-name="ro1">
          <table:table-cell office:value-type="date" office:date-value="1966-05-12" calcext:value-type="date">
            <text:p>12/05/66 00:0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22.9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4-13T11:30:00" calcext:value-type="date">
            <text:p>13/04/78 11:3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9.98</text:p>
          </table:table-cell>
        </table:table-row>
        <table:table-row table:style-name="ro1">
          <table:table-cell office:value-type="date" office:date-value="1966-04-15" calcext:value-type="date">
            <text:p>15/04/66 00:0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23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3-14T11:00:00" calcext:value-type="date">
            <text:p>14/03/78 11:0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7.69</text:p>
          </table:table-cell>
        </table:table-row>
        <table:table-row table:style-name="ro1">
          <table:table-cell office:value-type="date" office:date-value="1966-03-11" calcext:value-type="date">
            <text:p>11/03/66 00: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9.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8-02-15T11:30:00" calcext:value-type="date">
            <text:p>15/02/78 11:3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7.90</text:p>
          </table:table-cell>
        </table:table-row>
        <table:table-row table:style-name="ro1">
          <table:table-cell office:value-type="date" office:date-value="1965-11-26" calcext:value-type="date">
            <text:p>26/11/65 00:00</text:p>
          </table:table-cell>
          <table:table-cell office:value-type="string" calcext:value-type="string">
            <text:p>150.5</text:p>
          </table:table-cell>
          <table:table-cell office:value-type="string" calcext:value-type="string">
            <text:p>35.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7-12-21T11:30:00" calcext:value-type="date">
            <text:p>21/12/77 11:3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3.08</text:p>
          </table:table-cell>
        </table:table-row>
        <table:table-row table:style-name="ro1">
          <table:table-cell office:value-type="date" office:date-value="1965-10-25" calcext:value-type="date">
            <text:p>25/10/65 00:00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5.7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7-08-11T10:50:00" calcext:value-type="date">
            <text:p>11/08/77 10:5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.72</text:p>
          </table:table-cell>
        </table:table-row>
        <table:table-row table:style-name="ro1">
          <table:table-cell office:value-type="date" office:date-value="1965-09-21" calcext:value-type="date">
            <text:p>21/09/65 00:0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30.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7-06-14T15:45:00" calcext:value-type="date">
            <text:p>14/06/77 15:45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4.16</text:p>
          </table:table-cell>
        </table:table-row>
        <table:table-row table:style-name="ro1">
          <table:table-cell office:value-type="date" office:date-value="1965-08-04" calcext:value-type="date">
            <text:p>04/08/65 00:00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6.4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7-02-24T12:30:00" calcext:value-type="date">
            <text:p>24/02/77 12:3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16.6</text:p>
          </table:table-cell>
        </table:table-row>
        <table:table-row table:style-name="ro1">
          <table:table-cell office:value-type="date" office:date-value="1965-07-02" calcext:value-type="date">
            <text:p>02/07/65 00: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0.4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7-02-15T17:00:00" calcext:value-type="date">
            <text:p>15/02/77 17:0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1.4</text:p>
          </table:table-cell>
        </table:table-row>
        <table:table-row table:style-name="ro1">
          <table:table-cell office:value-type="date" office:date-value="1965-06-03" calcext:value-type="date">
            <text:p>03/06/65 00:0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2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7-02-03T11:15:00" calcext:value-type="date">
            <text:p>03/02/77 11:15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office:value-type="date" office:date-value="1965-04-30" calcext:value-type="date">
            <text:p>30/04/65 00:0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52.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12-21T16:50:00" calcext:value-type="date">
            <text:p>21/12/76 16:5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2.27</text:p>
          </table:table-cell>
        </table:table-row>
        <table:table-row table:style-name="ro1">
          <table:table-cell office:value-type="date" office:date-value="1965-04-07" calcext:value-type="date">
            <text:p>07/04/65 00:0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0.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11-23T11:55:00" calcext:value-type="date">
            <text:p>23/11/76 11:55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date" office:date-value="1965-03-18" calcext:value-type="date">
            <text:p>18/03/65 00:00</text:p>
          </table:table-cell>
          <table:table-cell office:value-type="string" calcext:value-type="string">
            <text:p>184.5</text:p>
          </table:table-cell>
          <table:table-cell office:value-type="string" calcext:value-type="string">
            <text:p>64.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10-26T14:15:00" calcext:value-type="date">
            <text:p>26/10/76 14:15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0.970</text:p>
          </table:table-cell>
        </table:table-row>
        <table:table-row table:style-name="ro1">
          <table:table-cell office:value-type="date" office:date-value="1965-01-19" calcext:value-type="date">
            <text:p>19/01/65 00:0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86.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9-28T15:30:00" calcext:value-type="date">
            <text:p>28/09/76 15:3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0.800</text:p>
          </table:table-cell>
        </table:table-row>
        <table:table-row table:style-name="ro1">
          <table:table-cell office:value-type="date" office:date-value="1964-10-13" calcext:value-type="date">
            <text:p>13/10/64 00:0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5.32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9-09" calcext:value-type="date">
            <text:p>09/09/76 00:0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0.900</text:p>
          </table:table-cell>
        </table:table-row>
        <table:table-row table:style-name="ro1">
          <table:table-cell office:value-type="date" office:date-value="1964-07-08" calcext:value-type="date">
            <text:p>08/07/64 00:00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1.75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8-24T16:15:00" calcext:value-type="date">
            <text:p>24/08/76 16:15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0.750</text:p>
          </table:table-cell>
        </table:table-row>
        <table:table-row table:style-name="ro1">
          <table:table-cell office:value-type="date" office:date-value="1964-06-18" calcext:value-type="date">
            <text:p>18/06/64 00:00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4.4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7-27T17:00:00" calcext:value-type="date">
            <text:p>27/07/76 17:0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date" office:date-value="1964-04-08T00:30:00" calcext:value-type="date">
            <text:p>08/04/64 00:30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18.7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6-22T16:15:00" calcext:value-type="date">
            <text:p>22/06/76 16:15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date" office:date-value="1964-04-08" calcext:value-type="date">
            <text:p>08/04/64 00: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9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5-18T16:30:00" calcext:value-type="date">
            <text:p>18/05/76 16:3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.77</text:p>
          </table:table-cell>
        </table:table-row>
        <table:table-row table:style-name="ro1">
          <table:table-cell office:value-type="date" office:date-value="1964-03-23" calcext:value-type="date">
            <text:p>23/03/64 00:0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58.3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4-27T16:40:00" calcext:value-type="date">
            <text:p>27/04/76 16:4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.08</text:p>
          </table:table-cell>
        </table:table-row>
        <table:table-row table:style-name="ro1">
          <table:table-cell office:value-type="date" office:date-value="1964-02-04" calcext:value-type="date">
            <text:p>04/02/64 00:0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35.8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3-23T16:00:00" calcext:value-type="date">
            <text:p>23/03/76 16:0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2.74</text:p>
          </table:table-cell>
        </table:table-row>
        <table:table-row table:style-name="ro1">
          <table:table-cell office:value-type="date" office:date-value="1963-09-27" calcext:value-type="date">
            <text:p>27/09/63 00:00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8.01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2-26" calcext:value-type="date">
            <text:p>26/02/76 00: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.44</text:p>
          </table:table-cell>
        </table:table-row>
        <table:table-row table:style-name="ro1">
          <table:table-cell office:value-type="date" office:date-value="1963-09-05" calcext:value-type="date">
            <text:p>05/09/63 00:00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19.0</text:p>
          </table:table-cell>
          <table:table-cell table:number-columns-repeated="5"/>
          <table:table-cell table:style-name="Default"/>
          <table:table-cell table:number-columns-repeated="3"/>
          <table:table-cell office:value-type="date" office:date-value="1976-01-27T16:00:00" calcext:value-type="date">
            <text:p>27/01/76 16:0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.3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12-17T16:00:00" calcext:value-type="date">
            <text:p>17/12/75 16:0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.03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11-19T09:00:00" calcext:value-type="date">
            <text:p>19/11/75 09:0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.4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10-21T15:30:00" calcext:value-type="date">
            <text:p>21/10/75 15:3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.9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10-21T15:00:00" calcext:value-type="date">
            <text:p>21/10/75 15:0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09-18" calcext:value-type="date">
            <text:p>18/09/75 00:0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08-27T16:00:00" calcext:value-type="date">
            <text:p>27/08/75 16:0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.8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07-16T16:00:00" calcext:value-type="date">
            <text:p>16/07/75 16:0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06-11T12:30:00" calcext:value-type="date">
            <text:p>11/06/75 12:3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05-14T16:20:00" calcext:value-type="date">
            <text:p>14/05/75 16:2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3.91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04-17T10:15:00" calcext:value-type="date">
            <text:p>17/04/75 10:15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5-04-03T09:15:00" calcext:value-type="date">
            <text:p>03/04/75 09:15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7.51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12-19T09:00:00" calcext:value-type="date">
            <text:p>19/12/74 09:0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7.58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11-06T10:15:00" calcext:value-type="date">
            <text:p>06/11/74 10:1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3.9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8-21T18:00:00" calcext:value-type="date">
            <text:p>21/08/74 18:0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0.963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6-25T13:30:00" calcext:value-type="date">
            <text:p>25/06/74 13:3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6-06T12:15:00" calcext:value-type="date">
            <text:p>06/06/74 12:15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.7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6-06T12:00:00" calcext:value-type="date">
            <text:p>06/06/74 12:0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.7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5-15T11:00:00" calcext:value-type="date">
            <text:p>15/05/74 11:0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2.1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4-04T09:45:00" calcext:value-type="date">
            <text:p>04/04/74 09:45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4.0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2-27T16:00:00" calcext:value-type="date">
            <text:p>27/02/74 16:0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2.6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2-06T18:15:00" calcext:value-type="date">
            <text:p>06/02/74 18:15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4-01-31T12:30:00" calcext:value-type="date">
            <text:p>31/01/74 12:3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.13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3-11-09T10:00:00" calcext:value-type="date">
            <text:p>09/11/73 10:0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3-07-12T11:15:00" calcext:value-type="date">
            <text:p>12/07/73 11:15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3-06-08T12:00:00" calcext:value-type="date">
            <text:p>08/06/73 12:0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.8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3-04-05T10:15:00" calcext:value-type="date">
            <text:p>05/04/73 10:15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.3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3-03-08T09:30:00" calcext:value-type="date">
            <text:p>08/03/73 09:3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3.4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3-01-26T11:15:00" calcext:value-type="date">
            <text:p>26/01/73 11:15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.83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2-12-19T14:20:00" calcext:value-type="date">
            <text:p>19/12/72 14:2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2.1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2-11-17T09:55:00" calcext:value-type="date">
            <text:p>17/11/72 09:55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.78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2-09-14T17:20:00" calcext:value-type="date">
            <text:p>14/09/72 17:2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2-08-03T14:45:00" calcext:value-type="date">
            <text:p>03/08/72 14:44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2-06-08T09:15:00" calcext:value-type="date">
            <text:p>08/06/72 09:15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2-03-22T14:45:00" calcext:value-type="date">
            <text:p>22/03/72 14:4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.43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1-11-17T16:45:00" calcext:value-type="date">
            <text:p>17/11/71 16:45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0.96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1-06-03T12:00:00" calcext:value-type="date">
            <text:p>03/06/71 12:0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1-01-28T14:30:00" calcext:value-type="date">
            <text:p>28/01/71 14:29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5.37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0-12-15T14:30:00" calcext:value-type="date">
            <text:p>15/12/70 14:29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0-09-15T15:15:00" calcext:value-type="date">
            <text:p>15/09/70 15:15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.2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0-08-28T15:00:00" calcext:value-type="date">
            <text:p>28/08/70 15:0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.47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70-06-10T15:00:00" calcext:value-type="date">
            <text:p>10/06/70 15:0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4.07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69-12-17T17:15:00" calcext:value-type="date">
            <text:p>17/12/69 17:1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3.41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69-10-27T18:00:00" calcext:value-type="date">
            <text:p>27/10/69 18:0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.8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date" office:date-value="1969-09-25T15:00:00" calcext:value-type="date">
            <text:p>25/09/69 15:0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2.09</text:p>
          </table:table-cell>
        </table:table-row>
      </table:table>
      <table:table table:name="CT" table:style-name="ta1"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leurey</text:p>
          </table:table-cell>
          <table:table-cell table:number-columns-repeated="2"/>
          <table:table-cell office:value-type="string" calcext:value-type="string">
            <text:p>Fleurey</text:p>
          </table:table-cell>
          <table:table-cell table:number-columns-repeated="2"/>
          <table:table-cell office:value-type="string" calcext:value-type="string">
            <text:p>Vuillecin</text:p>
          </table:table-cell>
          <table:table-cell table:number-columns-repeated="2"/>
          <table:table-cell office:value-type="string" calcext:value-type="string">
            <text:p>Vuillecin</text:p>
          </table:table-cell>
          <table:table-cell table:number-columns-repeated="2"/>
          <table:table-cell office:value-type="string" calcext:value-type="string">
            <text:p>Chenecey</text:p>
          </table:table-cell>
          <table:table-cell table:number-columns-repeated="2"/>
          <table:table-cell office:value-type="string" calcext:value-type="string">
            <text:p>Chenecey</text:p>
          </table:table-cell>
          <table:table-cell table:number-columns-repeated="2"/>
          <table:table-cell office:value-type="string" calcext:value-type="string">
            <text:p>Chenecey</text:p>
          </table:table-cell>
          <table:table-cell table:number-columns-repeated="2"/>
          <table:table-cell office:value-type="string" calcext:value-type="string">
            <text:p>Villiers sur Nohain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date début</text:p>
          </table:table-cell>
          <table:table-cell table:style-name="ce1" office:value-type="date" office:date-value="2015-01-01" calcext:value-type="date">
            <text:p>01/01/15 00:00</text:p>
          </table:table-cell>
          <table:table-cell/>
          <table:table-cell office:value-type="string" calcext:value-type="string">
            <text:p>date début</text:p>
          </table:table-cell>
          <table:table-cell table:style-name="ce1" office:value-type="date" office:date-value="2007-04-25" calcext:value-type="date">
            <text:p>25/04/07 00:00</text:p>
          </table:table-cell>
          <table:table-cell/>
          <table:table-cell office:value-type="string" calcext:value-type="string">
            <text:p>date début</text:p>
          </table:table-cell>
          <table:table-cell table:style-name="ce1" office:value-type="date" office:date-value="2021-07-19" calcext:value-type="date">
            <text:p>19/07/21 00:00</text:p>
          </table:table-cell>
          <table:table-cell/>
          <table:table-cell office:value-type="string" calcext:value-type="string">
            <text:p>date début</text:p>
          </table:table-cell>
          <table:table-cell table:style-name="ce1" office:value-type="date" office:date-value="2015-06-02" calcext:value-type="date">
            <text:p>02/06/15 00:00</text:p>
          </table:table-cell>
          <table:table-cell/>
          <table:table-cell office:value-type="string" calcext:value-type="string">
            <text:p>date début</text:p>
          </table:table-cell>
          <table:table-cell table:style-name="ce1" office:value-type="date" office:date-value="2021-02-06" calcext:value-type="date">
            <text:p>06/02/21 00:00</text:p>
          </table:table-cell>
          <table:table-cell/>
          <table:table-cell office:value-type="string" calcext:value-type="string">
            <text:p>date début</text:p>
          </table:table-cell>
          <table:table-cell table:style-name="ce1" office:value-type="date" office:date-value="2016-01-01" calcext:value-type="date">
            <text:p>01/01/16 00:00</text:p>
          </table:table-cell>
          <table:table-cell/>
          <table:table-cell office:value-type="string" calcext:value-type="string">
            <text:p>date début</text:p>
          </table:table-cell>
          <table:table-cell table:style-name="ce1" office:value-type="date" office:date-value="2006-03-09" calcext:value-type="date">
            <text:p>09/03/06 00:00</text:p>
          </table:table-cell>
          <table:table-cell/>
          <table:table-cell office:value-type="string" calcext:value-type="string">
            <text:p>date début</text:p>
          </table:table-cell>
          <table:table-cell table:style-name="ce1" office:value-type="date" office:date-value="2010-12-10" calcext:value-type="date">
            <text:p>10/12/10 00:00</text:p>
          </table:table-cell>
        </table:table-row>
        <table:table-row table:style-name="ro1">
          <table:table-cell office:value-type="string" calcext:value-type="string">
            <text:p>date fin</text:p>
          </table:table-cell>
          <table:table-cell table:style-name="ce1" office:value-type="date" office:date-value="2050-01-01" calcext:value-type="date">
            <text:p>01/01/50 00:00</text:p>
          </table:table-cell>
          <table:table-cell/>
          <table:table-cell office:value-type="string" calcext:value-type="string">
            <text:p>date fin</text:p>
          </table:table-cell>
          <table:table-cell table:style-name="ce1" office:value-type="date" office:date-value="2015-01-01" calcext:value-type="date">
            <text:p>01/01/15 00:00</text:p>
          </table:table-cell>
          <table:table-cell/>
          <table:table-cell office:value-type="string" calcext:value-type="string">
            <text:p>date fin</text:p>
          </table:table-cell>
          <table:table-cell table:style-name="ce1" office:value-type="date" office:date-value="2050-01-01" calcext:value-type="date">
            <text:p>01/01/50 00:00</text:p>
          </table:table-cell>
          <table:table-cell/>
          <table:table-cell office:value-type="string" calcext:value-type="string">
            <text:p>date fin</text:p>
          </table:table-cell>
          <table:table-cell table:style-name="ce1" office:value-type="date" office:date-value="2021-07-19" calcext:value-type="date">
            <text:p>19/07/21 00:00</text:p>
          </table:table-cell>
          <table:table-cell/>
          <table:table-cell office:value-type="string" calcext:value-type="string">
            <text:p>date fin</text:p>
          </table:table-cell>
          <table:table-cell table:style-name="ce1" office:value-type="date" office:date-value="2050-01-01" calcext:value-type="date">
            <text:p>01/01/50 00:00</text:p>
          </table:table-cell>
          <table:table-cell/>
          <table:table-cell office:value-type="string" calcext:value-type="string">
            <text:p>date fin</text:p>
          </table:table-cell>
          <table:table-cell table:style-name="ce1" office:value-type="date" office:date-value="2021-02-06" calcext:value-type="date">
            <text:p>06/02/21 00:00</text:p>
          </table:table-cell>
          <table:table-cell/>
          <table:table-cell office:value-type="string" calcext:value-type="string">
            <text:p>date fin</text:p>
          </table:table-cell>
          <table:table-cell table:style-name="ce1" office:value-type="date" office:date-value="2016-01-01" calcext:value-type="date">
            <text:p>01/01/16 00:00</text:p>
          </table:table-cell>
          <table:table-cell/>
          <table:table-cell office:value-type="string" calcext:value-type="string">
            <text:p>date fin</text:p>
          </table:table-cell>
          <table:table-cell table:style-name="ce1" office:value-type="date" office:date-value="2050-01-01" calcext:value-type="date">
            <text:p>01/01/50 00:00</text:p>
          </table:table-cell>
        </table:table-row>
        <table:table-row table:style-name="ro1"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  <table:table-cell/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  <table:table-cell/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  <table:table-cell/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  <table:table-cell/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  <table:table-cell/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  <table:table-cell/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  <table:table-cell/>
          <table:table-cell office:value-type="string" calcext:value-type="string">
            <text:p>H (cm)</text:p>
          </table:table-cell>
          <table:table-cell office:value-type="string" calcext:value-type="string">
            <text:p>Q (m³/s)</text:p>
          </table:table-cell>
        </table:table-row>
        <table:table-row table:style-name="ro1">
          <table:table-cell office:value-type="string" calcext:value-type="string">
            <text:p>-7.4</text:p>
          </table:table-cell>
          <table:table-cell office:value-type="string" calcext:value-type="string">
            <text:p>0.508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0.186</text:p>
          </table:table-cell>
          <table:table-cell/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3.7</text:p>
          </table:table-cell>
          <table:table-cell office:value-type="string" calcext:value-type="string">
            <text:p>0.931</text:p>
          </table:table-cell>
          <table:table-cell/>
          <table:table-cell office:value-type="string" calcext:value-type="string">
            <text:p>-23.7</text:p>
          </table:table-cell>
          <table:table-cell office:value-type="string" calcext:value-type="string">
            <text:p>0.931</text:p>
          </table:table-cell>
          <table:table-cell/>
          <table:table-cell office:value-type="string" calcext:value-type="string">
            <text:p>-20.0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16.3</text:p>
          </table:table-cell>
          <table:table-cell office:value-type="string" calcext:value-type="string">
            <text:p>0.42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0.993</text:p>
          </table:table-cell>
          <table:table-cell/>
          <table:table-cell office:value-type="string" calcext:value-type="string">
            <text:p>11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26.9</text:p>
          </table:table-cell>
          <table:table-cell office:value-type="string" calcext:value-type="string">
            <text:p>0.079</text:p>
          </table:table-cell>
          <table:table-cell/>
          <table:table-cell office:value-type="string" calcext:value-type="string">
            <text:p>26.9</text:p>
          </table:table-cell>
          <table:table-cell office:value-type="string" calcext:value-type="string">
            <text:p>0.079</text:p>
          </table:table-cell>
          <table:table-cell/>
          <table:table-cell office:value-type="string" calcext:value-type="string">
            <text:p>-11.2</text:p>
          </table:table-cell>
          <table:table-cell office:value-type="string" calcext:value-type="string">
            <text:p>2.33</text:p>
          </table:table-cell>
          <table:table-cell/>
          <table:table-cell office:value-type="string" calcext:value-type="string">
            <text:p>-11.2</text:p>
          </table:table-cell>
          <table:table-cell office:value-type="string" calcext:value-type="string">
            <text:p>2.33</text:p>
          </table:table-cell>
          <table:table-cell/>
          <table:table-cell office:value-type="string" calcext:value-type="string">
            <text:p>-10.1</text:p>
          </table:table-cell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23.1</text:p>
          </table:table-cell>
          <table:table-cell office:value-type="string" calcext:value-type="string">
            <text:p>0.66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0.148</text:p>
          </table:table-cell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0.148</text:p>
          </table:table-cell>
          <table:table-cell/>
          <table:table-cell office:value-type="string" calcext:value-type="string">
            <text:p>-1.3</text:p>
          </table:table-cell>
          <table:table-cell office:value-type="string" calcext:value-type="string">
            <text:p>3.75</text:p>
          </table:table-cell>
          <table:table-cell/>
          <table:table-cell office:value-type="string" calcext:value-type="string">
            <text:p>-1.3</text:p>
          </table:table-cell>
          <table:table-cell office:value-type="string" calcext:value-type="string">
            <text:p>3.75</text:p>
          </table:table-cell>
          <table:table-cell/>
          <table:table-cell office:value-type="string" calcext:value-type="string">
            <text:p>-1.0</text:p>
          </table:table-cell>
          <table:table-cell office:value-type="string" calcext:value-type="string">
            <text:p>4.51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office:value-type="string" calcext:value-type="string">
            <text:p>2.95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0.181</text:p>
          </table:table-cell>
          <table:table-cell/>
          <table:table-cell office:value-type="string" calcext:value-type="string">
            <text:p>47.9</text:p>
          </table:table-cell>
          <table:table-cell office:value-type="string" calcext:value-type="string">
            <text:p>0.193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22.8</text:p>
          </table:table-cell>
          <table:table-cell office:value-type="string" calcext:value-type="string">
            <text:p>12.8</text:p>
          </table:table-cell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38.1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string" calcext:value-type="string">
            <text:p>33.2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30.1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51.7</text:p>
          </table:table-cell>
          <table:table-cell office:value-type="string" calcext:value-type="string">
            <text:p>0.793</text:p>
          </table:table-cell>
          <table:table-cell/>
          <table:table-cell office:value-type="string" calcext:value-type="string">
            <text:p>52.5</text:p>
          </table:table-cell>
          <table:table-cell office:value-type="string" calcext:value-type="string">
            <text:p>0.427</text:p>
          </table:table-cell>
          <table:table-cell/>
          <table:table-cell office:value-type="string" calcext:value-type="string">
            <text:p>33.5</text:p>
          </table:table-cell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32.2</text:p>
          </table:table-cell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20.3</text:p>
          </table:table-cell>
          <table:table-cell office:value-type="string" calcext:value-type="string">
            <text:p>10.3</text:p>
          </table:table-cell>
          <table:table-cell/>
          <table:table-cell office:value-type="string" calcext:value-type="string">
            <text:p>44.9</text:p>
          </table:table-cell>
          <table:table-cell office:value-type="string" calcext:value-type="string">
            <text:p>2.06</text:p>
          </table:table-cell>
        </table:table-row>
        <table:table-row table:style-name="ro1">
          <table:table-cell office:value-type="string" calcext:value-type="string">
            <text:p>41.5</text:p>
          </table:table-cell>
          <table:table-cell office:value-type="string" calcext:value-type="string">
            <text:p>8.91</text:p>
          </table:table-cell>
          <table:table-cell/>
          <table:table-cell office:value-type="string" calcext:value-type="string">
            <text:p>41.5</text:p>
          </table:table-cell>
          <table:table-cell office:value-type="string" calcext:value-type="string">
            <text:p>8.48</text:p>
          </table:table-cell>
          <table:table-cell/>
          <table:table-cell office:value-type="string" calcext:value-type="string">
            <text:p>55.6</text:p>
          </table:table-cell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56.6</text:p>
          </table:table-cell>
          <table:table-cell office:value-type="string" calcext:value-type="string">
            <text:p>0.932</text:p>
          </table:table-cell>
          <table:table-cell/>
          <table:table-cell office:value-type="string" calcext:value-type="string">
            <text:p>61.3</text:p>
          </table:table-cell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60.6</text:p>
          </table:table-cell>
          <table:table-cell office:value-type="string" calcext:value-type="string">
            <text:p>33.5</text:p>
          </table:table-cell>
          <table:table-cell/>
          <table:table-cell office:value-type="string" calcext:value-type="string">
            <text:p>29.2</text:p>
          </table:table-cell>
          <table:table-cell office:value-type="string" calcext:value-type="string">
            <text:p>14.1</text:p>
          </table:table-cell>
          <table:table-cell/>
          <table:table-cell office:value-type="string" calcext:value-type="string">
            <text:p>60.2</text:p>
          </table:table-cell>
          <table:table-cell office:value-type="string" calcext:value-type="string">
            <text:p>3.64</text:p>
          </table:table-cell>
        </table:table-row>
        <table:table-row table:style-name="ro1">
          <table:table-cell office:value-type="string" calcext:value-type="string">
            <text:p>52.1</text:p>
          </table:table-cell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14.1</text:p>
          </table:table-cell>
          <table:table-cell/>
          <table:table-cell office:value-type="string" calcext:value-type="string">
            <text:p>67.5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69.0</text:p>
          </table:table-cell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6.1</text:p>
          </table:table-cell>
          <table:table-cell office:value-type="string" calcext:value-type="string">
            <text:p>42.4</text:p>
          </table:table-cell>
          <table:table-cell/>
          <table:table-cell office:value-type="string" calcext:value-type="string">
            <text:p>75.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7.9</text:p>
          </table:table-cell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69.3</text:p>
          </table:table-cell>
          <table:table-cell office:value-type="string" calcext:value-type="string">
            <text:p>4.65</text:p>
          </table:table-cell>
        </table:table-row>
        <table:table-row table:style-name="ro1">
          <table:table-cell office:value-type="string" calcext:value-type="string">
            <text:p>62.6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98.2</text:p>
          </table:table-cell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82.6</text:p>
          </table:table-cell>
          <table:table-cell office:value-type="string" calcext:value-type="string">
            <text:p>3.71</text:p>
          </table:table-cell>
          <table:table-cell/>
          <table:table-cell office:value-type="string" calcext:value-type="string">
            <text:p>82.6</text:p>
          </table:table-cell>
          <table:table-cell office:value-type="string" calcext:value-type="string">
            <text:p>3.71</text:p>
          </table:table-cell>
          <table:table-cell/>
          <table:table-cell office:value-type="string" calcext:value-type="string">
            <text:p>102.5</text:p>
          </table:table-cell>
          <table:table-cell office:value-type="string" calcext:value-type="string">
            <text:p>68.4</text:p>
          </table:table-cell>
          <table:table-cell/>
          <table:table-cell office:value-type="string" calcext:value-type="string">
            <text:p>102.5</text:p>
          </table:table-cell>
          <table:table-cell office:value-type="string" calcext:value-type="string">
            <text:p>68.4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44.5</text:p>
          </table:table-cell>
          <table:table-cell/>
          <table:table-cell office:value-type="string" calcext:value-type="string">
            <text:p>97.5</text:p>
          </table:table-cell>
          <table:table-cell office:value-type="string" calcext:value-type="string">
            <text:p>8.1</text:p>
          </table:table-cell>
        </table:table-row>
        <table:table-row table:style-name="ro1">
          <table:table-cell office:value-type="string" calcext:value-type="string">
            <text:p>73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41.3</text:p>
          </table:table-cell>
          <table:table-cell office:value-type="string" calcext:value-type="string">
            <text:p>36.9</text:p>
          </table:table-cell>
          <table:table-cell/>
          <table:table-cell office:value-type="string" calcext:value-type="string">
            <text:p>97.4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97.4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44.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144.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112.6</text:p>
          </table:table-cell>
          <table:table-cell office:value-type="string" calcext:value-type="string">
            <text:p>81.1</text:p>
          </table:table-cell>
          <table:table-cell/>
          <table:table-cell office:value-type="string" calcext:value-type="string">
            <text:p>127.2</text:p>
          </table:table-cell>
          <table:table-cell office:value-type="string" calcext:value-type="string">
            <text:p>12.1</text:p>
          </table:table-cell>
        </table:table-row>
        <table:table-row table:style-name="ro1">
          <table:table-cell office:value-type="string" calcext:value-type="string">
            <text:p>83.1</text:p>
          </table:table-cell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178.4</text:p>
          </table:table-cell>
          <table:table-cell office:value-type="string" calcext:value-type="string">
            <text:p>48.1</text:p>
          </table:table-cell>
          <table:table-cell/>
          <table:table-cell office:value-type="string" calcext:value-type="string">
            <text:p>113.6</text:p>
          </table:table-cell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113.6</text:p>
          </table:table-cell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178.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178.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120.4</text:p>
          </table:table-cell>
          <table:table-cell office:value-type="string" calcext:value-type="string">
            <text:p>88.9</text:p>
          </table:table-cell>
          <table:table-cell/>
          <table:table-cell office:value-type="string" calcext:value-type="string">
            <text:p>133.5</text:p>
          </table:table-cell>
          <table:table-cell office:value-type="string" calcext:value-type="string">
            <text:p>13.3</text:p>
          </table:table-cell>
        </table:table-row>
        <table:table-row table:style-name="ro1">
          <table:table-cell office:value-type="string" calcext:value-type="string">
            <text:p>103.8</text:p>
          </table:table-cell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188.3</text:p>
          </table:table-cell>
          <table:table-cell office:value-type="string" calcext:value-type="string">
            <text:p>53.7</text:p>
          </table:table-cell>
          <table:table-cell/>
          <table:table-cell office:value-type="string" calcext:value-type="string">
            <text:p>126.0</text:p>
          </table:table-cell>
          <table:table-cell office:value-type="string" calcext:value-type="string">
            <text:p>8.23</text:p>
          </table:table-cell>
          <table:table-cell/>
          <table:table-cell office:value-type="string" calcext:value-type="string">
            <text:p>126.0</text:p>
          </table:table-cell>
          <table:table-cell office:value-type="string" calcext:value-type="string">
            <text:p>8.23</text:p>
          </table:table-cell>
          <table:table-cell/>
          <table:table-cell office:value-type="string" calcext:value-type="string">
            <text:p>249.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249.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144.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174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43.1</text:p>
          </table:table-cell>
          <table:table-cell office:value-type="string" calcext:value-type="string">
            <text:p>44.3</text:p>
          </table:table-cell>
          <table:table-cell/>
          <table:table-cell office:value-type="string" calcext:value-type="string">
            <text:p>196.2</text:p>
          </table:table-cell>
          <table:table-cell office:value-type="string" calcext:value-type="string">
            <text:p>59.2</text:p>
          </table:table-cell>
          <table:table-cell/>
          <table:table-cell office:value-type="string" calcext:value-type="string">
            <text:p>136.3</text:p>
          </table:table-cell>
          <table:table-cell office:value-type="string" calcext:value-type="string">
            <text:p>9.86</text:p>
          </table:table-cell>
          <table:table-cell/>
          <table:table-cell office:value-type="string" calcext:value-type="string">
            <text:p>136.3</text:p>
          </table:table-cell>
          <table:table-cell office:value-type="string" calcext:value-type="string">
            <text:p>9.86</text:p>
          </table:table-cell>
          <table:table-cell/>
          <table:table-cell office:value-type="string" calcext:value-type="string">
            <text:p>285.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285.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178.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192.1</text:p>
          </table:table-cell>
          <table:table-cell office:value-type="string" calcext:value-type="string">
            <text:p>27.5</text:p>
          </table:table-cell>
        </table:table-row>
        <table:table-row table:style-name="ro1">
          <table:table-cell office:value-type="string" calcext:value-type="string">
            <text:p>170.2</text:p>
          </table:table-cell>
          <table:table-cell office:value-type="string" calcext:value-type="string">
            <text:p>57.5</text:p>
          </table:table-cell>
          <table:table-cell/>
          <table:table-cell office:value-type="string" calcext:value-type="string">
            <text:p>204.4</text:p>
          </table:table-cell>
          <table:table-cell office:value-type="string" calcext:value-type="string">
            <text:p>66.4</text:p>
          </table:table-cell>
          <table:table-cell/>
          <table:table-cell office:value-type="string" calcext:value-type="string">
            <text:p>140.7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40.7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320.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320.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217.0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.2</text:p>
          </table:table-cell>
          <table:table-cell office:value-type="string" calcext:value-type="string">
            <text:p>64.9</text:p>
          </table:table-cell>
          <table:table-cell/>
          <table:table-cell office:value-type="string" calcext:value-type="string">
            <text:p>210.3</text:p>
          </table:table-cell>
          <table:table-cell office:value-type="string" calcext:value-type="string">
            <text:p>73.8</text:p>
          </table:table-cell>
          <table:table-cell/>
          <table:table-cell office:value-type="string" calcext:value-type="string">
            <text:p>145.1</text:p>
          </table:table-cell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145.1</text:p>
          </table:table-cell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36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36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243.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.8</text:p>
          </table:table-cell>
          <table:table-cell office:value-type="string" calcext:value-type="string">
            <text:p>69.2</text:p>
          </table:table-cell>
          <table:table-cell/>
          <table:table-cell office:value-type="string" calcext:value-type="string">
            <text:p>215.0</text:p>
          </table:table-cell>
          <table:table-cell office:value-type="string" calcext:value-type="string">
            <text:p>82.1</text:p>
          </table:table-cell>
          <table:table-cell/>
          <table:table-cell office:value-type="string" calcext:value-type="string">
            <text:p>153.9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3.9</text:p>
          </table:table-cell>
          <table:table-cell office:value-type="string" calcext:value-type="string">
            <text:p>15.5</text:p>
          </table:table-cell>
          <table:table-cell table:number-columns-repeated="7"/>
          <table:table-cell office:value-type="string" calcext:value-type="string">
            <text:p>270.0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.3</text:p>
          </table:table-cell>
          <table:table-cell office:value-type="string" calcext:value-type="string">
            <text:p>74.4</text:p>
          </table:table-cell>
          <table:table-cell/>
          <table:table-cell office:value-type="string" calcext:value-type="string">
            <text:p>219.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157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57.5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280.0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.8</text:p>
          </table:table-cell>
          <table:table-cell office:value-type="string" calcext:value-type="string">
            <text:p>79.9</text:p>
          </table:table-cell>
          <table:table-cell/>
          <table:table-cell office:value-type="string" calcext:value-type="string">
            <text:p>223.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166.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66.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300.0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.6</text:p>
          </table:table-cell>
          <table:table-cell office:value-type="string" calcext:value-type="string">
            <text:p>90.1</text:p>
          </table:table-cell>
          <table:table-cell/>
          <table:table-cell office:value-type="string" calcext:value-type="string">
            <text:p>227.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74.5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174.5</text:p>
          </table:table-cell>
          <table:table-cell office:value-type="string" calcext:value-type="string">
            <text:p>23.3</text:p>
          </table:table-cell>
          <table:table-cell table:number-columns-repeated="7"/>
          <table:table-cell office:value-type="string" calcext:value-type="string">
            <text:p>320.0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.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230.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207.8</text:p>
          </table:table-cell>
          <table:table-cell office:value-type="string" calcext:value-type="string">
            <text:p>46.1</text:p>
          </table:table-cell>
          <table:table-cell/>
          <table:table-cell office:value-type="string" calcext:value-type="string">
            <text:p>207.8</text:p>
          </table:table-cell>
          <table:table-cell office:value-type="string" calcext:value-type="string">
            <text:p>46.1</text:p>
          </table:table-cell>
          <table:table-cell table:number-columns-repeated="7"/>
          <table:table-cell office:value-type="string" calcext:value-type="string">
            <text:p>330.6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.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233.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221.6</text:p>
          </table:table-cell>
          <table:table-cell office:value-type="string" calcext:value-type="string">
            <text:p>57.8</text:p>
          </table:table-cell>
          <table:table-cell/>
          <table:table-cell office:value-type="string" calcext:value-type="string">
            <text:p>221.6</text:p>
          </table:table-cell>
          <table:table-cell office:value-type="string" calcext:value-type="string">
            <text:p>57.8</text:p>
          </table:table-cell>
          <table:table-cell table:number-columns-repeated="7"/>
          <table:table-cell office:value-type="string" calcext:value-type="string">
            <text:p>340.0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.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236.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292.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292.1</text:p>
          </table:table-cell>
          <table:table-cell office:value-type="float" office:value="136" calcext:value-type="float">
            <text:p>136</text:p>
          </table:table-cell>
          <table:table-cell table:number-columns-repeated="7"/>
          <table:table-cell office:value-type="string" calcext:value-type="string">
            <text:p>350.0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8.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240.5</text:p>
          </table:table-cell>
          <table:table-cell office:value-type="float" office:value="269" calcext:value-type="float">
            <text:p>269</text:p>
          </table:table-cell>
          <table:table-cell table:number-columns-repeated="13"/>
          <table:table-cell office:value-type="string" calcext:value-type="string">
            <text:p>360.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.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249.0</text:p>
          </table:table-cell>
          <table:table-cell office:value-type="float" office:value="372" calcext:value-type="float">
            <text:p>3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36.0</text:p>
          </table:table-cell>
          <table:table-cell office:value-type="float" office:value="219" calcext:value-type="float">
            <text:p>2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40.5</text:p>
          </table:table-cell>
          <table:table-cell office:value-type="float" office:value="269" calcext:value-type="float">
            <text:p>26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49.0</text:p>
          </table:table-cell>
          <table:table-cell office:value-type="float" office:value="372" calcext:value-type="float">
            <text:p>37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08:50:57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08:58:31.556000000</meta:creation-date>
    <meta:editing-duration>P0D</meta:editing-duration>
    <meta:editing-cycles>1</meta:editing-cycles>
    <meta:generator>LibreOffice/7.0.7.0.M2$Windows_X86_64 LibreOffice_project/7b72e897d1b24fbb19cbc70ecb1fe9a870f38612</meta:generator>
    <meta:document-statistic meta:table-count="3" meta:cell-count="5683" meta:object-count="0"/>
  </office:meta>
</office:document-meta>
</file>